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ackground-color="#e6e6e6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Sheet1" table:style-name="ta1" table:print="false">
        <table:table-column table:style-name="co1" table:number-columns-repeated="7" table:default-cell-style-name="ce1"/>
        <table:table-column table:style-name="co1" table:default-cell-style-name="Default"/>
        <table:table-column table:style-name="co1" table:number-columns-repeated="1015" table:default-cell-style-name="ce1"/>
        <table:table-row table:style-name="ro1">
          <table:table-cell table:number-columns-repeated="8"/>
          <table:table-cell table:number-columns-repeated="1015"/>
        </table:table-row>
        <table:table-row table:style-name="ro2">
          <table:table-cell office:value-type="string">
            <text:p>'yel'</text:p>
          </table:table-cell>
          <table:table-cell/>
          <table:table-cell office:value-type="string">
            <text:p>'Select\nSquad'</text:p>
          </table:table-cell>
          <table:table-cell/>
          <table:table-cell office:value-type="string">
            <text:p>'Create'</text:p>
          </table:table-cell>
          <table:table-cell office:value-type="string">
            <text:p>'Form'</text:p>
          </table:table-cell>
          <table:table-cell table:number-columns-repeated="2"/>
          <table:table-cell table:number-columns-repeated="1015"/>
        </table:table-row>
        <table:table-row table:style-name="ro2">
          <table:table-cell office:value-type="string">
            <text:p>'yel'</text:p>
          </table:table-cell>
          <table:table-cell/>
          <table:table-cell office:value-type="string">
            <text:p>'Select\nSquad'</text:p>
          </table:table-cell>
          <table:table-cell/>
          <table:table-cell office:value-type="string">
            <text:p>'Create'</text:p>
          </table:table-cell>
          <table:table-cell office:value-type="string">
            <text:p>'Form'</text:p>
          </table:table-cell>
          <table:table-cell table:number-columns-repeated="2"/>
          <table:table-cell table:number-columns-repeated="1015"/>
        </table:table-row>
        <table:table-row table:style-name="ro2">
          <table:table-cell office:value-type="string">
            <text:p>'yel'</text:p>
          </table:table-cell>
          <table:table-cell/>
          <table:table-cell office:value-type="string">
            <text:p>'Select\nSquad'</text:p>
          </table:table-cell>
          <table:table-cell/>
          <table:table-cell office:value-type="string">
            <text:p>'Create'</text:p>
          </table:table-cell>
          <table:table-cell office:value-type="string">
            <text:p>'Form'</text:p>
          </table:table-cell>
          <table:table-cell table:number-columns-repeated="2"/>
          <table:table-cell table:number-columns-repeated="1015"/>
        </table:table-row>
        <table:table-row table:style-name="ro2">
          <table:table-cell office:value-type="string">
            <text:p>'yel'</text:p>
          </table:table-cell>
          <table:table-cell/>
          <table:table-cell office:value-type="string">
            <text:p>'Select\nSquad'</text:p>
          </table:table-cell>
          <table:table-cell/>
          <table:table-cell office:value-type="string">
            <text:p>'Create'</text:p>
          </table:table-cell>
          <table:table-cell office:value-type="string">
            <text:p>'Form'</text:p>
          </table:table-cell>
          <table:table-cell table:number-columns-repeated="2"/>
          <table:table-cell table:number-columns-repeated="1015"/>
        </table:table-row>
        <table:table-row table:style-name="ro2">
          <table:table-cell office:value-type="string">
            <text:p>'yel'</text:p>
          </table:table-cell>
          <table:table-cell/>
          <table:table-cell office:value-type="string">
            <text:p>'Select\nSquad'</text:p>
          </table:table-cell>
          <table:table-cell/>
          <table:table-cell office:value-type="string">
            <text:p>'Create'</text:p>
          </table:table-cell>
          <table:table-cell office:value-type="string">
            <text:p>'Form'</text:p>
          </table:table-cell>
          <table:table-cell table:number-columns-repeated="2"/>
          <table:table-cell table:number-columns-repeated="1015"/>
        </table:table-row>
        <table:table-row table:style-name="ro2">
          <table:table-cell office:value-type="string">
            <text:p>'yel'</text:p>
          </table:table-cell>
          <table:table-cell/>
          <table:table-cell office:value-type="string">
            <text:p>'Select\nSquad'</text:p>
          </table:table-cell>
          <table:table-cell/>
          <table:table-cell office:value-type="string">
            <text:p>'Create'</text:p>
          </table:table-cell>
          <table:table-cell office:value-type="string">
            <text:p>'Form'</text:p>
          </table:table-cell>
          <table:table-cell table:number-columns-repeated="2"/>
          <table:table-cell table:number-columns-repeated="1015"/>
        </table:table-row>
        <table:table-row table:style-name="ro2">
          <table:table-cell office:value-type="string">
            <text:p>'yel'</text:p>
          </table:table-cell>
          <table:table-cell/>
          <table:table-cell office:value-type="string">
            <text:p>'Select\nSquad'</text:p>
          </table:table-cell>
          <table:table-cell/>
          <table:table-cell office:value-type="string">
            <text:p>'Create'</text:p>
          </table:table-cell>
          <table:table-cell office:value-type="string">
            <text:p>'Form'</text:p>
          </table:table-cell>
          <table:table-cell table:number-columns-repeated="2"/>
          <table:table-cell table:number-columns-repeated="1015"/>
        </table:table-row>
        <table:table-row table:style-name="ro2">
          <table:table-cell office:value-type="string">
            <text:p>'yel'</text:p>
          </table:table-cell>
          <table:table-cell/>
          <table:table-cell office:value-type="string">
            <text:p>'Select\nSquad'</text:p>
          </table:table-cell>
          <table:table-cell/>
          <table:table-cell office:value-type="string">
            <text:p>'Create'</text:p>
          </table:table-cell>
          <table:table-cell office:value-type="string">
            <text:p>'Form'</text:p>
          </table:table-cell>
          <table:table-cell table:number-columns-repeated="2"/>
          <table:table-cell table:number-columns-repeated="1015"/>
        </table:table-row>
        <table:table-row table:style-name="ro2">
          <table:table-cell office:value-type="string">
            <text:p>'yel'</text:p>
          </table:table-cell>
          <table:table-cell/>
          <table:table-cell office:value-type="string">
            <text:p>'Select\nSquad'</text:p>
          </table:table-cell>
          <table:table-cell/>
          <table:table-cell office:value-type="string">
            <text:p>'Create'</text:p>
          </table:table-cell>
          <table:table-cell office:value-type="string">
            <text:p>'Form'</text:p>
          </table:table-cell>
          <table:table-cell table:number-columns-repeated="2"/>
          <table:table-cell table:number-columns-repeated="1015"/>
        </table:table-row>
        <table:table-row table:style-name="ro2">
          <table:table-cell office:value-type="string">
            <text:p>'yel'</text:p>
          </table:table-cell>
          <table:table-cell/>
          <table:table-cell office:value-type="string">
            <text:p>'Select\nSquad'</text:p>
          </table:table-cell>
          <table:table-cell/>
          <table:table-cell office:value-type="string">
            <text:p>'Create'</text:p>
          </table:table-cell>
          <table:table-cell office:value-type="string">
            <text:p>'Form'</text:p>
          </table:table-cell>
          <table:table-cell table:number-columns-repeated="2"/>
          <table:table-cell table:number-columns-repeated="1015"/>
        </table:table-row>
        <table:table-row table:style-name="ro2">
          <table:table-cell office:value-type="string">
            <text:p>'red'</text:p>
          </table:table-cell>
          <table:table-cell/>
          <table:table-cell office:value-type="string">
            <text:p>'Decrease\nSpeed'</text:p>
          </table:table-cell>
          <table:table-cell table:number-columns-repeated="5"/>
          <table:table-cell table:number-columns-repeated="1015"/>
        </table:table-row>
        <table:table-row table:style-name="ro2">
          <table:table-cell office:value-type="string">
            <text:p>'red'</text:p>
          </table:table-cell>
          <table:table-cell/>
          <table:table-cell office:value-type="string">
            <text:p>'Increase\nSpeed'</text:p>
          </table:table-cell>
          <table:table-cell table:number-columns-repeated="5"/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<text:s text:c="10"/></text:p>
          </table:table-cell>
          <table:table-cell table:number-columns-repeated="5"/>
          <table:table-cell table:number-columns-repeated="1015"/>
        </table:table-row>
        <table:table-row table:style-name="ro2">
          <table:table-cell office:value-type="string">
            <text:p>'yel'</text:p>
          </table:table-cell>
          <table:table-cell/>
          <table:table-cell office:value-type="string">
            <text:p>'Radar'</text:p>
          </table:table-cell>
          <table:table-cell table:number-columns-repeated="5"/>
          <table:table-cell table:number-columns-repeated="1015"/>
        </table:table-row>
        <table:table-row table:style-name="ro1">
          <table:table-cell table:number-columns-repeated="8"/>
          <table:table-cell table:number-columns-repeated="1015"/>
        </table:table-row>
        <table:table-row table:style-name="ro1">
          <table:table-cell table:number-columns-repeated="8"/>
          <table:table-cell table:number-columns-repeated="1015"/>
        </table:table-row>
        <table:table-row table:style-name="ro2">
          <table:table-cell table:number-columns-repeated="4"/>
          <table:table-cell office:value-type="string">
            <text:p>'Select\nMelee'</text:p>
          </table:table-cell>
          <table:table-cell table:number-columns-repeated="3"/>
          <table:table-cell table:number-columns-repeated="1015"/>
        </table:table-row>
        <table:table-row table:style-name="ro2">
          <table:table-cell table:number-columns-repeated="4"/>
          <table:table-cell office:value-type="string">
            <text:p>'Select\nBallistic'</text:p>
          </table:table-cell>
          <table:table-cell table:number-columns-repeated="3"/>
          <table:table-cell table:number-columns-repeated="1015"/>
        </table:table-row>
        <table:table-row table:style-name="ro2">
          <table:table-cell office:value-type="string">
            <text:p>'yel'</text:p>
          </table:table-cell>
          <table:table-cell/>
          <table:table-cell office:value-type="string">
            <text:p>'Track Unit'</text:p>
          </table:table-cell>
          <table:table-cell/>
          <table:table-cell office:value-type="string">
            <text:p>'Select\nTroops'</text:p>
          </table:table-cell>
          <table:table-cell table:number-columns-repeated="3"/>
          <table:table-cell table:number-columns-repeated="1015"/>
        </table:table-row>
        <table:table-row table:style-name="ro2">
          <table:table-cell table:number-columns-repeated="4"/>
          <table:table-cell office:value-type="string">
            <text:p>'Select\nFlying'</text:p>
          </table:table-cell>
          <table:table-cell table:number-columns-repeated="3"/>
          <table:table-cell table:number-columns-repeated="1015"/>
        </table:table-row>
        <table:table-row table:style-name="ro2">
          <table:table-cell office:value-type="string">
            <text:p>'red'</text:p>
          </table:table-cell>
          <table:table-cell/>
          <table:table-cell office:value-type="string">
            <text:p>'Unload'</text:p>
          </table:table-cell>
          <table:table-cell/>
          <table:table-cell office:value-type="string">
            <text:p>'Select\nVisible'</text:p>
          </table:table-cell>
          <table:table-cell table:number-columns-repeated="3"/>
          <table:table-cell table:number-columns-repeated="1015"/>
        </table:table-row>
        <table:table-row table:style-name="ro1">
          <table:table-cell table:number-columns-repeated="8"/>
          <table:table-cell table:number-columns-repeated="1015"/>
        </table:table-row>
        <table:table-row table:style-name="ro1">
          <table:table-cell office:value-type="string">
            <text:p>'red'</text:p>
          </table:table-cell>
          <table:table-cell/>
          <table:table-cell office:value-type="string">
            <text:p>'Open Gate'</text:p>
          </table:table-cell>
          <table:table-cell table:number-columns-repeated="5"/>
          <table:table-cell table:number-columns-repeated="1015"/>
        </table:table-row>
        <table:table-row table:style-name="ro1">
          <table:table-cell office:value-type="string">
            <text:p>'red'</text:p>
          </table:table-cell>
          <table:table-cell/>
          <table:table-cell office:value-type="string">
            <text:p>'Patrol'</text:p>
          </table:table-cell>
          <table:table-cell table:number-columns-repeated="5"/>
          <table:table-cell table:number-columns-repeated="1015"/>
        </table:table-row>
        <table:table-row table:style-name="ro1">
          <table:table-cell table:number-columns-repeated="8"/>
          <table:table-cell table:number-columns-repeated="1015"/>
        </table:table-row>
        <table:table-row table:style-name="ro1">
          <table:table-cell table:number-columns-repeated="8"/>
          <table:table-cell table:number-columns-repeated="1015"/>
        </table:table-row>
        <table:table-row table:style-name="ro1">
          <table:table-cell table:number-columns-repeated="8"/>
          <table:table-cell table:number-columns-repeated="1015"/>
        </table:table-row>
        <table:table-row table:style-name="ro1">
          <table:table-cell table:number-columns-repeated="8"/>
          <table:table-cell table:number-columns-repeated="1015"/>
        </table:table-row>
        <table:table-row table:style-name="ro2">
          <table:table-cell office:value-type="string">
            <text:p>'red'</text:p>
          </table:table-cell>
          <table:table-cell/>
          <table:table-cell office:value-type="string">
            <text:p>'Attack'</text:p>
          </table:table-cell>
          <table:table-cell/>
          <table:table-cell office:value-type="string">
            <text:p>'Select\nAll'</text:p>
          </table:table-cell>
          <table:table-cell table:number-columns-repeated="3"/>
          <table:table-cell table:number-columns-repeated="1015"/>
        </table:table-row>
        <table:table-row table:style-name="ro1">
          <table:table-cell office:value-type="string">
            <text:p>'red'</text:p>
          </table:table-cell>
          <table:table-cell/>
          <table:table-cell office:value-type="string">
            <text:p>'Stop'</text:p>
          </table:table-cell>
          <table:table-cell/>
          <table:table-cell office:value-type="string">
            <text:p>'Save\nGame'</text:p>
          </table:table-cell>
          <table:table-cell table:number-columns-repeated="3"/>
          <table:table-cell table:number-columns-repeated="1015"/>
        </table:table-row>
        <table:table-row table:style-name="ro1">
          <table:table-cell office:value-type="string">
            <text:p>'mag'</text:p>
          </table:table-cell>
          <table:table-cell/>
          <table:table-cell office:value-type="string">
            <text:p>'Diplomacy'</text:p>
          </table:table-cell>
          <table:table-cell/>
          <table:table-cell office:value-type="string">
            <text:p>'Suicide'</text:p>
          </table:table-cell>
          <table:table-cell table:number-columns-repeated="3"/>
          <table:table-cell table:number-columns-repeated="1015"/>
        </table:table-row>
        <table:table-row table:style-name="ro2">
          <table:table-cell table:number-columns-repeated="4"/>
          <table:table-cell office:value-type="string">
            <text:p>'Select\nFactory'</text:p>
          </table:table-cell>
          <table:table-cell table:number-columns-repeated="3"/>
          <table:table-cell table:number-columns-repeated="1015"/>
        </table:table-row>
        <table:table-row table:style-name="ro2">
          <table:table-cell office:value-type="string">
            <text:p>'red'</text:p>
          </table:table-cell>
          <table:table-cell/>
          <table:table-cell office:value-type="string">
            <text:p>'Guard'</text:p>
          </table:table-cell>
          <table:table-cell/>
          <table:table-cell office:value-type="string">
            <text:p>'Select\nMagic'</text:p>
          </table:table-cell>
          <table:table-cell table:number-columns-repeated="3"/>
          <table:table-cell table:number-columns-repeated="1015"/>
        </table:table-row>
        <table:table-row table:style-name="ro1">
          <table:table-cell office:value-type="string">
            <text:p>'red'</text:p>
          </table:table-cell>
          <table:table-cell/>
          <table:table-cell office:value-type="string">
            <text:p>'Heal'</text:p>
          </table:table-cell>
          <table:table-cell table:number-columns-repeated="5"/>
          <table:table-cell table:number-columns-repeated="1015"/>
        </table:table-row>
        <table:table-row table:style-name="ro1">
          <table:table-cell table:number-columns-repeated="8"/>
          <table:table-cell table:number-columns-repeated="1015"/>
        </table:table-row>
        <table:table-row table:style-name="ro1">
          <table:table-cell office:value-type="string">
            <text:p>'red'</text:p>
          </table:table-cell>
          <table:table-cell/>
          <table:table-cell office:value-type="string">
            <text:p>'Cloak'</text:p>
          </table:table-cell>
          <table:table-cell table:number-columns-repeated="5"/>
          <table:table-cell table:number-columns-repeated="1015"/>
        </table:table-row>
        <table:table-row table:style-name="ro2">
          <table:table-cell office:value-type="string">
            <text:p>'red'</text:p>
          </table:table-cell>
          <table:table-cell/>
          <table:table-cell office:value-type="string">
            <text:p>'Load'</text:p>
          </table:table-cell>
          <table:table-cell/>
          <table:table-cell office:value-type="string">
            <text:p>'Load\nGame'</text:p>
          </table:table-cell>
          <table:table-cell table:number-columns-repeated="3"/>
          <table:table-cell table:number-columns-repeated="1015"/>
        </table:table-row>
        <table:table-row table:style-name="ro1">
          <table:table-cell table:number-columns-repeated="8"/>
          <table:table-cell table:number-columns-repeated="1015"/>
        </table:table-row>
        <table:table-row table:style-name="ro1">
          <table:table-cell table:number-columns-repeated="8"/>
          <table:table-cell table:number-columns-repeated="1015"/>
        </table:table-row>
        <table:table-row table:style-name="ro1">
          <table:table-cell table:number-columns-repeated="8"/>
          <table:table-cell table:number-columns-repeated="1015"/>
        </table:table-row>
        <table:table-row table:style-name="ro1">
          <table:table-cell table:number-columns-repeated="8"/>
          <table:table-cell table:number-columns-repeated="1015"/>
        </table:table-row>
        <table:table-row table:style-name="ro1">
          <table:table-cell table:number-columns-repeated="8"/>
          <table:table-cell table:number-columns-repeated="1015"/>
        </table:table-row>
        <table:table-row table:style-name="ro1">
          <table:table-cell table:number-columns-repeated="8"/>
          <table:table-cell table:number-columns-repeated="1015"/>
        </table:table-row>
        <table:table-row table:style-name="ro2">
          <table:table-cell table:number-columns-repeated="4"/>
          <table:table-cell office:value-type="string">
            <text:p>'Select\nAll of\nType'</text:p>
          </table:table-cell>
          <table:table-cell table:number-columns-repeated="3"/>
          <table:table-cell table:number-columns-repeated="1015"/>
        </table:table-row>
        <table:table-row table:style-name="ro1">
          <table:table-cell table:number-columns-repeated="8"/>
          <table:table-cell table:number-columns-repeated="1015"/>
        </table:table-row>
        <table:table-row table:style-name="ro2">
          <table:table-cell office:value-type="string">
            <text:p>'yel'</text:p>
          </table:table-cell>
          <table:table-cell/>
          <table:table-cell office:value-type="string">
            <text:p>'Clear'</text:p>
          </table:table-cell>
          <table:table-cell/>
          <table:table-cell office:value-type="string">
            <text:p>'Copy\nUnit'</text:p>
          </table:table-cell>
          <table:table-cell table:number-columns-repeated="3"/>
          <table:table-cell table:number-columns-repeated="1015"/>
        </table:table-row>
        <table:table-row table:style-name="ro2">
          <table:table-cell table:number-columns-repeated="4"/>
          <table:table-cell office:value-type="string">
            <text:p>'Paste\nUnit'</text:p>
          </table:table-cell>
          <table:table-cell table:number-columns-repeated="3"/>
          <table:table-cell table:number-columns-repeated="1015"/>
        </table:table-row>
        <table:table-row table:style-name="ro2">
          <table:table-cell table:number-columns-repeated="4"/>
          <table:table-cell office:value-type="string">
            <text:p>'Select\nBuilder'</text:p>
          </table:table-cell>
          <table:table-cell table:number-columns-repeated="3"/>
          <table:table-cell table:number-columns-repeated="1015"/>
        </table:table-row>
        <table:table-row table:style-name="ro2">
          <table:table-cell office:value-type="string">
            <text:p>'yel'</text:p>
          </table:table-cell>
          <table:table-cell/>
          <table:table-cell office:value-type="string">
            <text:p>'Next Unit'</text:p>
          </table:table-cell>
          <table:table-cell/>
          <table:table-cell office:value-type="string">
            <text:p>'Select\nBoat'</text:p>
          </table:table-cell>
          <table:table-cell table:number-columns-repeated="3"/>
          <table:table-cell table:number-columns-repeated="1015"/>
        </table:table-row>
        <table:table-row table:style-name="ro2">
          <table:table-cell office:value-type="string">
            <text:p>'red'</text:p>
          </table:table-cell>
          <table:table-cell/>
          <table:table-cell office:value-type="string">
            <text:p>'Move'</text:p>
          </table:table-cell>
          <table:table-cell/>
          <table:table-cell office:value-type="string">
            <text:p>'Select\nMonarch'</text:p>
          </table:table-cell>
          <table:table-cell table:number-columns-repeated="3"/>
          <table:table-cell table:number-columns-repeated="1015"/>
        </table:table-row>
        <table:table-row table:style-name="ro1">
          <table:table-cell table:number-columns-repeated="8"/>
          <table:table-cell table:number-columns-repeated="1015"/>
        </table:table-row>
        <table:table-row table:style-name="ro1">
          <table:table-cell table:number-columns-repeated="8"/>
          <table:table-cell table:number-columns-repeated="1015"/>
        </table:table-row>
        <table:table-row table:style-name="ro1">
          <table:table-cell table:number-columns-repeated="8"/>
          <table:table-cell table:number-columns-repeated="1015"/>
        </table:table-row>
        <table:table-row table:style-name="ro1">
          <table:table-cell table:number-columns-repeated="8"/>
          <table:table-cell table:number-columns-repeated="1015"/>
        </table:table-row>
        <table:table-row table:style-name="ro1">
          <table:table-cell table:number-columns-repeated="8"/>
          <table:table-cell table:number-columns-repeated="1015"/>
        </table:table-row>
        <table:table-row table:style-name="ro1">
          <table:table-cell table:number-columns-repeated="8"/>
          <table:table-cell table:number-columns-repeated="1015"/>
        </table:table-row>
        <table:table-row table:style-name="ro1">
          <table:table-cell table:number-columns-repeated="8"/>
          <table:table-cell table:number-columns-repeated="1015"/>
        </table:table-row>
        <table:table-row table:style-name="ro1">
          <table:table-cell table:number-columns-repeated="8"/>
          <table:table-cell table:number-columns-repeated="1015"/>
        </table:table-row>
        <table:table-row table:style-name="ro1">
          <table:table-cell table:number-columns-repeated="8"/>
          <table:table-cell table:number-columns-repeated="1015"/>
        </table:table-row>
        <table:table-row table:style-name="ro1">
          <table:table-cell table:number-columns-repeated="8"/>
          <table:table-cell table:number-columns-repeated="1015"/>
        </table:table-row>
        <table:table-row table:style-name="ro1">
          <table:table-cell table:number-columns-repeated="8"/>
          <table:table-cell table:number-columns-repeated="1015"/>
        </table:table-row>
        <table:table-row table:style-name="ro1">
          <table:table-cell table:number-columns-repeated="8"/>
          <table:table-cell table:number-columns-repeated="1015"/>
        </table:table-row>
        <table:table-row table:style-name="ro1">
          <table:table-cell table:number-columns-repeated="8"/>
          <table:table-cell table:number-columns-repeated="1015"/>
        </table:table-row>
        <table:table-row table:style-name="ro1">
          <table:table-cell table:number-columns-repeated="8"/>
          <table:table-cell table:number-columns-repeated="1015"/>
        </table:table-row>
        <table:table-row table:style-name="ro1">
          <table:table-cell table:number-columns-repeated="8"/>
          <table:table-cell table:number-columns-repeated="1015"/>
        </table:table-row>
        <table:table-row table:style-name="ro1">
          <table:table-cell table:number-columns-repeated="8"/>
          <table:table-cell table:number-columns-repeated="1015"/>
        </table:table-row>
        <table:table-row table:style-name="ro1">
          <table:table-cell table:number-columns-repeated="8"/>
          <table:table-cell table:number-columns-repeated="1015"/>
        </table:table-row>
        <table:table-row table:style-name="ro1">
          <table:table-cell table:number-columns-repeated="8"/>
          <table:table-cell table:number-columns-repeated="1015"/>
        </table:table-row>
        <table:table-row table:style-name="ro1">
          <table:table-cell table:number-columns-repeated="8"/>
          <table:table-cell table:number-columns-repeated="1015"/>
        </table:table-row>
        <table:table-row table:style-name="ro1">
          <table:table-cell table:number-columns-repeated="8"/>
          <table:table-cell table:number-columns-repeated="1015"/>
        </table:table-row>
        <table:table-row table:style-name="ro1">
          <table:table-cell table:number-columns-repeated="8"/>
          <table:table-cell table:number-columns-repeated="1015"/>
        </table:table-row>
        <table:table-row table:style-name="ro1">
          <table:table-cell table:number-columns-repeated="8"/>
          <table:table-cell table:number-columns-repeated="1015"/>
        </table:table-row>
        <table:table-row table:style-name="ro1">
          <table:table-cell table:number-columns-repeated="8"/>
          <table:table-cell table:number-columns-repeated="1015"/>
        </table:table-row>
        <table:table-row table:style-name="ro1">
          <table:table-cell table:number-columns-repeated="8"/>
          <table:table-cell table:number-columns-repeated="1015"/>
        </table:table-row>
        <table:table-row table:style-name="ro1">
          <table:table-cell table:number-columns-repeated="8"/>
          <table:table-cell table:number-columns-repeated="1015"/>
        </table:table-row>
        <table:table-row table:style-name="ro1">
          <table:table-cell table:number-columns-repeated="8"/>
          <table:table-cell table:number-columns-repeated="1015"/>
        </table:table-row>
        <table:table-row table:style-name="ro1">
          <table:table-cell table:number-columns-repeated="8"/>
          <table:table-cell table:number-columns-repeated="1015"/>
        </table:table-row>
        <table:table-row table:style-name="ro1">
          <table:table-cell table:number-columns-repeated="8"/>
          <table:table-cell table:number-columns-repeated="1015"/>
        </table:table-row>
        <table:table-row table:style-name="ro1">
          <table:table-cell table:number-columns-repeated="8"/>
          <table:table-cell table:number-columns-repeated="1015"/>
        </table:table-row>
        <table:table-row table:style-name="ro1">
          <table:table-cell table:number-columns-repeated="8"/>
          <table:table-cell table:number-columns-repeated="1015"/>
        </table:table-row>
        <table:table-row table:style-name="ro1">
          <table:table-cell table:number-columns-repeated="8"/>
          <table:table-cell table:number-columns-repeated="1015"/>
        </table:table-row>
        <table:table-row table:style-name="ro1">
          <table:table-cell table:number-columns-repeated="8"/>
          <table:table-cell table:number-columns-repeated="1015"/>
        </table:table-row>
        <table:table-row table:style-name="ro1">
          <table:table-cell table:number-columns-repeated="8"/>
          <table:table-cell table:number-columns-repeated="1015"/>
        </table:table-row>
        <table:table-row table:style-name="ro1">
          <table:table-cell table:number-columns-repeated="8"/>
          <table:table-cell table:number-columns-repeated="1015"/>
        </table:table-row>
        <table:table-row table:style-name="ro1">
          <table:table-cell table:number-columns-repeated="8"/>
          <table:table-cell table:number-columns-repeated="1015"/>
        </table:table-row>
        <table:table-row table:style-name="ro1">
          <table:table-cell table:number-columns-repeated="8"/>
          <table:table-cell table:number-columns-repeated="1015"/>
        </table:table-row>
        <table:table-row table:style-name="ro1">
          <table:table-cell table:number-columns-repeated="8"/>
          <table:table-cell table:number-columns-repeated="1015"/>
        </table:table-row>
        <table:table-row table:style-name="ro2">
          <table:table-cell office:value-type="string">
            <text:p>'mag'</text:p>
          </table:table-cell>
          <table:table-cell/>
          <table:table-cell office:value-type="string">
            <text:p>'Menu'</text:p>
          </table:table-cell>
          <table:table-cell/>
          <table:table-cell office:value-type="string">
            <text:p>'Primary\nWeapon'</text:p>
          </table:table-cell>
          <table:table-cell table:number-columns-repeated="3"/>
          <table:table-cell table:number-columns-repeated="1015"/>
        </table:table-row>
        <table:table-row table:style-name="ro2">
          <table:table-cell office:value-type="string">
            <text:p>'mag'</text:p>
          </table:table-cell>
          <table:table-cell/>
          <table:table-cell office:value-type="string">
            <text:p>'Briefing'</text:p>
          </table:table-cell>
          <table:table-cell/>
          <table:table-cell office:value-type="string">
            <text:p>'Secondary\nWeapon'</text:p>
          </table:table-cell>
          <table:table-cell table:number-columns-repeated="3"/>
          <table:table-cell table:number-columns-repeated="1015"/>
        </table:table-row>
        <table:table-row table:style-name="ro2">
          <table:table-cell office:value-type="string">
            <text:p>'mag'</text:p>
          </table:table-cell>
          <table:table-cell/>
          <table:table-cell office:value-type="string">
            <text:p>'Last Report'</text:p>
          </table:table-cell>
          <table:table-cell/>
          <table:table-cell office:value-type="string">
            <text:p>'Special\nWeapon'</text:p>
          </table:table-cell>
          <table:table-cell table:number-columns-repeated="3"/>
          <table:table-cell table:number-columns-repeated="1015"/>
        </table:table-row>
        <table:table-row table:style-name="ro1">
          <table:table-cell office:value-type="string">
            <text:p>'mag'</text:p>
          </table:table-cell>
          <table:table-cell/>
          <table:table-cell office:value-type="string">
            <text:p>'Score'</text:p>
          </table:table-cell>
          <table:table-cell table:number-columns-repeated="5"/>
          <table:table-cell table:number-columns-repeated="1015"/>
        </table:table-row>
        <table:table-row table:style-name="ro2">
          <table:table-cell office:value-type="string">
            <text:p>'yel'</text:p>
          </table:table-cell>
          <table:table-cell/>
          <table:table-cell office:value-type="string">
            <text:p>'Select\nMark'</text:p>
          </table:table-cell>
          <table:table-cell/>
          <table:table-cell office:value-type="string">
            <text:p>'Store Mark'</text:p>
          </table:table-cell>
          <table:table-cell table:number-columns-repeated="3"/>
          <table:table-cell table:number-columns-repeated="1015"/>
        </table:table-row>
        <table:table-row table:style-name="ro2">
          <table:table-cell office:value-type="string">
            <text:p>'yel'</text:p>
          </table:table-cell>
          <table:table-cell/>
          <table:table-cell office:value-type="string">
            <text:p>'Select\nMark'</text:p>
          </table:table-cell>
          <table:table-cell/>
          <table:table-cell office:value-type="string">
            <text:p>'Store Mark'</text:p>
          </table:table-cell>
          <table:table-cell table:number-columns-repeated="3"/>
          <table:table-cell table:number-columns-repeated="1015"/>
        </table:table-row>
        <table:table-row table:style-name="ro2">
          <table:table-cell office:value-type="string">
            <text:p>'yel'</text:p>
          </table:table-cell>
          <table:table-cell/>
          <table:table-cell office:value-type="string">
            <text:p>'Select\nMark'</text:p>
          </table:table-cell>
          <table:table-cell/>
          <table:table-cell office:value-type="string">
            <text:p>'Store Mark'</text:p>
          </table:table-cell>
          <table:table-cell table:number-columns-repeated="3"/>
          <table:table-cell table:number-columns-repeated="1015"/>
        </table:table-row>
        <table:table-row table:style-name="ro2">
          <table:table-cell office:value-type="string">
            <text:p>'yel'</text:p>
          </table:table-cell>
          <table:table-cell/>
          <table:table-cell office:value-type="string">
            <text:p>'Select\nMark'</text:p>
          </table:table-cell>
          <table:table-cell/>
          <table:table-cell office:value-type="string">
            <text:p>'Store Mark'</text:p>
          </table:table-cell>
          <table:table-cell table:number-columns-repeated="3"/>
          <table:table-cell table:number-columns-repeated="1015"/>
        </table:table-row>
        <table:table-row table:style-name="ro2">
          <table:table-cell office:value-type="string">
            <text:p>'mag'</text:p>
          </table:table-cell>
          <table:table-cell/>
          <table:table-cell office:value-type="string">
            <text:p>'Screenshot'</text:p>
          </table:table-cell>
          <table:table-cell table:number-columns-repeated="5"/>
          <table:table-cell table:number-columns-repeated="1015"/>
        </table:table-row>
        <table:table-row table:style-name="ro1">
          <table:table-cell table:number-columns-repeated="8"/>
          <table:table-cell table:number-columns-repeated="1015"/>
        </table:table-row>
        <table:table-row table:style-name="ro1">
          <table:table-cell table:number-columns-repeated="8"/>
          <table:table-cell table:number-columns-repeated="1015"/>
        </table:table-row>
        <table:table-row table:style-name="ro1">
          <table:table-cell office:value-type="string">
            <text:p>'mag'</text:p>
          </table:table-cell>
          <table:table-cell/>
          <table:table-cell office:value-type="string">
            <text:p>'Clear Chat'</text:p>
          </table:table-cell>
          <table:table-cell table:number-columns-repeated="5"/>
          <table:table-cell table:number-columns-repeated="1015"/>
        </table:table-row>
        <table:table-row table:style-name="ro1">
          <table:table-cell table:number-columns-repeated="8"/>
          <table:table-cell table:number-columns-repeated="1015"/>
        </table:table-row>
        <table:table-row table:style-name="ro1">
          <table:table-cell table:number-columns-repeated="8"/>
          <table:table-cell table:number-columns-repeated="1015"/>
        </table:table-row>
        <table:table-row table:style-name="ro1">
          <table:table-cell office:value-type="string">
            <text:p>'mag'</text:p>
          </table:table-cell>
          <table:table-cell/>
          <table:table-cell office:value-type="string">
            <text:p>'Pause'</text:p>
          </table:table-cell>
          <table:table-cell table:number-columns-repeated="5"/>
          <table:table-cell table:number-columns-repeated="1015"/>
        </table:table-row>
        <table:table-row table:style-name="ro1">
          <table:table-cell table:number-columns-repeated="8"/>
          <table:table-cell table:number-columns-repeated="1015"/>
        </table:table-row>
        <table:table-row table:style-name="ro1">
          <table:table-cell table:number-columns-repeated="8"/>
          <table:table-cell table:number-columns-repeated="1015"/>
        </table:table-row>
        <table:table-row table:style-name="ro1">
          <table:table-cell table:number-columns-repeated="8"/>
          <table:table-cell table:number-columns-repeated="1015"/>
        </table:table-row>
        <table:table-row table:style-name="ro1" table:number-rows-repeated="6542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 table:formula="of:=CONCATENATE(&quot;[&quot;;[Sheet1.A1];&quot;,&quot;;[Sheet1.B1];&quot;,&quot;;[Sheet1.C1];&quot;,&quot;;[Sheet1.D1];&quot;,&quot;;[Sheet1.E1];&quot;,&quot;;[Sheet1.F1];&quot;,&quot;;[Sheet1.G1];&quot;,&quot;;[Sheet1.H1];&quot;],&quot;)" office:value-type="string" office:string-value="[,,,,,,,],">
            <text:p>[,,,,,,,],</text:p>
          </table:table-cell>
        </table:table-row>
        <table:table-row table:style-name="ro1">
          <table:table-cell table:formula="of:=CONCATENATE(&quot;[&quot;;[Sheet1.A2];&quot;,&quot;;[Sheet1.B2];&quot;,&quot;;[Sheet1.C2];&quot;,&quot;;[Sheet1.D2];&quot;,&quot;;[Sheet1.E2];&quot;,&quot;;[Sheet1.F2];&quot;,&quot;;[Sheet1.G2];&quot;,&quot;;[Sheet1.H2];&quot;],&quot;)" office:value-type="string" office:string-value="['yel',,'Select\nSquad',,'Create','Form',,],">
            <text:p>['yel',,'Select\nSquad',,'Create','Form',,],</text:p>
          </table:table-cell>
        </table:table-row>
        <table:table-row table:style-name="ro1">
          <table:table-cell table:formula="of:=CONCATENATE(&quot;[&quot;;[Sheet1.A3];&quot;,&quot;;[Sheet1.B3];&quot;,&quot;;[Sheet1.C3];&quot;,&quot;;[Sheet1.D3];&quot;,&quot;;[Sheet1.E3];&quot;,&quot;;[Sheet1.F3];&quot;,&quot;;[Sheet1.G3];&quot;,&quot;;[Sheet1.H3];&quot;],&quot;)" office:value-type="string" office:string-value="['yel',,'Select\nSquad',,'Create','Form',,],">
            <text:p>['yel',,'Select\nSquad',,'Create','Form',,],</text:p>
          </table:table-cell>
        </table:table-row>
        <table:table-row table:style-name="ro1">
          <table:table-cell table:formula="of:=CONCATENATE(&quot;[&quot;;[Sheet1.A4];&quot;,&quot;;[Sheet1.B4];&quot;,&quot;;[Sheet1.C4];&quot;,&quot;;[Sheet1.D4];&quot;,&quot;;[Sheet1.E4];&quot;,&quot;;[Sheet1.F4];&quot;,&quot;;[Sheet1.G4];&quot;,&quot;;[Sheet1.H4];&quot;],&quot;)" office:value-type="string" office:string-value="['yel',,'Select\nSquad',,'Create','Form',,],">
            <text:p>['yel',,'Select\nSquad',,'Create','Form',,],</text:p>
          </table:table-cell>
        </table:table-row>
        <table:table-row table:style-name="ro1">
          <table:table-cell table:formula="of:=CONCATENATE(&quot;[&quot;;[Sheet1.A5];&quot;,&quot;;[Sheet1.B5];&quot;,&quot;;[Sheet1.C5];&quot;,&quot;;[Sheet1.D5];&quot;,&quot;;[Sheet1.E5];&quot;,&quot;;[Sheet1.F5];&quot;,&quot;;[Sheet1.G5];&quot;,&quot;;[Sheet1.H5];&quot;],&quot;)" office:value-type="string" office:string-value="['yel',,'Select\nSquad',,'Create','Form',,],">
            <text:p>['yel',,'Select\nSquad',,'Create','Form',,],</text:p>
          </table:table-cell>
        </table:table-row>
        <table:table-row table:style-name="ro1">
          <table:table-cell table:formula="of:=CONCATENATE(&quot;[&quot;;[Sheet1.A6];&quot;,&quot;;[Sheet1.B6];&quot;,&quot;;[Sheet1.C6];&quot;,&quot;;[Sheet1.D6];&quot;,&quot;;[Sheet1.E6];&quot;,&quot;;[Sheet1.F6];&quot;,&quot;;[Sheet1.G6];&quot;,&quot;;[Sheet1.H6];&quot;],&quot;)" office:value-type="string" office:string-value="['yel',,'Select\nSquad',,'Create','Form',,],">
            <text:p>['yel',,'Select\nSquad',,'Create','Form',,],</text:p>
          </table:table-cell>
        </table:table-row>
        <table:table-row table:style-name="ro1">
          <table:table-cell table:formula="of:=CONCATENATE(&quot;[&quot;;[Sheet1.A7];&quot;,&quot;;[Sheet1.B7];&quot;,&quot;;[Sheet1.C7];&quot;,&quot;;[Sheet1.D7];&quot;,&quot;;[Sheet1.E7];&quot;,&quot;;[Sheet1.F7];&quot;,&quot;;[Sheet1.G7];&quot;,&quot;;[Sheet1.H7];&quot;],&quot;)" office:value-type="string" office:string-value="['yel',,'Select\nSquad',,'Create','Form',,],">
            <text:p>['yel',,'Select\nSquad',,'Create','Form',,],</text:p>
          </table:table-cell>
        </table:table-row>
        <table:table-row table:style-name="ro1">
          <table:table-cell table:formula="of:=CONCATENATE(&quot;[&quot;;[Sheet1.A8];&quot;,&quot;;[Sheet1.B8];&quot;,&quot;;[Sheet1.C8];&quot;,&quot;;[Sheet1.D8];&quot;,&quot;;[Sheet1.E8];&quot;,&quot;;[Sheet1.F8];&quot;,&quot;;[Sheet1.G8];&quot;,&quot;;[Sheet1.H8];&quot;],&quot;)" office:value-type="string" office:string-value="['yel',,'Select\nSquad',,'Create','Form',,],">
            <text:p>['yel',,'Select\nSquad',,'Create','Form',,],</text:p>
          </table:table-cell>
        </table:table-row>
        <table:table-row table:style-name="ro1">
          <table:table-cell table:formula="of:=CONCATENATE(&quot;[&quot;;[Sheet1.A9];&quot;,&quot;;[Sheet1.B9];&quot;,&quot;;[Sheet1.C9];&quot;,&quot;;[Sheet1.D9];&quot;,&quot;;[Sheet1.E9];&quot;,&quot;;[Sheet1.F9];&quot;,&quot;;[Sheet1.G9];&quot;,&quot;;[Sheet1.H9];&quot;],&quot;)" office:value-type="string" office:string-value="['yel',,'Select\nSquad',,'Create','Form',,],">
            <text:p>['yel',,'Select\nSquad',,'Create','Form',,],</text:p>
          </table:table-cell>
        </table:table-row>
        <table:table-row table:style-name="ro1">
          <table:table-cell table:formula="of:=CONCATENATE(&quot;[&quot;;[Sheet1.A10];&quot;,&quot;;[Sheet1.B10];&quot;,&quot;;[Sheet1.C10];&quot;,&quot;;[Sheet1.D10];&quot;,&quot;;[Sheet1.E10];&quot;,&quot;;[Sheet1.F10];&quot;,&quot;;[Sheet1.G10];&quot;,&quot;;[Sheet1.H10];&quot;],&quot;)" office:value-type="string" office:string-value="['yel',,'Select\nSquad',,'Create','Form',,],">
            <text:p>['yel',,'Select\nSquad',,'Create','Form',,],</text:p>
          </table:table-cell>
        </table:table-row>
        <table:table-row table:style-name="ro1">
          <table:table-cell table:formula="of:=CONCATENATE(&quot;[&quot;;[Sheet1.A11];&quot;,&quot;;[Sheet1.B11];&quot;,&quot;;[Sheet1.C11];&quot;,&quot;;[Sheet1.D11];&quot;,&quot;;[Sheet1.E11];&quot;,&quot;;[Sheet1.F11];&quot;,&quot;;[Sheet1.G11];&quot;,&quot;;[Sheet1.H11];&quot;],&quot;)" office:value-type="string" office:string-value="['yel',,'Select\nSquad',,'Create','Form',,],">
            <text:p>['yel',,'Select\nSquad',,'Create','Form',,],</text:p>
          </table:table-cell>
        </table:table-row>
        <table:table-row table:style-name="ro1">
          <table:table-cell table:formula="of:=CONCATENATE(&quot;[&quot;;[Sheet1.A12];&quot;,&quot;;[Sheet1.B12];&quot;,&quot;;[Sheet1.C12];&quot;,&quot;;[Sheet1.D12];&quot;,&quot;;[Sheet1.E12];&quot;,&quot;;[Sheet1.F12];&quot;,&quot;;[Sheet1.G12];&quot;,&quot;;[Sheet1.H12];&quot;],&quot;)" office:value-type="string" office:string-value="['red',,'Decrease\nSpeed',,,,,],">
            <text:p>['red',,'Decrease\nSpeed',,,,,],</text:p>
          </table:table-cell>
        </table:table-row>
        <table:table-row table:style-name="ro1">
          <table:table-cell table:formula="of:=CONCATENATE(&quot;[&quot;;[Sheet1.A13];&quot;,&quot;;[Sheet1.B13];&quot;,&quot;;[Sheet1.C13];&quot;,&quot;;[Sheet1.D13];&quot;,&quot;;[Sheet1.E13];&quot;,&quot;;[Sheet1.F13];&quot;,&quot;;[Sheet1.G13];&quot;,&quot;;[Sheet1.H13];&quot;],&quot;)" office:value-type="string" office:string-value="['red',,'Increase\nSpeed',,,,,],">
            <text:p>['red',,'Increase\nSpeed',,,,,],</text:p>
          </table:table-cell>
        </table:table-row>
        <table:table-row table:style-name="ro1">
          <table:table-cell table:formula="of:=CONCATENATE(&quot;[&quot;;[Sheet1.A14];&quot;,&quot;;[Sheet1.B14];&quot;,&quot;;[Sheet1.C14];&quot;,&quot;;[Sheet1.D14];&quot;,&quot;;[Sheet1.E14];&quot;,&quot;;[Sheet1.F14];&quot;,&quot;;[Sheet1.G14];&quot;,&quot;;[Sheet1.H14];&quot;],&quot;)" office:value-type="string" office:string-value="[,,          ,,,,,],">
            <text:p>[,, <text:s text:c="9"/>,,,,,],</text:p>
          </table:table-cell>
        </table:table-row>
        <table:table-row table:style-name="ro1">
          <table:table-cell table:formula="of:=CONCATENATE(&quot;[&quot;;[Sheet1.A15];&quot;,&quot;;[Sheet1.B15];&quot;,&quot;;[Sheet1.C15];&quot;,&quot;;[Sheet1.D15];&quot;,&quot;;[Sheet1.E15];&quot;,&quot;;[Sheet1.F15];&quot;,&quot;;[Sheet1.G15];&quot;,&quot;;[Sheet1.H15];&quot;],&quot;)" office:value-type="string" office:string-value="['yel',,'Radar',,,,,],">
            <text:p>['yel',,'Radar',,,,,],</text:p>
          </table:table-cell>
        </table:table-row>
        <table:table-row table:style-name="ro1">
          <table:table-cell table:formula="of:=CONCATENATE(&quot;[&quot;;[Sheet1.A16];&quot;,&quot;;[Sheet1.B16];&quot;,&quot;;[Sheet1.C16];&quot;,&quot;;[Sheet1.D16];&quot;,&quot;;[Sheet1.E16];&quot;,&quot;;[Sheet1.F16];&quot;,&quot;;[Sheet1.G16];&quot;,&quot;;[Sheet1.H16];&quot;],&quot;)" office:value-type="string" office:string-value="[,,,,,,,],">
            <text:p>[,,,,,,,],</text:p>
          </table:table-cell>
        </table:table-row>
        <table:table-row table:style-name="ro1">
          <table:table-cell table:formula="of:=CONCATENATE(&quot;[&quot;;[Sheet1.A17];&quot;,&quot;;[Sheet1.B17];&quot;,&quot;;[Sheet1.C17];&quot;,&quot;;[Sheet1.D17];&quot;,&quot;;[Sheet1.E17];&quot;,&quot;;[Sheet1.F17];&quot;,&quot;;[Sheet1.G17];&quot;,&quot;;[Sheet1.H17];&quot;],&quot;)" office:value-type="string" office:string-value="[,,,,,,,],">
            <text:p>[,,,,,,,],</text:p>
          </table:table-cell>
        </table:table-row>
        <table:table-row table:style-name="ro1">
          <table:table-cell table:formula="of:=CONCATENATE(&quot;[&quot;;[Sheet1.A18];&quot;,&quot;;[Sheet1.B18];&quot;,&quot;;[Sheet1.C18];&quot;,&quot;;[Sheet1.D18];&quot;,&quot;;[Sheet1.E18];&quot;,&quot;;[Sheet1.F18];&quot;,&quot;;[Sheet1.G18];&quot;,&quot;;[Sheet1.H18];&quot;],&quot;)" office:value-type="string" office:string-value="[,,,,'Select\nMelee',,,],">
            <text:p>[,,,,'Select\nMelee',,,],</text:p>
          </table:table-cell>
        </table:table-row>
        <table:table-row table:style-name="ro1">
          <table:table-cell table:formula="of:=CONCATENATE(&quot;[&quot;;[Sheet1.A19];&quot;,&quot;;[Sheet1.B19];&quot;,&quot;;[Sheet1.C19];&quot;,&quot;;[Sheet1.D19];&quot;,&quot;;[Sheet1.E19];&quot;,&quot;;[Sheet1.F19];&quot;,&quot;;[Sheet1.G19];&quot;,&quot;;[Sheet1.H19];&quot;],&quot;)" office:value-type="string" office:string-value="[,,,,'Select\nBallistic',,,],">
            <text:p>[,,,,'Select\nBallistic',,,],</text:p>
          </table:table-cell>
        </table:table-row>
        <table:table-row table:style-name="ro1">
          <table:table-cell table:formula="of:=CONCATENATE(&quot;[&quot;;[Sheet1.A20];&quot;,&quot;;[Sheet1.B20];&quot;,&quot;;[Sheet1.C20];&quot;,&quot;;[Sheet1.D20];&quot;,&quot;;[Sheet1.E20];&quot;,&quot;;[Sheet1.F20];&quot;,&quot;;[Sheet1.G20];&quot;,&quot;;[Sheet1.H20];&quot;],&quot;)" office:value-type="string" office:string-value="['yel',,'Track Unit',,'Select\nTroops',,,],">
            <text:p>['yel',,'Track Unit',,'Select\nTroops',,,],</text:p>
          </table:table-cell>
        </table:table-row>
        <table:table-row table:style-name="ro1">
          <table:table-cell table:formula="of:=CONCATENATE(&quot;[&quot;;[Sheet1.A21];&quot;,&quot;;[Sheet1.B21];&quot;,&quot;;[Sheet1.C21];&quot;,&quot;;[Sheet1.D21];&quot;,&quot;;[Sheet1.E21];&quot;,&quot;;[Sheet1.F21];&quot;,&quot;;[Sheet1.G21];&quot;,&quot;;[Sheet1.H21];&quot;],&quot;)" office:value-type="string" office:string-value="[,,,,'Select\nFlying',,,],">
            <text:p>[,,,,'Select\nFlying',,,],</text:p>
          </table:table-cell>
        </table:table-row>
        <table:table-row table:style-name="ro1">
          <table:table-cell table:formula="of:=CONCATENATE(&quot;[&quot;;[Sheet1.A22];&quot;,&quot;;[Sheet1.B22];&quot;,&quot;;[Sheet1.C22];&quot;,&quot;;[Sheet1.D22];&quot;,&quot;;[Sheet1.E22];&quot;,&quot;;[Sheet1.F22];&quot;,&quot;;[Sheet1.G22];&quot;,&quot;;[Sheet1.H22];&quot;],&quot;)" office:value-type="string" office:string-value="['red',,'Unload',,'Select\nVisible',,,],">
            <text:p>['red',,'Unload',,'Select\nVisible',,,],</text:p>
          </table:table-cell>
        </table:table-row>
        <table:table-row table:style-name="ro1">
          <table:table-cell table:formula="of:=CONCATENATE(&quot;[&quot;;[Sheet1.A23];&quot;,&quot;;[Sheet1.B23];&quot;,&quot;;[Sheet1.C23];&quot;,&quot;;[Sheet1.D23];&quot;,&quot;;[Sheet1.E23];&quot;,&quot;;[Sheet1.F23];&quot;,&quot;;[Sheet1.G23];&quot;,&quot;;[Sheet1.H23];&quot;],&quot;)" office:value-type="string" office:string-value="[,,,,,,,],">
            <text:p>[,,,,,,,],</text:p>
          </table:table-cell>
        </table:table-row>
        <table:table-row table:style-name="ro1">
          <table:table-cell table:formula="of:=CONCATENATE(&quot;[&quot;;[Sheet1.A24];&quot;,&quot;;[Sheet1.B24];&quot;,&quot;;[Sheet1.C24];&quot;,&quot;;[Sheet1.D24];&quot;,&quot;;[Sheet1.E24];&quot;,&quot;;[Sheet1.F24];&quot;,&quot;;[Sheet1.G24];&quot;,&quot;;[Sheet1.H24];&quot;],&quot;)" office:value-type="string" office:string-value="['red',,'Open Gate',,,,,],">
            <text:p>['red',,'Open Gate',,,,,],</text:p>
          </table:table-cell>
        </table:table-row>
        <table:table-row table:style-name="ro1">
          <table:table-cell table:formula="of:=CONCATENATE(&quot;[&quot;;[Sheet1.A25];&quot;,&quot;;[Sheet1.B25];&quot;,&quot;;[Sheet1.C25];&quot;,&quot;;[Sheet1.D25];&quot;,&quot;;[Sheet1.E25];&quot;,&quot;;[Sheet1.F25];&quot;,&quot;;[Sheet1.G25];&quot;,&quot;;[Sheet1.H25];&quot;],&quot;)" office:value-type="string" office:string-value="['red',,'Patrol',,,,,],">
            <text:p>['red',,'Patrol',,,,,],</text:p>
          </table:table-cell>
        </table:table-row>
        <table:table-row table:style-name="ro1">
          <table:table-cell table:formula="of:=CONCATENATE(&quot;[&quot;;[Sheet1.A26];&quot;,&quot;;[Sheet1.B26];&quot;,&quot;;[Sheet1.C26];&quot;,&quot;;[Sheet1.D26];&quot;,&quot;;[Sheet1.E26];&quot;,&quot;;[Sheet1.F26];&quot;,&quot;;[Sheet1.G26];&quot;,&quot;;[Sheet1.H26];&quot;],&quot;)" office:value-type="string" office:string-value="[,,,,,,,],">
            <text:p>[,,,,,,,],</text:p>
          </table:table-cell>
        </table:table-row>
        <table:table-row table:style-name="ro1">
          <table:table-cell table:formula="of:=CONCATENATE(&quot;[&quot;;[Sheet1.A27];&quot;,&quot;;[Sheet1.B27];&quot;,&quot;;[Sheet1.C27];&quot;,&quot;;[Sheet1.D27];&quot;,&quot;;[Sheet1.E27];&quot;,&quot;;[Sheet1.F27];&quot;,&quot;;[Sheet1.G27];&quot;,&quot;;[Sheet1.H27];&quot;],&quot;)" office:value-type="string" office:string-value="[,,,,,,,],">
            <text:p>[,,,,,,,],</text:p>
          </table:table-cell>
        </table:table-row>
        <table:table-row table:style-name="ro1">
          <table:table-cell table:formula="of:=CONCATENATE(&quot;[&quot;;[Sheet1.A28];&quot;,&quot;;[Sheet1.B28];&quot;,&quot;;[Sheet1.C28];&quot;,&quot;;[Sheet1.D28];&quot;,&quot;;[Sheet1.E28];&quot;,&quot;;[Sheet1.F28];&quot;,&quot;;[Sheet1.G28];&quot;,&quot;;[Sheet1.H28];&quot;],&quot;)" office:value-type="string" office:string-value="[,,,,,,,],">
            <text:p>[,,,,,,,],</text:p>
          </table:table-cell>
        </table:table-row>
        <table:table-row table:style-name="ro1">
          <table:table-cell table:formula="of:=CONCATENATE(&quot;[&quot;;[Sheet1.A29];&quot;,&quot;;[Sheet1.B29];&quot;,&quot;;[Sheet1.C29];&quot;,&quot;;[Sheet1.D29];&quot;,&quot;;[Sheet1.E29];&quot;,&quot;;[Sheet1.F29];&quot;,&quot;;[Sheet1.G29];&quot;,&quot;;[Sheet1.H29];&quot;],&quot;)" office:value-type="string" office:string-value="[,,,,,,,],">
            <text:p>[,,,,,,,],</text:p>
          </table:table-cell>
        </table:table-row>
        <table:table-row table:style-name="ro1">
          <table:table-cell table:formula="of:=CONCATENATE(&quot;[&quot;;[Sheet1.A30];&quot;,&quot;;[Sheet1.B30];&quot;,&quot;;[Sheet1.C30];&quot;,&quot;;[Sheet1.D30];&quot;,&quot;;[Sheet1.E30];&quot;,&quot;;[Sheet1.F30];&quot;,&quot;;[Sheet1.G30];&quot;,&quot;;[Sheet1.H30];&quot;],&quot;)" office:value-type="string" office:string-value="['red',,'Attack',,'Select\nAll',,,],">
            <text:p>['red',,'Attack',,'Select\nAll',,,],</text:p>
          </table:table-cell>
        </table:table-row>
        <table:table-row table:style-name="ro1">
          <table:table-cell table:formula="of:=CONCATENATE(&quot;[&quot;;[Sheet1.A31];&quot;,&quot;;[Sheet1.B31];&quot;,&quot;;[Sheet1.C31];&quot;,&quot;;[Sheet1.D31];&quot;,&quot;;[Sheet1.E31];&quot;,&quot;;[Sheet1.F31];&quot;,&quot;;[Sheet1.G31];&quot;,&quot;;[Sheet1.H31];&quot;],&quot;)" office:value-type="string" office:string-value="['red',,'Stop',,'Save\nGame',,,],">
            <text:p>['red',,'Stop',,'Save\nGame',,,],</text:p>
          </table:table-cell>
        </table:table-row>
        <table:table-row table:style-name="ro1">
          <table:table-cell table:formula="of:=CONCATENATE(&quot;[&quot;;[Sheet1.A32];&quot;,&quot;;[Sheet1.B32];&quot;,&quot;;[Sheet1.C32];&quot;,&quot;;[Sheet1.D32];&quot;,&quot;;[Sheet1.E32];&quot;,&quot;;[Sheet1.F32];&quot;,&quot;;[Sheet1.G32];&quot;,&quot;;[Sheet1.H32];&quot;],&quot;)" office:value-type="string" office:string-value="['mag',,'Diplomacy',,'Suicide',,,],">
            <text:p>['mag',,'Diplomacy',,'Suicide',,,],</text:p>
          </table:table-cell>
        </table:table-row>
        <table:table-row table:style-name="ro1">
          <table:table-cell table:formula="of:=CONCATENATE(&quot;[&quot;;[Sheet1.A33];&quot;,&quot;;[Sheet1.B33];&quot;,&quot;;[Sheet1.C33];&quot;,&quot;;[Sheet1.D33];&quot;,&quot;;[Sheet1.E33];&quot;,&quot;;[Sheet1.F33];&quot;,&quot;;[Sheet1.G33];&quot;,&quot;;[Sheet1.H33];&quot;],&quot;)" office:value-type="string" office:string-value="[,,,,'Select\nFactory',,,],">
            <text:p>[,,,,'Select\nFactory',,,],</text:p>
          </table:table-cell>
        </table:table-row>
        <table:table-row table:style-name="ro1">
          <table:table-cell table:formula="of:=CONCATENATE(&quot;[&quot;;[Sheet1.A34];&quot;,&quot;;[Sheet1.B34];&quot;,&quot;;[Sheet1.C34];&quot;,&quot;;[Sheet1.D34];&quot;,&quot;;[Sheet1.E34];&quot;,&quot;;[Sheet1.F34];&quot;,&quot;;[Sheet1.G34];&quot;,&quot;;[Sheet1.H34];&quot;],&quot;)" office:value-type="string" office:string-value="['red',,'Guard',,'Select\nMagic',,,],">
            <text:p>['red',,'Guard',,'Select\nMagic',,,],</text:p>
          </table:table-cell>
        </table:table-row>
        <table:table-row table:style-name="ro1">
          <table:table-cell table:formula="of:=CONCATENATE(&quot;[&quot;;[Sheet1.A35];&quot;,&quot;;[Sheet1.B35];&quot;,&quot;;[Sheet1.C35];&quot;,&quot;;[Sheet1.D35];&quot;,&quot;;[Sheet1.E35];&quot;,&quot;;[Sheet1.F35];&quot;,&quot;;[Sheet1.G35];&quot;,&quot;;[Sheet1.H35];&quot;],&quot;)" office:value-type="string" office:string-value="['red',,'Heal',,,,,],">
            <text:p>['red',,'Heal',,,,,],</text:p>
          </table:table-cell>
        </table:table-row>
        <table:table-row table:style-name="ro1">
          <table:table-cell table:formula="of:=CONCATENATE(&quot;[&quot;;[Sheet1.A36];&quot;,&quot;;[Sheet1.B36];&quot;,&quot;;[Sheet1.C36];&quot;,&quot;;[Sheet1.D36];&quot;,&quot;;[Sheet1.E36];&quot;,&quot;;[Sheet1.F36];&quot;,&quot;;[Sheet1.G36];&quot;,&quot;;[Sheet1.H36];&quot;],&quot;)" office:value-type="string" office:string-value="[,,,,,,,],">
            <text:p>[,,,,,,,],</text:p>
          </table:table-cell>
        </table:table-row>
        <table:table-row table:style-name="ro1">
          <table:table-cell table:formula="of:=CONCATENATE(&quot;[&quot;;[Sheet1.A37];&quot;,&quot;;[Sheet1.B37];&quot;,&quot;;[Sheet1.C37];&quot;,&quot;;[Sheet1.D37];&quot;,&quot;;[Sheet1.E37];&quot;,&quot;;[Sheet1.F37];&quot;,&quot;;[Sheet1.G37];&quot;,&quot;;[Sheet1.H37];&quot;],&quot;)" office:value-type="string" office:string-value="['red',,'Cloak',,,,,],">
            <text:p>['red',,'Cloak',,,,,],</text:p>
          </table:table-cell>
        </table:table-row>
        <table:table-row table:style-name="ro1">
          <table:table-cell table:formula="of:=CONCATENATE(&quot;[&quot;;[Sheet1.A38];&quot;,&quot;;[Sheet1.B38];&quot;,&quot;;[Sheet1.C38];&quot;,&quot;;[Sheet1.D38];&quot;,&quot;;[Sheet1.E38];&quot;,&quot;;[Sheet1.F38];&quot;,&quot;;[Sheet1.G38];&quot;,&quot;;[Sheet1.H38];&quot;],&quot;)" office:value-type="string" office:string-value="['red',,'Load',,'Load\nGame',,,],">
            <text:p>['red',,'Load',,'Load\nGame',,,],</text:p>
          </table:table-cell>
        </table:table-row>
        <table:table-row table:style-name="ro1">
          <table:table-cell table:formula="of:=CONCATENATE(&quot;[&quot;;[Sheet1.A39];&quot;,&quot;;[Sheet1.B39];&quot;,&quot;;[Sheet1.C39];&quot;,&quot;;[Sheet1.D39];&quot;,&quot;;[Sheet1.E39];&quot;,&quot;;[Sheet1.F39];&quot;,&quot;;[Sheet1.G39];&quot;,&quot;;[Sheet1.H39];&quot;],&quot;)" office:value-type="string" office:string-value="[,,,,,,,],">
            <text:p>[,,,,,,,],</text:p>
          </table:table-cell>
        </table:table-row>
        <table:table-row table:style-name="ro1">
          <table:table-cell table:formula="of:=CONCATENATE(&quot;[&quot;;[Sheet1.A40];&quot;,&quot;;[Sheet1.B40];&quot;,&quot;;[Sheet1.C40];&quot;,&quot;;[Sheet1.D40];&quot;,&quot;;[Sheet1.E40];&quot;,&quot;;[Sheet1.F40];&quot;,&quot;;[Sheet1.G40];&quot;,&quot;;[Sheet1.H40];&quot;],&quot;)" office:value-type="string" office:string-value="[,,,,,,,],">
            <text:p>[,,,,,,,],</text:p>
          </table:table-cell>
        </table:table-row>
        <table:table-row table:style-name="ro1">
          <table:table-cell table:formula="of:=CONCATENATE(&quot;[&quot;;[Sheet1.A41];&quot;,&quot;;[Sheet1.B41];&quot;,&quot;;[Sheet1.C41];&quot;,&quot;;[Sheet1.D41];&quot;,&quot;;[Sheet1.E41];&quot;,&quot;;[Sheet1.F41];&quot;,&quot;;[Sheet1.G41];&quot;,&quot;;[Sheet1.H41];&quot;],&quot;)" office:value-type="string" office:string-value="[,,,,,,,],">
            <text:p>[,,,,,,,],</text:p>
          </table:table-cell>
        </table:table-row>
        <table:table-row table:style-name="ro1">
          <table:table-cell table:formula="of:=CONCATENATE(&quot;[&quot;;[Sheet1.A42];&quot;,&quot;;[Sheet1.B42];&quot;,&quot;;[Sheet1.C42];&quot;,&quot;;[Sheet1.D42];&quot;,&quot;;[Sheet1.E42];&quot;,&quot;;[Sheet1.F42];&quot;,&quot;;[Sheet1.G42];&quot;,&quot;;[Sheet1.H42];&quot;],&quot;)" office:value-type="string" office:string-value="[,,,,,,,],">
            <text:p>[,,,,,,,],</text:p>
          </table:table-cell>
        </table:table-row>
        <table:table-row table:style-name="ro1">
          <table:table-cell table:formula="of:=CONCATENATE(&quot;[&quot;;[Sheet1.A43];&quot;,&quot;;[Sheet1.B43];&quot;,&quot;;[Sheet1.C43];&quot;,&quot;;[Sheet1.D43];&quot;,&quot;;[Sheet1.E43];&quot;,&quot;;[Sheet1.F43];&quot;,&quot;;[Sheet1.G43];&quot;,&quot;;[Sheet1.H43];&quot;],&quot;)" office:value-type="string" office:string-value="[,,,,,,,],">
            <text:p>[,,,,,,,],</text:p>
          </table:table-cell>
        </table:table-row>
        <table:table-row table:style-name="ro1">
          <table:table-cell table:formula="of:=CONCATENATE(&quot;[&quot;;[Sheet1.A44];&quot;,&quot;;[Sheet1.B44];&quot;,&quot;;[Sheet1.C44];&quot;,&quot;;[Sheet1.D44];&quot;,&quot;;[Sheet1.E44];&quot;,&quot;;[Sheet1.F44];&quot;,&quot;;[Sheet1.G44];&quot;,&quot;;[Sheet1.H44];&quot;],&quot;)" office:value-type="string" office:string-value="[,,,,,,,],">
            <text:p>[,,,,,,,],</text:p>
          </table:table-cell>
        </table:table-row>
        <table:table-row table:style-name="ro1">
          <table:table-cell table:formula="of:=CONCATENATE(&quot;[&quot;;[Sheet1.A45];&quot;,&quot;;[Sheet1.B45];&quot;,&quot;;[Sheet1.C45];&quot;,&quot;;[Sheet1.D45];&quot;,&quot;;[Sheet1.E45];&quot;,&quot;;[Sheet1.F45];&quot;,&quot;;[Sheet1.G45];&quot;,&quot;;[Sheet1.H45];&quot;],&quot;)" office:value-type="string" office:string-value="[,,,,'Select\nAll of\nType',,,],">
            <text:p>[,,,,'Select\nAll of\nType',,,],</text:p>
          </table:table-cell>
        </table:table-row>
        <table:table-row table:style-name="ro1">
          <table:table-cell table:formula="of:=CONCATENATE(&quot;[&quot;;[Sheet1.A46];&quot;,&quot;;[Sheet1.B46];&quot;,&quot;;[Sheet1.C46];&quot;,&quot;;[Sheet1.D46];&quot;,&quot;;[Sheet1.E46];&quot;,&quot;;[Sheet1.F46];&quot;,&quot;;[Sheet1.G46];&quot;,&quot;;[Sheet1.H46];&quot;],&quot;)" office:value-type="string" office:string-value="[,,,,,,,],">
            <text:p>[,,,,,,,],</text:p>
          </table:table-cell>
        </table:table-row>
        <table:table-row table:style-name="ro1">
          <table:table-cell table:formula="of:=CONCATENATE(&quot;[&quot;;[Sheet1.A47];&quot;,&quot;;[Sheet1.B47];&quot;,&quot;;[Sheet1.C47];&quot;,&quot;;[Sheet1.D47];&quot;,&quot;;[Sheet1.E47];&quot;,&quot;;[Sheet1.F47];&quot;,&quot;;[Sheet1.G47];&quot;,&quot;;[Sheet1.H47];&quot;],&quot;)" office:value-type="string" office:string-value="['yel',,'Clear',,'Copy\nUnit',,,],">
            <text:p>['yel',,'Clear',,'Copy\nUnit',,,],</text:p>
          </table:table-cell>
        </table:table-row>
        <table:table-row table:style-name="ro1">
          <table:table-cell table:formula="of:=CONCATENATE(&quot;[&quot;;[Sheet1.A48];&quot;,&quot;;[Sheet1.B48];&quot;,&quot;;[Sheet1.C48];&quot;,&quot;;[Sheet1.D48];&quot;,&quot;;[Sheet1.E48];&quot;,&quot;;[Sheet1.F48];&quot;,&quot;;[Sheet1.G48];&quot;,&quot;;[Sheet1.H48];&quot;],&quot;)" office:value-type="string" office:string-value="[,,,,'Paste\nUnit',,,],">
            <text:p>[,,,,'Paste\nUnit',,,],</text:p>
          </table:table-cell>
        </table:table-row>
        <table:table-row table:style-name="ro1">
          <table:table-cell table:formula="of:=CONCATENATE(&quot;[&quot;;[Sheet1.A49];&quot;,&quot;;[Sheet1.B49];&quot;,&quot;;[Sheet1.C49];&quot;,&quot;;[Sheet1.D49];&quot;,&quot;;[Sheet1.E49];&quot;,&quot;;[Sheet1.F49];&quot;,&quot;;[Sheet1.G49];&quot;,&quot;;[Sheet1.H49];&quot;],&quot;)" office:value-type="string" office:string-value="[,,,,'Select\nBuilder',,,],">
            <text:p>[,,,,'Select\nBuilder',,,],</text:p>
          </table:table-cell>
        </table:table-row>
        <table:table-row table:style-name="ro1">
          <table:table-cell table:formula="of:=CONCATENATE(&quot;[&quot;;[Sheet1.A50];&quot;,&quot;;[Sheet1.B50];&quot;,&quot;;[Sheet1.C50];&quot;,&quot;;[Sheet1.D50];&quot;,&quot;;[Sheet1.E50];&quot;,&quot;;[Sheet1.F50];&quot;,&quot;;[Sheet1.G50];&quot;,&quot;;[Sheet1.H50];&quot;],&quot;)" office:value-type="string" office:string-value="['yel',,'Next Unit',,'Select\nBoat',,,],">
            <text:p>['yel',,'Next Unit',,'Select\nBoat',,,],</text:p>
          </table:table-cell>
        </table:table-row>
        <table:table-row table:style-name="ro1">
          <table:table-cell table:formula="of:=CONCATENATE(&quot;[&quot;;[Sheet1.A51];&quot;,&quot;;[Sheet1.B51];&quot;,&quot;;[Sheet1.C51];&quot;,&quot;;[Sheet1.D51];&quot;,&quot;;[Sheet1.E51];&quot;,&quot;;[Sheet1.F51];&quot;,&quot;;[Sheet1.G51];&quot;,&quot;;[Sheet1.H51];&quot;],&quot;)" office:value-type="string" office:string-value="['red',,'Move',,'Select\nMonarch',,,],">
            <text:p>['red',,'Move',,'Select\nMonarch',,,],</text:p>
          </table:table-cell>
        </table:table-row>
        <table:table-row table:style-name="ro1">
          <table:table-cell table:formula="of:=CONCATENATE(&quot;[&quot;;[Sheet1.A52];&quot;,&quot;;[Sheet1.B52];&quot;,&quot;;[Sheet1.C52];&quot;,&quot;;[Sheet1.D52];&quot;,&quot;;[Sheet1.E52];&quot;,&quot;;[Sheet1.F52];&quot;,&quot;;[Sheet1.G52];&quot;,&quot;;[Sheet1.H52];&quot;],&quot;)" office:value-type="string" office:string-value="[,,,,,,,],">
            <text:p>[,,,,,,,],</text:p>
          </table:table-cell>
        </table:table-row>
        <table:table-row table:style-name="ro1">
          <table:table-cell table:formula="of:=CONCATENATE(&quot;[&quot;;[Sheet1.A53];&quot;,&quot;;[Sheet1.B53];&quot;,&quot;;[Sheet1.C53];&quot;,&quot;;[Sheet1.D53];&quot;,&quot;;[Sheet1.E53];&quot;,&quot;;[Sheet1.F53];&quot;,&quot;;[Sheet1.G53];&quot;,&quot;;[Sheet1.H53];&quot;],&quot;)" office:value-type="string" office:string-value="[,,,,,,,],">
            <text:p>[,,,,,,,],</text:p>
          </table:table-cell>
        </table:table-row>
        <table:table-row table:style-name="ro1">
          <table:table-cell table:formula="of:=CONCATENATE(&quot;[&quot;;[Sheet1.A54];&quot;,&quot;;[Sheet1.B54];&quot;,&quot;;[Sheet1.C54];&quot;,&quot;;[Sheet1.D54];&quot;,&quot;;[Sheet1.E54];&quot;,&quot;;[Sheet1.F54];&quot;,&quot;;[Sheet1.G54];&quot;,&quot;;[Sheet1.H54];&quot;],&quot;)" office:value-type="string" office:string-value="[,,,,,,,],">
            <text:p>[,,,,,,,],</text:p>
          </table:table-cell>
        </table:table-row>
        <table:table-row table:style-name="ro1">
          <table:table-cell table:formula="of:=CONCATENATE(&quot;[&quot;;[Sheet1.A55];&quot;,&quot;;[Sheet1.B55];&quot;,&quot;;[Sheet1.C55];&quot;,&quot;;[Sheet1.D55];&quot;,&quot;;[Sheet1.E55];&quot;,&quot;;[Sheet1.F55];&quot;,&quot;;[Sheet1.G55];&quot;,&quot;;[Sheet1.H55];&quot;],&quot;)" office:value-type="string" office:string-value="[,,,,,,,],">
            <text:p>[,,,,,,,],</text:p>
          </table:table-cell>
        </table:table-row>
        <table:table-row table:style-name="ro1">
          <table:table-cell table:formula="of:=CONCATENATE(&quot;[&quot;;[Sheet1.A56];&quot;,&quot;;[Sheet1.B56];&quot;,&quot;;[Sheet1.C56];&quot;,&quot;;[Sheet1.D56];&quot;,&quot;;[Sheet1.E56];&quot;,&quot;;[Sheet1.F56];&quot;,&quot;;[Sheet1.G56];&quot;,&quot;;[Sheet1.H56];&quot;],&quot;)" office:value-type="string" office:string-value="[,,,,,,,],">
            <text:p>[,,,,,,,],</text:p>
          </table:table-cell>
        </table:table-row>
        <table:table-row table:style-name="ro1">
          <table:table-cell table:formula="of:=CONCATENATE(&quot;[&quot;;[Sheet1.A57];&quot;,&quot;;[Sheet1.B57];&quot;,&quot;;[Sheet1.C57];&quot;,&quot;;[Sheet1.D57];&quot;,&quot;;[Sheet1.E57];&quot;,&quot;;[Sheet1.F57];&quot;,&quot;;[Sheet1.G57];&quot;,&quot;;[Sheet1.H57];&quot;],&quot;)" office:value-type="string" office:string-value="[,,,,,,,],">
            <text:p>[,,,,,,,],</text:p>
          </table:table-cell>
        </table:table-row>
        <table:table-row table:style-name="ro1">
          <table:table-cell table:formula="of:=CONCATENATE(&quot;[&quot;;[Sheet1.A58];&quot;,&quot;;[Sheet1.B58];&quot;,&quot;;[Sheet1.C58];&quot;,&quot;;[Sheet1.D58];&quot;,&quot;;[Sheet1.E58];&quot;,&quot;;[Sheet1.F58];&quot;,&quot;;[Sheet1.G58];&quot;,&quot;;[Sheet1.H58];&quot;],&quot;)" office:value-type="string" office:string-value="[,,,,,,,],">
            <text:p>[,,,,,,,],</text:p>
          </table:table-cell>
        </table:table-row>
        <table:table-row table:style-name="ro1">
          <table:table-cell table:formula="of:=CONCATENATE(&quot;[&quot;;[Sheet1.A59];&quot;,&quot;;[Sheet1.B59];&quot;,&quot;;[Sheet1.C59];&quot;,&quot;;[Sheet1.D59];&quot;,&quot;;[Sheet1.E59];&quot;,&quot;;[Sheet1.F59];&quot;,&quot;;[Sheet1.G59];&quot;,&quot;;[Sheet1.H59];&quot;],&quot;)" office:value-type="string" office:string-value="[,,,,,,,],">
            <text:p>[,,,,,,,],</text:p>
          </table:table-cell>
        </table:table-row>
        <table:table-row table:style-name="ro1">
          <table:table-cell table:formula="of:=CONCATENATE(&quot;[&quot;;[Sheet1.A60];&quot;,&quot;;[Sheet1.B60];&quot;,&quot;;[Sheet1.C60];&quot;,&quot;;[Sheet1.D60];&quot;,&quot;;[Sheet1.E60];&quot;,&quot;;[Sheet1.F60];&quot;,&quot;;[Sheet1.G60];&quot;,&quot;;[Sheet1.H60];&quot;],&quot;)" office:value-type="string" office:string-value="[,,,,,,,],">
            <text:p>[,,,,,,,],</text:p>
          </table:table-cell>
        </table:table-row>
        <table:table-row table:style-name="ro1">
          <table:table-cell table:formula="of:=CONCATENATE(&quot;[&quot;;[Sheet1.A61];&quot;,&quot;;[Sheet1.B61];&quot;,&quot;;[Sheet1.C61];&quot;,&quot;;[Sheet1.D61];&quot;,&quot;;[Sheet1.E61];&quot;,&quot;;[Sheet1.F61];&quot;,&quot;;[Sheet1.G61];&quot;,&quot;;[Sheet1.H61];&quot;],&quot;)" office:value-type="string" office:string-value="[,,,,,,,],">
            <text:p>[,,,,,,,],</text:p>
          </table:table-cell>
        </table:table-row>
        <table:table-row table:style-name="ro1">
          <table:table-cell table:formula="of:=CONCATENATE(&quot;[&quot;;[Sheet1.A62];&quot;,&quot;;[Sheet1.B62];&quot;,&quot;;[Sheet1.C62];&quot;,&quot;;[Sheet1.D62];&quot;,&quot;;[Sheet1.E62];&quot;,&quot;;[Sheet1.F62];&quot;,&quot;;[Sheet1.G62];&quot;,&quot;;[Sheet1.H62];&quot;],&quot;)" office:value-type="string" office:string-value="[,,,,,,,],">
            <text:p>[,,,,,,,],</text:p>
          </table:table-cell>
        </table:table-row>
        <table:table-row table:style-name="ro1">
          <table:table-cell table:formula="of:=CONCATENATE(&quot;[&quot;;[Sheet1.A63];&quot;,&quot;;[Sheet1.B63];&quot;,&quot;;[Sheet1.C63];&quot;,&quot;;[Sheet1.D63];&quot;,&quot;;[Sheet1.E63];&quot;,&quot;;[Sheet1.F63];&quot;,&quot;;[Sheet1.G63];&quot;,&quot;;[Sheet1.H63];&quot;],&quot;)" office:value-type="string" office:string-value="[,,,,,,,],">
            <text:p>[,,,,,,,],</text:p>
          </table:table-cell>
        </table:table-row>
        <table:table-row table:style-name="ro1">
          <table:table-cell table:formula="of:=CONCATENATE(&quot;[&quot;;[Sheet1.A64];&quot;,&quot;;[Sheet1.B64];&quot;,&quot;;[Sheet1.C64];&quot;,&quot;;[Sheet1.D64];&quot;,&quot;;[Sheet1.E64];&quot;,&quot;;[Sheet1.F64];&quot;,&quot;;[Sheet1.G64];&quot;,&quot;;[Sheet1.H64];&quot;],&quot;)" office:value-type="string" office:string-value="[,,,,,,,],">
            <text:p>[,,,,,,,],</text:p>
          </table:table-cell>
        </table:table-row>
        <table:table-row table:style-name="ro1">
          <table:table-cell table:formula="of:=CONCATENATE(&quot;[&quot;;[Sheet1.A65];&quot;,&quot;;[Sheet1.B65];&quot;,&quot;;[Sheet1.C65];&quot;,&quot;;[Sheet1.D65];&quot;,&quot;;[Sheet1.E65];&quot;,&quot;;[Sheet1.F65];&quot;,&quot;;[Sheet1.G65];&quot;,&quot;;[Sheet1.H65];&quot;],&quot;)" office:value-type="string" office:string-value="[,,,,,,,],">
            <text:p>[,,,,,,,],</text:p>
          </table:table-cell>
        </table:table-row>
        <table:table-row table:style-name="ro1">
          <table:table-cell table:formula="of:=CONCATENATE(&quot;[&quot;;[Sheet1.A66];&quot;,&quot;;[Sheet1.B66];&quot;,&quot;;[Sheet1.C66];&quot;,&quot;;[Sheet1.D66];&quot;,&quot;;[Sheet1.E66];&quot;,&quot;;[Sheet1.F66];&quot;,&quot;;[Sheet1.G66];&quot;,&quot;;[Sheet1.H66];&quot;],&quot;)" office:value-type="string" office:string-value="[,,,,,,,],">
            <text:p>[,,,,,,,],</text:p>
          </table:table-cell>
        </table:table-row>
        <table:table-row table:style-name="ro1">
          <table:table-cell table:formula="of:=CONCATENATE(&quot;[&quot;;[Sheet1.A67];&quot;,&quot;;[Sheet1.B67];&quot;,&quot;;[Sheet1.C67];&quot;,&quot;;[Sheet1.D67];&quot;,&quot;;[Sheet1.E67];&quot;,&quot;;[Sheet1.F67];&quot;,&quot;;[Sheet1.G67];&quot;,&quot;;[Sheet1.H67];&quot;],&quot;)" office:value-type="string" office:string-value="[,,,,,,,],">
            <text:p>[,,,,,,,],</text:p>
          </table:table-cell>
        </table:table-row>
        <table:table-row table:style-name="ro1">
          <table:table-cell table:formula="of:=CONCATENATE(&quot;[&quot;;[Sheet1.A68];&quot;,&quot;;[Sheet1.B68];&quot;,&quot;;[Sheet1.C68];&quot;,&quot;;[Sheet1.D68];&quot;,&quot;;[Sheet1.E68];&quot;,&quot;;[Sheet1.F68];&quot;,&quot;;[Sheet1.G68];&quot;,&quot;;[Sheet1.H68];&quot;],&quot;)" office:value-type="string" office:string-value="[,,,,,,,],">
            <text:p>[,,,,,,,],</text:p>
          </table:table-cell>
        </table:table-row>
        <table:table-row table:style-name="ro1">
          <table:table-cell table:formula="of:=CONCATENATE(&quot;[&quot;;[Sheet1.A69];&quot;,&quot;;[Sheet1.B69];&quot;,&quot;;[Sheet1.C69];&quot;,&quot;;[Sheet1.D69];&quot;,&quot;;[Sheet1.E69];&quot;,&quot;;[Sheet1.F69];&quot;,&quot;;[Sheet1.G69];&quot;,&quot;;[Sheet1.H69];&quot;],&quot;)" office:value-type="string" office:string-value="[,,,,,,,],">
            <text:p>[,,,,,,,],</text:p>
          </table:table-cell>
        </table:table-row>
        <table:table-row table:style-name="ro1">
          <table:table-cell table:formula="of:=CONCATENATE(&quot;[&quot;;[Sheet1.A70];&quot;,&quot;;[Sheet1.B70];&quot;,&quot;;[Sheet1.C70];&quot;,&quot;;[Sheet1.D70];&quot;,&quot;;[Sheet1.E70];&quot;,&quot;;[Sheet1.F70];&quot;,&quot;;[Sheet1.G70];&quot;,&quot;;[Sheet1.H70];&quot;],&quot;)" office:value-type="string" office:string-value="[,,,,,,,],">
            <text:p>[,,,,,,,],</text:p>
          </table:table-cell>
        </table:table-row>
        <table:table-row table:style-name="ro1">
          <table:table-cell table:formula="of:=CONCATENATE(&quot;[&quot;;[Sheet1.A71];&quot;,&quot;;[Sheet1.B71];&quot;,&quot;;[Sheet1.C71];&quot;,&quot;;[Sheet1.D71];&quot;,&quot;;[Sheet1.E71];&quot;,&quot;;[Sheet1.F71];&quot;,&quot;;[Sheet1.G71];&quot;,&quot;;[Sheet1.H71];&quot;],&quot;)" office:value-type="string" office:string-value="[,,,,,,,],">
            <text:p>[,,,,,,,],</text:p>
          </table:table-cell>
        </table:table-row>
        <table:table-row table:style-name="ro1">
          <table:table-cell table:formula="of:=CONCATENATE(&quot;[&quot;;[Sheet1.A72];&quot;,&quot;;[Sheet1.B72];&quot;,&quot;;[Sheet1.C72];&quot;,&quot;;[Sheet1.D72];&quot;,&quot;;[Sheet1.E72];&quot;,&quot;;[Sheet1.F72];&quot;,&quot;;[Sheet1.G72];&quot;,&quot;;[Sheet1.H72];&quot;],&quot;)" office:value-type="string" office:string-value="[,,,,,,,],">
            <text:p>[,,,,,,,],</text:p>
          </table:table-cell>
        </table:table-row>
        <table:table-row table:style-name="ro1">
          <table:table-cell table:formula="of:=CONCATENATE(&quot;[&quot;;[Sheet1.A73];&quot;,&quot;;[Sheet1.B73];&quot;,&quot;;[Sheet1.C73];&quot;,&quot;;[Sheet1.D73];&quot;,&quot;;[Sheet1.E73];&quot;,&quot;;[Sheet1.F73];&quot;,&quot;;[Sheet1.G73];&quot;,&quot;;[Sheet1.H73];&quot;],&quot;)" office:value-type="string" office:string-value="[,,,,,,,],">
            <text:p>[,,,,,,,],</text:p>
          </table:table-cell>
        </table:table-row>
        <table:table-row table:style-name="ro1">
          <table:table-cell table:formula="of:=CONCATENATE(&quot;[&quot;;[Sheet1.A74];&quot;,&quot;;[Sheet1.B74];&quot;,&quot;;[Sheet1.C74];&quot;,&quot;;[Sheet1.D74];&quot;,&quot;;[Sheet1.E74];&quot;,&quot;;[Sheet1.F74];&quot;,&quot;;[Sheet1.G74];&quot;,&quot;;[Sheet1.H74];&quot;],&quot;)" office:value-type="string" office:string-value="[,,,,,,,],">
            <text:p>[,,,,,,,],</text:p>
          </table:table-cell>
        </table:table-row>
        <table:table-row table:style-name="ro1">
          <table:table-cell table:formula="of:=CONCATENATE(&quot;[&quot;;[Sheet1.A75];&quot;,&quot;;[Sheet1.B75];&quot;,&quot;;[Sheet1.C75];&quot;,&quot;;[Sheet1.D75];&quot;,&quot;;[Sheet1.E75];&quot;,&quot;;[Sheet1.F75];&quot;,&quot;;[Sheet1.G75];&quot;,&quot;;[Sheet1.H75];&quot;],&quot;)" office:value-type="string" office:string-value="[,,,,,,,],">
            <text:p>[,,,,,,,],</text:p>
          </table:table-cell>
        </table:table-row>
        <table:table-row table:style-name="ro1">
          <table:table-cell table:formula="of:=CONCATENATE(&quot;[&quot;;[Sheet1.A76];&quot;,&quot;;[Sheet1.B76];&quot;,&quot;;[Sheet1.C76];&quot;,&quot;;[Sheet1.D76];&quot;,&quot;;[Sheet1.E76];&quot;,&quot;;[Sheet1.F76];&quot;,&quot;;[Sheet1.G76];&quot;,&quot;;[Sheet1.H76];&quot;],&quot;)" office:value-type="string" office:string-value="[,,,,,,,],">
            <text:p>[,,,,,,,],</text:p>
          </table:table-cell>
        </table:table-row>
        <table:table-row table:style-name="ro1">
          <table:table-cell table:formula="of:=CONCATENATE(&quot;[&quot;;[Sheet1.A77];&quot;,&quot;;[Sheet1.B77];&quot;,&quot;;[Sheet1.C77];&quot;,&quot;;[Sheet1.D77];&quot;,&quot;;[Sheet1.E77];&quot;,&quot;;[Sheet1.F77];&quot;,&quot;;[Sheet1.G77];&quot;,&quot;;[Sheet1.H77];&quot;],&quot;)" office:value-type="string" office:string-value="[,,,,,,,],">
            <text:p>[,,,,,,,],</text:p>
          </table:table-cell>
        </table:table-row>
        <table:table-row table:style-name="ro1">
          <table:table-cell table:formula="of:=CONCATENATE(&quot;[&quot;;[Sheet1.A78];&quot;,&quot;;[Sheet1.B78];&quot;,&quot;;[Sheet1.C78];&quot;,&quot;;[Sheet1.D78];&quot;,&quot;;[Sheet1.E78];&quot;,&quot;;[Sheet1.F78];&quot;,&quot;;[Sheet1.G78];&quot;,&quot;;[Sheet1.H78];&quot;],&quot;)" office:value-type="string" office:string-value="[,,,,,,,],">
            <text:p>[,,,,,,,],</text:p>
          </table:table-cell>
        </table:table-row>
        <table:table-row table:style-name="ro1">
          <table:table-cell table:formula="of:=CONCATENATE(&quot;[&quot;;[Sheet1.A79];&quot;,&quot;;[Sheet1.B79];&quot;,&quot;;[Sheet1.C79];&quot;,&quot;;[Sheet1.D79];&quot;,&quot;;[Sheet1.E79];&quot;,&quot;;[Sheet1.F79];&quot;,&quot;;[Sheet1.G79];&quot;,&quot;;[Sheet1.H79];&quot;],&quot;)" office:value-type="string" office:string-value="[,,,,,,,],">
            <text:p>[,,,,,,,],</text:p>
          </table:table-cell>
        </table:table-row>
        <table:table-row table:style-name="ro1">
          <table:table-cell table:formula="of:=CONCATENATE(&quot;[&quot;;[Sheet1.A80];&quot;,&quot;;[Sheet1.B80];&quot;,&quot;;[Sheet1.C80];&quot;,&quot;;[Sheet1.D80];&quot;,&quot;;[Sheet1.E80];&quot;,&quot;;[Sheet1.F80];&quot;,&quot;;[Sheet1.G80];&quot;,&quot;;[Sheet1.H80];&quot;],&quot;)" office:value-type="string" office:string-value="[,,,,,,,],">
            <text:p>[,,,,,,,],</text:p>
          </table:table-cell>
        </table:table-row>
        <table:table-row table:style-name="ro1">
          <table:table-cell table:formula="of:=CONCATENATE(&quot;[&quot;;[Sheet1.A81];&quot;,&quot;;[Sheet1.B81];&quot;,&quot;;[Sheet1.C81];&quot;,&quot;;[Sheet1.D81];&quot;,&quot;;[Sheet1.E81];&quot;,&quot;;[Sheet1.F81];&quot;,&quot;;[Sheet1.G81];&quot;,&quot;;[Sheet1.H81];&quot;],&quot;)" office:value-type="string" office:string-value="[,,,,,,,],">
            <text:p>[,,,,,,,],</text:p>
          </table:table-cell>
        </table:table-row>
        <table:table-row table:style-name="ro1">
          <table:table-cell table:formula="of:=CONCATENATE(&quot;[&quot;;[Sheet1.A82];&quot;,&quot;;[Sheet1.B82];&quot;,&quot;;[Sheet1.C82];&quot;,&quot;;[Sheet1.D82];&quot;,&quot;;[Sheet1.E82];&quot;,&quot;;[Sheet1.F82];&quot;,&quot;;[Sheet1.G82];&quot;,&quot;;[Sheet1.H82];&quot;],&quot;)" office:value-type="string" office:string-value="[,,,,,,,],">
            <text:p>[,,,,,,,],</text:p>
          </table:table-cell>
        </table:table-row>
        <table:table-row table:style-name="ro1">
          <table:table-cell table:formula="of:=CONCATENATE(&quot;[&quot;;[Sheet1.A83];&quot;,&quot;;[Sheet1.B83];&quot;,&quot;;[Sheet1.C83];&quot;,&quot;;[Sheet1.D83];&quot;,&quot;;[Sheet1.E83];&quot;,&quot;;[Sheet1.F83];&quot;,&quot;;[Sheet1.G83];&quot;,&quot;;[Sheet1.H83];&quot;],&quot;)" office:value-type="string" office:string-value="[,,,,,,,],">
            <text:p>[,,,,,,,],</text:p>
          </table:table-cell>
        </table:table-row>
        <table:table-row table:style-name="ro1">
          <table:table-cell table:formula="of:=CONCATENATE(&quot;[&quot;;[Sheet1.A84];&quot;,&quot;;[Sheet1.B84];&quot;,&quot;;[Sheet1.C84];&quot;,&quot;;[Sheet1.D84];&quot;,&quot;;[Sheet1.E84];&quot;,&quot;;[Sheet1.F84];&quot;,&quot;;[Sheet1.G84];&quot;,&quot;;[Sheet1.H84];&quot;],&quot;)" office:value-type="string" office:string-value="[,,,,,,,],">
            <text:p>[,,,,,,,],</text:p>
          </table:table-cell>
        </table:table-row>
        <table:table-row table:style-name="ro1">
          <table:table-cell table:formula="of:=CONCATENATE(&quot;[&quot;;[Sheet1.A85];&quot;,&quot;;[Sheet1.B85];&quot;,&quot;;[Sheet1.C85];&quot;,&quot;;[Sheet1.D85];&quot;,&quot;;[Sheet1.E85];&quot;,&quot;;[Sheet1.F85];&quot;,&quot;;[Sheet1.G85];&quot;,&quot;;[Sheet1.H85];&quot;],&quot;)" office:value-type="string" office:string-value="[,,,,,,,],">
            <text:p>[,,,,,,,],</text:p>
          </table:table-cell>
        </table:table-row>
        <table:table-row table:style-name="ro1">
          <table:table-cell table:formula="of:=CONCATENATE(&quot;[&quot;;[Sheet1.A86];&quot;,&quot;;[Sheet1.B86];&quot;,&quot;;[Sheet1.C86];&quot;,&quot;;[Sheet1.D86];&quot;,&quot;;[Sheet1.E86];&quot;,&quot;;[Sheet1.F86];&quot;,&quot;;[Sheet1.G86];&quot;,&quot;;[Sheet1.H86];&quot;],&quot;)" office:value-type="string" office:string-value="[,,,,,,,],">
            <text:p>[,,,,,,,],</text:p>
          </table:table-cell>
        </table:table-row>
        <table:table-row table:style-name="ro1">
          <table:table-cell table:formula="of:=CONCATENATE(&quot;[&quot;;[Sheet1.A87];&quot;,&quot;;[Sheet1.B87];&quot;,&quot;;[Sheet1.C87];&quot;,&quot;;[Sheet1.D87];&quot;,&quot;;[Sheet1.E87];&quot;,&quot;;[Sheet1.F87];&quot;,&quot;;[Sheet1.G87];&quot;,&quot;;[Sheet1.H87];&quot;],&quot;)" office:value-type="string" office:string-value="[,,,,,,,],">
            <text:p>[,,,,,,,],</text:p>
          </table:table-cell>
        </table:table-row>
        <table:table-row table:style-name="ro1">
          <table:table-cell table:formula="of:=CONCATENATE(&quot;[&quot;;[Sheet1.A88];&quot;,&quot;;[Sheet1.B88];&quot;,&quot;;[Sheet1.C88];&quot;,&quot;;[Sheet1.D88];&quot;,&quot;;[Sheet1.E88];&quot;,&quot;;[Sheet1.F88];&quot;,&quot;;[Sheet1.G88];&quot;,&quot;;[Sheet1.H88];&quot;],&quot;)" office:value-type="string" office:string-value="[,,,,,,,],">
            <text:p>[,,,,,,,],</text:p>
          </table:table-cell>
        </table:table-row>
        <table:table-row table:style-name="ro1">
          <table:table-cell table:formula="of:=CONCATENATE(&quot;[&quot;;[Sheet1.A89];&quot;,&quot;;[Sheet1.B89];&quot;,&quot;;[Sheet1.C89];&quot;,&quot;;[Sheet1.D89];&quot;,&quot;;[Sheet1.E89];&quot;,&quot;;[Sheet1.F89];&quot;,&quot;;[Sheet1.G89];&quot;,&quot;;[Sheet1.H89];&quot;],&quot;)" office:value-type="string" office:string-value="['mag',,'Menu',,'Primary\nWeapon',,,],">
            <text:p>['mag',,'Menu',,'Primary\nWeapon',,,],</text:p>
          </table:table-cell>
        </table:table-row>
        <table:table-row table:style-name="ro1">
          <table:table-cell table:formula="of:=CONCATENATE(&quot;[&quot;;[Sheet1.A90];&quot;,&quot;;[Sheet1.B90];&quot;,&quot;;[Sheet1.C90];&quot;,&quot;;[Sheet1.D90];&quot;,&quot;;[Sheet1.E90];&quot;,&quot;;[Sheet1.F90];&quot;,&quot;;[Sheet1.G90];&quot;,&quot;;[Sheet1.H90];&quot;],&quot;)" office:value-type="string" office:string-value="['mag',,'Briefing',,'Secondary\nWeapon',,,],">
            <text:p>['mag',,'Briefing',,'Secondary\nWeapon',,,],</text:p>
          </table:table-cell>
        </table:table-row>
        <table:table-row table:style-name="ro1">
          <table:table-cell table:formula="of:=CONCATENATE(&quot;[&quot;;[Sheet1.A91];&quot;,&quot;;[Sheet1.B91];&quot;,&quot;;[Sheet1.C91];&quot;,&quot;;[Sheet1.D91];&quot;,&quot;;[Sheet1.E91];&quot;,&quot;;[Sheet1.F91];&quot;,&quot;;[Sheet1.G91];&quot;,&quot;;[Sheet1.H91];&quot;],&quot;)" office:value-type="string" office:string-value="['mag',,'Last Report',,'Special\nWeapon',,,],">
            <text:p>['mag',,'Last Report',,'Special\nWeapon',,,],</text:p>
          </table:table-cell>
        </table:table-row>
        <table:table-row table:style-name="ro1">
          <table:table-cell table:formula="of:=CONCATENATE(&quot;[&quot;;[Sheet1.A92];&quot;,&quot;;[Sheet1.B92];&quot;,&quot;;[Sheet1.C92];&quot;,&quot;;[Sheet1.D92];&quot;,&quot;;[Sheet1.E92];&quot;,&quot;;[Sheet1.F92];&quot;,&quot;;[Sheet1.G92];&quot;,&quot;;[Sheet1.H92];&quot;],&quot;)" office:value-type="string" office:string-value="['mag',,'Score',,,,,],">
            <text:p>['mag',,'Score',,,,,],</text:p>
          </table:table-cell>
        </table:table-row>
        <table:table-row table:style-name="ro1">
          <table:table-cell table:formula="of:=CONCATENATE(&quot;[&quot;;[Sheet1.A93];&quot;,&quot;;[Sheet1.B93];&quot;,&quot;;[Sheet1.C93];&quot;,&quot;;[Sheet1.D93];&quot;,&quot;;[Sheet1.E93];&quot;,&quot;;[Sheet1.F93];&quot;,&quot;;[Sheet1.G93];&quot;,&quot;;[Sheet1.H93];&quot;],&quot;)" office:value-type="string" office:string-value="['yel',,'Select\nMark',,'Store Mark',,,],">
            <text:p>['yel',,'Select\nMark',,'Store Mark',,,],</text:p>
          </table:table-cell>
        </table:table-row>
        <table:table-row table:style-name="ro1">
          <table:table-cell table:formula="of:=CONCATENATE(&quot;[&quot;;[Sheet1.A94];&quot;,&quot;;[Sheet1.B94];&quot;,&quot;;[Sheet1.C94];&quot;,&quot;;[Sheet1.D94];&quot;,&quot;;[Sheet1.E94];&quot;,&quot;;[Sheet1.F94];&quot;,&quot;;[Sheet1.G94];&quot;,&quot;;[Sheet1.H94];&quot;],&quot;)" office:value-type="string" office:string-value="['yel',,'Select\nMark',,'Store Mark',,,],">
            <text:p>['yel',,'Select\nMark',,'Store Mark',,,],</text:p>
          </table:table-cell>
        </table:table-row>
        <table:table-row table:style-name="ro1">
          <table:table-cell table:formula="of:=CONCATENATE(&quot;[&quot;;[Sheet1.A95];&quot;,&quot;;[Sheet1.B95];&quot;,&quot;;[Sheet1.C95];&quot;,&quot;;[Sheet1.D95];&quot;,&quot;;[Sheet1.E95];&quot;,&quot;;[Sheet1.F95];&quot;,&quot;;[Sheet1.G95];&quot;,&quot;;[Sheet1.H95];&quot;],&quot;)" office:value-type="string" office:string-value="['yel',,'Select\nMark',,'Store Mark',,,],">
            <text:p>['yel',,'Select\nMark',,'Store Mark',,,],</text:p>
          </table:table-cell>
        </table:table-row>
        <table:table-row table:style-name="ro1">
          <table:table-cell table:formula="of:=CONCATENATE(&quot;[&quot;;[Sheet1.A96];&quot;,&quot;;[Sheet1.B96];&quot;,&quot;;[Sheet1.C96];&quot;,&quot;;[Sheet1.D96];&quot;,&quot;;[Sheet1.E96];&quot;,&quot;;[Sheet1.F96];&quot;,&quot;;[Sheet1.G96];&quot;,&quot;;[Sheet1.H96];&quot;],&quot;)" office:value-type="string" office:string-value="['yel',,'Select\nMark',,'Store Mark',,,],">
            <text:p>['yel',,'Select\nMark',,'Store Mark',,,],</text:p>
          </table:table-cell>
        </table:table-row>
        <table:table-row table:style-name="ro1">
          <table:table-cell table:formula="of:=CONCATENATE(&quot;[&quot;;[Sheet1.A97];&quot;,&quot;;[Sheet1.B97];&quot;,&quot;;[Sheet1.C97];&quot;,&quot;;[Sheet1.D97];&quot;,&quot;;[Sheet1.E97];&quot;,&quot;;[Sheet1.F97];&quot;,&quot;;[Sheet1.G97];&quot;,&quot;;[Sheet1.H97];&quot;],&quot;)" office:value-type="string" office:string-value="['mag',,'Screenshot',,,,,],">
            <text:p>['mag',,'Screenshot',,,,,],</text:p>
          </table:table-cell>
        </table:table-row>
        <table:table-row table:style-name="ro1">
          <table:table-cell table:formula="of:=CONCATENATE(&quot;[&quot;;[Sheet1.A98];&quot;,&quot;;[Sheet1.B98];&quot;,&quot;;[Sheet1.C98];&quot;,&quot;;[Sheet1.D98];&quot;,&quot;;[Sheet1.E98];&quot;,&quot;;[Sheet1.F98];&quot;,&quot;;[Sheet1.G98];&quot;,&quot;;[Sheet1.H98];&quot;],&quot;)" office:value-type="string" office:string-value="[,,,,,,,],">
            <text:p>[,,,,,,,],</text:p>
          </table:table-cell>
        </table:table-row>
        <table:table-row table:style-name="ro1">
          <table:table-cell table:formula="of:=CONCATENATE(&quot;[&quot;;[Sheet1.A99];&quot;,&quot;;[Sheet1.B99];&quot;,&quot;;[Sheet1.C99];&quot;,&quot;;[Sheet1.D99];&quot;,&quot;;[Sheet1.E99];&quot;,&quot;;[Sheet1.F99];&quot;,&quot;;[Sheet1.G99];&quot;,&quot;;[Sheet1.H99];&quot;],&quot;)" office:value-type="string" office:string-value="[,,,,,,,],">
            <text:p>[,,,,,,,],</text:p>
          </table:table-cell>
        </table:table-row>
        <table:table-row table:style-name="ro1">
          <table:table-cell table:formula="of:=CONCATENATE(&quot;[&quot;;[Sheet1.A100];&quot;,&quot;;[Sheet1.B100];&quot;,&quot;;[Sheet1.C100];&quot;,&quot;;[Sheet1.D100];&quot;,&quot;;[Sheet1.E100];&quot;,&quot;;[Sheet1.F100];&quot;,&quot;;[Sheet1.G100];&quot;,&quot;;[Sheet1.H100];&quot;],&quot;)" office:value-type="string" office:string-value="['mag',,'Clear Chat',,,,,],">
            <text:p>['mag',,'Clear Chat',,,,,],</text:p>
          </table:table-cell>
        </table:table-row>
        <table:table-row table:style-name="ro1">
          <table:table-cell table:formula="of:=CONCATENATE(&quot;[&quot;;[Sheet1.A101];&quot;,&quot;;[Sheet1.B101];&quot;,&quot;;[Sheet1.C101];&quot;,&quot;;[Sheet1.D101];&quot;,&quot;;[Sheet1.E101];&quot;,&quot;;[Sheet1.F101];&quot;,&quot;;[Sheet1.G101];&quot;,&quot;;[Sheet1.H101];&quot;],&quot;)" office:value-type="string" office:string-value="[,,,,,,,],">
            <text:p>[,,,,,,,],</text:p>
          </table:table-cell>
        </table:table-row>
        <table:table-row table:style-name="ro1">
          <table:table-cell table:formula="of:=CONCATENATE(&quot;[&quot;;[Sheet1.A102];&quot;,&quot;;[Sheet1.B102];&quot;,&quot;;[Sheet1.C102];&quot;,&quot;;[Sheet1.D102];&quot;,&quot;;[Sheet1.E102];&quot;,&quot;;[Sheet1.F102];&quot;,&quot;;[Sheet1.G102];&quot;,&quot;;[Sheet1.H102];&quot;],&quot;)" office:value-type="string" office:string-value="[,,,,,,,],">
            <text:p>[,,,,,,,],</text:p>
          </table:table-cell>
        </table:table-row>
        <table:table-row table:style-name="ro1">
          <table:table-cell table:formula="of:=CONCATENATE(&quot;[&quot;;[Sheet1.A103];&quot;,&quot;;[Sheet1.B103];&quot;,&quot;;[Sheet1.C103];&quot;,&quot;;[Sheet1.D103];&quot;,&quot;;[Sheet1.E103];&quot;,&quot;;[Sheet1.F103];&quot;,&quot;;[Sheet1.G103];&quot;,&quot;;[Sheet1.H103];&quot;],&quot;)" office:value-type="string" office:string-value="['mag',,'Pause',,,,,],">
            <text:p>['mag',,'Pause',,,,,],</text:p>
          </table:table-cell>
        </table:table-row>
        <table:table-row table:style-name="ro1">
          <table:table-cell table:formula="of:=CONCATENATE(&quot;[&quot;;[Sheet1.A104];&quot;,&quot;;[Sheet1.B104];&quot;,&quot;;[Sheet1.C104];&quot;,&quot;;[Sheet1.D104];&quot;,&quot;;[Sheet1.E104];&quot;,&quot;;[Sheet1.F104];&quot;,&quot;;[Sheet1.G104];&quot;,&quot;;[Sheet1.H104];&quot;],&quot;)" office:value-type="string" office:string-value="[,,,,,,,],">
            <text:p>[,,,,,,,],</text:p>
          </table:table-cell>
        </table:table-row>
        <table:table-row table:style-name="ro1">
          <table:table-cell table:formula="of:=CONCATENATE(&quot;[&quot;;[Sheet1.A105];&quot;,&quot;;[Sheet1.B105];&quot;,&quot;;[Sheet1.C105];&quot;,&quot;;[Sheet1.D105];&quot;,&quot;;[Sheet1.E105];&quot;,&quot;;[Sheet1.F105];&quot;,&quot;;[Sheet1.G105];&quot;,&quot;;[Sheet1.H105];&quot;],&quot;)" office:value-type="string" office:string-value="[,,,,,,,],">
            <text:p>[,,,,,,,],</text:p>
          </table:table-cell>
        </table:table-row>
        <table:table-row table:style-name="ro1">
          <table:table-cell table:formula="of:=CONCATENATE(&quot;[&quot;;[Sheet1.A106];&quot;,&quot;;[Sheet1.B106];&quot;,&quot;;[Sheet1.C106];&quot;,&quot;;[Sheet1.D106];&quot;,&quot;;[Sheet1.E106];&quot;,&quot;;[Sheet1.F106];&quot;,&quot;;[Sheet1.G106];&quot;,&quot;;[Sheet1.H106];&quot;],&quot;)" office:value-type="string" office:string-value="[,,,,,,,],">
            <text:p>[,,,,,,,],</text:p>
          </table:table-cell>
        </table:table-row>
      </table:table>
      <table:table table:name="Sheet3" table:style-name="ta1" table:print="false">
        <table:table-column table:style-name="co1" table:number-columns-repeated="1024" table:default-cell-style-name="ce1"/>
        <table:table-row table:style-name="ro1">
          <table:table-cell table:number-columns-repeated="7"/>
          <table:table-cell table:number-columns-repeated="1017"/>
        </table:table-row>
        <table:table-row table:style-name="ro1">
          <table:table-cell office:value-type="string">
            <text:p>['yel'</text:p>
          </table:table-cell>
          <table:table-cell/>
          <table:table-cell office:value-type="string">
            <text:p>'Select\nCharacter'</text:p>
          </table:table-cell>
          <table:table-cell office:value-type="string">
            <text:p>'Add to\nSelection'</text:p>
          </table:table-cell>
          <table:table-cell table:number-columns-repeated="3"/>
          <table:table-cell office:value-type="string">
            <text:p>]</text:p>
          </table:table-cell>
          <table:table-cell table:number-columns-repeated="1016"/>
        </table:table-row>
        <table:table-row table:style-name="ro1">
          <table:table-cell office:value-type="string">
            <text:p>['yel'</text:p>
          </table:table-cell>
          <table:table-cell/>
          <table:table-cell office:value-type="string">
            <text:p>'Select\nCharacter'</text:p>
          </table:table-cell>
          <table:table-cell office:value-type="string">
            <text:p>'Add to\nSelection'</text:p>
          </table:table-cell>
          <table:table-cell table:number-columns-repeated="3"/>
          <table:table-cell office:value-type="string">
            <text:p>]</text:p>
          </table:table-cell>
          <table:table-cell table:number-columns-repeated="1016"/>
        </table:table-row>
        <table:table-row table:style-name="ro1">
          <table:table-cell office:value-type="string">
            <text:p>['yel'</text:p>
          </table:table-cell>
          <table:table-cell/>
          <table:table-cell office:value-type="string">
            <text:p>'Select\nCharacter'</text:p>
          </table:table-cell>
          <table:table-cell office:value-type="string">
            <text:p>'Add to\nSelection'</text:p>
          </table:table-cell>
          <table:table-cell table:number-columns-repeated="3"/>
          <table:table-cell office:value-type="string">
            <text:p>]</text:p>
          </table:table-cell>
          <table:table-cell table:number-columns-repeated="1016"/>
        </table:table-row>
        <table:table-row table:style-name="ro1">
          <table:table-cell office:value-type="string">
            <text:p>['yel'</text:p>
          </table:table-cell>
          <table:table-cell/>
          <table:table-cell office:value-type="string">
            <text:p>'Select\nCharacter'</text:p>
          </table:table-cell>
          <table:table-cell office:value-type="string">
            <text:p>'Add to\nSelection'</text:p>
          </table:table-cell>
          <table:table-cell table:number-columns-repeated="3"/>
          <table:table-cell office:value-type="string">
            <text:p>]</text:p>
          </table:table-cell>
          <table:table-cell table:number-columns-repeated="1016"/>
        </table:table-row>
        <table:table-row table:style-name="ro1">
          <table:table-cell office:value-type="string">
            <text:p>['yel'</text:p>
          </table:table-cell>
          <table:table-cell/>
          <table:table-cell office:value-type="string">
            <text:p>'Select\nSquad'</text:p>
          </table:table-cell>
          <table:table-cell table:number-columns-repeated="4"/>
          <table:table-cell office:value-type="string">
            <text:p>]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number-columns-repeated="1017"/>
        </table:table-row>
        <table:table-row table:style-name="ro1">
          <table:table-cell table:number-columns-repeated="7"/>
          <table:table-cell table:number-columns-repeated="1017"/>
        </table:table-row>
        <table:table-row table:style-name="ro1">
          <table:table-cell table:number-columns-repeated="7"/>
          <table:table-cell table:number-columns-repeated="1017"/>
        </table:table-row>
        <table:table-row table:style-name="ro1">
          <table:table-cell table:number-columns-repeated="7"/>
          <table:table-cell table:number-columns-repeated="1017"/>
        </table:table-row>
        <table:table-row table:style-name="ro1">
          <table:table-cell table:number-columns-repeated="7"/>
          <table:table-cell table:number-columns-repeated="1017"/>
        </table:table-row>
        <table:table-row table:style-name="ro1">
          <table:table-cell office:value-type="string">
            <text:p>['mag'</text:p>
          </table:table-cell>
          <table:table-cell/>
          <table:table-cell office:value-type="string">
            <text:p>'Decrease\nGame\nSpeed'</text:p>
          </table:table-cell>
          <table:table-cell table:number-columns-repeated="4"/>
          <table:table-cell office:value-type="string">
            <text:p>]</text:p>
          </table:table-cell>
          <table:table-cell table:number-columns-repeated="1016"/>
        </table:table-row>
        <table:table-row table:style-name="ro1">
          <table:table-cell office:value-type="string">
            <text:p>['mag'</text:p>
          </table:table-cell>
          <table:table-cell/>
          <table:table-cell office:value-type="string">
            <text:p>'Increase\nGame\nSpeed'</text:p>
          </table:table-cell>
          <table:table-cell table:number-columns-repeated="4"/>
          <table:table-cell office:value-type="string">
            <text:p>]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number-columns-repeated="1017"/>
        </table:table-row>
        <table:table-row table:style-name="ro1">
          <table:table-cell office:value-type="string">
            <text:p>['mag'</text:p>
          </table:table-cell>
          <table:table-cell/>
          <table:table-cell office:value-type="string">
            <text:p>'Toggle\nBuilding Fade'</text:p>
          </table:table-cell>
          <table:table-cell table:number-columns-repeated="4"/>
          <table:table-cell office:value-type="string">
            <text:p>]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number-columns-repeated="1017"/>
        </table:table-row>
        <table:table-row table:style-name="ro1">
          <table:table-cell office:value-type="string">
            <text:p>['blu'</text:p>
          </table:table-cell>
          <table:table-cell/>
          <table:table-cell office:value-type="string">
            <text:p>'Camera\nUp'</text:p>
          </table:table-cell>
          <table:table-cell table:number-columns-repeated="4"/>
          <table:table-cell office:value-type="string">
            <text:p>]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number-columns-repeated="1017"/>
        </table:table-row>
        <table:table-row table:style-name="ro1">
          <table:table-cell table:number-columns-repeated="7"/>
          <table:table-cell table:number-columns-repeated="1017"/>
        </table:table-row>
        <table:table-row table:style-name="ro1">
          <table:table-cell office:value-type="string">
            <text:p>['mag'</text:p>
          </table:table-cell>
          <table:table-cell/>
          <table:table-cell office:value-type="string">
            <text:p>'Multiplayer\nChat'</text:p>
          </table:table-cell>
          <table:table-cell table:number-columns-repeated="4"/>
          <table:table-cell office:value-type="string">
            <text:p>]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number-columns-repeated="1017"/>
        </table:table-row>
        <table:table-row table:style-name="ro1">
          <table:table-cell table:number-columns-repeated="7"/>
          <table:table-cell table:number-columns-repeated="1017"/>
        </table:table-row>
        <table:table-row table:style-name="ro1">
          <table:table-cell table:number-columns-repeated="7"/>
          <table:table-cell table:number-columns-repeated="1017"/>
        </table:table-row>
        <table:table-row table:style-name="ro1">
          <table:table-cell office:value-type="string">
            <text:p>['mag'</text:p>
          </table:table-cell>
          <table:table-cell/>
          <table:table-cell office:value-type="string">
            <text:p>'Mission\nObjectives'</text:p>
          </table:table-cell>
          <table:table-cell table:number-columns-repeated="4"/>
          <table:table-cell office:value-type="string">
            <text:p>]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number-columns-repeated="1017"/>
        </table:table-row>
        <table:table-row table:style-name="ro1">
          <table:table-cell office:value-type="string">
            <text:p>['red'</text:p>
          </table:table-cell>
          <table:table-cell/>
          <table:table-cell office:value-type="string">
            <text:p>'Previous\nPower'</text:p>
          </table:table-cell>
          <table:table-cell table:number-columns-repeated="4"/>
          <table:table-cell office:value-type="string">
            <text:p>]</text:p>
          </table:table-cell>
          <table:table-cell table:number-columns-repeated="1016"/>
        </table:table-row>
        <table:table-row table:style-name="ro1">
          <table:table-cell office:value-type="string">
            <text:p>['red'</text:p>
          </table:table-cell>
          <table:table-cell/>
          <table:table-cell office:value-type="string">
            <text:p>'Next\nPower'</text:p>
          </table:table-cell>
          <table:table-cell table:number-columns-repeated="4"/>
          <table:table-cell office:value-type="string">
            <text:p>]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number-columns-repeated="1017"/>
        </table:table-row>
        <table:table-row table:style-name="ro1">
          <table:table-cell table:number-columns-repeated="7"/>
          <table:table-cell table:number-columns-repeated="1017"/>
        </table:table-row>
        <table:table-row table:style-name="ro1">
          <table:table-cell office:value-type="string">
            <text:p>['blu'</text:p>
          </table:table-cell>
          <table:table-cell/>
          <table:table-cell office:value-type="string">
            <text:p>'Camera\nLeft'</text:p>
          </table:table-cell>
          <table:table-cell table:number-columns-repeated="4"/>
          <table:table-cell office:value-type="string">
            <text:p>]</text:p>
          </table:table-cell>
          <table:table-cell table:number-columns-repeated="1016"/>
        </table:table-row>
        <table:table-row table:style-name="ro1">
          <table:table-cell office:value-type="string">
            <text:p>['blu'</text:p>
          </table:table-cell>
          <table:table-cell/>
          <table:table-cell office:value-type="string">
            <text:p>'Camera\nDown'</text:p>
          </table:table-cell>
          <table:table-cell table:number-columns-repeated="4"/>
          <table:table-cell office:value-type="string">
            <text:p>]</text:p>
          </table:table-cell>
          <table:table-cell table:number-columns-repeated="1016"/>
        </table:table-row>
        <table:table-row table:style-name="ro1">
          <table:table-cell office:value-type="string">
            <text:p>['blu'</text:p>
          </table:table-cell>
          <table:table-cell/>
          <table:table-cell office:value-type="string">
            <text:p>'Camera\nRight'</text:p>
          </table:table-cell>
          <table:table-cell table:number-columns-repeated="4"/>
          <table:table-cell office:value-type="string">
            <text:p>]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number-columns-repeated="1017"/>
        </table:table-row>
        <table:table-row table:style-name="ro1">
          <table:table-cell table:number-columns-repeated="7"/>
          <table:table-cell table:number-columns-repeated="1017"/>
        </table:table-row>
        <table:table-row table:style-name="ro1">
          <table:table-cell table:number-columns-repeated="7"/>
          <table:table-cell table:number-columns-repeated="1017"/>
        </table:table-row>
        <table:table-row table:style-name="ro1">
          <table:table-cell table:number-columns-repeated="7"/>
          <table:table-cell table:number-columns-repeated="1017"/>
        </table:table-row>
        <table:table-row table:style-name="ro1">
          <table:table-cell table:number-columns-repeated="7"/>
          <table:table-cell table:number-columns-repeated="1017"/>
        </table:table-row>
        <table:table-row table:style-name="ro1">
          <table:table-cell table:number-columns-repeated="7"/>
          <table:table-cell table:number-columns-repeated="1017"/>
        </table:table-row>
        <table:table-row table:style-name="ro1">
          <table:table-cell table:number-columns-repeated="7"/>
          <table:table-cell table:number-columns-repeated="1017"/>
        </table:table-row>
        <table:table-row table:style-name="ro1">
          <table:table-cell table:number-columns-repeated="7"/>
          <table:table-cell table:number-columns-repeated="1017"/>
        </table:table-row>
        <table:table-row table:style-name="ro1">
          <table:table-cell table:number-columns-repeated="7"/>
          <table:table-cell table:number-columns-repeated="1017"/>
        </table:table-row>
        <table:table-row table:style-name="ro1">
          <table:table-cell table:number-columns-repeated="7"/>
          <table:table-cell table:number-columns-repeated="1017"/>
        </table:table-row>
        <table:table-row table:style-name="ro1">
          <table:table-cell table:number-columns-repeated="7"/>
          <table:table-cell table:number-columns-repeated="1017"/>
        </table:table-row>
        <table:table-row table:style-name="ro1">
          <table:table-cell table:number-columns-repeated="7"/>
          <table:table-cell table:number-columns-repeated="1017"/>
        </table:table-row>
        <table:table-row table:style-name="ro1">
          <table:table-cell office:value-type="string">
            <text:p>['blu'</text:p>
          </table:table-cell>
          <table:table-cell/>
          <table:table-cell office:value-type="string">
            <text:p>'Cinematic\nCamera'</text:p>
          </table:table-cell>
          <table:table-cell table:number-columns-repeated="4"/>
          <table:table-cell office:value-type="string">
            <text:p>]</text:p>
          </table:table-cell>
          <table:table-cell table:number-columns-repeated="1016"/>
        </table:table-row>
        <table:table-row table:style-name="ro1">
          <table:table-cell office:value-type="string">
            <text:p>['red'</text:p>
          </table:table-cell>
          <table:table-cell/>
          <table:table-cell office:value-type="string">
            <text:p>'Force\nOverpower'</text:p>
          </table:table-cell>
          <table:table-cell table:number-columns-repeated="4"/>
          <table:table-cell office:value-type="string">
            <text:p>]</text:p>
          </table:table-cell>
          <table:table-cell table:number-columns-repeated="1016"/>
        </table:table-row>
        <table:table-row table:style-name="ro1">
          <table:table-cell office:value-type="string">
            <text:p>['red'</text:p>
          </table:table-cell>
          <table:table-cell/>
          <table:table-cell office:value-type="string">
            <text:p>'Force\nRepeat'</text:p>
          </table:table-cell>
          <table:table-cell table:number-columns-repeated="4"/>
          <table:table-cell office:value-type="string">
            <text:p>]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number-columns-repeated="1017"/>
        </table:table-row>
        <table:table-row table:style-name="ro1">
          <table:table-cell table:number-columns-repeated="7"/>
          <table:table-cell table:number-columns-repeated="1017"/>
        </table:table-row>
        <table:table-row table:style-name="ro1">
          <table:table-cell table:number-columns-repeated="7"/>
          <table:table-cell table:number-columns-repeated="1017"/>
        </table:table-row>
        <table:table-row table:style-name="ro1">
          <table:table-cell table:number-columns-repeated="7"/>
          <table:table-cell table:number-columns-repeated="1017"/>
        </table:table-row>
        <table:table-row table:style-name="ro1">
          <table:table-cell table:number-columns-repeated="7"/>
          <table:table-cell table:number-columns-repeated="1017"/>
        </table:table-row>
        <table:table-row table:style-name="ro1">
          <table:table-cell table:number-columns-repeated="7"/>
          <table:table-cell table:number-columns-repeated="1017"/>
        </table:table-row>
        <table:table-row table:style-name="ro1">
          <table:table-cell table:number-columns-repeated="7"/>
          <table:table-cell table:number-columns-repeated="1017"/>
        </table:table-row>
        <table:table-row table:style-name="ro1">
          <table:table-cell table:number-columns-repeated="7"/>
          <table:table-cell table:number-columns-repeated="1017"/>
        </table:table-row>
        <table:table-row table:style-name="ro1">
          <table:table-cell office:value-type="string">
            <text:p>['red'</text:p>
          </table:table-cell>
          <table:table-cell/>
          <table:table-cell office:value-type="string">
            <text:p>'Force Attack'</text:p>
          </table:table-cell>
          <table:table-cell table:number-columns-repeated="4"/>
          <table:table-cell office:value-type="string">
            <text:p>]</text:p>
          </table:table-cell>
          <table:table-cell table:number-columns-repeated="1016"/>
        </table:table-row>
        <table:table-row table:style-name="ro1">
          <table:table-cell office:value-type="string">
            <text:p>['blu'</text:p>
          </table:table-cell>
          <table:table-cell/>
          <table:table-cell office:value-type="string">
            <text:p>'Zoom/Rotate\nCamera'</text:p>
          </table:table-cell>
          <table:table-cell table:number-columns-repeated="4"/>
          <table:table-cell office:value-type="string">
            <text:p>]</text:p>
          </table:table-cell>
          <table:table-cell table:number-columns-repeated="1016"/>
        </table:table-row>
        <table:table-row table:style-name="ro1">
          <table:table-cell office:value-type="string">
            <text:p>['mag'</text:p>
          </table:table-cell>
          <table:table-cell/>
          <table:table-cell office:value-type="string">
            <text:p>'Pause\nGame'</text:p>
          </table:table-cell>
          <table:table-cell table:number-columns-repeated="4"/>
          <table:table-cell office:value-type="string">
            <text:p>]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number-columns-repeated="1017"/>
        </table:table-row>
        <table:table-row table:style-name="ro1">
          <table:table-cell table:number-columns-repeated="7"/>
          <table:table-cell table:number-columns-repeated="1017"/>
        </table:table-row>
        <table:table-row table:style-name="ro1">
          <table:table-cell table:number-columns-repeated="7"/>
          <table:table-cell table:number-columns-repeated="1017"/>
        </table:table-row>
        <table:table-row table:style-name="ro1">
          <table:table-cell table:number-columns-repeated="7"/>
          <table:table-cell table:number-columns-repeated="1017"/>
        </table:table-row>
        <table:table-row table:style-name="ro1">
          <table:table-cell office:value-type="string">
            <text:p>['blu'</text:p>
          </table:table-cell>
          <table:table-cell/>
          <table:table-cell office:value-type="string">
            <text:p>'Camera\nLeft'</text:p>
          </table:table-cell>
          <table:table-cell table:number-columns-repeated="4"/>
          <table:table-cell office:value-type="string">
            <text:p>]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number-columns-repeated="1017"/>
        </table:table-row>
        <table:table-row table:style-name="ro1">
          <table:table-cell table:number-columns-repeated="7"/>
          <table:table-cell table:number-columns-repeated="1017"/>
        </table:table-row>
        <table:table-row table:style-name="ro1">
          <table:table-cell office:value-type="string">
            <text:p>['blu'</text:p>
          </table:table-cell>
          <table:table-cell/>
          <table:table-cell office:value-type="string">
            <text:p>'Camera\nUp'</text:p>
          </table:table-cell>
          <table:table-cell table:number-columns-repeated="4"/>
          <table:table-cell office:value-type="string">
            <text:p>]</text:p>
          </table:table-cell>
          <table:table-cell table:number-columns-repeated="1016"/>
        </table:table-row>
        <table:table-row table:style-name="ro1">
          <table:table-cell office:value-type="string">
            <text:p>['blu'</text:p>
          </table:table-cell>
          <table:table-cell/>
          <table:table-cell office:value-type="string">
            <text:p>'Camera\nDown'</text:p>
          </table:table-cell>
          <table:table-cell table:number-columns-repeated="4"/>
          <table:table-cell office:value-type="string">
            <text:p>]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number-columns-repeated="1017"/>
        </table:table-row>
        <table:table-row table:style-name="ro1">
          <table:table-cell table:number-columns-repeated="7"/>
          <table:table-cell table:number-columns-repeated="1017"/>
        </table:table-row>
        <table:table-row table:style-name="ro1">
          <table:table-cell office:value-type="string">
            <text:p>['blu'</text:p>
          </table:table-cell>
          <table:table-cell/>
          <table:table-cell office:value-type="string">
            <text:p>'Camera\nRight'</text:p>
          </table:table-cell>
          <table:table-cell table:number-columns-repeated="4"/>
          <table:table-cell office:value-type="string">
            <text:p>]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number-columns-repeated="1017"/>
        </table:table-row>
        <table:table-row table:style-name="ro1">
          <table:table-cell table:number-columns-repeated="7"/>
          <table:table-cell table:number-columns-repeated="1017"/>
        </table:table-row>
        <table:table-row table:style-name="ro1">
          <table:table-cell table:number-columns-repeated="7"/>
          <table:table-cell table:number-columns-repeated="1017"/>
        </table:table-row>
        <table:table-row table:style-name="ro1">
          <table:table-cell table:number-columns-repeated="7"/>
          <table:table-cell table:number-columns-repeated="1017"/>
        </table:table-row>
        <table:table-row table:style-name="ro1">
          <table:table-cell table:number-columns-repeated="7"/>
          <table:table-cell table:number-columns-repeated="1017"/>
        </table:table-row>
        <table:table-row table:style-name="ro1">
          <table:table-cell table:number-columns-repeated="7"/>
          <table:table-cell table:number-columns-repeated="1017"/>
        </table:table-row>
        <table:table-row table:style-name="ro1">
          <table:table-cell table:number-columns-repeated="7"/>
          <table:table-cell table:number-columns-repeated="1017"/>
        </table:table-row>
        <table:table-row table:style-name="ro1">
          <table:table-cell table:number-columns-repeated="7"/>
          <table:table-cell table:number-columns-repeated="1017"/>
        </table:table-row>
        <table:table-row table:style-name="ro1">
          <table:table-cell table:number-columns-repeated="7"/>
          <table:table-cell table:number-columns-repeated="1017"/>
        </table:table-row>
        <table:table-row table:style-name="ro1">
          <table:table-cell table:number-columns-repeated="7"/>
          <table:table-cell table:number-columns-repeated="1017"/>
        </table:table-row>
        <table:table-row table:style-name="ro1">
          <table:table-cell table:number-columns-repeated="7"/>
          <table:table-cell table:number-columns-repeated="1017"/>
        </table:table-row>
        <table:table-row table:style-name="ro1">
          <table:table-cell table:number-columns-repeated="7"/>
          <table:table-cell table:number-columns-repeated="1017"/>
        </table:table-row>
        <table:table-row table:style-name="ro1">
          <table:table-cell table:number-columns-repeated="7"/>
          <table:table-cell table:number-columns-repeated="1017"/>
        </table:table-row>
        <table:table-row table:style-name="ro1">
          <table:table-cell table:number-columns-repeated="7"/>
          <table:table-cell table:number-columns-repeated="1017"/>
        </table:table-row>
        <table:table-row table:style-name="ro1">
          <table:table-cell table:number-columns-repeated="7"/>
          <table:table-cell table:number-columns-repeated="1017"/>
        </table:table-row>
        <table:table-row table:style-name="ro1">
          <table:table-cell table:number-columns-repeated="7"/>
          <table:table-cell table:number-columns-repeated="1017"/>
        </table:table-row>
        <table:table-row table:style-name="ro1">
          <table:table-cell table:number-columns-repeated="7"/>
          <table:table-cell table:number-columns-repeated="1017"/>
        </table:table-row>
        <table:table-row table:style-name="ro1">
          <table:table-cell office:value-type="string">
            <text:p>['mag'</text:p>
          </table:table-cell>
          <table:table-cell/>
          <table:table-cell office:value-type="string">
            <text:p>'Main Menu'</text:p>
          </table:table-cell>
          <table:table-cell table:number-columns-repeated="4"/>
          <table:table-cell office:value-type="string">
            <text:p>]</text:p>
          </table:table-cell>
          <table:table-cell table:number-columns-repeated="1016"/>
        </table:table-row>
        <table:table-row table:style-name="ro1">
          <table:table-cell office:value-type="string">
            <text:p>['red'</text:p>
          </table:table-cell>
          <table:table-cell/>
          <table:table-cell office:value-type="string">
            <text:p>'Default\nPower'</text:p>
          </table:table-cell>
          <table:table-cell table:number-columns-repeated="4"/>
          <table:table-cell office:value-type="string">
            <text:p>]</text:p>
          </table:table-cell>
          <table:table-cell table:number-columns-repeated="1016"/>
        </table:table-row>
        <table:table-row table:style-name="ro1">
          <table:table-cell office:value-type="string">
            <text:p>['red'</text:p>
          </table:table-cell>
          <table:table-cell/>
          <table:table-cell office:value-type="string">
            <text:p>'Default\nPower'</text:p>
          </table:table-cell>
          <table:table-cell table:number-columns-repeated="4"/>
          <table:table-cell office:value-type="string">
            <text:p>]</text:p>
          </table:table-cell>
          <table:table-cell table:number-columns-repeated="1016"/>
        </table:table-row>
        <table:table-row table:style-name="ro1">
          <table:table-cell office:value-type="string">
            <text:p>['red'</text:p>
          </table:table-cell>
          <table:table-cell/>
          <table:table-cell office:value-type="string">
            <text:p>'Default\nPower'</text:p>
          </table:table-cell>
          <table:table-cell table:number-columns-repeated="4"/>
          <table:table-cell office:value-type="string">
            <text:p>]</text:p>
          </table:table-cell>
          <table:table-cell table:number-columns-repeated="1016"/>
        </table:table-row>
        <table:table-row table:style-name="ro1">
          <table:table-cell office:value-type="string">
            <text:p>['red'</text:p>
          </table:table-cell>
          <table:table-cell/>
          <table:table-cell office:value-type="string">
            <text:p>'Default\nPower'</text:p>
          </table:table-cell>
          <table:table-cell table:number-columns-repeated="4"/>
          <table:table-cell office:value-type="string">
            <text:p>]</text:p>
          </table:table-cell>
          <table:table-cell table:number-columns-repeated="1016"/>
        </table:table-row>
        <table:table-row table:style-name="ro1">
          <table:table-cell office:value-type="string">
            <text:p>['red'</text:p>
          </table:table-cell>
          <table:table-cell/>
          <table:table-cell office:value-type="string">
            <text:p>'Default\nPower'</text:p>
          </table:table-cell>
          <table:table-cell table:number-columns-repeated="4"/>
          <table:table-cell office:value-type="string">
            <text:p>]</text:p>
          </table:table-cell>
          <table:table-cell table:number-columns-repeated="1016"/>
        </table:table-row>
        <table:table-row table:style-name="ro1">
          <table:table-cell office:value-type="string">
            <text:p>['red'</text:p>
          </table:table-cell>
          <table:table-cell/>
          <table:table-cell office:value-type="string">
            <text:p>'Default\nPower'</text:p>
          </table:table-cell>
          <table:table-cell table:number-columns-repeated="4"/>
          <table:table-cell office:value-type="string">
            <text:p>]</text:p>
          </table:table-cell>
          <table:table-cell table:number-columns-repeated="1016"/>
        </table:table-row>
        <table:table-row table:style-name="ro1">
          <table:table-cell office:value-type="string">
            <text:p>['red'</text:p>
          </table:table-cell>
          <table:table-cell/>
          <table:table-cell office:value-type="string">
            <text:p>'Default\nPower'</text:p>
          </table:table-cell>
          <table:table-cell table:number-columns-repeated="4"/>
          <table:table-cell office:value-type="string">
            <text:p>]</text:p>
          </table:table-cell>
          <table:table-cell table:number-columns-repeated="1016"/>
        </table:table-row>
        <table:table-row table:style-name="ro1">
          <table:table-cell office:value-type="string">
            <text:p>['red'</text:p>
          </table:table-cell>
          <table:table-cell/>
          <table:table-cell office:value-type="string">
            <text:p>'Default\nPower'</text:p>
          </table:table-cell>
          <table:table-cell table:number-columns-repeated="4"/>
          <table:table-cell office:value-type="string">
            <text:p>]</text:p>
          </table:table-cell>
          <table:table-cell table:number-columns-repeated="1016"/>
        </table:table-row>
        <table:table-row table:style-name="ro1">
          <table:table-cell office:value-type="string">
            <text:p>['red'</text:p>
          </table:table-cell>
          <table:table-cell/>
          <table:table-cell office:value-type="string">
            <text:p>'Default\nPower'</text:p>
          </table:table-cell>
          <table:table-cell table:number-columns-repeated="4"/>
          <table:table-cell office:value-type="string">
            <text:p>]</text:p>
          </table:table-cell>
          <table:table-cell table:number-columns-repeated="1016"/>
        </table:table-row>
        <table:table-row table:style-name="ro1">
          <table:table-cell office:value-type="string">
            <text:p>['red'</text:p>
          </table:table-cell>
          <table:table-cell/>
          <table:table-cell office:value-type="string">
            <text:p>'Default\nPower'</text:p>
          </table:table-cell>
          <table:table-cell table:number-columns-repeated="4"/>
          <table:table-cell office:value-type="string">
            <text:p>]</text:p>
          </table:table-cell>
          <table:table-cell table:number-columns-repeated="1016"/>
        </table:table-row>
        <table:table-row table:style-name="ro1">
          <table:table-cell office:value-type="string">
            <text:p>['mag'</text:p>
          </table:table-cell>
          <table:table-cell/>
          <table:table-cell office:value-type="string">
            <text:p>'Quick Save'</text:p>
          </table:table-cell>
          <table:table-cell table:number-columns-repeated="4"/>
          <table:table-cell office:value-type="string">
            <text:p>]</text:p>
          </table:table-cell>
          <table:table-cell table:number-columns-repeated="1016"/>
        </table:table-row>
        <table:table-row table:style-name="ro1">
          <table:table-cell office:value-type="string">
            <text:p>['mag'</text:p>
          </table:table-cell>
          <table:table-cell/>
          <table:table-cell office:value-type="string">
            <text:p>'Quick Load'</text:p>
          </table:table-cell>
          <table:table-cell table:number-columns-repeated="4"/>
          <table:table-cell office:value-type="string">
            <text:p>]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number-columns-repeated="1017"/>
        </table:table-row>
        <table:table-row table:style-name="ro1">
          <table:table-cell table:number-columns-repeated="7"/>
          <table:table-cell table:number-columns-repeated="1017"/>
        </table:table-row>
        <table:table-row table:style-name="ro1">
          <table:table-cell office:value-type="string">
            <text:p>['mag'</text:p>
          </table:table-cell>
          <table:table-cell/>
          <table:table-cell office:value-type="string">
            <text:p>'Pause Game'</text:p>
          </table:table-cell>
          <table:table-cell table:number-columns-repeated="4"/>
          <table:table-cell office:value-type="string">
            <text:p>]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number-columns-repeated="1017"/>
        </table:table-row>
        <table:table-row table:style-name="ro1">
          <table:table-cell table:number-columns-repeated="7"/>
          <table:table-cell table:number-columns-repeated="1017"/>
        </table:table-row>
        <table:table-row table:style-name="ro1">
          <table:table-cell table:number-columns-repeated="7"/>
          <table:table-cell table:number-columns-repeated="1017"/>
        </table:table-row>
        <table:table-row table:style-name="ro1" table:number-rows-repeated="654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1" table:print="false">
        <table:table-column table:style-name="co1" table:number-columns-repeated="1024" table:default-cell-style-name="ce1"/>
        <table:table-row table:style-name="ro1">
          <table:table-cell table:number-columns-repeated="9"/>
          <table:table-cell table:number-columns-repeated="1015"/>
        </table:table-row>
        <table:table-row table:style-name="ro1">
          <table:table-cell office:value-type="string">
            <text:p>['red'</text:p>
          </table:table-cell>
          <table:table-cell/>
          <table:table-cell office:value-type="string">
            <text:p>'Sneak'</text:p>
          </table:table-cell>
          <table:table-cell office:value-type="string">
            <text:p>'Select\nCharacter'</text:p>
          </table:table-cell>
          <table:table-cell office:value-type="string">
            <text:p>'Add to\nSelection'</text:p>
          </table:table-cell>
          <table:table-cell table:number-columns-repeated="3"/>
          <table:table-cell office:value-type="string">
            <text:p>]</text:p>
          </table:table-cell>
          <table:table-cell table:number-columns-repeated="1015"/>
        </table:table-row>
        <table:table-row table:style-name="ro1">
          <table:table-cell office:value-type="string">
            <text:p>['red'</text:p>
          </table:table-cell>
          <table:table-cell/>
          <table:table-cell office:value-type="string">
            <text:p>'Lockpick'</text:p>
          </table:table-cell>
          <table:table-cell office:value-type="string">
            <text:p>'Select\nCharacter'</text:p>
          </table:table-cell>
          <table:table-cell office:value-type="string">
            <text:p>'Add to\nSelection'</text:p>
          </table:table-cell>
          <table:table-cell table:number-columns-repeated="3"/>
          <table:table-cell office:value-type="string">
            <text:p>]</text:p>
          </table:table-cell>
          <table:table-cell table:number-columns-repeated="1015"/>
        </table:table-row>
        <table:table-row table:style-name="ro1">
          <table:table-cell office:value-type="string">
            <text:p>['red'</text:p>
          </table:table-cell>
          <table:table-cell/>
          <table:table-cell office:value-type="string">
            <text:p>'Steal'</text:p>
          </table:table-cell>
          <table:table-cell office:value-type="string">
            <text:p>'Select\nCharacter'</text:p>
          </table:table-cell>
          <table:table-cell office:value-type="string">
            <text:p>'Add to\nSelection'</text:p>
          </table:table-cell>
          <table:table-cell table:number-columns-repeated="3"/>
          <table:table-cell office:value-type="string">
            <text:p>]</text:p>
          </table:table-cell>
          <table:table-cell table:number-columns-repeated="1015"/>
        </table:table-row>
        <table:table-row table:style-name="ro1">
          <table:table-cell office:value-type="string">
            <text:p>['red'</text:p>
          </table:table-cell>
          <table:table-cell/>
          <table:table-cell office:value-type="string">
            <text:p>'Traps'</text:p>
          </table:table-cell>
          <table:table-cell office:value-type="string">
            <text:p>'Select\nCharacter'</text:p>
          </table:table-cell>
          <table:table-cell office:value-type="string">
            <text:p>'Add to\nSelection'</text:p>
          </table:table-cell>
          <table:table-cell table:number-columns-repeated="3"/>
          <table:table-cell office:value-type="string">
            <text:p>]</text:p>
          </table:table-cell>
          <table:table-cell table:number-columns-repeated="1015"/>
        </table:table-row>
        <table:table-row table:style-name="ro1">
          <table:table-cell office:value-type="string">
            <text:p>['red'</text:p>
          </table:table-cell>
          <table:table-cell/>
          <table:table-cell office:value-type="string">
            <text:p>'First'</text:p>
          </table:table-cell>
          <table:table-cell office:value-type="string">
            <text:p>'Select\nSquad'</text:p>
          </table:table-cell>
          <table:table-cell table:number-columns-repeated="4"/>
          <table:table-cell office:value-type="string">
            <text:p>]</text:p>
          </table:table-cell>
          <table:table-cell table:number-columns-repeated="1015"/>
        </table:table-row>
        <table:table-row table:style-name="ro1">
          <table:table-cell office:value-type="string">
            <text:p>['red'</text:p>
          </table:table-cell>
          <table:table-cell/>
          <table:table-cell office:value-type="string">
            <text:p>'Doctor'</text:p>
          </table:table-cell>
          <table:table-cell table:number-columns-repeated="5"/>
          <table:table-cell office:value-type="string">
            <text:p>]</text:p>
          </table:table-cell>
          <table:table-cell table:number-columns-repeated="1015"/>
        </table:table-row>
        <table:table-row table:style-name="ro1">
          <table:table-cell office:value-type="string">
            <text:p>['red'</text:p>
          </table:table-cell>
          <table:table-cell/>
          <table:table-cell office:value-type="string">
            <text:p>'Science'</text:p>
          </table:table-cell>
          <table:table-cell table:number-columns-repeated="5"/>
          <table:table-cell office:value-type="string">
            <text:p>]</text:p>
          </table:table-cell>
          <table:table-cell table:number-columns-repeated="1015"/>
        </table:table-row>
        <table:table-row table:style-name="ro1">
          <table:table-cell office:value-type="string">
            <text:p>['red'</text:p>
          </table:table-cell>
          <table:table-cell/>
          <table:table-cell office:value-type="string">
            <text:p>'Repair'</text:p>
          </table:table-cell>
          <table:table-cell table:number-columns-repeated="5"/>
          <table:table-cell office:value-type="string">
            <text:p>]</text:p>
          </table:table-cell>
          <table:table-cell table:number-columns-repeated="1015"/>
        </table:table-row>
        <table:table-row table:style-name="ro1">
          <table:table-cell table:number-columns-repeated="9"/>
          <table:table-cell table:number-columns-repeated="1015"/>
        </table:table-row>
        <table:table-row table:style-name="ro1">
          <table:table-cell table:number-columns-repeated="9"/>
          <table:table-cell table:number-columns-repeated="1015"/>
        </table:table-row>
        <table:table-row table:style-name="ro1">
          <table:table-cell office:value-type="string">
            <text:p>['mag'</text:p>
          </table:table-cell>
          <table:table-cell/>
          <table:table-cell office:value-type="string">
            <text:p>'Decrease\nBrightness'</text:p>
          </table:table-cell>
          <table:table-cell office:value-type="string">
            <text:p>'Decrease\nGame\nSpeed'</text:p>
          </table:table-cell>
          <table:table-cell table:number-columns-repeated="4"/>
          <table:table-cell office:value-type="string">
            <text:p>]</text:p>
          </table:table-cell>
          <table:table-cell table:number-columns-repeated="1015"/>
        </table:table-row>
        <table:table-row table:style-name="ro1">
          <table:table-cell office:value-type="string">
            <text:p>['mag'</text:p>
          </table:table-cell>
          <table:table-cell/>
          <table:table-cell office:value-type="string">
            <text:p>'Increase\nBrightness'</text:p>
          </table:table-cell>
          <table:table-cell office:value-type="string">
            <text:p>'Increase\nGame\nSpeed'</text:p>
          </table:table-cell>
          <table:table-cell table:number-columns-repeated="4"/>
          <table:table-cell office:value-type="string">
            <text:p>]</text:p>
          </table:table-cell>
          <table:table-cell table:number-columns-repeated="1015"/>
        </table:table-row>
        <table:table-row table:style-name="ro1">
          <table:table-cell table:number-columns-repeated="9"/>
          <table:table-cell table:number-columns-repeated="1015"/>
        </table:table-row>
        <table:table-row table:style-name="ro1">
          <table:table-cell office:value-type="string">
            <text:p>['yel'</text:p>
          </table:table-cell>
          <table:table-cell/>
          <table:table-cell office:value-type="string">
            <text:p>'Automap'</text:p>
          </table:table-cell>
          <table:table-cell office:value-type="string">
            <text:p>'Toggle\nBuilding Fade'</text:p>
          </table:table-cell>
          <table:table-cell table:number-columns-repeated="4"/>
          <table:table-cell office:value-type="string">
            <text:p>]</text:p>
          </table:table-cell>
          <table:table-cell table:number-columns-repeated="1015"/>
        </table:table-row>
        <table:table-row table:style-name="ro1">
          <table:table-cell table:number-columns-repeated="9"/>
          <table:table-cell table:number-columns-repeated="1015"/>
        </table:table-row>
        <table:table-row table:style-name="ro1">
          <table:table-cell office:value-type="string">
            <text:p>[</text:p>
          </table:table-cell>
          <table:table-cell table:number-columns-repeated="2"/>
          <table:table-cell office:value-type="string">
            <text:p>'Camera\nUp'</text:p>
          </table:table-cell>
          <table:table-cell table:number-columns-repeated="4"/>
          <table:table-cell office:value-type="string">
            <text:p>]</text:p>
          </table:table-cell>
          <table:table-cell table:number-columns-repeated="1015"/>
        </table:table-row>
        <table:table-row table:style-name="ro1">
          <table:table-cell table:number-columns-repeated="9"/>
          <table:table-cell table:number-columns-repeated="1015"/>
        </table:table-row>
        <table:table-row table:style-name="ro1">
          <table:table-cell table:number-columns-repeated="9"/>
          <table:table-cell table:number-columns-repeated="1015"/>
        </table:table-row>
        <table:table-row table:style-name="ro1">
          <table:table-cell office:value-type="string">
            <text:p>[</text:p>
          </table:table-cell>
          <table:table-cell table:number-columns-repeated="2"/>
          <table:table-cell office:value-type="string">
            <text:p>'Multiplayer\nChat'</text:p>
          </table:table-cell>
          <table:table-cell table:number-columns-repeated="4"/>
          <table:table-cell office:value-type="string">
            <text:p>]</text:p>
          </table:table-cell>
          <table:table-cell table:number-columns-repeated="1015"/>
        </table:table-row>
        <table:table-row table:style-name="ro1">
          <table:table-cell table:number-columns-repeated="9"/>
          <table:table-cell table:number-columns-repeated="1015"/>
        </table:table-row>
        <table:table-row table:style-name="ro1">
          <table:table-cell table:number-columns-repeated="9"/>
          <table:table-cell table:number-columns-repeated="1015"/>
        </table:table-row>
        <table:table-row table:style-name="ro1">
          <table:table-cell office:value-type="string">
            <text:p>['yel'</text:p>
          </table:table-cell>
          <table:table-cell/>
          <table:table-cell office:value-type="string">
            <text:p>'Inventory'</text:p>
          </table:table-cell>
          <table:table-cell table:number-columns-repeated="5"/>
          <table:table-cell office:value-type="string">
            <text:p>]</text:p>
          </table:table-cell>
          <table:table-cell table:number-columns-repeated="1015"/>
        </table:table-row>
        <table:table-row table:style-name="ro1">
          <table:table-cell office:value-type="string">
            <text:p>['yel'</text:p>
          </table:table-cell>
          <table:table-cell/>
          <table:table-cell office:value-type="string">
            <text:p>'Options'</text:p>
          </table:table-cell>
          <table:table-cell office:value-type="string">
            <text:p>'Mission\nObjectives'</text:p>
          </table:table-cell>
          <table:table-cell table:number-columns-repeated="4"/>
          <table:table-cell office:value-type="string">
            <text:p>]</text:p>
          </table:table-cell>
          <table:table-cell table:number-columns-repeated="1015"/>
        </table:table-row>
        <table:table-row table:style-name="ro1">
          <table:table-cell office:value-type="string">
            <text:p>['yel'</text:p>
          </table:table-cell>
          <table:table-cell/>
          <table:table-cell office:value-type="string">
            <text:p>'PIPBoy'</text:p>
          </table:table-cell>
          <table:table-cell/>
          <table:table-cell office:value-type="string">
            <text:p>'Pause\nGame'</text:p>
          </table:table-cell>
          <table:table-cell table:number-columns-repeated="3"/>
          <table:table-cell office:value-type="string">
            <text:p>]</text:p>
          </table:table-cell>
          <table:table-cell table:number-columns-repeated="1015"/>
        </table:table-row>
        <table:table-row table:style-name="ro1">
          <table:table-cell office:value-type="string">
            <text:p>[</text:p>
          </table:table-cell>
          <table:table-cell table:number-columns-repeated="2"/>
          <table:table-cell office:value-type="string">
            <text:p>'Previous\nPower'</text:p>
          </table:table-cell>
          <table:table-cell table:number-columns-repeated="4"/>
          <table:table-cell office:value-type="string">
            <text:p>]</text:p>
          </table:table-cell>
          <table:table-cell table:number-columns-repeated="1015"/>
        </table:table-row>
        <table:table-row table:style-name="ro1">
          <table:table-cell office:value-type="string">
            <text:p>[</text:p>
          </table:table-cell>
          <table:table-cell table:number-columns-repeated="2"/>
          <table:table-cell office:value-type="string">
            <text:p>'Next\nPower'</text:p>
          </table:table-cell>
          <table:table-cell table:number-columns-repeated="4"/>
          <table:table-cell office:value-type="string">
            <text:p>]</text:p>
          </table:table-cell>
          <table:table-cell table:number-columns-repeated="1015"/>
        </table:table-row>
        <table:table-row table:style-name="ro1">
          <table:table-cell table:number-columns-repeated="9"/>
          <table:table-cell table:number-columns-repeated="1015"/>
        </table:table-row>
        <table:table-row table:style-name="ro1">
          <table:table-cell table:number-columns-repeated="9"/>
          <table:table-cell table:number-columns-repeated="1015"/>
        </table:table-row>
        <table:table-row table:style-name="ro1">
          <table:table-cell office:value-type="string">
            <text:p>[</text:p>
          </table:table-cell>
          <table:table-cell table:number-columns-repeated="2"/>
          <table:table-cell office:value-type="string">
            <text:p>'Camera\nLeft'</text:p>
          </table:table-cell>
          <table:table-cell table:number-columns-repeated="4"/>
          <table:table-cell office:value-type="string">
            <text:p>]</text:p>
          </table:table-cell>
          <table:table-cell table:number-columns-repeated="1015"/>
        </table:table-row>
        <table:table-row table:style-name="ro1">
          <table:table-cell office:value-type="string">
            <text:p>['yel'</text:p>
          </table:table-cell>
          <table:table-cell/>
          <table:table-cell office:value-type="string">
            <text:p>'Skilldex'</text:p>
          </table:table-cell>
          <table:table-cell office:value-type="string">
            <text:p>'Camera\nDown'</text:p>
          </table:table-cell>
          <table:table-cell office:value-type="string">
            <text:p>'Save\nGame'</text:p>
          </table:table-cell>
          <table:table-cell table:number-columns-repeated="3"/>
          <table:table-cell office:value-type="string">
            <text:p>]</text:p>
          </table:table-cell>
          <table:table-cell table:number-columns-repeated="1015"/>
        </table:table-row>
        <table:table-row table:style-name="ro1">
          <table:table-cell office:value-type="string">
            <text:p>[</text:p>
          </table:table-cell>
          <table:table-cell table:number-columns-repeated="2"/>
          <table:table-cell office:value-type="string">
            <text:p>'Camera\nRight'</text:p>
          </table:table-cell>
          <table:table-cell table:number-columns-repeated="4"/>
          <table:table-cell office:value-type="string">
            <text:p>]</text:p>
          </table:table-cell>
          <table:table-cell table:number-columns-repeated="1015"/>
        </table:table-row>
        <table:table-row table:style-name="ro1">
          <table:table-cell table:number-columns-repeated="9"/>
          <table:table-cell table:number-columns-repeated="1015"/>
        </table:table-row>
        <table:table-row table:style-name="ro1">
          <table:table-cell table:number-columns-repeated="9"/>
          <table:table-cell table:number-columns-repeated="1015"/>
        </table:table-row>
        <table:table-row table:style-name="ro1">
          <table:table-cell table:number-columns-repeated="9"/>
          <table:table-cell table:number-columns-repeated="1015"/>
        </table:table-row>
        <table:table-row table:style-name="ro1">
          <table:table-cell table:number-columns-repeated="9"/>
          <table:table-cell table:number-columns-repeated="1015"/>
        </table:table-row>
        <table:table-row table:style-name="ro1">
          <table:table-cell table:number-columns-repeated="9"/>
          <table:table-cell table:number-columns-repeated="1015"/>
        </table:table-row>
        <table:table-row table:style-name="ro1">
          <table:table-cell office:value-type="string">
            <text:p>[</text:p>
          </table:table-cell>
          <table:table-cell table:number-columns-repeated="3"/>
          <table:table-cell office:value-type="string">
            <text:p>'Load Game'</text:p>
          </table:table-cell>
          <table:table-cell table:number-columns-repeated="3"/>
          <table:table-cell office:value-type="string">
            <text:p>]</text:p>
          </table:table-cell>
          <table:table-cell table:number-columns-repeated="1015"/>
        </table:table-row>
        <table:table-row table:style-name="ro1">
          <table:table-cell table:number-columns-repeated="9"/>
          <table:table-cell table:number-columns-repeated="1015"/>
        </table:table-row>
        <table:table-row table:style-name="ro1">
          <table:table-cell table:number-columns-repeated="9"/>
          <table:table-cell table:number-columns-repeated="1015"/>
        </table:table-row>
        <table:table-row table:style-name="ro1">
          <table:table-cell table:number-columns-repeated="9"/>
          <table:table-cell table:number-columns-repeated="1015"/>
        </table:table-row>
        <table:table-row table:style-name="ro1">
          <table:table-cell office:value-type="string">
            <text:p>['red'</text:p>
          </table:table-cell>
          <table:table-cell/>
          <table:table-cell office:value-type="string">
            <text:p>'End Combat / Done'</text:p>
          </table:table-cell>
          <table:table-cell table:number-columns-repeated="5"/>
          <table:table-cell office:value-type="string">
            <text:p>]</text:p>
          </table:table-cell>
          <table:table-cell table:number-columns-repeated="1015"/>
        </table:table-row>
        <table:table-row table:style-name="ro1">
          <table:table-cell table:number-columns-repeated="9"/>
          <table:table-cell table:number-columns-repeated="1015"/>
        </table:table-row>
        <table:table-row table:style-name="ro1">
          <table:table-cell table:number-columns-repeated="9"/>
          <table:table-cell table:number-columns-repeated="1015"/>
        </table:table-row>
        <table:table-row table:style-name="ro1">
          <table:table-cell office:value-type="string">
            <text:p>['yel'</text:p>
          </table:table-cell>
          <table:table-cell/>
          <table:table-cell office:value-type="string">
            <text:p>'Clock'</text:p>
          </table:table-cell>
          <table:table-cell office:value-type="string">
            <text:p>'Cinematic\nCamera'</text:p>
          </table:table-cell>
          <table:table-cell table:number-columns-repeated="4"/>
          <table:table-cell office:value-type="string">
            <text:p>]</text:p>
          </table:table-cell>
          <table:table-cell table:number-columns-repeated="1015"/>
        </table:table-row>
        <table:table-row table:style-name="ro1">
          <table:table-cell office:value-type="string">
            <text:p>[</text:p>
          </table:table-cell>
          <table:table-cell table:number-columns-repeated="2"/>
          <table:table-cell office:value-type="string">
            <text:p>'Force\nOverpower'</text:p>
          </table:table-cell>
          <table:table-cell office:value-type="string">
            <text:p>'Exit to\nMain'</text:p>
          </table:table-cell>
          <table:table-cell table:number-columns-repeated="3"/>
          <table:table-cell office:value-type="string">
            <text:p>]</text:p>
          </table:table-cell>
          <table:table-cell table:number-columns-repeated="1015"/>
        </table:table-row>
        <table:table-row table:style-name="ro1">
          <table:table-cell office:value-type="string">
            <text:p>['yel'</text:p>
          </table:table-cell>
          <table:table-cell/>
          <table:table-cell office:value-type="string">
            <text:p>'Character\nScreen'</text:p>
          </table:table-cell>
          <table:table-cell office:value-type="string">
            <text:p>'Force\nRepeat'</text:p>
          </table:table-cell>
          <table:table-cell table:number-columns-repeated="4"/>
          <table:table-cell office:value-type="string">
            <text:p>]</text:p>
          </table:table-cell>
          <table:table-cell table:number-columns-repeated="1015"/>
        </table:table-row>
        <table:table-row table:style-name="ro1">
          <table:table-cell table:number-columns-repeated="9"/>
          <table:table-cell table:number-columns-repeated="1015"/>
        </table:table-row>
        <table:table-row table:style-name="ro1">
          <table:table-cell office:value-type="string">
            <text:p>['red'</text:p>
          </table:table-cell>
          <table:table-cell/>
          <table:table-cell office:value-type="string">
            <text:p>'Switch\nItem'</text:p>
          </table:table-cell>
          <table:table-cell table:number-columns-repeated="5"/>
          <table:table-cell office:value-type="string">
            <text:p>]</text:p>
          </table:table-cell>
          <table:table-cell table:number-columns-repeated="1015"/>
        </table:table-row>
        <table:table-row table:style-name="ro1">
          <table:table-cell office:value-type="string">
            <text:p>['yel'</text:p>
          </table:table-cell>
          <table:table-cell/>
          <table:table-cell office:value-type="string">
            <text:p>'Item\nMode'</text:p>
          </table:table-cell>
          <table:table-cell table:number-columns-repeated="5"/>
          <table:table-cell office:value-type="string">
            <text:p>]</text:p>
          </table:table-cell>
          <table:table-cell table:number-columns-repeated="1015"/>
        </table:table-row>
        <table:table-row table:style-name="ro1">
          <table:table-cell office:value-type="string">
            <text:p>['yel'</text:p>
          </table:table-cell>
          <table:table-cell/>
          <table:table-cell office:value-type="string">
            <text:p>'Mouse\nMode'</text:p>
          </table:table-cell>
          <table:table-cell table:number-columns-repeated="5"/>
          <table:table-cell office:value-type="string">
            <text:p>]</text:p>
          </table:table-cell>
          <table:table-cell table:number-columns-repeated="1015"/>
        </table:table-row>
        <table:table-row table:style-name="ro1">
          <table:table-cell office:value-type="string">
            <text:p>['mag'</text:p>
          </table:table-cell>
          <table:table-cell/>
          <table:table-cell office:value-type="string">
            <text:p>'Rotate\nLeft'</text:p>
          </table:table-cell>
          <table:table-cell table:number-columns-repeated="5"/>
          <table:table-cell office:value-type="string">
            <text:p>]</text:p>
          </table:table-cell>
          <table:table-cell table:number-columns-repeated="1015"/>
        </table:table-row>
        <table:table-row table:style-name="ro1">
          <table:table-cell office:value-type="string">
            <text:p>['mag'</text:p>
          </table:table-cell>
          <table:table-cell/>
          <table:table-cell office:value-type="string">
            <text:p>'Rotate\nRight'</text:p>
          </table:table-cell>
          <table:table-cell table:number-columns-repeated="5"/>
          <table:table-cell office:value-type="string">
            <text:p>]</text:p>
          </table:table-cell>
          <table:table-cell table:number-columns-repeated="1015"/>
        </table:table-row>
        <table:table-row table:style-name="ro1">
          <table:table-cell office:value-type="string">
            <text:p>['mag'</text:p>
          </table:table-cell>
          <table:table-cell/>
          <table:table-cell office:value-type="string">
            <text:p>'Show\nTime'</text:p>
          </table:table-cell>
          <table:table-cell table:number-columns-repeated="5"/>
          <table:table-cell office:value-type="string">
            <text:p>]</text:p>
          </table:table-cell>
          <table:table-cell table:number-columns-repeated="1015"/>
        </table:table-row>
        <table:table-row table:style-name="ro1">
          <table:table-cell table:number-columns-repeated="9"/>
          <table:table-cell table:number-columns-repeated="1015"/>
        </table:table-row>
        <table:table-row table:style-name="ro1">
          <table:table-cell office:value-type="string">
            <text:p>[</text:p>
          </table:table-cell>
          <table:table-cell table:number-columns-repeated="2"/>
          <table:table-cell office:value-type="string">
            <text:p>'Force Attack'</text:p>
          </table:table-cell>
          <table:table-cell table:number-columns-repeated="4"/>
          <table:table-cell office:value-type="string">
            <text:p>]</text:p>
          </table:table-cell>
          <table:table-cell table:number-columns-repeated="1015"/>
        </table:table-row>
        <table:table-row table:style-name="ro1">
          <table:table-cell office:value-type="string">
            <text:p>[</text:p>
          </table:table-cell>
          <table:table-cell table:number-columns-repeated="2"/>
          <table:table-cell office:value-type="string">
            <text:p>'Zoom/Rotate\nCamera'</text:p>
          </table:table-cell>
          <table:table-cell table:number-columns-repeated="4"/>
          <table:table-cell office:value-type="string">
            <text:p>]</text:p>
          </table:table-cell>
          <table:table-cell table:number-columns-repeated="1015"/>
        </table:table-row>
        <table:table-row table:style-name="ro1">
          <table:table-cell office:value-type="string">
            <text:p>[</text:p>
          </table:table-cell>
          <table:table-cell table:number-columns-repeated="2"/>
          <table:table-cell office:value-type="string">
            <text:p>'Pause\nGame'</text:p>
          </table:table-cell>
          <table:table-cell table:number-columns-repeated="4"/>
          <table:table-cell office:value-type="string">
            <text:p>]</text:p>
          </table:table-cell>
          <table:table-cell table:number-columns-repeated="1015"/>
        </table:table-row>
        <table:table-row table:style-name="ro1">
          <table:table-cell table:number-columns-repeated="9"/>
          <table:table-cell table:number-columns-repeated="1015"/>
        </table:table-row>
        <table:table-row table:style-name="ro1">
          <table:table-cell table:number-columns-repeated="9"/>
          <table:table-cell table:number-columns-repeated="1015"/>
        </table:table-row>
        <table:table-row table:style-name="ro1">
          <table:table-cell table:number-columns-repeated="9"/>
          <table:table-cell table:number-columns-repeated="1015"/>
        </table:table-row>
        <table:table-row table:style-name="ro1">
          <table:table-cell table:number-columns-repeated="9"/>
          <table:table-cell table:number-columns-repeated="1015"/>
        </table:table-row>
        <table:table-row table:style-name="ro1">
          <table:table-cell office:value-type="string">
            <text:p>[</text:p>
          </table:table-cell>
          <table:table-cell table:number-columns-repeated="2"/>
          <table:table-cell office:value-type="string">
            <text:p>'Camera\nLeft'</text:p>
          </table:table-cell>
          <table:table-cell table:number-columns-repeated="4"/>
          <table:table-cell office:value-type="string">
            <text:p>]</text:p>
          </table:table-cell>
          <table:table-cell table:number-columns-repeated="1015"/>
        </table:table-row>
        <table:table-row table:style-name="ro1">
          <table:table-cell office:value-type="string">
            <text:p>['yel'</text:p>
          </table:table-cell>
          <table:table-cell/>
          <table:table-cell office:value-type="string">
            <text:p>'Center on\nPlayer'</text:p>
          </table:table-cell>
          <table:table-cell table:number-columns-repeated="5"/>
          <table:table-cell office:value-type="string">
            <text:p>]</text:p>
          </table:table-cell>
          <table:table-cell table:number-columns-repeated="1015"/>
        </table:table-row>
        <table:table-row table:style-name="ro1">
          <table:table-cell table:number-columns-repeated="9"/>
          <table:table-cell table:number-columns-repeated="1015"/>
        </table:table-row>
        <table:table-row table:style-name="ro1">
          <table:table-cell office:value-type="string">
            <text:p>[</text:p>
          </table:table-cell>
          <table:table-cell table:number-columns-repeated="2"/>
          <table:table-cell office:value-type="string">
            <text:p>'Camera\nUp'</text:p>
          </table:table-cell>
          <table:table-cell table:number-columns-repeated="4"/>
          <table:table-cell office:value-type="string">
            <text:p>]</text:p>
          </table:table-cell>
          <table:table-cell table:number-columns-repeated="1015"/>
        </table:table-row>
        <table:table-row table:style-name="ro1">
          <table:table-cell office:value-type="string">
            <text:p>[</text:p>
          </table:table-cell>
          <table:table-cell table:number-columns-repeated="2"/>
          <table:table-cell office:value-type="string">
            <text:p>'Camera\nDown'</text:p>
          </table:table-cell>
          <table:table-cell table:number-columns-repeated="4"/>
          <table:table-cell office:value-type="string">
            <text:p>]</text:p>
          </table:table-cell>
          <table:table-cell table:number-columns-repeated="1015"/>
        </table:table-row>
        <table:table-row table:style-name="ro1">
          <table:table-cell table:number-columns-repeated="9"/>
          <table:table-cell table:number-columns-repeated="1015"/>
        </table:table-row>
        <table:table-row table:style-name="ro1">
          <table:table-cell table:number-columns-repeated="9"/>
          <table:table-cell table:number-columns-repeated="1015"/>
        </table:table-row>
        <table:table-row table:style-name="ro1">
          <table:table-cell office:value-type="string">
            <text:p>[</text:p>
          </table:table-cell>
          <table:table-cell table:number-columns-repeated="2"/>
          <table:table-cell office:value-type="string">
            <text:p>'Camera\nRight'</text:p>
          </table:table-cell>
          <table:table-cell table:number-columns-repeated="4"/>
          <table:table-cell office:value-type="string">
            <text:p>]</text:p>
          </table:table-cell>
          <table:table-cell table:number-columns-repeated="1015"/>
        </table:table-row>
        <table:table-row table:style-name="ro1">
          <table:table-cell table:number-columns-repeated="9"/>
          <table:table-cell table:number-columns-repeated="1015"/>
        </table:table-row>
        <table:table-row table:style-name="ro1">
          <table:table-cell table:number-columns-repeated="9"/>
          <table:table-cell table:number-columns-repeated="1015"/>
        </table:table-row>
        <table:table-row table:style-name="ro1">
          <table:table-cell table:number-columns-repeated="9"/>
          <table:table-cell table:number-columns-repeated="1015"/>
        </table:table-row>
        <table:table-row table:style-name="ro1">
          <table:table-cell table:number-columns-repeated="9"/>
          <table:table-cell table:number-columns-repeated="1015"/>
        </table:table-row>
        <table:table-row table:style-name="ro1">
          <table:table-cell table:number-columns-repeated="9"/>
          <table:table-cell table:number-columns-repeated="1015"/>
        </table:table-row>
        <table:table-row table:style-name="ro1">
          <table:table-cell table:number-columns-repeated="9"/>
          <table:table-cell table:number-columns-repeated="1015"/>
        </table:table-row>
        <table:table-row table:style-name="ro1">
          <table:table-cell table:number-columns-repeated="9"/>
          <table:table-cell table:number-columns-repeated="1015"/>
        </table:table-row>
        <table:table-row table:style-name="ro1">
          <table:table-cell table:number-columns-repeated="9"/>
          <table:table-cell table:number-columns-repeated="1015"/>
        </table:table-row>
        <table:table-row table:style-name="ro1">
          <table:table-cell table:number-columns-repeated="9"/>
          <table:table-cell table:number-columns-repeated="1015"/>
        </table:table-row>
        <table:table-row table:style-name="ro1">
          <table:table-cell table:number-columns-repeated="9"/>
          <table:table-cell table:number-columns-repeated="1015"/>
        </table:table-row>
        <table:table-row table:style-name="ro1">
          <table:table-cell table:number-columns-repeated="9"/>
          <table:table-cell table:number-columns-repeated="1015"/>
        </table:table-row>
        <table:table-row table:style-name="ro1">
          <table:table-cell table:number-columns-repeated="9"/>
          <table:table-cell table:number-columns-repeated="1015"/>
        </table:table-row>
        <table:table-row table:style-name="ro1">
          <table:table-cell table:number-columns-repeated="9"/>
          <table:table-cell table:number-columns-repeated="1015"/>
        </table:table-row>
        <table:table-row table:style-name="ro1">
          <table:table-cell table:number-columns-repeated="9"/>
          <table:table-cell table:number-columns-repeated="1015"/>
        </table:table-row>
        <table:table-row table:style-name="ro1">
          <table:table-cell table:number-columns-repeated="9"/>
          <table:table-cell table:number-columns-repeated="1015"/>
        </table:table-row>
        <table:table-row table:style-name="ro1">
          <table:table-cell table:number-columns-repeated="9"/>
          <table:table-cell table:number-columns-repeated="1015"/>
        </table:table-row>
        <table:table-row table:style-name="ro1">
          <table:table-cell table:number-columns-repeated="9"/>
          <table:table-cell table:number-columns-repeated="1015"/>
        </table:table-row>
        <table:table-row table:style-name="ro1">
          <table:table-cell office:value-type="string">
            <text:p>['mag'</text:p>
          </table:table-cell>
          <table:table-cell/>
          <table:table-cell office:value-type="string">
            <text:p>'Options'</text:p>
          </table:table-cell>
          <table:table-cell office:value-type="string">
            <text:p>'Main Menu'</text:p>
          </table:table-cell>
          <table:table-cell table:number-columns-repeated="4"/>
          <table:table-cell office:value-type="string">
            <text:p>]</text:p>
          </table:table-cell>
          <table:table-cell table:number-columns-repeated="1015"/>
        </table:table-row>
        <table:table-row table:style-name="ro1">
          <table:table-cell office:value-type="string">
            <text:p>['mag'</text:p>
          </table:table-cell>
          <table:table-cell/>
          <table:table-cell office:value-type="string">
            <text:p>'Help'</text:p>
          </table:table-cell>
          <table:table-cell office:value-type="string">
            <text:p>'Default\nPower'</text:p>
          </table:table-cell>
          <table:table-cell table:number-columns-repeated="4"/>
          <table:table-cell office:value-type="string">
            <text:p>]</text:p>
          </table:table-cell>
          <table:table-cell table:number-columns-repeated="1015"/>
        </table:table-row>
        <table:table-row table:style-name="ro1">
          <table:table-cell office:value-type="string">
            <text:p>['mag'</text:p>
          </table:table-cell>
          <table:table-cell/>
          <table:table-cell office:value-type="string">
            <text:p>'Volume -'</text:p>
          </table:table-cell>
          <table:table-cell office:value-type="string">
            <text:p>'Default\nPower'</text:p>
          </table:table-cell>
          <table:table-cell table:number-columns-repeated="4"/>
          <table:table-cell office:value-type="string">
            <text:p>]</text:p>
          </table:table-cell>
          <table:table-cell table:number-columns-repeated="1015"/>
        </table:table-row>
        <table:table-row table:style-name="ro1">
          <table:table-cell office:value-type="string">
            <text:p>['mag'</text:p>
          </table:table-cell>
          <table:table-cell/>
          <table:table-cell office:value-type="string">
            <text:p>'Volume +'</text:p>
          </table:table-cell>
          <table:table-cell office:value-type="string">
            <text:p>'Default\nPower'</text:p>
          </table:table-cell>
          <table:table-cell table:number-columns-repeated="4"/>
          <table:table-cell office:value-type="string">
            <text:p>]</text:p>
          </table:table-cell>
          <table:table-cell table:number-columns-repeated="1015"/>
        </table:table-row>
        <table:table-row table:style-name="ro1">
          <table:table-cell office:value-type="string">
            <text:p>['mag'</text:p>
          </table:table-cell>
          <table:table-cell/>
          <table:table-cell office:value-type="string">
            <text:p>'Save Game'</text:p>
          </table:table-cell>
          <table:table-cell office:value-type="string">
            <text:p>'Default\nPower'</text:p>
          </table:table-cell>
          <table:table-cell table:number-columns-repeated="4"/>
          <table:table-cell office:value-type="string">
            <text:p>]</text:p>
          </table:table-cell>
          <table:table-cell table:number-columns-repeated="1015"/>
        </table:table-row>
        <table:table-row table:style-name="ro1">
          <table:table-cell office:value-type="string">
            <text:p>['mag'</text:p>
          </table:table-cell>
          <table:table-cell/>
          <table:table-cell office:value-type="string">
            <text:p>'Load Game'</text:p>
          </table:table-cell>
          <table:table-cell office:value-type="string">
            <text:p>'Default\nPower'</text:p>
          </table:table-cell>
          <table:table-cell table:number-columns-repeated="4"/>
          <table:table-cell office:value-type="string">
            <text:p>]</text:p>
          </table:table-cell>
          <table:table-cell table:number-columns-repeated="1015"/>
        </table:table-row>
        <table:table-row table:style-name="ro1">
          <table:table-cell office:value-type="string">
            <text:p>['mag'</text:p>
          </table:table-cell>
          <table:table-cell/>
          <table:table-cell office:value-type="string">
            <text:p>'Quick Save'</text:p>
          </table:table-cell>
          <table:table-cell office:value-type="string">
            <text:p>'Default\nPower'</text:p>
          </table:table-cell>
          <table:table-cell table:number-columns-repeated="4"/>
          <table:table-cell office:value-type="string">
            <text:p>]</text:p>
          </table:table-cell>
          <table:table-cell table:number-columns-repeated="1015"/>
        </table:table-row>
        <table:table-row table:style-name="ro1">
          <table:table-cell office:value-type="string">
            <text:p>['mag'</text:p>
          </table:table-cell>
          <table:table-cell/>
          <table:table-cell office:value-type="string">
            <text:p>'Quick Load'</text:p>
          </table:table-cell>
          <table:table-cell office:value-type="string">
            <text:p>'Default\nPower'</text:p>
          </table:table-cell>
          <table:table-cell table:number-columns-repeated="4"/>
          <table:table-cell office:value-type="string">
            <text:p>]</text:p>
          </table:table-cell>
          <table:table-cell table:number-columns-repeated="1015"/>
        </table:table-row>
        <table:table-row table:style-name="ro1">
          <table:table-cell office:value-type="string">
            <text:p>[</text:p>
          </table:table-cell>
          <table:table-cell table:number-columns-repeated="2"/>
          <table:table-cell office:value-type="string">
            <text:p>'Default\nPower'</text:p>
          </table:table-cell>
          <table:table-cell table:number-columns-repeated="4"/>
          <table:table-cell office:value-type="string">
            <text:p>]</text:p>
          </table:table-cell>
          <table:table-cell table:number-columns-repeated="1015"/>
        </table:table-row>
        <table:table-row table:style-name="ro1">
          <table:table-cell office:value-type="string">
            <text:p>[</text:p>
          </table:table-cell>
          <table:table-cell table:number-columns-repeated="2"/>
          <table:table-cell office:value-type="string">
            <text:p>'Default\nPower'</text:p>
          </table:table-cell>
          <table:table-cell table:number-columns-repeated="4"/>
          <table:table-cell office:value-type="string">
            <text:p>]</text:p>
          </table:table-cell>
          <table:table-cell table:number-columns-repeated="1015"/>
        </table:table-row>
        <table:table-row table:style-name="ro1">
          <table:table-cell office:value-type="string">
            <text:p>['mag'</text:p>
          </table:table-cell>
          <table:table-cell/>
          <table:table-cell office:value-type="string">
            <text:p>'Exit to Main Menu'</text:p>
          </table:table-cell>
          <table:table-cell office:value-type="string">
            <text:p>'Default\nPower'</text:p>
          </table:table-cell>
          <table:table-cell table:number-columns-repeated="4"/>
          <table:table-cell office:value-type="string">
            <text:p>]</text:p>
          </table:table-cell>
          <table:table-cell table:number-columns-repeated="1015"/>
        </table:table-row>
        <table:table-row table:style-name="ro1">
          <table:table-cell office:value-type="string">
            <text:p>[</text:p>
          </table:table-cell>
          <table:table-cell table:number-columns-repeated="2"/>
          <table:table-cell office:value-type="string">
            <text:p>'Quick Save'</text:p>
          </table:table-cell>
          <table:table-cell table:number-columns-repeated="4"/>
          <table:table-cell office:value-type="string">
            <text:p>]</text:p>
          </table:table-cell>
          <table:table-cell table:number-columns-repeated="1015"/>
        </table:table-row>
        <table:table-row table:style-name="ro1">
          <table:table-cell office:value-type="string">
            <text:p>['mag'</text:p>
          </table:table-cell>
          <table:table-cell/>
          <table:table-cell office:value-type="string">
            <text:p>'Screenshot'</text:p>
          </table:table-cell>
          <table:table-cell office:value-type="string">
            <text:p>'Quick Load'</text:p>
          </table:table-cell>
          <table:table-cell table:number-columns-repeated="4"/>
          <table:table-cell office:value-type="string">
            <text:p>]</text:p>
          </table:table-cell>
          <table:table-cell table:number-columns-repeated="1015"/>
        </table:table-row>
        <table:table-row table:style-name="ro1">
          <table:table-cell table:number-columns-repeated="9"/>
          <table:table-cell table:number-columns-repeated="1015"/>
        </table:table-row>
        <table:table-row table:style-name="ro1">
          <table:table-cell table:number-columns-repeated="9"/>
          <table:table-cell table:number-columns-repeated="1015"/>
        </table:table-row>
        <table:table-row table:style-name="ro1">
          <table:table-cell office:value-type="string">
            <text:p>[</text:p>
          </table:table-cell>
          <table:table-cell table:number-columns-repeated="2"/>
          <table:table-cell office:value-type="string">
            <text:p>'Pause Game'</text:p>
          </table:table-cell>
          <table:table-cell table:number-columns-repeated="4"/>
          <table:table-cell office:value-type="string">
            <text:p>]</text:p>
          </table:table-cell>
          <table:table-cell table:number-columns-repeated="1015"/>
        </table:table-row>
        <table:table-row table:style-name="ro1">
          <table:table-cell table:number-columns-repeated="9"/>
          <table:table-cell table:number-columns-repeated="1015"/>
        </table:table-row>
        <table:table-row table:style-name="ro1">
          <table:table-cell table:number-columns-repeated="9"/>
          <table:table-cell table:number-columns-repeated="1015"/>
        </table:table-row>
        <table:table-row table:style-name="ro1">
          <table:table-cell table:number-columns-repeated="9"/>
          <table:table-cell table:number-columns-repeated="1015"/>
        </table:table-row>
        <table:table-row table:style-name="ro1" table:number-rows-repeated="654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5" table:style-name="ta1" table:print="false">
        <table:table-column table:style-name="co1" table:default-cell-style-name="ce2"/>
        <table:table-column table:style-name="co1" table:number-columns-repeated="7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formula="of:=IF([Sheet3.A1]=[Sheet4.A1];IF([Sheet4.I1]=0;&quot;&quot;;[Sheet4.A1]);IF([Sheet4.A1]=0;&quot;&quot;;[Sheet4.A1]))">
            <text:p/>
          </table:table-cell>
          <table:table-cell table:formula="of:=IF([Sheet3.A1]=[Sheet4.B1];&quot;&quot;;IF([Sheet4.B1]=0;&quot;&quot;;[Sheet4.B1]))">
            <text:p/>
          </table:table-cell>
          <table:table-cell table:formula="of:=IF([Sheet3.B1]=[Sheet4.C1];&quot;&quot;;IF([Sheet4.C1]=0;&quot;&quot;;[Sheet4.C1]))">
            <text:p/>
          </table:table-cell>
          <table:table-cell table:formula="of:=IF([Sheet3.C1]=[Sheet4.D1];&quot;&quot;;IF([Sheet4.D1]=0;&quot;&quot;;[Sheet4.D1]))">
            <text:p/>
          </table:table-cell>
          <table:table-cell table:formula="of:=IF([Sheet3.D1]=[Sheet4.E1];&quot;&quot;;IF([Sheet4.E1]=0;&quot;&quot;;[Sheet4.E1]))">
            <text:p/>
          </table:table-cell>
          <table:table-cell table:formula="of:=IF([Sheet3.E1]=[Sheet4.F1];&quot;&quot;;IF([Sheet4.F1]=0;&quot;&quot;;[Sheet4.F1]))">
            <text:p/>
          </table:table-cell>
          <table:table-cell table:formula="of:=IF([Sheet3.F1]=[Sheet4.G1];&quot;&quot;;IF([Sheet4.G1]=0;&quot;&quot;;[Sheet4.G1]))">
            <text:p/>
          </table:table-cell>
          <table:table-cell table:formula="of:=IF([Sheet3.G1]=[Sheet4.H1];&quot;&quot;;IF([Sheet4.H1]=0;&quot;&quot;;[Sheet4.H1]))">
            <text:p/>
          </table:table-cell>
          <table:table-cell table:formula="of:=IF([Sheet4.I1]=0;&quot;&quot;;[Sheet4.I1])">
            <text:p/>
          </table:table-cell>
          <table:table-cell table:formula="of:=CONCATENATE([.A1];&quot;,&quot;;[.B1];&quot;,&quot;;[.C1];&quot;,&quot;;[.D1];&quot;,&quot;;[.E1];&quot;,&quot;;[.F1];&quot;,&quot;;[.G1];&quot;,&quot;;[.H1];&quot;,&quot;;[.I1];&quot;,&quot;)" office:value-type="string" office:string-value=",,,,,,,,,">
            <text:p>,,,,,,,,,</text:p>
          </table:table-cell>
        </table:table-row>
        <table:table-row table:style-name="ro1">
          <table:table-cell table:formula="of:=IF([Sheet3.A2]=[Sheet4.A2];IF([Sheet4.I2]=0;&quot;&quot;;[Sheet4.A2]);IF([Sheet4.A2]=0;&quot;&quot;;[Sheet4.A2]))" office:value-type="string" office:string-value="['red'">
            <text:p>['red'</text:p>
          </table:table-cell>
          <table:table-cell table:formula="of:=IF([Sheet3.A2]=[Sheet4.B2];&quot;&quot;;IF([Sheet4.B2]=0;&quot;&quot;;[Sheet4.B2]))">
            <text:p/>
          </table:table-cell>
          <table:table-cell table:formula="of:=IF([Sheet3.B2]=[Sheet4.C2];&quot;&quot;;IF([Sheet4.C2]=0;&quot;&quot;;[Sheet4.C2]))" office:value-type="string" office:string-value="'Sneak'">
            <text:p>'Sneak'</text:p>
          </table:table-cell>
          <table:table-cell table:formula="of:=IF([Sheet3.C2]=[Sheet4.D2];&quot;&quot;;IF([Sheet4.D2]=0;&quot;&quot;;[Sheet4.D2]))">
            <text:p/>
          </table:table-cell>
          <table:table-cell table:formula="of:=IF([Sheet3.D2]=[Sheet4.E2];&quot;&quot;;IF([Sheet4.E2]=0;&quot;&quot;;[Sheet4.E2]))">
            <text:p/>
          </table:table-cell>
          <table:table-cell table:formula="of:=IF([Sheet3.E2]=[Sheet4.F2];&quot;&quot;;IF([Sheet4.F2]=0;&quot;&quot;;[Sheet4.F2]))">
            <text:p/>
          </table:table-cell>
          <table:table-cell table:formula="of:=IF([Sheet3.F2]=[Sheet4.G2];&quot;&quot;;IF([Sheet4.G2]=0;&quot;&quot;;[Sheet4.G2]))">
            <text:p/>
          </table:table-cell>
          <table:table-cell table:formula="of:=IF([Sheet3.G2]=[Sheet4.H2];&quot;&quot;;IF([Sheet4.H2]=0;&quot;&quot;;[Sheet4.H2]))">
            <text:p/>
          </table:table-cell>
          <table:table-cell table:formula="of:=IF([Sheet4.I2]=0;&quot;&quot;;[Sheet4.I2])" office:value-type="string" office:string-value="]">
            <text:p>]</text:p>
          </table:table-cell>
          <table:table-cell table:formula="of:=CONCATENATE([.A2];&quot;,&quot;;[.B2];&quot;,&quot;;[.C2];&quot;,&quot;;[.D2];&quot;,&quot;;[.E2];&quot;,&quot;;[.F2];&quot;,&quot;;[.G2];&quot;,&quot;;[.H2];&quot;,&quot;;[.I2];&quot;,&quot;)" office:value-type="string" office:string-value="['red',,'Sneak',,,,,,],">
            <text:p>['red',,'Sneak',,,,,,],</text:p>
          </table:table-cell>
        </table:table-row>
        <table:table-row table:style-name="ro1">
          <table:table-cell table:formula="of:=IF([Sheet3.A3]=[Sheet4.A3];IF([Sheet4.I3]=0;&quot;&quot;;[Sheet4.A3]);IF([Sheet4.A3]=0;&quot;&quot;;[Sheet4.A3]))" office:value-type="string" office:string-value="['red'">
            <text:p>['red'</text:p>
          </table:table-cell>
          <table:table-cell table:formula="of:=IF([Sheet3.A3]=[Sheet4.B3];&quot;&quot;;IF([Sheet4.B3]=0;&quot;&quot;;[Sheet4.B3]))">
            <text:p/>
          </table:table-cell>
          <table:table-cell table:formula="of:=IF([Sheet3.B3]=[Sheet4.C3];&quot;&quot;;IF([Sheet4.C3]=0;&quot;&quot;;[Sheet4.C3]))" office:value-type="string" office:string-value="'Lockpick'">
            <text:p>'Lockpick'</text:p>
          </table:table-cell>
          <table:table-cell table:formula="of:=IF([Sheet3.C3]=[Sheet4.D3];&quot;&quot;;IF([Sheet4.D3]=0;&quot;&quot;;[Sheet4.D3]))">
            <text:p/>
          </table:table-cell>
          <table:table-cell table:formula="of:=IF([Sheet3.D3]=[Sheet4.E3];&quot;&quot;;IF([Sheet4.E3]=0;&quot;&quot;;[Sheet4.E3]))">
            <text:p/>
          </table:table-cell>
          <table:table-cell table:formula="of:=IF([Sheet3.E3]=[Sheet4.F3];&quot;&quot;;IF([Sheet4.F3]=0;&quot;&quot;;[Sheet4.F3]))">
            <text:p/>
          </table:table-cell>
          <table:table-cell table:formula="of:=IF([Sheet3.F3]=[Sheet4.G3];&quot;&quot;;IF([Sheet4.G3]=0;&quot;&quot;;[Sheet4.G3]))">
            <text:p/>
          </table:table-cell>
          <table:table-cell table:formula="of:=IF([Sheet3.G3]=[Sheet4.H3];&quot;&quot;;IF([Sheet4.H3]=0;&quot;&quot;;[Sheet4.H3]))">
            <text:p/>
          </table:table-cell>
          <table:table-cell table:formula="of:=IF([Sheet4.I3]=0;&quot;&quot;;[Sheet4.I3])" office:value-type="string" office:string-value="]">
            <text:p>]</text:p>
          </table:table-cell>
          <table:table-cell table:formula="of:=CONCATENATE([.A3];&quot;,&quot;;[.B3];&quot;,&quot;;[.C3];&quot;,&quot;;[.D3];&quot;,&quot;;[.E3];&quot;,&quot;;[.F3];&quot;,&quot;;[.G3];&quot;,&quot;;[.H3];&quot;,&quot;;[.I3];&quot;,&quot;)" office:value-type="string" office:string-value="['red',,'Lockpick',,,,,,],">
            <text:p>['red',,'Lockpick',,,,,,],</text:p>
          </table:table-cell>
        </table:table-row>
        <table:table-row table:style-name="ro1">
          <table:table-cell table:formula="of:=IF([Sheet3.A4]=[Sheet4.A4];IF([Sheet4.I4]=0;&quot;&quot;;[Sheet4.A4]);IF([Sheet4.A4]=0;&quot;&quot;;[Sheet4.A4]))" office:value-type="string" office:string-value="['red'">
            <text:p>['red'</text:p>
          </table:table-cell>
          <table:table-cell table:formula="of:=IF([Sheet3.A4]=[Sheet4.B4];&quot;&quot;;IF([Sheet4.B4]=0;&quot;&quot;;[Sheet4.B4]))">
            <text:p/>
          </table:table-cell>
          <table:table-cell table:formula="of:=IF([Sheet3.B4]=[Sheet4.C4];&quot;&quot;;IF([Sheet4.C4]=0;&quot;&quot;;[Sheet4.C4]))" office:value-type="string" office:string-value="'Steal'">
            <text:p>'Steal'</text:p>
          </table:table-cell>
          <table:table-cell table:formula="of:=IF([Sheet3.C4]=[Sheet4.D4];&quot;&quot;;IF([Sheet4.D4]=0;&quot;&quot;;[Sheet4.D4]))">
            <text:p/>
          </table:table-cell>
          <table:table-cell table:formula="of:=IF([Sheet3.D4]=[Sheet4.E4];&quot;&quot;;IF([Sheet4.E4]=0;&quot;&quot;;[Sheet4.E4]))">
            <text:p/>
          </table:table-cell>
          <table:table-cell table:formula="of:=IF([Sheet3.E4]=[Sheet4.F4];&quot;&quot;;IF([Sheet4.F4]=0;&quot;&quot;;[Sheet4.F4]))">
            <text:p/>
          </table:table-cell>
          <table:table-cell table:formula="of:=IF([Sheet3.F4]=[Sheet4.G4];&quot;&quot;;IF([Sheet4.G4]=0;&quot;&quot;;[Sheet4.G4]))">
            <text:p/>
          </table:table-cell>
          <table:table-cell table:formula="of:=IF([Sheet3.G4]=[Sheet4.H4];&quot;&quot;;IF([Sheet4.H4]=0;&quot;&quot;;[Sheet4.H4]))">
            <text:p/>
          </table:table-cell>
          <table:table-cell table:formula="of:=IF([Sheet4.I4]=0;&quot;&quot;;[Sheet4.I4])" office:value-type="string" office:string-value="]">
            <text:p>]</text:p>
          </table:table-cell>
          <table:table-cell table:formula="of:=CONCATENATE([.A4];&quot;,&quot;;[.B4];&quot;,&quot;;[.C4];&quot;,&quot;;[.D4];&quot;,&quot;;[.E4];&quot;,&quot;;[.F4];&quot;,&quot;;[.G4];&quot;,&quot;;[.H4];&quot;,&quot;;[.I4];&quot;,&quot;)" office:value-type="string" office:string-value="['red',,'Steal',,,,,,],">
            <text:p>['red',,'Steal',,,,,,],</text:p>
          </table:table-cell>
        </table:table-row>
        <table:table-row table:style-name="ro1">
          <table:table-cell table:formula="of:=IF([Sheet3.A5]=[Sheet4.A5];IF([Sheet4.I5]=0;&quot;&quot;;[Sheet4.A5]);IF([Sheet4.A5]=0;&quot;&quot;;[Sheet4.A5]))" office:value-type="string" office:string-value="['red'">
            <text:p>['red'</text:p>
          </table:table-cell>
          <table:table-cell table:formula="of:=IF([Sheet3.A5]=[Sheet4.B5];&quot;&quot;;IF([Sheet4.B5]=0;&quot;&quot;;[Sheet4.B5]))">
            <text:p/>
          </table:table-cell>
          <table:table-cell table:formula="of:=IF([Sheet3.B5]=[Sheet4.C5];&quot;&quot;;IF([Sheet4.C5]=0;&quot;&quot;;[Sheet4.C5]))" office:value-type="string" office:string-value="'Traps'">
            <text:p>'Traps'</text:p>
          </table:table-cell>
          <table:table-cell table:formula="of:=IF([Sheet3.C5]=[Sheet4.D5];&quot;&quot;;IF([Sheet4.D5]=0;&quot;&quot;;[Sheet4.D5]))">
            <text:p/>
          </table:table-cell>
          <table:table-cell table:formula="of:=IF([Sheet3.D5]=[Sheet4.E5];&quot;&quot;;IF([Sheet4.E5]=0;&quot;&quot;;[Sheet4.E5]))">
            <text:p/>
          </table:table-cell>
          <table:table-cell table:formula="of:=IF([Sheet3.E5]=[Sheet4.F5];&quot;&quot;;IF([Sheet4.F5]=0;&quot;&quot;;[Sheet4.F5]))">
            <text:p/>
          </table:table-cell>
          <table:table-cell table:formula="of:=IF([Sheet3.F5]=[Sheet4.G5];&quot;&quot;;IF([Sheet4.G5]=0;&quot;&quot;;[Sheet4.G5]))">
            <text:p/>
          </table:table-cell>
          <table:table-cell table:formula="of:=IF([Sheet3.G5]=[Sheet4.H5];&quot;&quot;;IF([Sheet4.H5]=0;&quot;&quot;;[Sheet4.H5]))">
            <text:p/>
          </table:table-cell>
          <table:table-cell table:formula="of:=IF([Sheet4.I5]=0;&quot;&quot;;[Sheet4.I5])" office:value-type="string" office:string-value="]">
            <text:p>]</text:p>
          </table:table-cell>
          <table:table-cell table:formula="of:=CONCATENATE([.A5];&quot;,&quot;;[.B5];&quot;,&quot;;[.C5];&quot;,&quot;;[.D5];&quot;,&quot;;[.E5];&quot;,&quot;;[.F5];&quot;,&quot;;[.G5];&quot;,&quot;;[.H5];&quot;,&quot;;[.I5];&quot;,&quot;)" office:value-type="string" office:string-value="['red',,'Traps',,,,,,],">
            <text:p>['red',,'Traps',,,,,,],</text:p>
          </table:table-cell>
        </table:table-row>
        <table:table-row table:style-name="ro1">
          <table:table-cell table:formula="of:=IF([Sheet3.A6]=[Sheet4.A6];IF([Sheet4.I6]=0;&quot;&quot;;[Sheet4.A6]);IF([Sheet4.A6]=0;&quot;&quot;;[Sheet4.A6]))" office:value-type="string" office:string-value="['red'">
            <text:p>['red'</text:p>
          </table:table-cell>
          <table:table-cell table:formula="of:=IF([Sheet3.A6]=[Sheet4.B6];&quot;&quot;;IF([Sheet4.B6]=0;&quot;&quot;;[Sheet4.B6]))">
            <text:p/>
          </table:table-cell>
          <table:table-cell table:formula="of:=IF([Sheet3.B6]=[Sheet4.C6];&quot;&quot;;IF([Sheet4.C6]=0;&quot;&quot;;[Sheet4.C6]))" office:value-type="string" office:string-value="'First'">
            <text:p>'First'</text:p>
          </table:table-cell>
          <table:table-cell table:formula="of:=IF([Sheet3.C6]=[Sheet4.D6];&quot;&quot;;IF([Sheet4.D6]=0;&quot;&quot;;[Sheet4.D6]))">
            <text:p/>
          </table:table-cell>
          <table:table-cell table:formula="of:=IF([Sheet3.D6]=[Sheet4.E6];&quot;&quot;;IF([Sheet4.E6]=0;&quot;&quot;;[Sheet4.E6]))">
            <text:p/>
          </table:table-cell>
          <table:table-cell table:formula="of:=IF([Sheet3.E6]=[Sheet4.F6];&quot;&quot;;IF([Sheet4.F6]=0;&quot;&quot;;[Sheet4.F6]))">
            <text:p/>
          </table:table-cell>
          <table:table-cell table:formula="of:=IF([Sheet3.F6]=[Sheet4.G6];&quot;&quot;;IF([Sheet4.G6]=0;&quot;&quot;;[Sheet4.G6]))">
            <text:p/>
          </table:table-cell>
          <table:table-cell table:formula="of:=IF([Sheet3.G6]=[Sheet4.H6];&quot;&quot;;IF([Sheet4.H6]=0;&quot;&quot;;[Sheet4.H6]))">
            <text:p/>
          </table:table-cell>
          <table:table-cell table:formula="of:=IF([Sheet4.I6]=0;&quot;&quot;;[Sheet4.I6])" office:value-type="string" office:string-value="]">
            <text:p>]</text:p>
          </table:table-cell>
          <table:table-cell table:formula="of:=CONCATENATE([.A6];&quot;,&quot;;[.B6];&quot;,&quot;;[.C6];&quot;,&quot;;[.D6];&quot;,&quot;;[.E6];&quot;,&quot;;[.F6];&quot;,&quot;;[.G6];&quot;,&quot;;[.H6];&quot;,&quot;;[.I6];&quot;,&quot;)" office:value-type="string" office:string-value="['red',,'First',,,,,,],">
            <text:p>['red',,'First',,,,,,],</text:p>
          </table:table-cell>
        </table:table-row>
        <table:table-row table:style-name="ro1">
          <table:table-cell table:formula="of:=IF([Sheet3.A7]=[Sheet4.A7];IF([Sheet4.I7]=0;&quot;&quot;;[Sheet4.A7]);IF([Sheet4.A7]=0;&quot;&quot;;[Sheet4.A7]))" office:value-type="string" office:string-value="['red'">
            <text:p>['red'</text:p>
          </table:table-cell>
          <table:table-cell table:formula="of:=IF([Sheet3.A7]=[Sheet4.B7];&quot;&quot;;IF([Sheet4.B7]=0;&quot;&quot;;[Sheet4.B7]))">
            <text:p/>
          </table:table-cell>
          <table:table-cell table:formula="of:=IF([Sheet3.B7]=[Sheet4.C7];&quot;&quot;;IF([Sheet4.C7]=0;&quot;&quot;;[Sheet4.C7]))" office:value-type="string" office:string-value="'Doctor'">
            <text:p>'Doctor'</text:p>
          </table:table-cell>
          <table:table-cell table:formula="of:=IF([Sheet3.C7]=[Sheet4.D7];&quot;&quot;;IF([Sheet4.D7]=0;&quot;&quot;;[Sheet4.D7]))">
            <text:p/>
          </table:table-cell>
          <table:table-cell table:formula="of:=IF([Sheet3.D7]=[Sheet4.E7];&quot;&quot;;IF([Sheet4.E7]=0;&quot;&quot;;[Sheet4.E7]))">
            <text:p/>
          </table:table-cell>
          <table:table-cell table:formula="of:=IF([Sheet3.E7]=[Sheet4.F7];&quot;&quot;;IF([Sheet4.F7]=0;&quot;&quot;;[Sheet4.F7]))">
            <text:p/>
          </table:table-cell>
          <table:table-cell table:formula="of:=IF([Sheet3.F7]=[Sheet4.G7];&quot;&quot;;IF([Sheet4.G7]=0;&quot;&quot;;[Sheet4.G7]))">
            <text:p/>
          </table:table-cell>
          <table:table-cell table:formula="of:=IF([Sheet3.G7]=[Sheet4.H7];&quot;&quot;;IF([Sheet4.H7]=0;&quot;&quot;;[Sheet4.H7]))">
            <text:p/>
          </table:table-cell>
          <table:table-cell table:formula="of:=IF([Sheet4.I7]=0;&quot;&quot;;[Sheet4.I7])" office:value-type="string" office:string-value="]">
            <text:p>]</text:p>
          </table:table-cell>
          <table:table-cell table:formula="of:=CONCATENATE([.A7];&quot;,&quot;;[.B7];&quot;,&quot;;[.C7];&quot;,&quot;;[.D7];&quot;,&quot;;[.E7];&quot;,&quot;;[.F7];&quot;,&quot;;[.G7];&quot;,&quot;;[.H7];&quot;,&quot;;[.I7];&quot;,&quot;)" office:value-type="string" office:string-value="['red',,'Doctor',,,,,,],">
            <text:p>['red',,'Doctor',,,,,,],</text:p>
          </table:table-cell>
        </table:table-row>
        <table:table-row table:style-name="ro1">
          <table:table-cell table:formula="of:=IF([Sheet3.A8]=[Sheet4.A8];IF([Sheet4.I8]=0;&quot;&quot;;[Sheet4.A8]);IF([Sheet4.A8]=0;&quot;&quot;;[Sheet4.A8]))" office:value-type="string" office:string-value="['red'">
            <text:p>['red'</text:p>
          </table:table-cell>
          <table:table-cell table:formula="of:=IF([Sheet3.A8]=[Sheet4.B8];&quot;&quot;;IF([Sheet4.B8]=0;&quot;&quot;;[Sheet4.B8]))">
            <text:p/>
          </table:table-cell>
          <table:table-cell table:formula="of:=IF([Sheet3.B8]=[Sheet4.C8];&quot;&quot;;IF([Sheet4.C8]=0;&quot;&quot;;[Sheet4.C8]))" office:value-type="string" office:string-value="'Science'">
            <text:p>'Science'</text:p>
          </table:table-cell>
          <table:table-cell table:formula="of:=IF([Sheet3.C8]=[Sheet4.D8];&quot;&quot;;IF([Sheet4.D8]=0;&quot;&quot;;[Sheet4.D8]))">
            <text:p/>
          </table:table-cell>
          <table:table-cell table:formula="of:=IF([Sheet3.D8]=[Sheet4.E8];&quot;&quot;;IF([Sheet4.E8]=0;&quot;&quot;;[Sheet4.E8]))">
            <text:p/>
          </table:table-cell>
          <table:table-cell table:formula="of:=IF([Sheet3.E8]=[Sheet4.F8];&quot;&quot;;IF([Sheet4.F8]=0;&quot;&quot;;[Sheet4.F8]))">
            <text:p/>
          </table:table-cell>
          <table:table-cell table:formula="of:=IF([Sheet3.F8]=[Sheet4.G8];&quot;&quot;;IF([Sheet4.G8]=0;&quot;&quot;;[Sheet4.G8]))">
            <text:p/>
          </table:table-cell>
          <table:table-cell table:formula="of:=IF([Sheet3.G8]=[Sheet4.H8];&quot;&quot;;IF([Sheet4.H8]=0;&quot;&quot;;[Sheet4.H8]))">
            <text:p/>
          </table:table-cell>
          <table:table-cell table:formula="of:=IF([Sheet4.I8]=0;&quot;&quot;;[Sheet4.I8])" office:value-type="string" office:string-value="]">
            <text:p>]</text:p>
          </table:table-cell>
          <table:table-cell table:formula="of:=CONCATENATE([.A8];&quot;,&quot;;[.B8];&quot;,&quot;;[.C8];&quot;,&quot;;[.D8];&quot;,&quot;;[.E8];&quot;,&quot;;[.F8];&quot;,&quot;;[.G8];&quot;,&quot;;[.H8];&quot;,&quot;;[.I8];&quot;,&quot;)" office:value-type="string" office:string-value="['red',,'Science',,,,,,],">
            <text:p>['red',,'Science',,,,,,],</text:p>
          </table:table-cell>
        </table:table-row>
        <table:table-row table:style-name="ro1">
          <table:table-cell table:formula="of:=IF([Sheet3.A9]=[Sheet4.A9];IF([Sheet4.I9]=0;&quot;&quot;;[Sheet4.A9]);IF([Sheet4.A9]=0;&quot;&quot;;[Sheet4.A9]))" office:value-type="string" office:string-value="['red'">
            <text:p>['red'</text:p>
          </table:table-cell>
          <table:table-cell table:formula="of:=IF([Sheet3.A9]=[Sheet4.B9];&quot;&quot;;IF([Sheet4.B9]=0;&quot;&quot;;[Sheet4.B9]))">
            <text:p/>
          </table:table-cell>
          <table:table-cell table:formula="of:=IF([Sheet3.B9]=[Sheet4.C9];&quot;&quot;;IF([Sheet4.C9]=0;&quot;&quot;;[Sheet4.C9]))" office:value-type="string" office:string-value="'Repair'">
            <text:p>'Repair'</text:p>
          </table:table-cell>
          <table:table-cell table:formula="of:=IF([Sheet3.C9]=[Sheet4.D9];&quot;&quot;;IF([Sheet4.D9]=0;&quot;&quot;;[Sheet4.D9]))">
            <text:p/>
          </table:table-cell>
          <table:table-cell table:formula="of:=IF([Sheet3.D9]=[Sheet4.E9];&quot;&quot;;IF([Sheet4.E9]=0;&quot;&quot;;[Sheet4.E9]))">
            <text:p/>
          </table:table-cell>
          <table:table-cell table:formula="of:=IF([Sheet3.E9]=[Sheet4.F9];&quot;&quot;;IF([Sheet4.F9]=0;&quot;&quot;;[Sheet4.F9]))">
            <text:p/>
          </table:table-cell>
          <table:table-cell table:formula="of:=IF([Sheet3.F9]=[Sheet4.G9];&quot;&quot;;IF([Sheet4.G9]=0;&quot;&quot;;[Sheet4.G9]))">
            <text:p/>
          </table:table-cell>
          <table:table-cell table:formula="of:=IF([Sheet3.G9]=[Sheet4.H9];&quot;&quot;;IF([Sheet4.H9]=0;&quot;&quot;;[Sheet4.H9]))">
            <text:p/>
          </table:table-cell>
          <table:table-cell table:formula="of:=IF([Sheet4.I9]=0;&quot;&quot;;[Sheet4.I9])" office:value-type="string" office:string-value="]">
            <text:p>]</text:p>
          </table:table-cell>
          <table:table-cell table:formula="of:=CONCATENATE([.A9];&quot;,&quot;;[.B9];&quot;,&quot;;[.C9];&quot;,&quot;;[.D9];&quot;,&quot;;[.E9];&quot;,&quot;;[.F9];&quot;,&quot;;[.G9];&quot;,&quot;;[.H9];&quot;,&quot;;[.I9];&quot;,&quot;)" office:value-type="string" office:string-value="['red',,'Repair',,,,,,],">
            <text:p>['red',,'Repair',,,,,,],</text:p>
          </table:table-cell>
        </table:table-row>
        <table:table-row table:style-name="ro1">
          <table:table-cell table:formula="of:=IF([Sheet3.A10]=[Sheet4.A10];IF([Sheet4.I10]=0;&quot;&quot;;[Sheet4.A10]);IF([Sheet4.A10]=0;&quot;&quot;;[Sheet4.A10]))">
            <text:p/>
          </table:table-cell>
          <table:table-cell table:formula="of:=IF([Sheet3.A10]=[Sheet4.B10];&quot;&quot;;IF([Sheet4.B10]=0;&quot;&quot;;[Sheet4.B10]))">
            <text:p/>
          </table:table-cell>
          <table:table-cell table:formula="of:=IF([Sheet3.B10]=[Sheet4.C10];&quot;&quot;;IF([Sheet4.C10]=0;&quot;&quot;;[Sheet4.C10]))">
            <text:p/>
          </table:table-cell>
          <table:table-cell table:formula="of:=IF([Sheet3.C10]=[Sheet4.D10];&quot;&quot;;IF([Sheet4.D10]=0;&quot;&quot;;[Sheet4.D10]))">
            <text:p/>
          </table:table-cell>
          <table:table-cell table:formula="of:=IF([Sheet3.D10]=[Sheet4.E10];&quot;&quot;;IF([Sheet4.E10]=0;&quot;&quot;;[Sheet4.E10]))">
            <text:p/>
          </table:table-cell>
          <table:table-cell table:formula="of:=IF([Sheet3.E10]=[Sheet4.F10];&quot;&quot;;IF([Sheet4.F10]=0;&quot;&quot;;[Sheet4.F10]))">
            <text:p/>
          </table:table-cell>
          <table:table-cell table:formula="of:=IF([Sheet3.F10]=[Sheet4.G10];&quot;&quot;;IF([Sheet4.G10]=0;&quot;&quot;;[Sheet4.G10]))">
            <text:p/>
          </table:table-cell>
          <table:table-cell table:formula="of:=IF([Sheet3.G10]=[Sheet4.H10];&quot;&quot;;IF([Sheet4.H10]=0;&quot;&quot;;[Sheet4.H10]))">
            <text:p/>
          </table:table-cell>
          <table:table-cell table:formula="of:=IF([Sheet4.I10]=0;&quot;&quot;;[Sheet4.I10])">
            <text:p/>
          </table:table-cell>
          <table:table-cell table:formula="of:=CONCATENATE([.A10];&quot;,&quot;;[.B10];&quot;,&quot;;[.C10];&quot;,&quot;;[.D10];&quot;,&quot;;[.E10];&quot;,&quot;;[.F10];&quot;,&quot;;[.G10];&quot;,&quot;;[.H10];&quot;,&quot;;[.I10];&quot;,&quot;)" office:value-type="string" office:string-value=",,,,,,,,,">
            <text:p>,,,,,,,,,</text:p>
          </table:table-cell>
        </table:table-row>
        <table:table-row table:style-name="ro1">
          <table:table-cell table:formula="of:=IF([Sheet3.A11]=[Sheet4.A11];IF([Sheet4.I11]=0;&quot;&quot;;[Sheet4.A11]);IF([Sheet4.A11]=0;&quot;&quot;;[Sheet4.A11]))">
            <text:p/>
          </table:table-cell>
          <table:table-cell table:formula="of:=IF([Sheet3.A11]=[Sheet4.B11];&quot;&quot;;IF([Sheet4.B11]=0;&quot;&quot;;[Sheet4.B11]))">
            <text:p/>
          </table:table-cell>
          <table:table-cell table:formula="of:=IF([Sheet3.B11]=[Sheet4.C11];&quot;&quot;;IF([Sheet4.C11]=0;&quot;&quot;;[Sheet4.C11]))">
            <text:p/>
          </table:table-cell>
          <table:table-cell table:formula="of:=IF([Sheet3.C11]=[Sheet4.D11];&quot;&quot;;IF([Sheet4.D11]=0;&quot;&quot;;[Sheet4.D11]))">
            <text:p/>
          </table:table-cell>
          <table:table-cell table:formula="of:=IF([Sheet3.D11]=[Sheet4.E11];&quot;&quot;;IF([Sheet4.E11]=0;&quot;&quot;;[Sheet4.E11]))">
            <text:p/>
          </table:table-cell>
          <table:table-cell table:formula="of:=IF([Sheet3.E11]=[Sheet4.F11];&quot;&quot;;IF([Sheet4.F11]=0;&quot;&quot;;[Sheet4.F11]))">
            <text:p/>
          </table:table-cell>
          <table:table-cell table:formula="of:=IF([Sheet3.F11]=[Sheet4.G11];&quot;&quot;;IF([Sheet4.G11]=0;&quot;&quot;;[Sheet4.G11]))">
            <text:p/>
          </table:table-cell>
          <table:table-cell table:formula="of:=IF([Sheet3.G11]=[Sheet4.H11];&quot;&quot;;IF([Sheet4.H11]=0;&quot;&quot;;[Sheet4.H11]))">
            <text:p/>
          </table:table-cell>
          <table:table-cell table:formula="of:=IF([Sheet4.I11]=0;&quot;&quot;;[Sheet4.I11])">
            <text:p/>
          </table:table-cell>
          <table:table-cell table:formula="of:=CONCATENATE([.A11];&quot;,&quot;;[.B11];&quot;,&quot;;[.C11];&quot;,&quot;;[.D11];&quot;,&quot;;[.E11];&quot;,&quot;;[.F11];&quot;,&quot;;[.G11];&quot;,&quot;;[.H11];&quot;,&quot;;[.I11];&quot;,&quot;)" office:value-type="string" office:string-value=",,,,,,,,,">
            <text:p>,,,,,,,,,</text:p>
          </table:table-cell>
        </table:table-row>
        <table:table-row table:style-name="ro1">
          <table:table-cell table:formula="of:=IF([Sheet3.A12]=[Sheet4.A12];IF([Sheet4.I12]=0;&quot;&quot;;[Sheet4.A12]);IF([Sheet4.A12]=0;&quot;&quot;;[Sheet4.A12]))" office:value-type="string" office:string-value="['mag'">
            <text:p>['mag'</text:p>
          </table:table-cell>
          <table:table-cell table:formula="of:=IF([Sheet3.A12]=[Sheet4.B12];&quot;&quot;;IF([Sheet4.B12]=0;&quot;&quot;;[Sheet4.B12]))">
            <text:p/>
          </table:table-cell>
          <table:table-cell table:formula="of:=IF([Sheet3.B12]=[Sheet4.C12];&quot;&quot;;IF([Sheet4.C12]=0;&quot;&quot;;[Sheet4.C12]))" office:value-type="string" office:string-value="'Decrease\nBrightness'">
            <text:p>'Decrease\nBrightness'</text:p>
          </table:table-cell>
          <table:table-cell table:formula="of:=IF([Sheet3.C12]=[Sheet4.D12];&quot;&quot;;IF([Sheet4.D12]=0;&quot;&quot;;[Sheet4.D12]))">
            <text:p/>
          </table:table-cell>
          <table:table-cell table:formula="of:=IF([Sheet3.D12]=[Sheet4.E12];&quot;&quot;;IF([Sheet4.E12]=0;&quot;&quot;;[Sheet4.E12]))">
            <text:p/>
          </table:table-cell>
          <table:table-cell table:formula="of:=IF([Sheet3.E12]=[Sheet4.F12];&quot;&quot;;IF([Sheet4.F12]=0;&quot;&quot;;[Sheet4.F12]))">
            <text:p/>
          </table:table-cell>
          <table:table-cell table:formula="of:=IF([Sheet3.F12]=[Sheet4.G12];&quot;&quot;;IF([Sheet4.G12]=0;&quot;&quot;;[Sheet4.G12]))">
            <text:p/>
          </table:table-cell>
          <table:table-cell table:formula="of:=IF([Sheet3.G12]=[Sheet4.H12];&quot;&quot;;IF([Sheet4.H12]=0;&quot;&quot;;[Sheet4.H12]))">
            <text:p/>
          </table:table-cell>
          <table:table-cell table:formula="of:=IF([Sheet4.I12]=0;&quot;&quot;;[Sheet4.I12])" office:value-type="string" office:string-value="]">
            <text:p>]</text:p>
          </table:table-cell>
          <table:table-cell table:formula="of:=CONCATENATE([.A12];&quot;,&quot;;[.B12];&quot;,&quot;;[.C12];&quot;,&quot;;[.D12];&quot;,&quot;;[.E12];&quot;,&quot;;[.F12];&quot;,&quot;;[.G12];&quot;,&quot;;[.H12];&quot;,&quot;;[.I12];&quot;,&quot;)" office:value-type="string" office:string-value="['mag',,'Decrease\nBrightness',,,,,,],">
            <text:p>['mag',,'Decrease\nBrightness',,,,,,],</text:p>
          </table:table-cell>
        </table:table-row>
        <table:table-row table:style-name="ro1">
          <table:table-cell table:formula="of:=IF([Sheet3.A13]=[Sheet4.A13];IF([Sheet4.I13]=0;&quot;&quot;;[Sheet4.A13]);IF([Sheet4.A13]=0;&quot;&quot;;[Sheet4.A13]))" office:value-type="string" office:string-value="['mag'">
            <text:p>['mag'</text:p>
          </table:table-cell>
          <table:table-cell table:formula="of:=IF([Sheet3.A13]=[Sheet4.B13];&quot;&quot;;IF([Sheet4.B13]=0;&quot;&quot;;[Sheet4.B13]))">
            <text:p/>
          </table:table-cell>
          <table:table-cell table:formula="of:=IF([Sheet3.B13]=[Sheet4.C13];&quot;&quot;;IF([Sheet4.C13]=0;&quot;&quot;;[Sheet4.C13]))" office:value-type="string" office:string-value="'Increase\nBrightness'">
            <text:p>'Increase\nBrightness'</text:p>
          </table:table-cell>
          <table:table-cell table:formula="of:=IF([Sheet3.C13]=[Sheet4.D13];&quot;&quot;;IF([Sheet4.D13]=0;&quot;&quot;;[Sheet4.D13]))">
            <text:p/>
          </table:table-cell>
          <table:table-cell table:formula="of:=IF([Sheet3.D13]=[Sheet4.E13];&quot;&quot;;IF([Sheet4.E13]=0;&quot;&quot;;[Sheet4.E13]))">
            <text:p/>
          </table:table-cell>
          <table:table-cell table:formula="of:=IF([Sheet3.E13]=[Sheet4.F13];&quot;&quot;;IF([Sheet4.F13]=0;&quot;&quot;;[Sheet4.F13]))">
            <text:p/>
          </table:table-cell>
          <table:table-cell table:formula="of:=IF([Sheet3.F13]=[Sheet4.G13];&quot;&quot;;IF([Sheet4.G13]=0;&quot;&quot;;[Sheet4.G13]))">
            <text:p/>
          </table:table-cell>
          <table:table-cell table:formula="of:=IF([Sheet3.G13]=[Sheet4.H13];&quot;&quot;;IF([Sheet4.H13]=0;&quot;&quot;;[Sheet4.H13]))">
            <text:p/>
          </table:table-cell>
          <table:table-cell table:formula="of:=IF([Sheet4.I13]=0;&quot;&quot;;[Sheet4.I13])" office:value-type="string" office:string-value="]">
            <text:p>]</text:p>
          </table:table-cell>
          <table:table-cell table:formula="of:=CONCATENATE([.A13];&quot;,&quot;;[.B13];&quot;,&quot;;[.C13];&quot;,&quot;;[.D13];&quot;,&quot;;[.E13];&quot;,&quot;;[.F13];&quot;,&quot;;[.G13];&quot;,&quot;;[.H13];&quot;,&quot;;[.I13];&quot;,&quot;)" office:value-type="string" office:string-value="['mag',,'Increase\nBrightness',,,,,,],">
            <text:p>['mag',,'Increase\nBrightness',,,,,,],</text:p>
          </table:table-cell>
        </table:table-row>
        <table:table-row table:style-name="ro1">
          <table:table-cell table:formula="of:=IF([Sheet3.A14]=[Sheet4.A14];IF([Sheet4.I14]=0;&quot;&quot;;[Sheet4.A14]);IF([Sheet4.A14]=0;&quot;&quot;;[Sheet4.A14]))">
            <text:p/>
          </table:table-cell>
          <table:table-cell table:formula="of:=IF([Sheet3.A14]=[Sheet4.B14];&quot;&quot;;IF([Sheet4.B14]=0;&quot;&quot;;[Sheet4.B14]))">
            <text:p/>
          </table:table-cell>
          <table:table-cell table:formula="of:=IF([Sheet3.B14]=[Sheet4.C14];&quot;&quot;;IF([Sheet4.C14]=0;&quot;&quot;;[Sheet4.C14]))">
            <text:p/>
          </table:table-cell>
          <table:table-cell table:formula="of:=IF([Sheet3.C14]=[Sheet4.D14];&quot;&quot;;IF([Sheet4.D14]=0;&quot;&quot;;[Sheet4.D14]))">
            <text:p/>
          </table:table-cell>
          <table:table-cell table:formula="of:=IF([Sheet3.D14]=[Sheet4.E14];&quot;&quot;;IF([Sheet4.E14]=0;&quot;&quot;;[Sheet4.E14]))">
            <text:p/>
          </table:table-cell>
          <table:table-cell table:formula="of:=IF([Sheet3.E14]=[Sheet4.F14];&quot;&quot;;IF([Sheet4.F14]=0;&quot;&quot;;[Sheet4.F14]))">
            <text:p/>
          </table:table-cell>
          <table:table-cell table:formula="of:=IF([Sheet3.F14]=[Sheet4.G14];&quot;&quot;;IF([Sheet4.G14]=0;&quot;&quot;;[Sheet4.G14]))">
            <text:p/>
          </table:table-cell>
          <table:table-cell table:formula="of:=IF([Sheet3.G14]=[Sheet4.H14];&quot;&quot;;IF([Sheet4.H14]=0;&quot;&quot;;[Sheet4.H14]))">
            <text:p/>
          </table:table-cell>
          <table:table-cell table:formula="of:=IF([Sheet4.I14]=0;&quot;&quot;;[Sheet4.I14])">
            <text:p/>
          </table:table-cell>
          <table:table-cell table:formula="of:=CONCATENATE([.A14];&quot;,&quot;;[.B14];&quot;,&quot;;[.C14];&quot;,&quot;;[.D14];&quot;,&quot;;[.E14];&quot;,&quot;;[.F14];&quot;,&quot;;[.G14];&quot;,&quot;;[.H14];&quot;,&quot;;[.I14];&quot;,&quot;)" office:value-type="string" office:string-value=",,,,,,,,,">
            <text:p>,,,,,,,,,</text:p>
          </table:table-cell>
        </table:table-row>
        <table:table-row table:style-name="ro1">
          <table:table-cell table:formula="of:=IF([Sheet3.A15]=[Sheet4.A15];IF([Sheet4.I15]=0;&quot;&quot;;[Sheet4.A15]);IF([Sheet4.A15]=0;&quot;&quot;;[Sheet4.A15]))" office:value-type="string" office:string-value="['yel'">
            <text:p>['yel'</text:p>
          </table:table-cell>
          <table:table-cell table:formula="of:=IF([Sheet3.A15]=[Sheet4.B15];&quot;&quot;;IF([Sheet4.B15]=0;&quot;&quot;;[Sheet4.B15]))">
            <text:p/>
          </table:table-cell>
          <table:table-cell table:formula="of:=IF([Sheet3.B15]=[Sheet4.C15];&quot;&quot;;IF([Sheet4.C15]=0;&quot;&quot;;[Sheet4.C15]))" office:value-type="string" office:string-value="'Automap'">
            <text:p>'Automap'</text:p>
          </table:table-cell>
          <table:table-cell table:formula="of:=IF([Sheet3.C15]=[Sheet4.D15];&quot;&quot;;IF([Sheet4.D15]=0;&quot;&quot;;[Sheet4.D15]))">
            <text:p/>
          </table:table-cell>
          <table:table-cell table:formula="of:=IF([Sheet3.D15]=[Sheet4.E15];&quot;&quot;;IF([Sheet4.E15]=0;&quot;&quot;;[Sheet4.E15]))">
            <text:p/>
          </table:table-cell>
          <table:table-cell table:formula="of:=IF([Sheet3.E15]=[Sheet4.F15];&quot;&quot;;IF([Sheet4.F15]=0;&quot;&quot;;[Sheet4.F15]))">
            <text:p/>
          </table:table-cell>
          <table:table-cell table:formula="of:=IF([Sheet3.F15]=[Sheet4.G15];&quot;&quot;;IF([Sheet4.G15]=0;&quot;&quot;;[Sheet4.G15]))">
            <text:p/>
          </table:table-cell>
          <table:table-cell table:formula="of:=IF([Sheet3.G15]=[Sheet4.H15];&quot;&quot;;IF([Sheet4.H15]=0;&quot;&quot;;[Sheet4.H15]))">
            <text:p/>
          </table:table-cell>
          <table:table-cell table:formula="of:=IF([Sheet4.I15]=0;&quot;&quot;;[Sheet4.I15])" office:value-type="string" office:string-value="]">
            <text:p>]</text:p>
          </table:table-cell>
          <table:table-cell table:formula="of:=CONCATENATE([.A15];&quot;,&quot;;[.B15];&quot;,&quot;;[.C15];&quot;,&quot;;[.D15];&quot;,&quot;;[.E15];&quot;,&quot;;[.F15];&quot;,&quot;;[.G15];&quot;,&quot;;[.H15];&quot;,&quot;;[.I15];&quot;,&quot;)" office:value-type="string" office:string-value="['yel',,'Automap',,,,,,],">
            <text:p>['yel',,'Automap',,,,,,],</text:p>
          </table:table-cell>
        </table:table-row>
        <table:table-row table:style-name="ro1">
          <table:table-cell table:formula="of:=IF([Sheet3.A16]=[Sheet4.A16];IF([Sheet4.I16]=0;&quot;&quot;;[Sheet4.A16]);IF([Sheet4.A16]=0;&quot;&quot;;[Sheet4.A16]))">
            <text:p/>
          </table:table-cell>
          <table:table-cell table:formula="of:=IF([Sheet3.A16]=[Sheet4.B16];&quot;&quot;;IF([Sheet4.B16]=0;&quot;&quot;;[Sheet4.B16]))">
            <text:p/>
          </table:table-cell>
          <table:table-cell table:formula="of:=IF([Sheet3.B16]=[Sheet4.C16];&quot;&quot;;IF([Sheet4.C16]=0;&quot;&quot;;[Sheet4.C16]))">
            <text:p/>
          </table:table-cell>
          <table:table-cell table:formula="of:=IF([Sheet3.C16]=[Sheet4.D16];&quot;&quot;;IF([Sheet4.D16]=0;&quot;&quot;;[Sheet4.D16]))">
            <text:p/>
          </table:table-cell>
          <table:table-cell table:formula="of:=IF([Sheet3.D16]=[Sheet4.E16];&quot;&quot;;IF([Sheet4.E16]=0;&quot;&quot;;[Sheet4.E16]))">
            <text:p/>
          </table:table-cell>
          <table:table-cell table:formula="of:=IF([Sheet3.E16]=[Sheet4.F16];&quot;&quot;;IF([Sheet4.F16]=0;&quot;&quot;;[Sheet4.F16]))">
            <text:p/>
          </table:table-cell>
          <table:table-cell table:formula="of:=IF([Sheet3.F16]=[Sheet4.G16];&quot;&quot;;IF([Sheet4.G16]=0;&quot;&quot;;[Sheet4.G16]))">
            <text:p/>
          </table:table-cell>
          <table:table-cell table:formula="of:=IF([Sheet3.G16]=[Sheet4.H16];&quot;&quot;;IF([Sheet4.H16]=0;&quot;&quot;;[Sheet4.H16]))">
            <text:p/>
          </table:table-cell>
          <table:table-cell table:formula="of:=IF([Sheet4.I16]=0;&quot;&quot;;[Sheet4.I16])">
            <text:p/>
          </table:table-cell>
          <table:table-cell table:formula="of:=CONCATENATE([.A16];&quot;,&quot;;[.B16];&quot;,&quot;;[.C16];&quot;,&quot;;[.D16];&quot;,&quot;;[.E16];&quot;,&quot;;[.F16];&quot;,&quot;;[.G16];&quot;,&quot;;[.H16];&quot;,&quot;;[.I16];&quot;,&quot;)" office:value-type="string" office:string-value=",,,,,,,,,">
            <text:p>,,,,,,,,,</text:p>
          </table:table-cell>
        </table:table-row>
        <table:table-row table:style-name="ro1">
          <table:table-cell table:formula="of:=IF([Sheet3.A17]=[Sheet4.A17];IF([Sheet4.I17]=0;&quot;&quot;;[Sheet4.A17]);IF([Sheet4.A17]=0;&quot;&quot;;[Sheet4.A17]))" office:value-type="string" office:string-value="[">
            <text:p>[</text:p>
          </table:table-cell>
          <table:table-cell table:formula="of:=IF([Sheet3.A17]=[Sheet4.B17];&quot;&quot;;IF([Sheet4.B17]=0;&quot;&quot;;[Sheet4.B17]))">
            <text:p/>
          </table:table-cell>
          <table:table-cell table:formula="of:=IF([Sheet3.B17]=[Sheet4.C17];&quot;&quot;;IF([Sheet4.C17]=0;&quot;&quot;;[Sheet4.C17]))">
            <text:p/>
          </table:table-cell>
          <table:table-cell table:formula="of:=IF([Sheet3.C17]=[Sheet4.D17];&quot;&quot;;IF([Sheet4.D17]=0;&quot;&quot;;[Sheet4.D17]))">
            <text:p/>
          </table:table-cell>
          <table:table-cell table:formula="of:=IF([Sheet3.D17]=[Sheet4.E17];&quot;&quot;;IF([Sheet4.E17]=0;&quot;&quot;;[Sheet4.E17]))">
            <text:p/>
          </table:table-cell>
          <table:table-cell table:formula="of:=IF([Sheet3.E17]=[Sheet4.F17];&quot;&quot;;IF([Sheet4.F17]=0;&quot;&quot;;[Sheet4.F17]))">
            <text:p/>
          </table:table-cell>
          <table:table-cell table:formula="of:=IF([Sheet3.F17]=[Sheet4.G17];&quot;&quot;;IF([Sheet4.G17]=0;&quot;&quot;;[Sheet4.G17]))">
            <text:p/>
          </table:table-cell>
          <table:table-cell table:formula="of:=IF([Sheet3.G17]=[Sheet4.H17];&quot;&quot;;IF([Sheet4.H17]=0;&quot;&quot;;[Sheet4.H17]))">
            <text:p/>
          </table:table-cell>
          <table:table-cell table:formula="of:=IF([Sheet4.I17]=0;&quot;&quot;;[Sheet4.I17])" office:value-type="string" office:string-value="]">
            <text:p>]</text:p>
          </table:table-cell>
          <table:table-cell table:formula="of:=CONCATENATE([.A17];&quot;,&quot;;[.B17];&quot;,&quot;;[.C17];&quot;,&quot;;[.D17];&quot;,&quot;;[.E17];&quot;,&quot;;[.F17];&quot;,&quot;;[.G17];&quot;,&quot;;[.H17];&quot;,&quot;;[.I17];&quot;,&quot;)" office:value-type="string" office:string-value="[,,,,,,,,],">
            <text:p>[,,,,,,,,],</text:p>
          </table:table-cell>
        </table:table-row>
        <table:table-row table:style-name="ro1">
          <table:table-cell table:formula="of:=IF([Sheet3.A18]=[Sheet4.A18];IF([Sheet4.I18]=0;&quot;&quot;;[Sheet4.A18]);IF([Sheet4.A18]=0;&quot;&quot;;[Sheet4.A18]))">
            <text:p/>
          </table:table-cell>
          <table:table-cell table:formula="of:=IF([Sheet3.A18]=[Sheet4.B18];&quot;&quot;;IF([Sheet4.B18]=0;&quot;&quot;;[Sheet4.B18]))">
            <text:p/>
          </table:table-cell>
          <table:table-cell table:formula="of:=IF([Sheet3.B18]=[Sheet4.C18];&quot;&quot;;IF([Sheet4.C18]=0;&quot;&quot;;[Sheet4.C18]))">
            <text:p/>
          </table:table-cell>
          <table:table-cell table:formula="of:=IF([Sheet3.C18]=[Sheet4.D18];&quot;&quot;;IF([Sheet4.D18]=0;&quot;&quot;;[Sheet4.D18]))">
            <text:p/>
          </table:table-cell>
          <table:table-cell table:formula="of:=IF([Sheet3.D18]=[Sheet4.E18];&quot;&quot;;IF([Sheet4.E18]=0;&quot;&quot;;[Sheet4.E18]))">
            <text:p/>
          </table:table-cell>
          <table:table-cell table:formula="of:=IF([Sheet3.E18]=[Sheet4.F18];&quot;&quot;;IF([Sheet4.F18]=0;&quot;&quot;;[Sheet4.F18]))">
            <text:p/>
          </table:table-cell>
          <table:table-cell table:formula="of:=IF([Sheet3.F18]=[Sheet4.G18];&quot;&quot;;IF([Sheet4.G18]=0;&quot;&quot;;[Sheet4.G18]))">
            <text:p/>
          </table:table-cell>
          <table:table-cell table:formula="of:=IF([Sheet3.G18]=[Sheet4.H18];&quot;&quot;;IF([Sheet4.H18]=0;&quot;&quot;;[Sheet4.H18]))">
            <text:p/>
          </table:table-cell>
          <table:table-cell table:formula="of:=IF([Sheet4.I18]=0;&quot;&quot;;[Sheet4.I18])">
            <text:p/>
          </table:table-cell>
          <table:table-cell table:formula="of:=CONCATENATE([.A18];&quot;,&quot;;[.B18];&quot;,&quot;;[.C18];&quot;,&quot;;[.D18];&quot;,&quot;;[.E18];&quot;,&quot;;[.F18];&quot;,&quot;;[.G18];&quot;,&quot;;[.H18];&quot;,&quot;;[.I18];&quot;,&quot;)" office:value-type="string" office:string-value=",,,,,,,,,">
            <text:p>,,,,,,,,,</text:p>
          </table:table-cell>
        </table:table-row>
        <table:table-row table:style-name="ro1">
          <table:table-cell table:formula="of:=IF([Sheet3.A19]=[Sheet4.A19];IF([Sheet4.I19]=0;&quot;&quot;;[Sheet4.A19]);IF([Sheet4.A19]=0;&quot;&quot;;[Sheet4.A19]))">
            <text:p/>
          </table:table-cell>
          <table:table-cell table:formula="of:=IF([Sheet3.A19]=[Sheet4.B19];&quot;&quot;;IF([Sheet4.B19]=0;&quot;&quot;;[Sheet4.B19]))">
            <text:p/>
          </table:table-cell>
          <table:table-cell table:formula="of:=IF([Sheet3.B19]=[Sheet4.C19];&quot;&quot;;IF([Sheet4.C19]=0;&quot;&quot;;[Sheet4.C19]))">
            <text:p/>
          </table:table-cell>
          <table:table-cell table:formula="of:=IF([Sheet3.C19]=[Sheet4.D19];&quot;&quot;;IF([Sheet4.D19]=0;&quot;&quot;;[Sheet4.D19]))">
            <text:p/>
          </table:table-cell>
          <table:table-cell table:formula="of:=IF([Sheet3.D19]=[Sheet4.E19];&quot;&quot;;IF([Sheet4.E19]=0;&quot;&quot;;[Sheet4.E19]))">
            <text:p/>
          </table:table-cell>
          <table:table-cell table:formula="of:=IF([Sheet3.E19]=[Sheet4.F19];&quot;&quot;;IF([Sheet4.F19]=0;&quot;&quot;;[Sheet4.F19]))">
            <text:p/>
          </table:table-cell>
          <table:table-cell table:formula="of:=IF([Sheet3.F19]=[Sheet4.G19];&quot;&quot;;IF([Sheet4.G19]=0;&quot;&quot;;[Sheet4.G19]))">
            <text:p/>
          </table:table-cell>
          <table:table-cell table:formula="of:=IF([Sheet3.G19]=[Sheet4.H19];&quot;&quot;;IF([Sheet4.H19]=0;&quot;&quot;;[Sheet4.H19]))">
            <text:p/>
          </table:table-cell>
          <table:table-cell table:formula="of:=IF([Sheet4.I19]=0;&quot;&quot;;[Sheet4.I19])">
            <text:p/>
          </table:table-cell>
          <table:table-cell table:formula="of:=CONCATENATE([.A19];&quot;,&quot;;[.B19];&quot;,&quot;;[.C19];&quot;,&quot;;[.D19];&quot;,&quot;;[.E19];&quot;,&quot;;[.F19];&quot;,&quot;;[.G19];&quot;,&quot;;[.H19];&quot;,&quot;;[.I19];&quot;,&quot;)" office:value-type="string" office:string-value=",,,,,,,,,">
            <text:p>,,,,,,,,,</text:p>
          </table:table-cell>
        </table:table-row>
        <table:table-row table:style-name="ro1">
          <table:table-cell table:formula="of:=IF([Sheet3.A20]=[Sheet4.A20];IF([Sheet4.I20]=0;&quot;&quot;;[Sheet4.A20]);IF([Sheet4.A20]=0;&quot;&quot;;[Sheet4.A20]))" office:value-type="string" office:string-value="[">
            <text:p>[</text:p>
          </table:table-cell>
          <table:table-cell table:formula="of:=IF([Sheet3.A20]=[Sheet4.B20];&quot;&quot;;IF([Sheet4.B20]=0;&quot;&quot;;[Sheet4.B20]))">
            <text:p/>
          </table:table-cell>
          <table:table-cell table:formula="of:=IF([Sheet3.B20]=[Sheet4.C20];&quot;&quot;;IF([Sheet4.C20]=0;&quot;&quot;;[Sheet4.C20]))">
            <text:p/>
          </table:table-cell>
          <table:table-cell table:formula="of:=IF([Sheet3.C20]=[Sheet4.D20];&quot;&quot;;IF([Sheet4.D20]=0;&quot;&quot;;[Sheet4.D20]))">
            <text:p/>
          </table:table-cell>
          <table:table-cell table:formula="of:=IF([Sheet3.D20]=[Sheet4.E20];&quot;&quot;;IF([Sheet4.E20]=0;&quot;&quot;;[Sheet4.E20]))">
            <text:p/>
          </table:table-cell>
          <table:table-cell table:formula="of:=IF([Sheet3.E20]=[Sheet4.F20];&quot;&quot;;IF([Sheet4.F20]=0;&quot;&quot;;[Sheet4.F20]))">
            <text:p/>
          </table:table-cell>
          <table:table-cell table:formula="of:=IF([Sheet3.F20]=[Sheet4.G20];&quot;&quot;;IF([Sheet4.G20]=0;&quot;&quot;;[Sheet4.G20]))">
            <text:p/>
          </table:table-cell>
          <table:table-cell table:formula="of:=IF([Sheet3.G20]=[Sheet4.H20];&quot;&quot;;IF([Sheet4.H20]=0;&quot;&quot;;[Sheet4.H20]))">
            <text:p/>
          </table:table-cell>
          <table:table-cell table:formula="of:=IF([Sheet4.I20]=0;&quot;&quot;;[Sheet4.I20])" office:value-type="string" office:string-value="]">
            <text:p>]</text:p>
          </table:table-cell>
          <table:table-cell table:formula="of:=CONCATENATE([.A20];&quot;,&quot;;[.B20];&quot;,&quot;;[.C20];&quot;,&quot;;[.D20];&quot;,&quot;;[.E20];&quot;,&quot;;[.F20];&quot;,&quot;;[.G20];&quot;,&quot;;[.H20];&quot;,&quot;;[.I20];&quot;,&quot;)" office:value-type="string" office:string-value="[,,,,,,,,],">
            <text:p>[,,,,,,,,],</text:p>
          </table:table-cell>
        </table:table-row>
        <table:table-row table:style-name="ro1">
          <table:table-cell table:formula="of:=IF([Sheet3.A21]=[Sheet4.A21];IF([Sheet4.I21]=0;&quot;&quot;;[Sheet4.A21]);IF([Sheet4.A21]=0;&quot;&quot;;[Sheet4.A21]))">
            <text:p/>
          </table:table-cell>
          <table:table-cell table:formula="of:=IF([Sheet3.A21]=[Sheet4.B21];&quot;&quot;;IF([Sheet4.B21]=0;&quot;&quot;;[Sheet4.B21]))">
            <text:p/>
          </table:table-cell>
          <table:table-cell table:formula="of:=IF([Sheet3.B21]=[Sheet4.C21];&quot;&quot;;IF([Sheet4.C21]=0;&quot;&quot;;[Sheet4.C21]))">
            <text:p/>
          </table:table-cell>
          <table:table-cell table:formula="of:=IF([Sheet3.C21]=[Sheet4.D21];&quot;&quot;;IF([Sheet4.D21]=0;&quot;&quot;;[Sheet4.D21]))">
            <text:p/>
          </table:table-cell>
          <table:table-cell table:formula="of:=IF([Sheet3.D21]=[Sheet4.E21];&quot;&quot;;IF([Sheet4.E21]=0;&quot;&quot;;[Sheet4.E21]))">
            <text:p/>
          </table:table-cell>
          <table:table-cell table:formula="of:=IF([Sheet3.E21]=[Sheet4.F21];&quot;&quot;;IF([Sheet4.F21]=0;&quot;&quot;;[Sheet4.F21]))">
            <text:p/>
          </table:table-cell>
          <table:table-cell table:formula="of:=IF([Sheet3.F21]=[Sheet4.G21];&quot;&quot;;IF([Sheet4.G21]=0;&quot;&quot;;[Sheet4.G21]))">
            <text:p/>
          </table:table-cell>
          <table:table-cell table:formula="of:=IF([Sheet3.G21]=[Sheet4.H21];&quot;&quot;;IF([Sheet4.H21]=0;&quot;&quot;;[Sheet4.H21]))">
            <text:p/>
          </table:table-cell>
          <table:table-cell table:formula="of:=IF([Sheet4.I21]=0;&quot;&quot;;[Sheet4.I21])">
            <text:p/>
          </table:table-cell>
          <table:table-cell table:formula="of:=CONCATENATE([.A21];&quot;,&quot;;[.B21];&quot;,&quot;;[.C21];&quot;,&quot;;[.D21];&quot;,&quot;;[.E21];&quot;,&quot;;[.F21];&quot;,&quot;;[.G21];&quot;,&quot;;[.H21];&quot;,&quot;;[.I21];&quot;,&quot;)" office:value-type="string" office:string-value=",,,,,,,,,">
            <text:p>,,,,,,,,,</text:p>
          </table:table-cell>
        </table:table-row>
        <table:table-row table:style-name="ro1">
          <table:table-cell table:formula="of:=IF([Sheet3.A22]=[Sheet4.A22];IF([Sheet4.I22]=0;&quot;&quot;;[Sheet4.A22]);IF([Sheet4.A22]=0;&quot;&quot;;[Sheet4.A22]))">
            <text:p/>
          </table:table-cell>
          <table:table-cell table:formula="of:=IF([Sheet3.A22]=[Sheet4.B22];&quot;&quot;;IF([Sheet4.B22]=0;&quot;&quot;;[Sheet4.B22]))">
            <text:p/>
          </table:table-cell>
          <table:table-cell table:formula="of:=IF([Sheet3.B22]=[Sheet4.C22];&quot;&quot;;IF([Sheet4.C22]=0;&quot;&quot;;[Sheet4.C22]))">
            <text:p/>
          </table:table-cell>
          <table:table-cell table:formula="of:=IF([Sheet3.C22]=[Sheet4.D22];&quot;&quot;;IF([Sheet4.D22]=0;&quot;&quot;;[Sheet4.D22]))">
            <text:p/>
          </table:table-cell>
          <table:table-cell table:formula="of:=IF([Sheet3.D22]=[Sheet4.E22];&quot;&quot;;IF([Sheet4.E22]=0;&quot;&quot;;[Sheet4.E22]))">
            <text:p/>
          </table:table-cell>
          <table:table-cell table:formula="of:=IF([Sheet3.E22]=[Sheet4.F22];&quot;&quot;;IF([Sheet4.F22]=0;&quot;&quot;;[Sheet4.F22]))">
            <text:p/>
          </table:table-cell>
          <table:table-cell table:formula="of:=IF([Sheet3.F22]=[Sheet4.G22];&quot;&quot;;IF([Sheet4.G22]=0;&quot;&quot;;[Sheet4.G22]))">
            <text:p/>
          </table:table-cell>
          <table:table-cell table:formula="of:=IF([Sheet3.G22]=[Sheet4.H22];&quot;&quot;;IF([Sheet4.H22]=0;&quot;&quot;;[Sheet4.H22]))">
            <text:p/>
          </table:table-cell>
          <table:table-cell table:formula="of:=IF([Sheet4.I22]=0;&quot;&quot;;[Sheet4.I22])">
            <text:p/>
          </table:table-cell>
          <table:table-cell table:formula="of:=CONCATENATE([.A22];&quot;,&quot;;[.B22];&quot;,&quot;;[.C22];&quot;,&quot;;[.D22];&quot;,&quot;;[.E22];&quot;,&quot;;[.F22];&quot;,&quot;;[.G22];&quot;,&quot;;[.H22];&quot;,&quot;;[.I22];&quot;,&quot;)" office:value-type="string" office:string-value=",,,,,,,,,">
            <text:p>,,,,,,,,,</text:p>
          </table:table-cell>
        </table:table-row>
        <table:table-row table:style-name="ro1">
          <table:table-cell table:formula="of:=IF([Sheet3.A23]=[Sheet4.A23];IF([Sheet4.I23]=0;&quot;&quot;;[Sheet4.A23]);IF([Sheet4.A23]=0;&quot;&quot;;[Sheet4.A23]))" office:value-type="string" office:string-value="['yel'">
            <text:p>['yel'</text:p>
          </table:table-cell>
          <table:table-cell table:formula="of:=IF([Sheet3.A23]=[Sheet4.B23];&quot;&quot;;IF([Sheet4.B23]=0;&quot;&quot;;[Sheet4.B23]))">
            <text:p/>
          </table:table-cell>
          <table:table-cell table:formula="of:=IF([Sheet3.B23]=[Sheet4.C23];&quot;&quot;;IF([Sheet4.C23]=0;&quot;&quot;;[Sheet4.C23]))" office:value-type="string" office:string-value="'Inventory'">
            <text:p>'Inventory'</text:p>
          </table:table-cell>
          <table:table-cell table:formula="of:=IF([Sheet3.C23]=[Sheet4.D23];&quot;&quot;;IF([Sheet4.D23]=0;&quot;&quot;;[Sheet4.D23]))">
            <text:p/>
          </table:table-cell>
          <table:table-cell table:formula="of:=IF([Sheet3.D23]=[Sheet4.E23];&quot;&quot;;IF([Sheet4.E23]=0;&quot;&quot;;[Sheet4.E23]))">
            <text:p/>
          </table:table-cell>
          <table:table-cell table:formula="of:=IF([Sheet3.E23]=[Sheet4.F23];&quot;&quot;;IF([Sheet4.F23]=0;&quot;&quot;;[Sheet4.F23]))">
            <text:p/>
          </table:table-cell>
          <table:table-cell table:formula="of:=IF([Sheet3.F23]=[Sheet4.G23];&quot;&quot;;IF([Sheet4.G23]=0;&quot;&quot;;[Sheet4.G23]))">
            <text:p/>
          </table:table-cell>
          <table:table-cell table:formula="of:=IF([Sheet3.G23]=[Sheet4.H23];&quot;&quot;;IF([Sheet4.H23]=0;&quot;&quot;;[Sheet4.H23]))">
            <text:p/>
          </table:table-cell>
          <table:table-cell table:formula="of:=IF([Sheet4.I23]=0;&quot;&quot;;[Sheet4.I23])" office:value-type="string" office:string-value="]">
            <text:p>]</text:p>
          </table:table-cell>
          <table:table-cell table:formula="of:=CONCATENATE([.A23];&quot;,&quot;;[.B23];&quot;,&quot;;[.C23];&quot;,&quot;;[.D23];&quot;,&quot;;[.E23];&quot;,&quot;;[.F23];&quot;,&quot;;[.G23];&quot;,&quot;;[.H23];&quot;,&quot;;[.I23];&quot;,&quot;)" office:value-type="string" office:string-value="['yel',,'Inventory',,,,,,],">
            <text:p>['yel',,'Inventory',,,,,,],</text:p>
          </table:table-cell>
        </table:table-row>
        <table:table-row table:style-name="ro1">
          <table:table-cell table:formula="of:=IF([Sheet3.A24]=[Sheet4.A24];IF([Sheet4.I24]=0;&quot;&quot;;[Sheet4.A24]);IF([Sheet4.A24]=0;&quot;&quot;;[Sheet4.A24]))" office:value-type="string" office:string-value="['yel'">
            <text:p>['yel'</text:p>
          </table:table-cell>
          <table:table-cell table:formula="of:=IF([Sheet3.A24]=[Sheet4.B24];&quot;&quot;;IF([Sheet4.B24]=0;&quot;&quot;;[Sheet4.B24]))">
            <text:p/>
          </table:table-cell>
          <table:table-cell table:formula="of:=IF([Sheet3.B24]=[Sheet4.C24];&quot;&quot;;IF([Sheet4.C24]=0;&quot;&quot;;[Sheet4.C24]))" office:value-type="string" office:string-value="'Options'">
            <text:p>'Options'</text:p>
          </table:table-cell>
          <table:table-cell table:formula="of:=IF([Sheet3.C24]=[Sheet4.D24];&quot;&quot;;IF([Sheet4.D24]=0;&quot;&quot;;[Sheet4.D24]))">
            <text:p/>
          </table:table-cell>
          <table:table-cell table:formula="of:=IF([Sheet3.D24]=[Sheet4.E24];&quot;&quot;;IF([Sheet4.E24]=0;&quot;&quot;;[Sheet4.E24]))">
            <text:p/>
          </table:table-cell>
          <table:table-cell table:formula="of:=IF([Sheet3.E24]=[Sheet4.F24];&quot;&quot;;IF([Sheet4.F24]=0;&quot;&quot;;[Sheet4.F24]))">
            <text:p/>
          </table:table-cell>
          <table:table-cell table:formula="of:=IF([Sheet3.F24]=[Sheet4.G24];&quot;&quot;;IF([Sheet4.G24]=0;&quot;&quot;;[Sheet4.G24]))">
            <text:p/>
          </table:table-cell>
          <table:table-cell table:formula="of:=IF([Sheet3.G24]=[Sheet4.H24];&quot;&quot;;IF([Sheet4.H24]=0;&quot;&quot;;[Sheet4.H24]))">
            <text:p/>
          </table:table-cell>
          <table:table-cell table:formula="of:=IF([Sheet4.I24]=0;&quot;&quot;;[Sheet4.I24])" office:value-type="string" office:string-value="]">
            <text:p>]</text:p>
          </table:table-cell>
          <table:table-cell table:formula="of:=CONCATENATE([.A24];&quot;,&quot;;[.B24];&quot;,&quot;;[.C24];&quot;,&quot;;[.D24];&quot;,&quot;;[.E24];&quot;,&quot;;[.F24];&quot;,&quot;;[.G24];&quot;,&quot;;[.H24];&quot;,&quot;;[.I24];&quot;,&quot;)" office:value-type="string" office:string-value="['yel',,'Options',,,,,,],">
            <text:p>['yel',,'Options',,,,,,],</text:p>
          </table:table-cell>
        </table:table-row>
        <table:table-row table:style-name="ro1">
          <table:table-cell table:formula="of:=IF([Sheet3.A25]=[Sheet4.A25];IF([Sheet4.I25]=0;&quot;&quot;;[Sheet4.A25]);IF([Sheet4.A25]=0;&quot;&quot;;[Sheet4.A25]))" office:value-type="string" office:string-value="['yel'">
            <text:p>['yel'</text:p>
          </table:table-cell>
          <table:table-cell table:formula="of:=IF([Sheet3.A25]=[Sheet4.B25];&quot;&quot;;IF([Sheet4.B25]=0;&quot;&quot;;[Sheet4.B25]))">
            <text:p/>
          </table:table-cell>
          <table:table-cell table:formula="of:=IF([Sheet3.B25]=[Sheet4.C25];&quot;&quot;;IF([Sheet4.C25]=0;&quot;&quot;;[Sheet4.C25]))" office:value-type="string" office:string-value="'PIPBoy'">
            <text:p>'PIPBoy'</text:p>
          </table:table-cell>
          <table:table-cell table:formula="of:=IF([Sheet3.C25]=[Sheet4.D25];&quot;&quot;;IF([Sheet4.D25]=0;&quot;&quot;;[Sheet4.D25]))">
            <text:p/>
          </table:table-cell>
          <table:table-cell table:formula="of:=IF([Sheet3.D25]=[Sheet4.E25];&quot;&quot;;IF([Sheet4.E25]=0;&quot;&quot;;[Sheet4.E25]))" office:value-type="string" office:string-value="'Pause\nGame'">
            <text:p>'Pause\nGame'</text:p>
          </table:table-cell>
          <table:table-cell table:formula="of:=IF([Sheet3.E25]=[Sheet4.F25];&quot;&quot;;IF([Sheet4.F25]=0;&quot;&quot;;[Sheet4.F25]))">
            <text:p/>
          </table:table-cell>
          <table:table-cell table:formula="of:=IF([Sheet3.F25]=[Sheet4.G25];&quot;&quot;;IF([Sheet4.G25]=0;&quot;&quot;;[Sheet4.G25]))">
            <text:p/>
          </table:table-cell>
          <table:table-cell table:formula="of:=IF([Sheet3.G25]=[Sheet4.H25];&quot;&quot;;IF([Sheet4.H25]=0;&quot;&quot;;[Sheet4.H25]))">
            <text:p/>
          </table:table-cell>
          <table:table-cell table:formula="of:=IF([Sheet4.I25]=0;&quot;&quot;;[Sheet4.I25])" office:value-type="string" office:string-value="]">
            <text:p>]</text:p>
          </table:table-cell>
          <table:table-cell table:formula="of:=CONCATENATE([.A25];&quot;,&quot;;[.B25];&quot;,&quot;;[.C25];&quot;,&quot;;[.D25];&quot;,&quot;;[.E25];&quot;,&quot;;[.F25];&quot;,&quot;;[.G25];&quot;,&quot;;[.H25];&quot;,&quot;;[.I25];&quot;,&quot;)" office:value-type="string" office:string-value="['yel',,'PIPBoy',,'Pause\nGame',,,,],">
            <text:p>['yel',,'PIPBoy',,'Pause\nGame',,,,],</text:p>
          </table:table-cell>
        </table:table-row>
        <table:table-row table:style-name="ro1">
          <table:table-cell table:formula="of:=IF([Sheet3.A26]=[Sheet4.A26];IF([Sheet4.I26]=0;&quot;&quot;;[Sheet4.A26]);IF([Sheet4.A26]=0;&quot;&quot;;[Sheet4.A26]))" office:value-type="string" office:string-value="[">
            <text:p>[</text:p>
          </table:table-cell>
          <table:table-cell table:formula="of:=IF([Sheet3.A26]=[Sheet4.B26];&quot;&quot;;IF([Sheet4.B26]=0;&quot;&quot;;[Sheet4.B26]))">
            <text:p/>
          </table:table-cell>
          <table:table-cell table:formula="of:=IF([Sheet3.B26]=[Sheet4.C26];&quot;&quot;;IF([Sheet4.C26]=0;&quot;&quot;;[Sheet4.C26]))">
            <text:p/>
          </table:table-cell>
          <table:table-cell table:formula="of:=IF([Sheet3.C26]=[Sheet4.D26];&quot;&quot;;IF([Sheet4.D26]=0;&quot;&quot;;[Sheet4.D26]))">
            <text:p/>
          </table:table-cell>
          <table:table-cell table:formula="of:=IF([Sheet3.D26]=[Sheet4.E26];&quot;&quot;;IF([Sheet4.E26]=0;&quot;&quot;;[Sheet4.E26]))">
            <text:p/>
          </table:table-cell>
          <table:table-cell table:formula="of:=IF([Sheet3.E26]=[Sheet4.F26];&quot;&quot;;IF([Sheet4.F26]=0;&quot;&quot;;[Sheet4.F26]))">
            <text:p/>
          </table:table-cell>
          <table:table-cell table:formula="of:=IF([Sheet3.F26]=[Sheet4.G26];&quot;&quot;;IF([Sheet4.G26]=0;&quot;&quot;;[Sheet4.G26]))">
            <text:p/>
          </table:table-cell>
          <table:table-cell table:formula="of:=IF([Sheet3.G26]=[Sheet4.H26];&quot;&quot;;IF([Sheet4.H26]=0;&quot;&quot;;[Sheet4.H26]))">
            <text:p/>
          </table:table-cell>
          <table:table-cell table:formula="of:=IF([Sheet4.I26]=0;&quot;&quot;;[Sheet4.I26])" office:value-type="string" office:string-value="]">
            <text:p>]</text:p>
          </table:table-cell>
          <table:table-cell table:formula="of:=CONCATENATE([.A26];&quot;,&quot;;[.B26];&quot;,&quot;;[.C26];&quot;,&quot;;[.D26];&quot;,&quot;;[.E26];&quot;,&quot;;[.F26];&quot;,&quot;;[.G26];&quot;,&quot;;[.H26];&quot;,&quot;;[.I26];&quot;,&quot;)" office:value-type="string" office:string-value="[,,,,,,,,],">
            <text:p>[,,,,,,,,],</text:p>
          </table:table-cell>
        </table:table-row>
        <table:table-row table:style-name="ro1">
          <table:table-cell table:formula="of:=IF([Sheet3.A27]=[Sheet4.A27];IF([Sheet4.I27]=0;&quot;&quot;;[Sheet4.A27]);IF([Sheet4.A27]=0;&quot;&quot;;[Sheet4.A27]))" office:value-type="string" office:string-value="[">
            <text:p>[</text:p>
          </table:table-cell>
          <table:table-cell table:formula="of:=IF([Sheet3.A27]=[Sheet4.B27];&quot;&quot;;IF([Sheet4.B27]=0;&quot;&quot;;[Sheet4.B27]))">
            <text:p/>
          </table:table-cell>
          <table:table-cell table:formula="of:=IF([Sheet3.B27]=[Sheet4.C27];&quot;&quot;;IF([Sheet4.C27]=0;&quot;&quot;;[Sheet4.C27]))">
            <text:p/>
          </table:table-cell>
          <table:table-cell table:formula="of:=IF([Sheet3.C27]=[Sheet4.D27];&quot;&quot;;IF([Sheet4.D27]=0;&quot;&quot;;[Sheet4.D27]))">
            <text:p/>
          </table:table-cell>
          <table:table-cell table:formula="of:=IF([Sheet3.D27]=[Sheet4.E27];&quot;&quot;;IF([Sheet4.E27]=0;&quot;&quot;;[Sheet4.E27]))">
            <text:p/>
          </table:table-cell>
          <table:table-cell table:formula="of:=IF([Sheet3.E27]=[Sheet4.F27];&quot;&quot;;IF([Sheet4.F27]=0;&quot;&quot;;[Sheet4.F27]))">
            <text:p/>
          </table:table-cell>
          <table:table-cell table:formula="of:=IF([Sheet3.F27]=[Sheet4.G27];&quot;&quot;;IF([Sheet4.G27]=0;&quot;&quot;;[Sheet4.G27]))">
            <text:p/>
          </table:table-cell>
          <table:table-cell table:formula="of:=IF([Sheet3.G27]=[Sheet4.H27];&quot;&quot;;IF([Sheet4.H27]=0;&quot;&quot;;[Sheet4.H27]))">
            <text:p/>
          </table:table-cell>
          <table:table-cell table:formula="of:=IF([Sheet4.I27]=0;&quot;&quot;;[Sheet4.I27])" office:value-type="string" office:string-value="]">
            <text:p>]</text:p>
          </table:table-cell>
          <table:table-cell table:formula="of:=CONCATENATE([.A27];&quot;,&quot;;[.B27];&quot;,&quot;;[.C27];&quot;,&quot;;[.D27];&quot;,&quot;;[.E27];&quot;,&quot;;[.F27];&quot;,&quot;;[.G27];&quot;,&quot;;[.H27];&quot;,&quot;;[.I27];&quot;,&quot;)" office:value-type="string" office:string-value="[,,,,,,,,],">
            <text:p>[,,,,,,,,],</text:p>
          </table:table-cell>
        </table:table-row>
        <table:table-row table:style-name="ro1">
          <table:table-cell table:formula="of:=IF([Sheet3.A28]=[Sheet4.A28];IF([Sheet4.I28]=0;&quot;&quot;;[Sheet4.A28]);IF([Sheet4.A28]=0;&quot;&quot;;[Sheet4.A28]))">
            <text:p/>
          </table:table-cell>
          <table:table-cell table:formula="of:=IF([Sheet3.A28]=[Sheet4.B28];&quot;&quot;;IF([Sheet4.B28]=0;&quot;&quot;;[Sheet4.B28]))">
            <text:p/>
          </table:table-cell>
          <table:table-cell table:formula="of:=IF([Sheet3.B28]=[Sheet4.C28];&quot;&quot;;IF([Sheet4.C28]=0;&quot;&quot;;[Sheet4.C28]))">
            <text:p/>
          </table:table-cell>
          <table:table-cell table:formula="of:=IF([Sheet3.C28]=[Sheet4.D28];&quot;&quot;;IF([Sheet4.D28]=0;&quot;&quot;;[Sheet4.D28]))">
            <text:p/>
          </table:table-cell>
          <table:table-cell table:formula="of:=IF([Sheet3.D28]=[Sheet4.E28];&quot;&quot;;IF([Sheet4.E28]=0;&quot;&quot;;[Sheet4.E28]))">
            <text:p/>
          </table:table-cell>
          <table:table-cell table:formula="of:=IF([Sheet3.E28]=[Sheet4.F28];&quot;&quot;;IF([Sheet4.F28]=0;&quot;&quot;;[Sheet4.F28]))">
            <text:p/>
          </table:table-cell>
          <table:table-cell table:formula="of:=IF([Sheet3.F28]=[Sheet4.G28];&quot;&quot;;IF([Sheet4.G28]=0;&quot;&quot;;[Sheet4.G28]))">
            <text:p/>
          </table:table-cell>
          <table:table-cell table:formula="of:=IF([Sheet3.G28]=[Sheet4.H28];&quot;&quot;;IF([Sheet4.H28]=0;&quot;&quot;;[Sheet4.H28]))">
            <text:p/>
          </table:table-cell>
          <table:table-cell table:formula="of:=IF([Sheet4.I28]=0;&quot;&quot;;[Sheet4.I28])">
            <text:p/>
          </table:table-cell>
          <table:table-cell table:formula="of:=CONCATENATE([.A28];&quot;,&quot;;[.B28];&quot;,&quot;;[.C28];&quot;,&quot;;[.D28];&quot;,&quot;;[.E28];&quot;,&quot;;[.F28];&quot;,&quot;;[.G28];&quot;,&quot;;[.H28];&quot;,&quot;;[.I28];&quot;,&quot;)" office:value-type="string" office:string-value=",,,,,,,,,">
            <text:p>,,,,,,,,,</text:p>
          </table:table-cell>
        </table:table-row>
        <table:table-row table:style-name="ro1">
          <table:table-cell table:formula="of:=IF([Sheet3.A29]=[Sheet4.A29];IF([Sheet4.I29]=0;&quot;&quot;;[Sheet4.A29]);IF([Sheet4.A29]=0;&quot;&quot;;[Sheet4.A29]))">
            <text:p/>
          </table:table-cell>
          <table:table-cell table:formula="of:=IF([Sheet3.A29]=[Sheet4.B29];&quot;&quot;;IF([Sheet4.B29]=0;&quot;&quot;;[Sheet4.B29]))">
            <text:p/>
          </table:table-cell>
          <table:table-cell table:formula="of:=IF([Sheet3.B29]=[Sheet4.C29];&quot;&quot;;IF([Sheet4.C29]=0;&quot;&quot;;[Sheet4.C29]))">
            <text:p/>
          </table:table-cell>
          <table:table-cell table:formula="of:=IF([Sheet3.C29]=[Sheet4.D29];&quot;&quot;;IF([Sheet4.D29]=0;&quot;&quot;;[Sheet4.D29]))">
            <text:p/>
          </table:table-cell>
          <table:table-cell table:formula="of:=IF([Sheet3.D29]=[Sheet4.E29];&quot;&quot;;IF([Sheet4.E29]=0;&quot;&quot;;[Sheet4.E29]))">
            <text:p/>
          </table:table-cell>
          <table:table-cell table:formula="of:=IF([Sheet3.E29]=[Sheet4.F29];&quot;&quot;;IF([Sheet4.F29]=0;&quot;&quot;;[Sheet4.F29]))">
            <text:p/>
          </table:table-cell>
          <table:table-cell table:formula="of:=IF([Sheet3.F29]=[Sheet4.G29];&quot;&quot;;IF([Sheet4.G29]=0;&quot;&quot;;[Sheet4.G29]))">
            <text:p/>
          </table:table-cell>
          <table:table-cell table:formula="of:=IF([Sheet3.G29]=[Sheet4.H29];&quot;&quot;;IF([Sheet4.H29]=0;&quot;&quot;;[Sheet4.H29]))">
            <text:p/>
          </table:table-cell>
          <table:table-cell table:formula="of:=IF([Sheet4.I29]=0;&quot;&quot;;[Sheet4.I29])">
            <text:p/>
          </table:table-cell>
          <table:table-cell table:formula="of:=CONCATENATE([.A29];&quot;,&quot;;[.B29];&quot;,&quot;;[.C29];&quot;,&quot;;[.D29];&quot;,&quot;;[.E29];&quot;,&quot;;[.F29];&quot;,&quot;;[.G29];&quot;,&quot;;[.H29];&quot;,&quot;;[.I29];&quot;,&quot;)" office:value-type="string" office:string-value=",,,,,,,,,">
            <text:p>,,,,,,,,,</text:p>
          </table:table-cell>
        </table:table-row>
        <table:table-row table:style-name="ro1">
          <table:table-cell table:formula="of:=IF([Sheet3.A30]=[Sheet4.A30];IF([Sheet4.I30]=0;&quot;&quot;;[Sheet4.A30]);IF([Sheet4.A30]=0;&quot;&quot;;[Sheet4.A30]))" office:value-type="string" office:string-value="[">
            <text:p>[</text:p>
          </table:table-cell>
          <table:table-cell table:formula="of:=IF([Sheet3.A30]=[Sheet4.B30];&quot;&quot;;IF([Sheet4.B30]=0;&quot;&quot;;[Sheet4.B30]))">
            <text:p/>
          </table:table-cell>
          <table:table-cell table:formula="of:=IF([Sheet3.B30]=[Sheet4.C30];&quot;&quot;;IF([Sheet4.C30]=0;&quot;&quot;;[Sheet4.C30]))">
            <text:p/>
          </table:table-cell>
          <table:table-cell table:formula="of:=IF([Sheet3.C30]=[Sheet4.D30];&quot;&quot;;IF([Sheet4.D30]=0;&quot;&quot;;[Sheet4.D30]))">
            <text:p/>
          </table:table-cell>
          <table:table-cell table:formula="of:=IF([Sheet3.D30]=[Sheet4.E30];&quot;&quot;;IF([Sheet4.E30]=0;&quot;&quot;;[Sheet4.E30]))">
            <text:p/>
          </table:table-cell>
          <table:table-cell table:formula="of:=IF([Sheet3.E30]=[Sheet4.F30];&quot;&quot;;IF([Sheet4.F30]=0;&quot;&quot;;[Sheet4.F30]))">
            <text:p/>
          </table:table-cell>
          <table:table-cell table:formula="of:=IF([Sheet3.F30]=[Sheet4.G30];&quot;&quot;;IF([Sheet4.G30]=0;&quot;&quot;;[Sheet4.G30]))">
            <text:p/>
          </table:table-cell>
          <table:table-cell table:formula="of:=IF([Sheet3.G30]=[Sheet4.H30];&quot;&quot;;IF([Sheet4.H30]=0;&quot;&quot;;[Sheet4.H30]))">
            <text:p/>
          </table:table-cell>
          <table:table-cell table:formula="of:=IF([Sheet4.I30]=0;&quot;&quot;;[Sheet4.I30])" office:value-type="string" office:string-value="]">
            <text:p>]</text:p>
          </table:table-cell>
          <table:table-cell table:formula="of:=CONCATENATE([.A30];&quot;,&quot;;[.B30];&quot;,&quot;;[.C30];&quot;,&quot;;[.D30];&quot;,&quot;;[.E30];&quot;,&quot;;[.F30];&quot;,&quot;;[.G30];&quot;,&quot;;[.H30];&quot;,&quot;;[.I30];&quot;,&quot;)" office:value-type="string" office:string-value="[,,,,,,,,],">
            <text:p>[,,,,,,,,],</text:p>
          </table:table-cell>
        </table:table-row>
        <table:table-row table:style-name="ro1">
          <table:table-cell table:formula="of:=IF([Sheet3.A31]=[Sheet4.A31];IF([Sheet4.I31]=0;&quot;&quot;;[Sheet4.A31]);IF([Sheet4.A31]=0;&quot;&quot;;[Sheet4.A31]))" office:value-type="string" office:string-value="['yel'">
            <text:p>['yel'</text:p>
          </table:table-cell>
          <table:table-cell table:formula="of:=IF([Sheet3.A31]=[Sheet4.B31];&quot;&quot;;IF([Sheet4.B31]=0;&quot;&quot;;[Sheet4.B31]))">
            <text:p/>
          </table:table-cell>
          <table:table-cell table:formula="of:=IF([Sheet3.B31]=[Sheet4.C31];&quot;&quot;;IF([Sheet4.C31]=0;&quot;&quot;;[Sheet4.C31]))" office:value-type="string" office:string-value="'Skilldex'">
            <text:p>'Skilldex'</text:p>
          </table:table-cell>
          <table:table-cell table:formula="of:=IF([Sheet3.C31]=[Sheet4.D31];&quot;&quot;;IF([Sheet4.D31]=0;&quot;&quot;;[Sheet4.D31]))">
            <text:p/>
          </table:table-cell>
          <table:table-cell table:formula="of:=IF([Sheet3.D31]=[Sheet4.E31];&quot;&quot;;IF([Sheet4.E31]=0;&quot;&quot;;[Sheet4.E31]))" office:value-type="string" office:string-value="'Save\nGame'">
            <text:p>'Save\nGame'</text:p>
          </table:table-cell>
          <table:table-cell table:formula="of:=IF([Sheet3.E31]=[Sheet4.F31];&quot;&quot;;IF([Sheet4.F31]=0;&quot;&quot;;[Sheet4.F31]))">
            <text:p/>
          </table:table-cell>
          <table:table-cell table:formula="of:=IF([Sheet3.F31]=[Sheet4.G31];&quot;&quot;;IF([Sheet4.G31]=0;&quot;&quot;;[Sheet4.G31]))">
            <text:p/>
          </table:table-cell>
          <table:table-cell table:formula="of:=IF([Sheet3.G31]=[Sheet4.H31];&quot;&quot;;IF([Sheet4.H31]=0;&quot;&quot;;[Sheet4.H31]))">
            <text:p/>
          </table:table-cell>
          <table:table-cell table:formula="of:=IF([Sheet4.I31]=0;&quot;&quot;;[Sheet4.I31])" office:value-type="string" office:string-value="]">
            <text:p>]</text:p>
          </table:table-cell>
          <table:table-cell table:formula="of:=CONCATENATE([.A31];&quot;,&quot;;[.B31];&quot;,&quot;;[.C31];&quot;,&quot;;[.D31];&quot;,&quot;;[.E31];&quot;,&quot;;[.F31];&quot;,&quot;;[.G31];&quot;,&quot;;[.H31];&quot;,&quot;;[.I31];&quot;,&quot;)" office:value-type="string" office:string-value="['yel',,'Skilldex',,'Save\nGame',,,,],">
            <text:p>['yel',,'Skilldex',,'Save\nGame',,,,],</text:p>
          </table:table-cell>
        </table:table-row>
        <table:table-row table:style-name="ro1">
          <table:table-cell table:formula="of:=IF([Sheet3.A32]=[Sheet4.A32];IF([Sheet4.I32]=0;&quot;&quot;;[Sheet4.A32]);IF([Sheet4.A32]=0;&quot;&quot;;[Sheet4.A32]))" office:value-type="string" office:string-value="[">
            <text:p>[</text:p>
          </table:table-cell>
          <table:table-cell table:formula="of:=IF([Sheet3.A32]=[Sheet4.B32];&quot;&quot;;IF([Sheet4.B32]=0;&quot;&quot;;[Sheet4.B32]))">
            <text:p/>
          </table:table-cell>
          <table:table-cell table:formula="of:=IF([Sheet3.B32]=[Sheet4.C32];&quot;&quot;;IF([Sheet4.C32]=0;&quot;&quot;;[Sheet4.C32]))">
            <text:p/>
          </table:table-cell>
          <table:table-cell table:formula="of:=IF([Sheet3.C32]=[Sheet4.D32];&quot;&quot;;IF([Sheet4.D32]=0;&quot;&quot;;[Sheet4.D32]))">
            <text:p/>
          </table:table-cell>
          <table:table-cell table:formula="of:=IF([Sheet3.D32]=[Sheet4.E32];&quot;&quot;;IF([Sheet4.E32]=0;&quot;&quot;;[Sheet4.E32]))">
            <text:p/>
          </table:table-cell>
          <table:table-cell table:formula="of:=IF([Sheet3.E32]=[Sheet4.F32];&quot;&quot;;IF([Sheet4.F32]=0;&quot;&quot;;[Sheet4.F32]))">
            <text:p/>
          </table:table-cell>
          <table:table-cell table:formula="of:=IF([Sheet3.F32]=[Sheet4.G32];&quot;&quot;;IF([Sheet4.G32]=0;&quot;&quot;;[Sheet4.G32]))">
            <text:p/>
          </table:table-cell>
          <table:table-cell table:formula="of:=IF([Sheet3.G32]=[Sheet4.H32];&quot;&quot;;IF([Sheet4.H32]=0;&quot;&quot;;[Sheet4.H32]))">
            <text:p/>
          </table:table-cell>
          <table:table-cell table:formula="of:=IF([Sheet4.I32]=0;&quot;&quot;;[Sheet4.I32])" office:value-type="string" office:string-value="]">
            <text:p>]</text:p>
          </table:table-cell>
          <table:table-cell table:formula="of:=CONCATENATE([.A32];&quot;,&quot;;[.B32];&quot;,&quot;;[.C32];&quot;,&quot;;[.D32];&quot;,&quot;;[.E32];&quot;,&quot;;[.F32];&quot;,&quot;;[.G32];&quot;,&quot;;[.H32];&quot;,&quot;;[.I32];&quot;,&quot;)" office:value-type="string" office:string-value="[,,,,,,,,],">
            <text:p>[,,,,,,,,],</text:p>
          </table:table-cell>
        </table:table-row>
        <table:table-row table:style-name="ro1">
          <table:table-cell table:formula="of:=IF([Sheet3.A33]=[Sheet4.A33];IF([Sheet4.I33]=0;&quot;&quot;;[Sheet4.A33]);IF([Sheet4.A33]=0;&quot;&quot;;[Sheet4.A33]))">
            <text:p/>
          </table:table-cell>
          <table:table-cell table:formula="of:=IF([Sheet3.A33]=[Sheet4.B33];&quot;&quot;;IF([Sheet4.B33]=0;&quot;&quot;;[Sheet4.B33]))">
            <text:p/>
          </table:table-cell>
          <table:table-cell table:formula="of:=IF([Sheet3.B33]=[Sheet4.C33];&quot;&quot;;IF([Sheet4.C33]=0;&quot;&quot;;[Sheet4.C33]))">
            <text:p/>
          </table:table-cell>
          <table:table-cell table:formula="of:=IF([Sheet3.C33]=[Sheet4.D33];&quot;&quot;;IF([Sheet4.D33]=0;&quot;&quot;;[Sheet4.D33]))">
            <text:p/>
          </table:table-cell>
          <table:table-cell table:formula="of:=IF([Sheet3.D33]=[Sheet4.E33];&quot;&quot;;IF([Sheet4.E33]=0;&quot;&quot;;[Sheet4.E33]))">
            <text:p/>
          </table:table-cell>
          <table:table-cell table:formula="of:=IF([Sheet3.E33]=[Sheet4.F33];&quot;&quot;;IF([Sheet4.F33]=0;&quot;&quot;;[Sheet4.F33]))">
            <text:p/>
          </table:table-cell>
          <table:table-cell table:formula="of:=IF([Sheet3.F33]=[Sheet4.G33];&quot;&quot;;IF([Sheet4.G33]=0;&quot;&quot;;[Sheet4.G33]))">
            <text:p/>
          </table:table-cell>
          <table:table-cell table:formula="of:=IF([Sheet3.G33]=[Sheet4.H33];&quot;&quot;;IF([Sheet4.H33]=0;&quot;&quot;;[Sheet4.H33]))">
            <text:p/>
          </table:table-cell>
          <table:table-cell table:formula="of:=IF([Sheet4.I33]=0;&quot;&quot;;[Sheet4.I33])">
            <text:p/>
          </table:table-cell>
          <table:table-cell table:formula="of:=CONCATENATE([.A33];&quot;,&quot;;[.B33];&quot;,&quot;;[.C33];&quot;,&quot;;[.D33];&quot;,&quot;;[.E33];&quot;,&quot;;[.F33];&quot;,&quot;;[.G33];&quot;,&quot;;[.H33];&quot;,&quot;;[.I33];&quot;,&quot;)" office:value-type="string" office:string-value=",,,,,,,,,">
            <text:p>,,,,,,,,,</text:p>
          </table:table-cell>
        </table:table-row>
        <table:table-row table:style-name="ro1">
          <table:table-cell table:formula="of:=IF([Sheet3.A34]=[Sheet4.A34];IF([Sheet4.I34]=0;&quot;&quot;;[Sheet4.A34]);IF([Sheet4.A34]=0;&quot;&quot;;[Sheet4.A34]))">
            <text:p/>
          </table:table-cell>
          <table:table-cell table:formula="of:=IF([Sheet3.A34]=[Sheet4.B34];&quot;&quot;;IF([Sheet4.B34]=0;&quot;&quot;;[Sheet4.B34]))">
            <text:p/>
          </table:table-cell>
          <table:table-cell table:formula="of:=IF([Sheet3.B34]=[Sheet4.C34];&quot;&quot;;IF([Sheet4.C34]=0;&quot;&quot;;[Sheet4.C34]))">
            <text:p/>
          </table:table-cell>
          <table:table-cell table:formula="of:=IF([Sheet3.C34]=[Sheet4.D34];&quot;&quot;;IF([Sheet4.D34]=0;&quot;&quot;;[Sheet4.D34]))">
            <text:p/>
          </table:table-cell>
          <table:table-cell table:formula="of:=IF([Sheet3.D34]=[Sheet4.E34];&quot;&quot;;IF([Sheet4.E34]=0;&quot;&quot;;[Sheet4.E34]))">
            <text:p/>
          </table:table-cell>
          <table:table-cell table:formula="of:=IF([Sheet3.E34]=[Sheet4.F34];&quot;&quot;;IF([Sheet4.F34]=0;&quot;&quot;;[Sheet4.F34]))">
            <text:p/>
          </table:table-cell>
          <table:table-cell table:formula="of:=IF([Sheet3.F34]=[Sheet4.G34];&quot;&quot;;IF([Sheet4.G34]=0;&quot;&quot;;[Sheet4.G34]))">
            <text:p/>
          </table:table-cell>
          <table:table-cell table:formula="of:=IF([Sheet3.G34]=[Sheet4.H34];&quot;&quot;;IF([Sheet4.H34]=0;&quot;&quot;;[Sheet4.H34]))">
            <text:p/>
          </table:table-cell>
          <table:table-cell table:formula="of:=IF([Sheet4.I34]=0;&quot;&quot;;[Sheet4.I34])">
            <text:p/>
          </table:table-cell>
          <table:table-cell table:formula="of:=CONCATENATE([.A34];&quot;,&quot;;[.B34];&quot;,&quot;;[.C34];&quot;,&quot;;[.D34];&quot;,&quot;;[.E34];&quot;,&quot;;[.F34];&quot;,&quot;;[.G34];&quot;,&quot;;[.H34];&quot;,&quot;;[.I34];&quot;,&quot;)" office:value-type="string" office:string-value=",,,,,,,,,">
            <text:p>,,,,,,,,,</text:p>
          </table:table-cell>
        </table:table-row>
        <table:table-row table:style-name="ro1">
          <table:table-cell table:formula="of:=IF([Sheet3.A35]=[Sheet4.A35];IF([Sheet4.I35]=0;&quot;&quot;;[Sheet4.A35]);IF([Sheet4.A35]=0;&quot;&quot;;[Sheet4.A35]))">
            <text:p/>
          </table:table-cell>
          <table:table-cell table:formula="of:=IF([Sheet3.A35]=[Sheet4.B35];&quot;&quot;;IF([Sheet4.B35]=0;&quot;&quot;;[Sheet4.B35]))">
            <text:p/>
          </table:table-cell>
          <table:table-cell table:formula="of:=IF([Sheet3.B35]=[Sheet4.C35];&quot;&quot;;IF([Sheet4.C35]=0;&quot;&quot;;[Sheet4.C35]))">
            <text:p/>
          </table:table-cell>
          <table:table-cell table:formula="of:=IF([Sheet3.C35]=[Sheet4.D35];&quot;&quot;;IF([Sheet4.D35]=0;&quot;&quot;;[Sheet4.D35]))">
            <text:p/>
          </table:table-cell>
          <table:table-cell table:formula="of:=IF([Sheet3.D35]=[Sheet4.E35];&quot;&quot;;IF([Sheet4.E35]=0;&quot;&quot;;[Sheet4.E35]))">
            <text:p/>
          </table:table-cell>
          <table:table-cell table:formula="of:=IF([Sheet3.E35]=[Sheet4.F35];&quot;&quot;;IF([Sheet4.F35]=0;&quot;&quot;;[Sheet4.F35]))">
            <text:p/>
          </table:table-cell>
          <table:table-cell table:formula="of:=IF([Sheet3.F35]=[Sheet4.G35];&quot;&quot;;IF([Sheet4.G35]=0;&quot;&quot;;[Sheet4.G35]))">
            <text:p/>
          </table:table-cell>
          <table:table-cell table:formula="of:=IF([Sheet3.G35]=[Sheet4.H35];&quot;&quot;;IF([Sheet4.H35]=0;&quot;&quot;;[Sheet4.H35]))">
            <text:p/>
          </table:table-cell>
          <table:table-cell table:formula="of:=IF([Sheet4.I35]=0;&quot;&quot;;[Sheet4.I35])">
            <text:p/>
          </table:table-cell>
          <table:table-cell table:formula="of:=CONCATENATE([.A35];&quot;,&quot;;[.B35];&quot;,&quot;;[.C35];&quot;,&quot;;[.D35];&quot;,&quot;;[.E35];&quot;,&quot;;[.F35];&quot;,&quot;;[.G35];&quot;,&quot;;[.H35];&quot;,&quot;;[.I35];&quot;,&quot;)" office:value-type="string" office:string-value=",,,,,,,,,">
            <text:p>,,,,,,,,,</text:p>
          </table:table-cell>
        </table:table-row>
        <table:table-row table:style-name="ro1">
          <table:table-cell table:formula="of:=IF([Sheet3.A36]=[Sheet4.A36];IF([Sheet4.I36]=0;&quot;&quot;;[Sheet4.A36]);IF([Sheet4.A36]=0;&quot;&quot;;[Sheet4.A36]))">
            <text:p/>
          </table:table-cell>
          <table:table-cell table:formula="of:=IF([Sheet3.A36]=[Sheet4.B36];&quot;&quot;;IF([Sheet4.B36]=0;&quot;&quot;;[Sheet4.B36]))">
            <text:p/>
          </table:table-cell>
          <table:table-cell table:formula="of:=IF([Sheet3.B36]=[Sheet4.C36];&quot;&quot;;IF([Sheet4.C36]=0;&quot;&quot;;[Sheet4.C36]))">
            <text:p/>
          </table:table-cell>
          <table:table-cell table:formula="of:=IF([Sheet3.C36]=[Sheet4.D36];&quot;&quot;;IF([Sheet4.D36]=0;&quot;&quot;;[Sheet4.D36]))">
            <text:p/>
          </table:table-cell>
          <table:table-cell table:formula="of:=IF([Sheet3.D36]=[Sheet4.E36];&quot;&quot;;IF([Sheet4.E36]=0;&quot;&quot;;[Sheet4.E36]))">
            <text:p/>
          </table:table-cell>
          <table:table-cell table:formula="of:=IF([Sheet3.E36]=[Sheet4.F36];&quot;&quot;;IF([Sheet4.F36]=0;&quot;&quot;;[Sheet4.F36]))">
            <text:p/>
          </table:table-cell>
          <table:table-cell table:formula="of:=IF([Sheet3.F36]=[Sheet4.G36];&quot;&quot;;IF([Sheet4.G36]=0;&quot;&quot;;[Sheet4.G36]))">
            <text:p/>
          </table:table-cell>
          <table:table-cell table:formula="of:=IF([Sheet3.G36]=[Sheet4.H36];&quot;&quot;;IF([Sheet4.H36]=0;&quot;&quot;;[Sheet4.H36]))">
            <text:p/>
          </table:table-cell>
          <table:table-cell table:formula="of:=IF([Sheet4.I36]=0;&quot;&quot;;[Sheet4.I36])">
            <text:p/>
          </table:table-cell>
          <table:table-cell table:formula="of:=CONCATENATE([.A36];&quot;,&quot;;[.B36];&quot;,&quot;;[.C36];&quot;,&quot;;[.D36];&quot;,&quot;;[.E36];&quot;,&quot;;[.F36];&quot;,&quot;;[.G36];&quot;,&quot;;[.H36];&quot;,&quot;;[.I36];&quot;,&quot;)" office:value-type="string" office:string-value=",,,,,,,,,">
            <text:p>,,,,,,,,,</text:p>
          </table:table-cell>
        </table:table-row>
        <table:table-row table:style-name="ro1">
          <table:table-cell table:formula="of:=IF([Sheet3.A37]=[Sheet4.A37];IF([Sheet4.I37]=0;&quot;&quot;;[Sheet4.A37]);IF([Sheet4.A37]=0;&quot;&quot;;[Sheet4.A37]))">
            <text:p/>
          </table:table-cell>
          <table:table-cell table:formula="of:=IF([Sheet3.A37]=[Sheet4.B37];&quot;&quot;;IF([Sheet4.B37]=0;&quot;&quot;;[Sheet4.B37]))">
            <text:p/>
          </table:table-cell>
          <table:table-cell table:formula="of:=IF([Sheet3.B37]=[Sheet4.C37];&quot;&quot;;IF([Sheet4.C37]=0;&quot;&quot;;[Sheet4.C37]))">
            <text:p/>
          </table:table-cell>
          <table:table-cell table:formula="of:=IF([Sheet3.C37]=[Sheet4.D37];&quot;&quot;;IF([Sheet4.D37]=0;&quot;&quot;;[Sheet4.D37]))">
            <text:p/>
          </table:table-cell>
          <table:table-cell table:formula="of:=IF([Sheet3.D37]=[Sheet4.E37];&quot;&quot;;IF([Sheet4.E37]=0;&quot;&quot;;[Sheet4.E37]))">
            <text:p/>
          </table:table-cell>
          <table:table-cell table:formula="of:=IF([Sheet3.E37]=[Sheet4.F37];&quot;&quot;;IF([Sheet4.F37]=0;&quot;&quot;;[Sheet4.F37]))">
            <text:p/>
          </table:table-cell>
          <table:table-cell table:formula="of:=IF([Sheet3.F37]=[Sheet4.G37];&quot;&quot;;IF([Sheet4.G37]=0;&quot;&quot;;[Sheet4.G37]))">
            <text:p/>
          </table:table-cell>
          <table:table-cell table:formula="of:=IF([Sheet3.G37]=[Sheet4.H37];&quot;&quot;;IF([Sheet4.H37]=0;&quot;&quot;;[Sheet4.H37]))">
            <text:p/>
          </table:table-cell>
          <table:table-cell table:formula="of:=IF([Sheet4.I37]=0;&quot;&quot;;[Sheet4.I37])">
            <text:p/>
          </table:table-cell>
          <table:table-cell table:formula="of:=CONCATENATE([.A37];&quot;,&quot;;[.B37];&quot;,&quot;;[.C37];&quot;,&quot;;[.D37];&quot;,&quot;;[.E37];&quot;,&quot;;[.F37];&quot;,&quot;;[.G37];&quot;,&quot;;[.H37];&quot;,&quot;;[.I37];&quot;,&quot;)" office:value-type="string" office:string-value=",,,,,,,,,">
            <text:p>,,,,,,,,,</text:p>
          </table:table-cell>
        </table:table-row>
        <table:table-row table:style-name="ro1">
          <table:table-cell table:formula="of:=IF([Sheet3.A38]=[Sheet4.A38];IF([Sheet4.I38]=0;&quot;&quot;;[Sheet4.A38]);IF([Sheet4.A38]=0;&quot;&quot;;[Sheet4.A38]))" office:value-type="string" office:string-value="[">
            <text:p>[</text:p>
          </table:table-cell>
          <table:table-cell table:formula="of:=IF([Sheet3.A38]=[Sheet4.B38];&quot;&quot;;IF([Sheet4.B38]=0;&quot;&quot;;[Sheet4.B38]))">
            <text:p/>
          </table:table-cell>
          <table:table-cell table:formula="of:=IF([Sheet3.B38]=[Sheet4.C38];&quot;&quot;;IF([Sheet4.C38]=0;&quot;&quot;;[Sheet4.C38]))">
            <text:p/>
          </table:table-cell>
          <table:table-cell table:formula="of:=IF([Sheet3.C38]=[Sheet4.D38];&quot;&quot;;IF([Sheet4.D38]=0;&quot;&quot;;[Sheet4.D38]))">
            <text:p/>
          </table:table-cell>
          <table:table-cell table:formula="of:=IF([Sheet3.D38]=[Sheet4.E38];&quot;&quot;;IF([Sheet4.E38]=0;&quot;&quot;;[Sheet4.E38]))" office:value-type="string" office:string-value="'Load Game'">
            <text:p>'Load Game'</text:p>
          </table:table-cell>
          <table:table-cell table:formula="of:=IF([Sheet3.E38]=[Sheet4.F38];&quot;&quot;;IF([Sheet4.F38]=0;&quot;&quot;;[Sheet4.F38]))">
            <text:p/>
          </table:table-cell>
          <table:table-cell table:formula="of:=IF([Sheet3.F38]=[Sheet4.G38];&quot;&quot;;IF([Sheet4.G38]=0;&quot;&quot;;[Sheet4.G38]))">
            <text:p/>
          </table:table-cell>
          <table:table-cell table:formula="of:=IF([Sheet3.G38]=[Sheet4.H38];&quot;&quot;;IF([Sheet4.H38]=0;&quot;&quot;;[Sheet4.H38]))">
            <text:p/>
          </table:table-cell>
          <table:table-cell table:formula="of:=IF([Sheet4.I38]=0;&quot;&quot;;[Sheet4.I38])" office:value-type="string" office:string-value="]">
            <text:p>]</text:p>
          </table:table-cell>
          <table:table-cell table:formula="of:=CONCATENATE([.A38];&quot;,&quot;;[.B38];&quot;,&quot;;[.C38];&quot;,&quot;;[.D38];&quot;,&quot;;[.E38];&quot;,&quot;;[.F38];&quot;,&quot;;[.G38];&quot;,&quot;;[.H38];&quot;,&quot;;[.I38];&quot;,&quot;)" office:value-type="string" office:string-value="[,,,,'Load Game',,,,],">
            <text:p>[,,,,'Load Game',,,,],</text:p>
          </table:table-cell>
        </table:table-row>
        <table:table-row table:style-name="ro1">
          <table:table-cell table:formula="of:=IF([Sheet3.A39]=[Sheet4.A39];IF([Sheet4.I39]=0;&quot;&quot;;[Sheet4.A39]);IF([Sheet4.A39]=0;&quot;&quot;;[Sheet4.A39]))">
            <text:p/>
          </table:table-cell>
          <table:table-cell table:formula="of:=IF([Sheet3.A39]=[Sheet4.B39];&quot;&quot;;IF([Sheet4.B39]=0;&quot;&quot;;[Sheet4.B39]))">
            <text:p/>
          </table:table-cell>
          <table:table-cell table:formula="of:=IF([Sheet3.B39]=[Sheet4.C39];&quot;&quot;;IF([Sheet4.C39]=0;&quot;&quot;;[Sheet4.C39]))">
            <text:p/>
          </table:table-cell>
          <table:table-cell table:formula="of:=IF([Sheet3.C39]=[Sheet4.D39];&quot;&quot;;IF([Sheet4.D39]=0;&quot;&quot;;[Sheet4.D39]))">
            <text:p/>
          </table:table-cell>
          <table:table-cell table:formula="of:=IF([Sheet3.D39]=[Sheet4.E39];&quot;&quot;;IF([Sheet4.E39]=0;&quot;&quot;;[Sheet4.E39]))">
            <text:p/>
          </table:table-cell>
          <table:table-cell table:formula="of:=IF([Sheet3.E39]=[Sheet4.F39];&quot;&quot;;IF([Sheet4.F39]=0;&quot;&quot;;[Sheet4.F39]))">
            <text:p/>
          </table:table-cell>
          <table:table-cell table:formula="of:=IF([Sheet3.F39]=[Sheet4.G39];&quot;&quot;;IF([Sheet4.G39]=0;&quot;&quot;;[Sheet4.G39]))">
            <text:p/>
          </table:table-cell>
          <table:table-cell table:formula="of:=IF([Sheet3.G39]=[Sheet4.H39];&quot;&quot;;IF([Sheet4.H39]=0;&quot;&quot;;[Sheet4.H39]))">
            <text:p/>
          </table:table-cell>
          <table:table-cell table:formula="of:=IF([Sheet4.I39]=0;&quot;&quot;;[Sheet4.I39])">
            <text:p/>
          </table:table-cell>
          <table:table-cell table:formula="of:=CONCATENATE([.A39];&quot;,&quot;;[.B39];&quot;,&quot;;[.C39];&quot;,&quot;;[.D39];&quot;,&quot;;[.E39];&quot;,&quot;;[.F39];&quot;,&quot;;[.G39];&quot;,&quot;;[.H39];&quot;,&quot;;[.I39];&quot;,&quot;)" office:value-type="string" office:string-value=",,,,,,,,,">
            <text:p>,,,,,,,,,</text:p>
          </table:table-cell>
        </table:table-row>
        <table:table-row table:style-name="ro1">
          <table:table-cell table:formula="of:=IF([Sheet3.A40]=[Sheet4.A40];IF([Sheet4.I40]=0;&quot;&quot;;[Sheet4.A40]);IF([Sheet4.A40]=0;&quot;&quot;;[Sheet4.A40]))">
            <text:p/>
          </table:table-cell>
          <table:table-cell table:formula="of:=IF([Sheet3.A40]=[Sheet4.B40];&quot;&quot;;IF([Sheet4.B40]=0;&quot;&quot;;[Sheet4.B40]))">
            <text:p/>
          </table:table-cell>
          <table:table-cell table:formula="of:=IF([Sheet3.B40]=[Sheet4.C40];&quot;&quot;;IF([Sheet4.C40]=0;&quot;&quot;;[Sheet4.C40]))">
            <text:p/>
          </table:table-cell>
          <table:table-cell table:formula="of:=IF([Sheet3.C40]=[Sheet4.D40];&quot;&quot;;IF([Sheet4.D40]=0;&quot;&quot;;[Sheet4.D40]))">
            <text:p/>
          </table:table-cell>
          <table:table-cell table:formula="of:=IF([Sheet3.D40]=[Sheet4.E40];&quot;&quot;;IF([Sheet4.E40]=0;&quot;&quot;;[Sheet4.E40]))">
            <text:p/>
          </table:table-cell>
          <table:table-cell table:formula="of:=IF([Sheet3.E40]=[Sheet4.F40];&quot;&quot;;IF([Sheet4.F40]=0;&quot;&quot;;[Sheet4.F40]))">
            <text:p/>
          </table:table-cell>
          <table:table-cell table:formula="of:=IF([Sheet3.F40]=[Sheet4.G40];&quot;&quot;;IF([Sheet4.G40]=0;&quot;&quot;;[Sheet4.G40]))">
            <text:p/>
          </table:table-cell>
          <table:table-cell table:formula="of:=IF([Sheet3.G40]=[Sheet4.H40];&quot;&quot;;IF([Sheet4.H40]=0;&quot;&quot;;[Sheet4.H40]))">
            <text:p/>
          </table:table-cell>
          <table:table-cell table:formula="of:=IF([Sheet4.I40]=0;&quot;&quot;;[Sheet4.I40])">
            <text:p/>
          </table:table-cell>
          <table:table-cell table:formula="of:=CONCATENATE([.A40];&quot;,&quot;;[.B40];&quot;,&quot;;[.C40];&quot;,&quot;;[.D40];&quot;,&quot;;[.E40];&quot;,&quot;;[.F40];&quot;,&quot;;[.G40];&quot;,&quot;;[.H40];&quot;,&quot;;[.I40];&quot;,&quot;)" office:value-type="string" office:string-value=",,,,,,,,,">
            <text:p>,,,,,,,,,</text:p>
          </table:table-cell>
        </table:table-row>
        <table:table-row table:style-name="ro1">
          <table:table-cell table:formula="of:=IF([Sheet3.A41]=[Sheet4.A41];IF([Sheet4.I41]=0;&quot;&quot;;[Sheet4.A41]);IF([Sheet4.A41]=0;&quot;&quot;;[Sheet4.A41]))">
            <text:p/>
          </table:table-cell>
          <table:table-cell table:formula="of:=IF([Sheet3.A41]=[Sheet4.B41];&quot;&quot;;IF([Sheet4.B41]=0;&quot;&quot;;[Sheet4.B41]))">
            <text:p/>
          </table:table-cell>
          <table:table-cell table:formula="of:=IF([Sheet3.B41]=[Sheet4.C41];&quot;&quot;;IF([Sheet4.C41]=0;&quot;&quot;;[Sheet4.C41]))">
            <text:p/>
          </table:table-cell>
          <table:table-cell table:formula="of:=IF([Sheet3.C41]=[Sheet4.D41];&quot;&quot;;IF([Sheet4.D41]=0;&quot;&quot;;[Sheet4.D41]))">
            <text:p/>
          </table:table-cell>
          <table:table-cell table:formula="of:=IF([Sheet3.D41]=[Sheet4.E41];&quot;&quot;;IF([Sheet4.E41]=0;&quot;&quot;;[Sheet4.E41]))">
            <text:p/>
          </table:table-cell>
          <table:table-cell table:formula="of:=IF([Sheet3.E41]=[Sheet4.F41];&quot;&quot;;IF([Sheet4.F41]=0;&quot;&quot;;[Sheet4.F41]))">
            <text:p/>
          </table:table-cell>
          <table:table-cell table:formula="of:=IF([Sheet3.F41]=[Sheet4.G41];&quot;&quot;;IF([Sheet4.G41]=0;&quot;&quot;;[Sheet4.G41]))">
            <text:p/>
          </table:table-cell>
          <table:table-cell table:formula="of:=IF([Sheet3.G41]=[Sheet4.H41];&quot;&quot;;IF([Sheet4.H41]=0;&quot;&quot;;[Sheet4.H41]))">
            <text:p/>
          </table:table-cell>
          <table:table-cell table:formula="of:=IF([Sheet4.I41]=0;&quot;&quot;;[Sheet4.I41])">
            <text:p/>
          </table:table-cell>
          <table:table-cell table:formula="of:=CONCATENATE([.A41];&quot;,&quot;;[.B41];&quot;,&quot;;[.C41];&quot;,&quot;;[.D41];&quot;,&quot;;[.E41];&quot;,&quot;;[.F41];&quot;,&quot;;[.G41];&quot;,&quot;;[.H41];&quot;,&quot;;[.I41];&quot;,&quot;)" office:value-type="string" office:string-value=",,,,,,,,,">
            <text:p>,,,,,,,,,</text:p>
          </table:table-cell>
        </table:table-row>
        <table:table-row table:style-name="ro1">
          <table:table-cell table:formula="of:=IF([Sheet3.A42]=[Sheet4.A42];IF([Sheet4.I42]=0;&quot;&quot;;[Sheet4.A42]);IF([Sheet4.A42]=0;&quot;&quot;;[Sheet4.A42]))" office:value-type="string" office:string-value="['red'">
            <text:p>['red'</text:p>
          </table:table-cell>
          <table:table-cell table:formula="of:=IF([Sheet3.A42]=[Sheet4.B42];&quot;&quot;;IF([Sheet4.B42]=0;&quot;&quot;;[Sheet4.B42]))">
            <text:p/>
          </table:table-cell>
          <table:table-cell table:formula="of:=IF([Sheet3.B42]=[Sheet4.C42];&quot;&quot;;IF([Sheet4.C42]=0;&quot;&quot;;[Sheet4.C42]))" office:value-type="string" office:string-value="'End Combat / Done'">
            <text:p>'End Combat / Done'</text:p>
          </table:table-cell>
          <table:table-cell table:formula="of:=IF([Sheet3.C42]=[Sheet4.D42];&quot;&quot;;IF([Sheet4.D42]=0;&quot;&quot;;[Sheet4.D42]))">
            <text:p/>
          </table:table-cell>
          <table:table-cell table:formula="of:=IF([Sheet3.D42]=[Sheet4.E42];&quot;&quot;;IF([Sheet4.E42]=0;&quot;&quot;;[Sheet4.E42]))">
            <text:p/>
          </table:table-cell>
          <table:table-cell table:formula="of:=IF([Sheet3.E42]=[Sheet4.F42];&quot;&quot;;IF([Sheet4.F42]=0;&quot;&quot;;[Sheet4.F42]))">
            <text:p/>
          </table:table-cell>
          <table:table-cell table:formula="of:=IF([Sheet3.F42]=[Sheet4.G42];&quot;&quot;;IF([Sheet4.G42]=0;&quot;&quot;;[Sheet4.G42]))">
            <text:p/>
          </table:table-cell>
          <table:table-cell table:formula="of:=IF([Sheet3.G42]=[Sheet4.H42];&quot;&quot;;IF([Sheet4.H42]=0;&quot;&quot;;[Sheet4.H42]))">
            <text:p/>
          </table:table-cell>
          <table:table-cell table:formula="of:=IF([Sheet4.I42]=0;&quot;&quot;;[Sheet4.I42])" office:value-type="string" office:string-value="]">
            <text:p>]</text:p>
          </table:table-cell>
          <table:table-cell table:formula="of:=CONCATENATE([.A42];&quot;,&quot;;[.B42];&quot;,&quot;;[.C42];&quot;,&quot;;[.D42];&quot;,&quot;;[.E42];&quot;,&quot;;[.F42];&quot;,&quot;;[.G42];&quot;,&quot;;[.H42];&quot;,&quot;;[.I42];&quot;,&quot;)" office:value-type="string" office:string-value="['red',,'End Combat / Done',,,,,,],">
            <text:p>['red',,'End Combat / Done',,,,,,],</text:p>
          </table:table-cell>
        </table:table-row>
        <table:table-row table:style-name="ro1">
          <table:table-cell table:formula="of:=IF([Sheet3.A43]=[Sheet4.A43];IF([Sheet4.I43]=0;&quot;&quot;;[Sheet4.A43]);IF([Sheet4.A43]=0;&quot;&quot;;[Sheet4.A43]))">
            <text:p/>
          </table:table-cell>
          <table:table-cell table:formula="of:=IF([Sheet3.A43]=[Sheet4.B43];&quot;&quot;;IF([Sheet4.B43]=0;&quot;&quot;;[Sheet4.B43]))">
            <text:p/>
          </table:table-cell>
          <table:table-cell table:formula="of:=IF([Sheet3.B43]=[Sheet4.C43];&quot;&quot;;IF([Sheet4.C43]=0;&quot;&quot;;[Sheet4.C43]))">
            <text:p/>
          </table:table-cell>
          <table:table-cell table:formula="of:=IF([Sheet3.C43]=[Sheet4.D43];&quot;&quot;;IF([Sheet4.D43]=0;&quot;&quot;;[Sheet4.D43]))">
            <text:p/>
          </table:table-cell>
          <table:table-cell table:formula="of:=IF([Sheet3.D43]=[Sheet4.E43];&quot;&quot;;IF([Sheet4.E43]=0;&quot;&quot;;[Sheet4.E43]))">
            <text:p/>
          </table:table-cell>
          <table:table-cell table:formula="of:=IF([Sheet3.E43]=[Sheet4.F43];&quot;&quot;;IF([Sheet4.F43]=0;&quot;&quot;;[Sheet4.F43]))">
            <text:p/>
          </table:table-cell>
          <table:table-cell table:formula="of:=IF([Sheet3.F43]=[Sheet4.G43];&quot;&quot;;IF([Sheet4.G43]=0;&quot;&quot;;[Sheet4.G43]))">
            <text:p/>
          </table:table-cell>
          <table:table-cell table:formula="of:=IF([Sheet3.G43]=[Sheet4.H43];&quot;&quot;;IF([Sheet4.H43]=0;&quot;&quot;;[Sheet4.H43]))">
            <text:p/>
          </table:table-cell>
          <table:table-cell table:formula="of:=IF([Sheet4.I43]=0;&quot;&quot;;[Sheet4.I43])">
            <text:p/>
          </table:table-cell>
          <table:table-cell table:formula="of:=CONCATENATE([.A43];&quot;,&quot;;[.B43];&quot;,&quot;;[.C43];&quot;,&quot;;[.D43];&quot;,&quot;;[.E43];&quot;,&quot;;[.F43];&quot;,&quot;;[.G43];&quot;,&quot;;[.H43];&quot;,&quot;;[.I43];&quot;,&quot;)" office:value-type="string" office:string-value=",,,,,,,,,">
            <text:p>,,,,,,,,,</text:p>
          </table:table-cell>
        </table:table-row>
        <table:table-row table:style-name="ro1">
          <table:table-cell table:formula="of:=IF([Sheet3.A44]=[Sheet4.A44];IF([Sheet4.I44]=0;&quot;&quot;;[Sheet4.A44]);IF([Sheet4.A44]=0;&quot;&quot;;[Sheet4.A44]))">
            <text:p/>
          </table:table-cell>
          <table:table-cell table:formula="of:=IF([Sheet3.A44]=[Sheet4.B44];&quot;&quot;;IF([Sheet4.B44]=0;&quot;&quot;;[Sheet4.B44]))">
            <text:p/>
          </table:table-cell>
          <table:table-cell table:formula="of:=IF([Sheet3.B44]=[Sheet4.C44];&quot;&quot;;IF([Sheet4.C44]=0;&quot;&quot;;[Sheet4.C44]))">
            <text:p/>
          </table:table-cell>
          <table:table-cell table:formula="of:=IF([Sheet3.C44]=[Sheet4.D44];&quot;&quot;;IF([Sheet4.D44]=0;&quot;&quot;;[Sheet4.D44]))">
            <text:p/>
          </table:table-cell>
          <table:table-cell table:formula="of:=IF([Sheet3.D44]=[Sheet4.E44];&quot;&quot;;IF([Sheet4.E44]=0;&quot;&quot;;[Sheet4.E44]))">
            <text:p/>
          </table:table-cell>
          <table:table-cell table:formula="of:=IF([Sheet3.E44]=[Sheet4.F44];&quot;&quot;;IF([Sheet4.F44]=0;&quot;&quot;;[Sheet4.F44]))">
            <text:p/>
          </table:table-cell>
          <table:table-cell table:formula="of:=IF([Sheet3.F44]=[Sheet4.G44];&quot;&quot;;IF([Sheet4.G44]=0;&quot;&quot;;[Sheet4.G44]))">
            <text:p/>
          </table:table-cell>
          <table:table-cell table:formula="of:=IF([Sheet3.G44]=[Sheet4.H44];&quot;&quot;;IF([Sheet4.H44]=0;&quot;&quot;;[Sheet4.H44]))">
            <text:p/>
          </table:table-cell>
          <table:table-cell table:formula="of:=IF([Sheet4.I44]=0;&quot;&quot;;[Sheet4.I44])">
            <text:p/>
          </table:table-cell>
          <table:table-cell table:formula="of:=CONCATENATE([.A44];&quot;,&quot;;[.B44];&quot;,&quot;;[.C44];&quot;,&quot;;[.D44];&quot;,&quot;;[.E44];&quot;,&quot;;[.F44];&quot;,&quot;;[.G44];&quot;,&quot;;[.H44];&quot;,&quot;;[.I44];&quot;,&quot;)" office:value-type="string" office:string-value=",,,,,,,,,">
            <text:p>,,,,,,,,,</text:p>
          </table:table-cell>
        </table:table-row>
        <table:table-row table:style-name="ro1">
          <table:table-cell table:formula="of:=IF([Sheet3.A45]=[Sheet4.A45];IF([Sheet4.I45]=0;&quot;&quot;;[Sheet4.A45]);IF([Sheet4.A45]=0;&quot;&quot;;[Sheet4.A45]))" office:value-type="string" office:string-value="['yel'">
            <text:p>['yel'</text:p>
          </table:table-cell>
          <table:table-cell table:formula="of:=IF([Sheet3.A45]=[Sheet4.B45];&quot;&quot;;IF([Sheet4.B45]=0;&quot;&quot;;[Sheet4.B45]))">
            <text:p/>
          </table:table-cell>
          <table:table-cell table:formula="of:=IF([Sheet3.B45]=[Sheet4.C45];&quot;&quot;;IF([Sheet4.C45]=0;&quot;&quot;;[Sheet4.C45]))" office:value-type="string" office:string-value="'Clock'">
            <text:p>'Clock'</text:p>
          </table:table-cell>
          <table:table-cell table:formula="of:=IF([Sheet3.C45]=[Sheet4.D45];&quot;&quot;;IF([Sheet4.D45]=0;&quot;&quot;;[Sheet4.D45]))">
            <text:p/>
          </table:table-cell>
          <table:table-cell table:formula="of:=IF([Sheet3.D45]=[Sheet4.E45];&quot;&quot;;IF([Sheet4.E45]=0;&quot;&quot;;[Sheet4.E45]))">
            <text:p/>
          </table:table-cell>
          <table:table-cell table:formula="of:=IF([Sheet3.E45]=[Sheet4.F45];&quot;&quot;;IF([Sheet4.F45]=0;&quot;&quot;;[Sheet4.F45]))">
            <text:p/>
          </table:table-cell>
          <table:table-cell table:formula="of:=IF([Sheet3.F45]=[Sheet4.G45];&quot;&quot;;IF([Sheet4.G45]=0;&quot;&quot;;[Sheet4.G45]))">
            <text:p/>
          </table:table-cell>
          <table:table-cell table:formula="of:=IF([Sheet3.G45]=[Sheet4.H45];&quot;&quot;;IF([Sheet4.H45]=0;&quot;&quot;;[Sheet4.H45]))">
            <text:p/>
          </table:table-cell>
          <table:table-cell table:formula="of:=IF([Sheet4.I45]=0;&quot;&quot;;[Sheet4.I45])" office:value-type="string" office:string-value="]">
            <text:p>]</text:p>
          </table:table-cell>
          <table:table-cell table:formula="of:=CONCATENATE([.A45];&quot;,&quot;;[.B45];&quot;,&quot;;[.C45];&quot;,&quot;;[.D45];&quot;,&quot;;[.E45];&quot;,&quot;;[.F45];&quot;,&quot;;[.G45];&quot;,&quot;;[.H45];&quot;,&quot;;[.I45];&quot;,&quot;)" office:value-type="string" office:string-value="['yel',,'Clock',,,,,,],">
            <text:p>['yel',,'Clock',,,,,,],</text:p>
          </table:table-cell>
        </table:table-row>
        <table:table-row table:style-name="ro1">
          <table:table-cell table:formula="of:=IF([Sheet3.A46]=[Sheet4.A46];IF([Sheet4.I46]=0;&quot;&quot;;[Sheet4.A46]);IF([Sheet4.A46]=0;&quot;&quot;;[Sheet4.A46]))" office:value-type="string" office:string-value="[">
            <text:p>[</text:p>
          </table:table-cell>
          <table:table-cell table:formula="of:=IF([Sheet3.A46]=[Sheet4.B46];&quot;&quot;;IF([Sheet4.B46]=0;&quot;&quot;;[Sheet4.B46]))">
            <text:p/>
          </table:table-cell>
          <table:table-cell table:formula="of:=IF([Sheet3.B46]=[Sheet4.C46];&quot;&quot;;IF([Sheet4.C46]=0;&quot;&quot;;[Sheet4.C46]))">
            <text:p/>
          </table:table-cell>
          <table:table-cell table:formula="of:=IF([Sheet3.C46]=[Sheet4.D46];&quot;&quot;;IF([Sheet4.D46]=0;&quot;&quot;;[Sheet4.D46]))">
            <text:p/>
          </table:table-cell>
          <table:table-cell table:formula="of:=IF([Sheet3.D46]=[Sheet4.E46];&quot;&quot;;IF([Sheet4.E46]=0;&quot;&quot;;[Sheet4.E46]))" office:value-type="string" office:string-value="'Exit to\nMain'">
            <text:p>'Exit to\nMain'</text:p>
          </table:table-cell>
          <table:table-cell table:formula="of:=IF([Sheet3.E46]=[Sheet4.F46];&quot;&quot;;IF([Sheet4.F46]=0;&quot;&quot;;[Sheet4.F46]))">
            <text:p/>
          </table:table-cell>
          <table:table-cell table:formula="of:=IF([Sheet3.F46]=[Sheet4.G46];&quot;&quot;;IF([Sheet4.G46]=0;&quot;&quot;;[Sheet4.G46]))">
            <text:p/>
          </table:table-cell>
          <table:table-cell table:formula="of:=IF([Sheet3.G46]=[Sheet4.H46];&quot;&quot;;IF([Sheet4.H46]=0;&quot;&quot;;[Sheet4.H46]))">
            <text:p/>
          </table:table-cell>
          <table:table-cell table:formula="of:=IF([Sheet4.I46]=0;&quot;&quot;;[Sheet4.I46])" office:value-type="string" office:string-value="]">
            <text:p>]</text:p>
          </table:table-cell>
          <table:table-cell table:formula="of:=CONCATENATE([.A46];&quot;,&quot;;[.B46];&quot;,&quot;;[.C46];&quot;,&quot;;[.D46];&quot;,&quot;;[.E46];&quot;,&quot;;[.F46];&quot;,&quot;;[.G46];&quot;,&quot;;[.H46];&quot;,&quot;;[.I46];&quot;,&quot;)" office:value-type="string" office:string-value="[,,,,'Exit to\nMain',,,,],">
            <text:p>[,,,,'Exit to\nMain',,,,],</text:p>
          </table:table-cell>
        </table:table-row>
        <table:table-row table:style-name="ro1">
          <table:table-cell table:formula="of:=IF([Sheet3.A47]=[Sheet4.A47];IF([Sheet4.I47]=0;&quot;&quot;;[Sheet4.A47]);IF([Sheet4.A47]=0;&quot;&quot;;[Sheet4.A47]))" office:value-type="string" office:string-value="['yel'">
            <text:p>['yel'</text:p>
          </table:table-cell>
          <table:table-cell table:formula="of:=IF([Sheet3.A47]=[Sheet4.B47];&quot;&quot;;IF([Sheet4.B47]=0;&quot;&quot;;[Sheet4.B47]))">
            <text:p/>
          </table:table-cell>
          <table:table-cell table:formula="of:=IF([Sheet3.B47]=[Sheet4.C47];&quot;&quot;;IF([Sheet4.C47]=0;&quot;&quot;;[Sheet4.C47]))" office:value-type="string" office:string-value="'Character\nScreen'">
            <text:p>'Character\nScreen'</text:p>
          </table:table-cell>
          <table:table-cell table:formula="of:=IF([Sheet3.C47]=[Sheet4.D47];&quot;&quot;;IF([Sheet4.D47]=0;&quot;&quot;;[Sheet4.D47]))">
            <text:p/>
          </table:table-cell>
          <table:table-cell table:formula="of:=IF([Sheet3.D47]=[Sheet4.E47];&quot;&quot;;IF([Sheet4.E47]=0;&quot;&quot;;[Sheet4.E47]))">
            <text:p/>
          </table:table-cell>
          <table:table-cell table:formula="of:=IF([Sheet3.E47]=[Sheet4.F47];&quot;&quot;;IF([Sheet4.F47]=0;&quot;&quot;;[Sheet4.F47]))">
            <text:p/>
          </table:table-cell>
          <table:table-cell table:formula="of:=IF([Sheet3.F47]=[Sheet4.G47];&quot;&quot;;IF([Sheet4.G47]=0;&quot;&quot;;[Sheet4.G47]))">
            <text:p/>
          </table:table-cell>
          <table:table-cell table:formula="of:=IF([Sheet3.G47]=[Sheet4.H47];&quot;&quot;;IF([Sheet4.H47]=0;&quot;&quot;;[Sheet4.H47]))">
            <text:p/>
          </table:table-cell>
          <table:table-cell table:formula="of:=IF([Sheet4.I47]=0;&quot;&quot;;[Sheet4.I47])" office:value-type="string" office:string-value="]">
            <text:p>]</text:p>
          </table:table-cell>
          <table:table-cell table:formula="of:=CONCATENATE([.A47];&quot;,&quot;;[.B47];&quot;,&quot;;[.C47];&quot;,&quot;;[.D47];&quot;,&quot;;[.E47];&quot;,&quot;;[.F47];&quot;,&quot;;[.G47];&quot;,&quot;;[.H47];&quot;,&quot;;[.I47];&quot;,&quot;)" office:value-type="string" office:string-value="['yel',,'Character\nScreen',,,,,,],">
            <text:p>['yel',,'Character\nScreen',,,,,,],</text:p>
          </table:table-cell>
        </table:table-row>
        <table:table-row table:style-name="ro1">
          <table:table-cell table:formula="of:=IF([Sheet3.A48]=[Sheet4.A48];IF([Sheet4.I48]=0;&quot;&quot;;[Sheet4.A48]);IF([Sheet4.A48]=0;&quot;&quot;;[Sheet4.A48]))">
            <text:p/>
          </table:table-cell>
          <table:table-cell table:formula="of:=IF([Sheet3.A48]=[Sheet4.B48];&quot;&quot;;IF([Sheet4.B48]=0;&quot;&quot;;[Sheet4.B48]))">
            <text:p/>
          </table:table-cell>
          <table:table-cell table:formula="of:=IF([Sheet3.B48]=[Sheet4.C48];&quot;&quot;;IF([Sheet4.C48]=0;&quot;&quot;;[Sheet4.C48]))">
            <text:p/>
          </table:table-cell>
          <table:table-cell table:formula="of:=IF([Sheet3.C48]=[Sheet4.D48];&quot;&quot;;IF([Sheet4.D48]=0;&quot;&quot;;[Sheet4.D48]))">
            <text:p/>
          </table:table-cell>
          <table:table-cell table:formula="of:=IF([Sheet3.D48]=[Sheet4.E48];&quot;&quot;;IF([Sheet4.E48]=0;&quot;&quot;;[Sheet4.E48]))">
            <text:p/>
          </table:table-cell>
          <table:table-cell table:formula="of:=IF([Sheet3.E48]=[Sheet4.F48];&quot;&quot;;IF([Sheet4.F48]=0;&quot;&quot;;[Sheet4.F48]))">
            <text:p/>
          </table:table-cell>
          <table:table-cell table:formula="of:=IF([Sheet3.F48]=[Sheet4.G48];&quot;&quot;;IF([Sheet4.G48]=0;&quot;&quot;;[Sheet4.G48]))">
            <text:p/>
          </table:table-cell>
          <table:table-cell table:formula="of:=IF([Sheet3.G48]=[Sheet4.H48];&quot;&quot;;IF([Sheet4.H48]=0;&quot;&quot;;[Sheet4.H48]))">
            <text:p/>
          </table:table-cell>
          <table:table-cell table:formula="of:=IF([Sheet4.I48]=0;&quot;&quot;;[Sheet4.I48])">
            <text:p/>
          </table:table-cell>
          <table:table-cell table:formula="of:=CONCATENATE([.A48];&quot;,&quot;;[.B48];&quot;,&quot;;[.C48];&quot;,&quot;;[.D48];&quot;,&quot;;[.E48];&quot;,&quot;;[.F48];&quot;,&quot;;[.G48];&quot;,&quot;;[.H48];&quot;,&quot;;[.I48];&quot;,&quot;)" office:value-type="string" office:string-value=",,,,,,,,,">
            <text:p>,,,,,,,,,</text:p>
          </table:table-cell>
        </table:table-row>
        <table:table-row table:style-name="ro1">
          <table:table-cell table:formula="of:=IF([Sheet3.A49]=[Sheet4.A49];IF([Sheet4.I49]=0;&quot;&quot;;[Sheet4.A49]);IF([Sheet4.A49]=0;&quot;&quot;;[Sheet4.A49]))" office:value-type="string" office:string-value="['red'">
            <text:p>['red'</text:p>
          </table:table-cell>
          <table:table-cell table:formula="of:=IF([Sheet3.A49]=[Sheet4.B49];&quot;&quot;;IF([Sheet4.B49]=0;&quot;&quot;;[Sheet4.B49]))">
            <text:p/>
          </table:table-cell>
          <table:table-cell table:formula="of:=IF([Sheet3.B49]=[Sheet4.C49];&quot;&quot;;IF([Sheet4.C49]=0;&quot;&quot;;[Sheet4.C49]))" office:value-type="string" office:string-value="'Switch\nItem'">
            <text:p>'Switch\nItem'</text:p>
          </table:table-cell>
          <table:table-cell table:formula="of:=IF([Sheet3.C49]=[Sheet4.D49];&quot;&quot;;IF([Sheet4.D49]=0;&quot;&quot;;[Sheet4.D49]))">
            <text:p/>
          </table:table-cell>
          <table:table-cell table:formula="of:=IF([Sheet3.D49]=[Sheet4.E49];&quot;&quot;;IF([Sheet4.E49]=0;&quot;&quot;;[Sheet4.E49]))">
            <text:p/>
          </table:table-cell>
          <table:table-cell table:formula="of:=IF([Sheet3.E49]=[Sheet4.F49];&quot;&quot;;IF([Sheet4.F49]=0;&quot;&quot;;[Sheet4.F49]))">
            <text:p/>
          </table:table-cell>
          <table:table-cell table:formula="of:=IF([Sheet3.F49]=[Sheet4.G49];&quot;&quot;;IF([Sheet4.G49]=0;&quot;&quot;;[Sheet4.G49]))">
            <text:p/>
          </table:table-cell>
          <table:table-cell table:formula="of:=IF([Sheet3.G49]=[Sheet4.H49];&quot;&quot;;IF([Sheet4.H49]=0;&quot;&quot;;[Sheet4.H49]))">
            <text:p/>
          </table:table-cell>
          <table:table-cell table:formula="of:=IF([Sheet4.I49]=0;&quot;&quot;;[Sheet4.I49])" office:value-type="string" office:string-value="]">
            <text:p>]</text:p>
          </table:table-cell>
          <table:table-cell table:formula="of:=CONCATENATE([.A49];&quot;,&quot;;[.B49];&quot;,&quot;;[.C49];&quot;,&quot;;[.D49];&quot;,&quot;;[.E49];&quot;,&quot;;[.F49];&quot;,&quot;;[.G49];&quot;,&quot;;[.H49];&quot;,&quot;;[.I49];&quot;,&quot;)" office:value-type="string" office:string-value="['red',,'Switch\nItem',,,,,,],">
            <text:p>['red',,'Switch\nItem',,,,,,],</text:p>
          </table:table-cell>
        </table:table-row>
        <table:table-row table:style-name="ro1">
          <table:table-cell table:formula="of:=IF([Sheet3.A50]=[Sheet4.A50];IF([Sheet4.I50]=0;&quot;&quot;;[Sheet4.A50]);IF([Sheet4.A50]=0;&quot;&quot;;[Sheet4.A50]))" office:value-type="string" office:string-value="['yel'">
            <text:p>['yel'</text:p>
          </table:table-cell>
          <table:table-cell table:formula="of:=IF([Sheet3.A50]=[Sheet4.B50];&quot;&quot;;IF([Sheet4.B50]=0;&quot;&quot;;[Sheet4.B50]))">
            <text:p/>
          </table:table-cell>
          <table:table-cell table:formula="of:=IF([Sheet3.B50]=[Sheet4.C50];&quot;&quot;;IF([Sheet4.C50]=0;&quot;&quot;;[Sheet4.C50]))" office:value-type="string" office:string-value="'Item\nMode'">
            <text:p>'Item\nMode'</text:p>
          </table:table-cell>
          <table:table-cell table:formula="of:=IF([Sheet3.C50]=[Sheet4.D50];&quot;&quot;;IF([Sheet4.D50]=0;&quot;&quot;;[Sheet4.D50]))">
            <text:p/>
          </table:table-cell>
          <table:table-cell table:formula="of:=IF([Sheet3.D50]=[Sheet4.E50];&quot;&quot;;IF([Sheet4.E50]=0;&quot;&quot;;[Sheet4.E50]))">
            <text:p/>
          </table:table-cell>
          <table:table-cell table:formula="of:=IF([Sheet3.E50]=[Sheet4.F50];&quot;&quot;;IF([Sheet4.F50]=0;&quot;&quot;;[Sheet4.F50]))">
            <text:p/>
          </table:table-cell>
          <table:table-cell table:formula="of:=IF([Sheet3.F50]=[Sheet4.G50];&quot;&quot;;IF([Sheet4.G50]=0;&quot;&quot;;[Sheet4.G50]))">
            <text:p/>
          </table:table-cell>
          <table:table-cell table:formula="of:=IF([Sheet3.G50]=[Sheet4.H50];&quot;&quot;;IF([Sheet4.H50]=0;&quot;&quot;;[Sheet4.H50]))">
            <text:p/>
          </table:table-cell>
          <table:table-cell table:formula="of:=IF([Sheet4.I50]=0;&quot;&quot;;[Sheet4.I50])" office:value-type="string" office:string-value="]">
            <text:p>]</text:p>
          </table:table-cell>
          <table:table-cell table:formula="of:=CONCATENATE([.A50];&quot;,&quot;;[.B50];&quot;,&quot;;[.C50];&quot;,&quot;;[.D50];&quot;,&quot;;[.E50];&quot;,&quot;;[.F50];&quot;,&quot;;[.G50];&quot;,&quot;;[.H50];&quot;,&quot;;[.I50];&quot;,&quot;)" office:value-type="string" office:string-value="['yel',,'Item\nMode',,,,,,],">
            <text:p>['yel',,'Item\nMode',,,,,,],</text:p>
          </table:table-cell>
        </table:table-row>
        <table:table-row table:style-name="ro1">
          <table:table-cell table:formula="of:=IF([Sheet3.A51]=[Sheet4.A51];IF([Sheet4.I51]=0;&quot;&quot;;[Sheet4.A51]);IF([Sheet4.A51]=0;&quot;&quot;;[Sheet4.A51]))" office:value-type="string" office:string-value="['yel'">
            <text:p>['yel'</text:p>
          </table:table-cell>
          <table:table-cell table:formula="of:=IF([Sheet3.A51]=[Sheet4.B51];&quot;&quot;;IF([Sheet4.B51]=0;&quot;&quot;;[Sheet4.B51]))">
            <text:p/>
          </table:table-cell>
          <table:table-cell table:formula="of:=IF([Sheet3.B51]=[Sheet4.C51];&quot;&quot;;IF([Sheet4.C51]=0;&quot;&quot;;[Sheet4.C51]))" office:value-type="string" office:string-value="'Mouse\nMode'">
            <text:p>'Mouse\nMode'</text:p>
          </table:table-cell>
          <table:table-cell table:formula="of:=IF([Sheet3.C51]=[Sheet4.D51];&quot;&quot;;IF([Sheet4.D51]=0;&quot;&quot;;[Sheet4.D51]))">
            <text:p/>
          </table:table-cell>
          <table:table-cell table:formula="of:=IF([Sheet3.D51]=[Sheet4.E51];&quot;&quot;;IF([Sheet4.E51]=0;&quot;&quot;;[Sheet4.E51]))">
            <text:p/>
          </table:table-cell>
          <table:table-cell table:formula="of:=IF([Sheet3.E51]=[Sheet4.F51];&quot;&quot;;IF([Sheet4.F51]=0;&quot;&quot;;[Sheet4.F51]))">
            <text:p/>
          </table:table-cell>
          <table:table-cell table:formula="of:=IF([Sheet3.F51]=[Sheet4.G51];&quot;&quot;;IF([Sheet4.G51]=0;&quot;&quot;;[Sheet4.G51]))">
            <text:p/>
          </table:table-cell>
          <table:table-cell table:formula="of:=IF([Sheet3.G51]=[Sheet4.H51];&quot;&quot;;IF([Sheet4.H51]=0;&quot;&quot;;[Sheet4.H51]))">
            <text:p/>
          </table:table-cell>
          <table:table-cell table:formula="of:=IF([Sheet4.I51]=0;&quot;&quot;;[Sheet4.I51])" office:value-type="string" office:string-value="]">
            <text:p>]</text:p>
          </table:table-cell>
          <table:table-cell table:formula="of:=CONCATENATE([.A51];&quot;,&quot;;[.B51];&quot;,&quot;;[.C51];&quot;,&quot;;[.D51];&quot;,&quot;;[.E51];&quot;,&quot;;[.F51];&quot;,&quot;;[.G51];&quot;,&quot;;[.H51];&quot;,&quot;;[.I51];&quot;,&quot;)" office:value-type="string" office:string-value="['yel',,'Mouse\nMode',,,,,,],">
            <text:p>['yel',,'Mouse\nMode',,,,,,],</text:p>
          </table:table-cell>
        </table:table-row>
        <table:table-row table:style-name="ro1">
          <table:table-cell table:formula="of:=IF([Sheet3.A52]=[Sheet4.A52];IF([Sheet4.I52]=0;&quot;&quot;;[Sheet4.A52]);IF([Sheet4.A52]=0;&quot;&quot;;[Sheet4.A52]))" office:value-type="string" office:string-value="['mag'">
            <text:p>['mag'</text:p>
          </table:table-cell>
          <table:table-cell table:formula="of:=IF([Sheet3.A52]=[Sheet4.B52];&quot;&quot;;IF([Sheet4.B52]=0;&quot;&quot;;[Sheet4.B52]))">
            <text:p/>
          </table:table-cell>
          <table:table-cell table:formula="of:=IF([Sheet3.B52]=[Sheet4.C52];&quot;&quot;;IF([Sheet4.C52]=0;&quot;&quot;;[Sheet4.C52]))" office:value-type="string" office:string-value="'Rotate\nLeft'">
            <text:p>'Rotate\nLeft'</text:p>
          </table:table-cell>
          <table:table-cell table:formula="of:=IF([Sheet3.C52]=[Sheet4.D52];&quot;&quot;;IF([Sheet4.D52]=0;&quot;&quot;;[Sheet4.D52]))">
            <text:p/>
          </table:table-cell>
          <table:table-cell table:formula="of:=IF([Sheet3.D52]=[Sheet4.E52];&quot;&quot;;IF([Sheet4.E52]=0;&quot;&quot;;[Sheet4.E52]))">
            <text:p/>
          </table:table-cell>
          <table:table-cell table:formula="of:=IF([Sheet3.E52]=[Sheet4.F52];&quot;&quot;;IF([Sheet4.F52]=0;&quot;&quot;;[Sheet4.F52]))">
            <text:p/>
          </table:table-cell>
          <table:table-cell table:formula="of:=IF([Sheet3.F52]=[Sheet4.G52];&quot;&quot;;IF([Sheet4.G52]=0;&quot;&quot;;[Sheet4.G52]))">
            <text:p/>
          </table:table-cell>
          <table:table-cell table:formula="of:=IF([Sheet3.G52]=[Sheet4.H52];&quot;&quot;;IF([Sheet4.H52]=0;&quot;&quot;;[Sheet4.H52]))">
            <text:p/>
          </table:table-cell>
          <table:table-cell table:formula="of:=IF([Sheet4.I52]=0;&quot;&quot;;[Sheet4.I52])" office:value-type="string" office:string-value="]">
            <text:p>]</text:p>
          </table:table-cell>
          <table:table-cell table:formula="of:=CONCATENATE([.A52];&quot;,&quot;;[.B52];&quot;,&quot;;[.C52];&quot;,&quot;;[.D52];&quot;,&quot;;[.E52];&quot;,&quot;;[.F52];&quot;,&quot;;[.G52];&quot;,&quot;;[.H52];&quot;,&quot;;[.I52];&quot;,&quot;)" office:value-type="string" office:string-value="['mag',,'Rotate\nLeft',,,,,,],">
            <text:p>['mag',,'Rotate\nLeft',,,,,,],</text:p>
          </table:table-cell>
        </table:table-row>
        <table:table-row table:style-name="ro1">
          <table:table-cell table:formula="of:=IF([Sheet3.A53]=[Sheet4.A53];IF([Sheet4.I53]=0;&quot;&quot;;[Sheet4.A53]);IF([Sheet4.A53]=0;&quot;&quot;;[Sheet4.A53]))" office:value-type="string" office:string-value="['mag'">
            <text:p>['mag'</text:p>
          </table:table-cell>
          <table:table-cell table:formula="of:=IF([Sheet3.A53]=[Sheet4.B53];&quot;&quot;;IF([Sheet4.B53]=0;&quot;&quot;;[Sheet4.B53]))">
            <text:p/>
          </table:table-cell>
          <table:table-cell table:formula="of:=IF([Sheet3.B53]=[Sheet4.C53];&quot;&quot;;IF([Sheet4.C53]=0;&quot;&quot;;[Sheet4.C53]))" office:value-type="string" office:string-value="'Rotate\nRight'">
            <text:p>'Rotate\nRight'</text:p>
          </table:table-cell>
          <table:table-cell table:formula="of:=IF([Sheet3.C53]=[Sheet4.D53];&quot;&quot;;IF([Sheet4.D53]=0;&quot;&quot;;[Sheet4.D53]))">
            <text:p/>
          </table:table-cell>
          <table:table-cell table:formula="of:=IF([Sheet3.D53]=[Sheet4.E53];&quot;&quot;;IF([Sheet4.E53]=0;&quot;&quot;;[Sheet4.E53]))">
            <text:p/>
          </table:table-cell>
          <table:table-cell table:formula="of:=IF([Sheet3.E53]=[Sheet4.F53];&quot;&quot;;IF([Sheet4.F53]=0;&quot;&quot;;[Sheet4.F53]))">
            <text:p/>
          </table:table-cell>
          <table:table-cell table:formula="of:=IF([Sheet3.F53]=[Sheet4.G53];&quot;&quot;;IF([Sheet4.G53]=0;&quot;&quot;;[Sheet4.G53]))">
            <text:p/>
          </table:table-cell>
          <table:table-cell table:formula="of:=IF([Sheet3.G53]=[Sheet4.H53];&quot;&quot;;IF([Sheet4.H53]=0;&quot;&quot;;[Sheet4.H53]))">
            <text:p/>
          </table:table-cell>
          <table:table-cell table:formula="of:=IF([Sheet4.I53]=0;&quot;&quot;;[Sheet4.I53])" office:value-type="string" office:string-value="]">
            <text:p>]</text:p>
          </table:table-cell>
          <table:table-cell table:formula="of:=CONCATENATE([.A53];&quot;,&quot;;[.B53];&quot;,&quot;;[.C53];&quot;,&quot;;[.D53];&quot;,&quot;;[.E53];&quot;,&quot;;[.F53];&quot;,&quot;;[.G53];&quot;,&quot;;[.H53];&quot;,&quot;;[.I53];&quot;,&quot;)" office:value-type="string" office:string-value="['mag',,'Rotate\nRight',,,,,,],">
            <text:p>['mag',,'Rotate\nRight',,,,,,],</text:p>
          </table:table-cell>
        </table:table-row>
        <table:table-row table:style-name="ro1">
          <table:table-cell table:formula="of:=IF([Sheet3.A54]=[Sheet4.A54];IF([Sheet4.I54]=0;&quot;&quot;;[Sheet4.A54]);IF([Sheet4.A54]=0;&quot;&quot;;[Sheet4.A54]))" office:value-type="string" office:string-value="['mag'">
            <text:p>['mag'</text:p>
          </table:table-cell>
          <table:table-cell table:formula="of:=IF([Sheet3.A54]=[Sheet4.B54];&quot;&quot;;IF([Sheet4.B54]=0;&quot;&quot;;[Sheet4.B54]))">
            <text:p/>
          </table:table-cell>
          <table:table-cell table:formula="of:=IF([Sheet3.B54]=[Sheet4.C54];&quot;&quot;;IF([Sheet4.C54]=0;&quot;&quot;;[Sheet4.C54]))" office:value-type="string" office:string-value="'Show\nTime'">
            <text:p>'Show\nTime'</text:p>
          </table:table-cell>
          <table:table-cell table:formula="of:=IF([Sheet3.C54]=[Sheet4.D54];&quot;&quot;;IF([Sheet4.D54]=0;&quot;&quot;;[Sheet4.D54]))">
            <text:p/>
          </table:table-cell>
          <table:table-cell table:formula="of:=IF([Sheet3.D54]=[Sheet4.E54];&quot;&quot;;IF([Sheet4.E54]=0;&quot;&quot;;[Sheet4.E54]))">
            <text:p/>
          </table:table-cell>
          <table:table-cell table:formula="of:=IF([Sheet3.E54]=[Sheet4.F54];&quot;&quot;;IF([Sheet4.F54]=0;&quot;&quot;;[Sheet4.F54]))">
            <text:p/>
          </table:table-cell>
          <table:table-cell table:formula="of:=IF([Sheet3.F54]=[Sheet4.G54];&quot;&quot;;IF([Sheet4.G54]=0;&quot;&quot;;[Sheet4.G54]))">
            <text:p/>
          </table:table-cell>
          <table:table-cell table:formula="of:=IF([Sheet3.G54]=[Sheet4.H54];&quot;&quot;;IF([Sheet4.H54]=0;&quot;&quot;;[Sheet4.H54]))">
            <text:p/>
          </table:table-cell>
          <table:table-cell table:formula="of:=IF([Sheet4.I54]=0;&quot;&quot;;[Sheet4.I54])" office:value-type="string" office:string-value="]">
            <text:p>]</text:p>
          </table:table-cell>
          <table:table-cell table:formula="of:=CONCATENATE([.A54];&quot;,&quot;;[.B54];&quot;,&quot;;[.C54];&quot;,&quot;;[.D54];&quot;,&quot;;[.E54];&quot;,&quot;;[.F54];&quot;,&quot;;[.G54];&quot;,&quot;;[.H54];&quot;,&quot;;[.I54];&quot;,&quot;)" office:value-type="string" office:string-value="['mag',,'Show\nTime',,,,,,],">
            <text:p>['mag',,'Show\nTime',,,,,,],</text:p>
          </table:table-cell>
        </table:table-row>
        <table:table-row table:style-name="ro1">
          <table:table-cell table:formula="of:=IF([Sheet3.A55]=[Sheet4.A55];IF([Sheet4.I55]=0;&quot;&quot;;[Sheet4.A55]);IF([Sheet4.A55]=0;&quot;&quot;;[Sheet4.A55]))">
            <text:p/>
          </table:table-cell>
          <table:table-cell table:formula="of:=IF([Sheet3.A55]=[Sheet4.B55];&quot;&quot;;IF([Sheet4.B55]=0;&quot;&quot;;[Sheet4.B55]))">
            <text:p/>
          </table:table-cell>
          <table:table-cell table:formula="of:=IF([Sheet3.B55]=[Sheet4.C55];&quot;&quot;;IF([Sheet4.C55]=0;&quot;&quot;;[Sheet4.C55]))">
            <text:p/>
          </table:table-cell>
          <table:table-cell table:formula="of:=IF([Sheet3.C55]=[Sheet4.D55];&quot;&quot;;IF([Sheet4.D55]=0;&quot;&quot;;[Sheet4.D55]))">
            <text:p/>
          </table:table-cell>
          <table:table-cell table:formula="of:=IF([Sheet3.D55]=[Sheet4.E55];&quot;&quot;;IF([Sheet4.E55]=0;&quot;&quot;;[Sheet4.E55]))">
            <text:p/>
          </table:table-cell>
          <table:table-cell table:formula="of:=IF([Sheet3.E55]=[Sheet4.F55];&quot;&quot;;IF([Sheet4.F55]=0;&quot;&quot;;[Sheet4.F55]))">
            <text:p/>
          </table:table-cell>
          <table:table-cell table:formula="of:=IF([Sheet3.F55]=[Sheet4.G55];&quot;&quot;;IF([Sheet4.G55]=0;&quot;&quot;;[Sheet4.G55]))">
            <text:p/>
          </table:table-cell>
          <table:table-cell table:formula="of:=IF([Sheet3.G55]=[Sheet4.H55];&quot;&quot;;IF([Sheet4.H55]=0;&quot;&quot;;[Sheet4.H55]))">
            <text:p/>
          </table:table-cell>
          <table:table-cell table:formula="of:=IF([Sheet4.I55]=0;&quot;&quot;;[Sheet4.I55])">
            <text:p/>
          </table:table-cell>
          <table:table-cell table:formula="of:=CONCATENATE([.A55];&quot;,&quot;;[.B55];&quot;,&quot;;[.C55];&quot;,&quot;;[.D55];&quot;,&quot;;[.E55];&quot;,&quot;;[.F55];&quot;,&quot;;[.G55];&quot;,&quot;;[.H55];&quot;,&quot;;[.I55];&quot;,&quot;)" office:value-type="string" office:string-value=",,,,,,,,,">
            <text:p>,,,,,,,,,</text:p>
          </table:table-cell>
        </table:table-row>
        <table:table-row table:style-name="ro1">
          <table:table-cell table:formula="of:=IF([Sheet3.A56]=[Sheet4.A56];IF([Sheet4.I56]=0;&quot;&quot;;[Sheet4.A56]);IF([Sheet4.A56]=0;&quot;&quot;;[Sheet4.A56]))" office:value-type="string" office:string-value="[">
            <text:p>[</text:p>
          </table:table-cell>
          <table:table-cell table:formula="of:=IF([Sheet3.A56]=[Sheet4.B56];&quot;&quot;;IF([Sheet4.B56]=0;&quot;&quot;;[Sheet4.B56]))">
            <text:p/>
          </table:table-cell>
          <table:table-cell table:formula="of:=IF([Sheet3.B56]=[Sheet4.C56];&quot;&quot;;IF([Sheet4.C56]=0;&quot;&quot;;[Sheet4.C56]))">
            <text:p/>
          </table:table-cell>
          <table:table-cell table:formula="of:=IF([Sheet3.C56]=[Sheet4.D56];&quot;&quot;;IF([Sheet4.D56]=0;&quot;&quot;;[Sheet4.D56]))">
            <text:p/>
          </table:table-cell>
          <table:table-cell table:formula="of:=IF([Sheet3.D56]=[Sheet4.E56];&quot;&quot;;IF([Sheet4.E56]=0;&quot;&quot;;[Sheet4.E56]))">
            <text:p/>
          </table:table-cell>
          <table:table-cell table:formula="of:=IF([Sheet3.E56]=[Sheet4.F56];&quot;&quot;;IF([Sheet4.F56]=0;&quot;&quot;;[Sheet4.F56]))">
            <text:p/>
          </table:table-cell>
          <table:table-cell table:formula="of:=IF([Sheet3.F56]=[Sheet4.G56];&quot;&quot;;IF([Sheet4.G56]=0;&quot;&quot;;[Sheet4.G56]))">
            <text:p/>
          </table:table-cell>
          <table:table-cell table:formula="of:=IF([Sheet3.G56]=[Sheet4.H56];&quot;&quot;;IF([Sheet4.H56]=0;&quot;&quot;;[Sheet4.H56]))">
            <text:p/>
          </table:table-cell>
          <table:table-cell table:formula="of:=IF([Sheet4.I56]=0;&quot;&quot;;[Sheet4.I56])" office:value-type="string" office:string-value="]">
            <text:p>]</text:p>
          </table:table-cell>
          <table:table-cell table:formula="of:=CONCATENATE([.A56];&quot;,&quot;;[.B56];&quot;,&quot;;[.C56];&quot;,&quot;;[.D56];&quot;,&quot;;[.E56];&quot;,&quot;;[.F56];&quot;,&quot;;[.G56];&quot;,&quot;;[.H56];&quot;,&quot;;[.I56];&quot;,&quot;)" office:value-type="string" office:string-value="[,,,,,,,,],">
            <text:p>[,,,,,,,,],</text:p>
          </table:table-cell>
        </table:table-row>
        <table:table-row table:style-name="ro1">
          <table:table-cell table:formula="of:=IF([Sheet3.A57]=[Sheet4.A57];IF([Sheet4.I57]=0;&quot;&quot;;[Sheet4.A57]);IF([Sheet4.A57]=0;&quot;&quot;;[Sheet4.A57]))" office:value-type="string" office:string-value="[">
            <text:p>[</text:p>
          </table:table-cell>
          <table:table-cell table:formula="of:=IF([Sheet3.A57]=[Sheet4.B57];&quot;&quot;;IF([Sheet4.B57]=0;&quot;&quot;;[Sheet4.B57]))">
            <text:p/>
          </table:table-cell>
          <table:table-cell table:formula="of:=IF([Sheet3.B57]=[Sheet4.C57];&quot;&quot;;IF([Sheet4.C57]=0;&quot;&quot;;[Sheet4.C57]))">
            <text:p/>
          </table:table-cell>
          <table:table-cell table:formula="of:=IF([Sheet3.C57]=[Sheet4.D57];&quot;&quot;;IF([Sheet4.D57]=0;&quot;&quot;;[Sheet4.D57]))">
            <text:p/>
          </table:table-cell>
          <table:table-cell table:formula="of:=IF([Sheet3.D57]=[Sheet4.E57];&quot;&quot;;IF([Sheet4.E57]=0;&quot;&quot;;[Sheet4.E57]))">
            <text:p/>
          </table:table-cell>
          <table:table-cell table:formula="of:=IF([Sheet3.E57]=[Sheet4.F57];&quot;&quot;;IF([Sheet4.F57]=0;&quot;&quot;;[Sheet4.F57]))">
            <text:p/>
          </table:table-cell>
          <table:table-cell table:formula="of:=IF([Sheet3.F57]=[Sheet4.G57];&quot;&quot;;IF([Sheet4.G57]=0;&quot;&quot;;[Sheet4.G57]))">
            <text:p/>
          </table:table-cell>
          <table:table-cell table:formula="of:=IF([Sheet3.G57]=[Sheet4.H57];&quot;&quot;;IF([Sheet4.H57]=0;&quot;&quot;;[Sheet4.H57]))">
            <text:p/>
          </table:table-cell>
          <table:table-cell table:formula="of:=IF([Sheet4.I57]=0;&quot;&quot;;[Sheet4.I57])" office:value-type="string" office:string-value="]">
            <text:p>]</text:p>
          </table:table-cell>
          <table:table-cell table:formula="of:=CONCATENATE([.A57];&quot;,&quot;;[.B57];&quot;,&quot;;[.C57];&quot;,&quot;;[.D57];&quot;,&quot;;[.E57];&quot;,&quot;;[.F57];&quot;,&quot;;[.G57];&quot;,&quot;;[.H57];&quot;,&quot;;[.I57];&quot;,&quot;)" office:value-type="string" office:string-value="[,,,,,,,,],">
            <text:p>[,,,,,,,,],</text:p>
          </table:table-cell>
        </table:table-row>
        <table:table-row table:style-name="ro1">
          <table:table-cell table:formula="of:=IF([Sheet3.A58]=[Sheet4.A58];IF([Sheet4.I58]=0;&quot;&quot;;[Sheet4.A58]);IF([Sheet4.A58]=0;&quot;&quot;;[Sheet4.A58]))" office:value-type="string" office:string-value="[">
            <text:p>[</text:p>
          </table:table-cell>
          <table:table-cell table:formula="of:=IF([Sheet3.A58]=[Sheet4.B58];&quot;&quot;;IF([Sheet4.B58]=0;&quot;&quot;;[Sheet4.B58]))">
            <text:p/>
          </table:table-cell>
          <table:table-cell table:formula="of:=IF([Sheet3.B58]=[Sheet4.C58];&quot;&quot;;IF([Sheet4.C58]=0;&quot;&quot;;[Sheet4.C58]))">
            <text:p/>
          </table:table-cell>
          <table:table-cell table:formula="of:=IF([Sheet3.C58]=[Sheet4.D58];&quot;&quot;;IF([Sheet4.D58]=0;&quot;&quot;;[Sheet4.D58]))">
            <text:p/>
          </table:table-cell>
          <table:table-cell table:formula="of:=IF([Sheet3.D58]=[Sheet4.E58];&quot;&quot;;IF([Sheet4.E58]=0;&quot;&quot;;[Sheet4.E58]))">
            <text:p/>
          </table:table-cell>
          <table:table-cell table:formula="of:=IF([Sheet3.E58]=[Sheet4.F58];&quot;&quot;;IF([Sheet4.F58]=0;&quot;&quot;;[Sheet4.F58]))">
            <text:p/>
          </table:table-cell>
          <table:table-cell table:formula="of:=IF([Sheet3.F58]=[Sheet4.G58];&quot;&quot;;IF([Sheet4.G58]=0;&quot;&quot;;[Sheet4.G58]))">
            <text:p/>
          </table:table-cell>
          <table:table-cell table:formula="of:=IF([Sheet3.G58]=[Sheet4.H58];&quot;&quot;;IF([Sheet4.H58]=0;&quot;&quot;;[Sheet4.H58]))">
            <text:p/>
          </table:table-cell>
          <table:table-cell table:formula="of:=IF([Sheet4.I58]=0;&quot;&quot;;[Sheet4.I58])" office:value-type="string" office:string-value="]">
            <text:p>]</text:p>
          </table:table-cell>
          <table:table-cell table:formula="of:=CONCATENATE([.A58];&quot;,&quot;;[.B58];&quot;,&quot;;[.C58];&quot;,&quot;;[.D58];&quot;,&quot;;[.E58];&quot;,&quot;;[.F58];&quot;,&quot;;[.G58];&quot;,&quot;;[.H58];&quot;,&quot;;[.I58];&quot;,&quot;)" office:value-type="string" office:string-value="[,,,,,,,,],">
            <text:p>[,,,,,,,,],</text:p>
          </table:table-cell>
        </table:table-row>
        <table:table-row table:style-name="ro1">
          <table:table-cell table:formula="of:=IF([Sheet3.A59]=[Sheet4.A59];IF([Sheet4.I59]=0;&quot;&quot;;[Sheet4.A59]);IF([Sheet4.A59]=0;&quot;&quot;;[Sheet4.A59]))">
            <text:p/>
          </table:table-cell>
          <table:table-cell table:formula="of:=IF([Sheet3.A59]=[Sheet4.B59];&quot;&quot;;IF([Sheet4.B59]=0;&quot;&quot;;[Sheet4.B59]))">
            <text:p/>
          </table:table-cell>
          <table:table-cell table:formula="of:=IF([Sheet3.B59]=[Sheet4.C59];&quot;&quot;;IF([Sheet4.C59]=0;&quot;&quot;;[Sheet4.C59]))">
            <text:p/>
          </table:table-cell>
          <table:table-cell table:formula="of:=IF([Sheet3.C59]=[Sheet4.D59];&quot;&quot;;IF([Sheet4.D59]=0;&quot;&quot;;[Sheet4.D59]))">
            <text:p/>
          </table:table-cell>
          <table:table-cell table:formula="of:=IF([Sheet3.D59]=[Sheet4.E59];&quot;&quot;;IF([Sheet4.E59]=0;&quot;&quot;;[Sheet4.E59]))">
            <text:p/>
          </table:table-cell>
          <table:table-cell table:formula="of:=IF([Sheet3.E59]=[Sheet4.F59];&quot;&quot;;IF([Sheet4.F59]=0;&quot;&quot;;[Sheet4.F59]))">
            <text:p/>
          </table:table-cell>
          <table:table-cell table:formula="of:=IF([Sheet3.F59]=[Sheet4.G59];&quot;&quot;;IF([Sheet4.G59]=0;&quot;&quot;;[Sheet4.G59]))">
            <text:p/>
          </table:table-cell>
          <table:table-cell table:formula="of:=IF([Sheet3.G59]=[Sheet4.H59];&quot;&quot;;IF([Sheet4.H59]=0;&quot;&quot;;[Sheet4.H59]))">
            <text:p/>
          </table:table-cell>
          <table:table-cell table:formula="of:=IF([Sheet4.I59]=0;&quot;&quot;;[Sheet4.I59])">
            <text:p/>
          </table:table-cell>
          <table:table-cell table:formula="of:=CONCATENATE([.A59];&quot;,&quot;;[.B59];&quot;,&quot;;[.C59];&quot;,&quot;;[.D59];&quot;,&quot;;[.E59];&quot;,&quot;;[.F59];&quot;,&quot;;[.G59];&quot;,&quot;;[.H59];&quot;,&quot;;[.I59];&quot;,&quot;)" office:value-type="string" office:string-value=",,,,,,,,,">
            <text:p>,,,,,,,,,</text:p>
          </table:table-cell>
        </table:table-row>
        <table:table-row table:style-name="ro1">
          <table:table-cell table:formula="of:=IF([Sheet3.A60]=[Sheet4.A60];IF([Sheet4.I60]=0;&quot;&quot;;[Sheet4.A60]);IF([Sheet4.A60]=0;&quot;&quot;;[Sheet4.A60]))">
            <text:p/>
          </table:table-cell>
          <table:table-cell table:formula="of:=IF([Sheet3.A60]=[Sheet4.B60];&quot;&quot;;IF([Sheet4.B60]=0;&quot;&quot;;[Sheet4.B60]))">
            <text:p/>
          </table:table-cell>
          <table:table-cell table:formula="of:=IF([Sheet3.B60]=[Sheet4.C60];&quot;&quot;;IF([Sheet4.C60]=0;&quot;&quot;;[Sheet4.C60]))">
            <text:p/>
          </table:table-cell>
          <table:table-cell table:formula="of:=IF([Sheet3.C60]=[Sheet4.D60];&quot;&quot;;IF([Sheet4.D60]=0;&quot;&quot;;[Sheet4.D60]))">
            <text:p/>
          </table:table-cell>
          <table:table-cell table:formula="of:=IF([Sheet3.D60]=[Sheet4.E60];&quot;&quot;;IF([Sheet4.E60]=0;&quot;&quot;;[Sheet4.E60]))">
            <text:p/>
          </table:table-cell>
          <table:table-cell table:formula="of:=IF([Sheet3.E60]=[Sheet4.F60];&quot;&quot;;IF([Sheet4.F60]=0;&quot;&quot;;[Sheet4.F60]))">
            <text:p/>
          </table:table-cell>
          <table:table-cell table:formula="of:=IF([Sheet3.F60]=[Sheet4.G60];&quot;&quot;;IF([Sheet4.G60]=0;&quot;&quot;;[Sheet4.G60]))">
            <text:p/>
          </table:table-cell>
          <table:table-cell table:formula="of:=IF([Sheet3.G60]=[Sheet4.H60];&quot;&quot;;IF([Sheet4.H60]=0;&quot;&quot;;[Sheet4.H60]))">
            <text:p/>
          </table:table-cell>
          <table:table-cell table:formula="of:=IF([Sheet4.I60]=0;&quot;&quot;;[Sheet4.I60])">
            <text:p/>
          </table:table-cell>
          <table:table-cell table:formula="of:=CONCATENATE([.A60];&quot;,&quot;;[.B60];&quot;,&quot;;[.C60];&quot;,&quot;;[.D60];&quot;,&quot;;[.E60];&quot;,&quot;;[.F60];&quot;,&quot;;[.G60];&quot;,&quot;;[.H60];&quot;,&quot;;[.I60];&quot;,&quot;)" office:value-type="string" office:string-value=",,,,,,,,,">
            <text:p>,,,,,,,,,</text:p>
          </table:table-cell>
        </table:table-row>
        <table:table-row table:style-name="ro1">
          <table:table-cell table:formula="of:=IF([Sheet3.A61]=[Sheet4.A61];IF([Sheet4.I61]=0;&quot;&quot;;[Sheet4.A61]);IF([Sheet4.A61]=0;&quot;&quot;;[Sheet4.A61]))">
            <text:p/>
          </table:table-cell>
          <table:table-cell table:formula="of:=IF([Sheet3.A61]=[Sheet4.B61];&quot;&quot;;IF([Sheet4.B61]=0;&quot;&quot;;[Sheet4.B61]))">
            <text:p/>
          </table:table-cell>
          <table:table-cell table:formula="of:=IF([Sheet3.B61]=[Sheet4.C61];&quot;&quot;;IF([Sheet4.C61]=0;&quot;&quot;;[Sheet4.C61]))">
            <text:p/>
          </table:table-cell>
          <table:table-cell table:formula="of:=IF([Sheet3.C61]=[Sheet4.D61];&quot;&quot;;IF([Sheet4.D61]=0;&quot;&quot;;[Sheet4.D61]))">
            <text:p/>
          </table:table-cell>
          <table:table-cell table:formula="of:=IF([Sheet3.D61]=[Sheet4.E61];&quot;&quot;;IF([Sheet4.E61]=0;&quot;&quot;;[Sheet4.E61]))">
            <text:p/>
          </table:table-cell>
          <table:table-cell table:formula="of:=IF([Sheet3.E61]=[Sheet4.F61];&quot;&quot;;IF([Sheet4.F61]=0;&quot;&quot;;[Sheet4.F61]))">
            <text:p/>
          </table:table-cell>
          <table:table-cell table:formula="of:=IF([Sheet3.F61]=[Sheet4.G61];&quot;&quot;;IF([Sheet4.G61]=0;&quot;&quot;;[Sheet4.G61]))">
            <text:p/>
          </table:table-cell>
          <table:table-cell table:formula="of:=IF([Sheet3.G61]=[Sheet4.H61];&quot;&quot;;IF([Sheet4.H61]=0;&quot;&quot;;[Sheet4.H61]))">
            <text:p/>
          </table:table-cell>
          <table:table-cell table:formula="of:=IF([Sheet4.I61]=0;&quot;&quot;;[Sheet4.I61])">
            <text:p/>
          </table:table-cell>
          <table:table-cell table:formula="of:=CONCATENATE([.A61];&quot;,&quot;;[.B61];&quot;,&quot;;[.C61];&quot;,&quot;;[.D61];&quot;,&quot;;[.E61];&quot;,&quot;;[.F61];&quot;,&quot;;[.G61];&quot;,&quot;;[.H61];&quot;,&quot;;[.I61];&quot;,&quot;)" office:value-type="string" office:string-value=",,,,,,,,,">
            <text:p>,,,,,,,,,</text:p>
          </table:table-cell>
        </table:table-row>
        <table:table-row table:style-name="ro1">
          <table:table-cell table:formula="of:=IF([Sheet3.A62]=[Sheet4.A62];IF([Sheet4.I62]=0;&quot;&quot;;[Sheet4.A62]);IF([Sheet4.A62]=0;&quot;&quot;;[Sheet4.A62]))">
            <text:p/>
          </table:table-cell>
          <table:table-cell table:formula="of:=IF([Sheet3.A62]=[Sheet4.B62];&quot;&quot;;IF([Sheet4.B62]=0;&quot;&quot;;[Sheet4.B62]))">
            <text:p/>
          </table:table-cell>
          <table:table-cell table:formula="of:=IF([Sheet3.B62]=[Sheet4.C62];&quot;&quot;;IF([Sheet4.C62]=0;&quot;&quot;;[Sheet4.C62]))">
            <text:p/>
          </table:table-cell>
          <table:table-cell table:formula="of:=IF([Sheet3.C62]=[Sheet4.D62];&quot;&quot;;IF([Sheet4.D62]=0;&quot;&quot;;[Sheet4.D62]))">
            <text:p/>
          </table:table-cell>
          <table:table-cell table:formula="of:=IF([Sheet3.D62]=[Sheet4.E62];&quot;&quot;;IF([Sheet4.E62]=0;&quot;&quot;;[Sheet4.E62]))">
            <text:p/>
          </table:table-cell>
          <table:table-cell table:formula="of:=IF([Sheet3.E62]=[Sheet4.F62];&quot;&quot;;IF([Sheet4.F62]=0;&quot;&quot;;[Sheet4.F62]))">
            <text:p/>
          </table:table-cell>
          <table:table-cell table:formula="of:=IF([Sheet3.F62]=[Sheet4.G62];&quot;&quot;;IF([Sheet4.G62]=0;&quot;&quot;;[Sheet4.G62]))">
            <text:p/>
          </table:table-cell>
          <table:table-cell table:formula="of:=IF([Sheet3.G62]=[Sheet4.H62];&quot;&quot;;IF([Sheet4.H62]=0;&quot;&quot;;[Sheet4.H62]))">
            <text:p/>
          </table:table-cell>
          <table:table-cell table:formula="of:=IF([Sheet4.I62]=0;&quot;&quot;;[Sheet4.I62])">
            <text:p/>
          </table:table-cell>
          <table:table-cell table:formula="of:=CONCATENATE([.A62];&quot;,&quot;;[.B62];&quot;,&quot;;[.C62];&quot;,&quot;;[.D62];&quot;,&quot;;[.E62];&quot;,&quot;;[.F62];&quot;,&quot;;[.G62];&quot;,&quot;;[.H62];&quot;,&quot;;[.I62];&quot;,&quot;)" office:value-type="string" office:string-value=",,,,,,,,,">
            <text:p>,,,,,,,,,</text:p>
          </table:table-cell>
        </table:table-row>
        <table:table-row table:style-name="ro1">
          <table:table-cell table:formula="of:=IF([Sheet3.A63]=[Sheet4.A63];IF([Sheet4.I63]=0;&quot;&quot;;[Sheet4.A63]);IF([Sheet4.A63]=0;&quot;&quot;;[Sheet4.A63]))" office:value-type="string" office:string-value="[">
            <text:p>[</text:p>
          </table:table-cell>
          <table:table-cell table:formula="of:=IF([Sheet3.A63]=[Sheet4.B63];&quot;&quot;;IF([Sheet4.B63]=0;&quot;&quot;;[Sheet4.B63]))">
            <text:p/>
          </table:table-cell>
          <table:table-cell table:formula="of:=IF([Sheet3.B63]=[Sheet4.C63];&quot;&quot;;IF([Sheet4.C63]=0;&quot;&quot;;[Sheet4.C63]))">
            <text:p/>
          </table:table-cell>
          <table:table-cell table:formula="of:=IF([Sheet3.C63]=[Sheet4.D63];&quot;&quot;;IF([Sheet4.D63]=0;&quot;&quot;;[Sheet4.D63]))">
            <text:p/>
          </table:table-cell>
          <table:table-cell table:formula="of:=IF([Sheet3.D63]=[Sheet4.E63];&quot;&quot;;IF([Sheet4.E63]=0;&quot;&quot;;[Sheet4.E63]))">
            <text:p/>
          </table:table-cell>
          <table:table-cell table:formula="of:=IF([Sheet3.E63]=[Sheet4.F63];&quot;&quot;;IF([Sheet4.F63]=0;&quot;&quot;;[Sheet4.F63]))">
            <text:p/>
          </table:table-cell>
          <table:table-cell table:formula="of:=IF([Sheet3.F63]=[Sheet4.G63];&quot;&quot;;IF([Sheet4.G63]=0;&quot;&quot;;[Sheet4.G63]))">
            <text:p/>
          </table:table-cell>
          <table:table-cell table:formula="of:=IF([Sheet3.G63]=[Sheet4.H63];&quot;&quot;;IF([Sheet4.H63]=0;&quot;&quot;;[Sheet4.H63]))">
            <text:p/>
          </table:table-cell>
          <table:table-cell table:formula="of:=IF([Sheet4.I63]=0;&quot;&quot;;[Sheet4.I63])" office:value-type="string" office:string-value="]">
            <text:p>]</text:p>
          </table:table-cell>
          <table:table-cell table:formula="of:=CONCATENATE([.A63];&quot;,&quot;;[.B63];&quot;,&quot;;[.C63];&quot;,&quot;;[.D63];&quot;,&quot;;[.E63];&quot;,&quot;;[.F63];&quot;,&quot;;[.G63];&quot;,&quot;;[.H63];&quot;,&quot;;[.I63];&quot;,&quot;)" office:value-type="string" office:string-value="[,,,,,,,,],">
            <text:p>[,,,,,,,,],</text:p>
          </table:table-cell>
        </table:table-row>
        <table:table-row table:style-name="ro1">
          <table:table-cell table:formula="of:=IF([Sheet3.A64]=[Sheet4.A64];IF([Sheet4.I64]=0;&quot;&quot;;[Sheet4.A64]);IF([Sheet4.A64]=0;&quot;&quot;;[Sheet4.A64]))" office:value-type="string" office:string-value="['yel'">
            <text:p>['yel'</text:p>
          </table:table-cell>
          <table:table-cell table:formula="of:=IF([Sheet3.A64]=[Sheet4.B64];&quot;&quot;;IF([Sheet4.B64]=0;&quot;&quot;;[Sheet4.B64]))">
            <text:p/>
          </table:table-cell>
          <table:table-cell table:formula="of:=IF([Sheet3.B64]=[Sheet4.C64];&quot;&quot;;IF([Sheet4.C64]=0;&quot;&quot;;[Sheet4.C64]))" office:value-type="string" office:string-value="'Center on\nPlayer'">
            <text:p>'Center on\nPlayer'</text:p>
          </table:table-cell>
          <table:table-cell table:formula="of:=IF([Sheet3.C64]=[Sheet4.D64];&quot;&quot;;IF([Sheet4.D64]=0;&quot;&quot;;[Sheet4.D64]))">
            <text:p/>
          </table:table-cell>
          <table:table-cell table:formula="of:=IF([Sheet3.D64]=[Sheet4.E64];&quot;&quot;;IF([Sheet4.E64]=0;&quot;&quot;;[Sheet4.E64]))">
            <text:p/>
          </table:table-cell>
          <table:table-cell table:formula="of:=IF([Sheet3.E64]=[Sheet4.F64];&quot;&quot;;IF([Sheet4.F64]=0;&quot;&quot;;[Sheet4.F64]))">
            <text:p/>
          </table:table-cell>
          <table:table-cell table:formula="of:=IF([Sheet3.F64]=[Sheet4.G64];&quot;&quot;;IF([Sheet4.G64]=0;&quot;&quot;;[Sheet4.G64]))">
            <text:p/>
          </table:table-cell>
          <table:table-cell table:formula="of:=IF([Sheet3.G64]=[Sheet4.H64];&quot;&quot;;IF([Sheet4.H64]=0;&quot;&quot;;[Sheet4.H64]))">
            <text:p/>
          </table:table-cell>
          <table:table-cell table:formula="of:=IF([Sheet4.I64]=0;&quot;&quot;;[Sheet4.I64])" office:value-type="string" office:string-value="]">
            <text:p>]</text:p>
          </table:table-cell>
          <table:table-cell table:formula="of:=CONCATENATE([.A64];&quot;,&quot;;[.B64];&quot;,&quot;;[.C64];&quot;,&quot;;[.D64];&quot;,&quot;;[.E64];&quot;,&quot;;[.F64];&quot;,&quot;;[.G64];&quot;,&quot;;[.H64];&quot;,&quot;;[.I64];&quot;,&quot;)" office:value-type="string" office:string-value="['yel',,'Center on\nPlayer',,,,,,],">
            <text:p>['yel',,'Center on\nPlayer',,,,,,],</text:p>
          </table:table-cell>
        </table:table-row>
        <table:table-row table:style-name="ro1">
          <table:table-cell table:formula="of:=IF([Sheet3.A65]=[Sheet4.A65];IF([Sheet4.I65]=0;&quot;&quot;;[Sheet4.A65]);IF([Sheet4.A65]=0;&quot;&quot;;[Sheet4.A65]))">
            <text:p/>
          </table:table-cell>
          <table:table-cell table:formula="of:=IF([Sheet3.A65]=[Sheet4.B65];&quot;&quot;;IF([Sheet4.B65]=0;&quot;&quot;;[Sheet4.B65]))">
            <text:p/>
          </table:table-cell>
          <table:table-cell table:formula="of:=IF([Sheet3.B65]=[Sheet4.C65];&quot;&quot;;IF([Sheet4.C65]=0;&quot;&quot;;[Sheet4.C65]))">
            <text:p/>
          </table:table-cell>
          <table:table-cell table:formula="of:=IF([Sheet3.C65]=[Sheet4.D65];&quot;&quot;;IF([Sheet4.D65]=0;&quot;&quot;;[Sheet4.D65]))">
            <text:p/>
          </table:table-cell>
          <table:table-cell table:formula="of:=IF([Sheet3.D65]=[Sheet4.E65];&quot;&quot;;IF([Sheet4.E65]=0;&quot;&quot;;[Sheet4.E65]))">
            <text:p/>
          </table:table-cell>
          <table:table-cell table:formula="of:=IF([Sheet3.E65]=[Sheet4.F65];&quot;&quot;;IF([Sheet4.F65]=0;&quot;&quot;;[Sheet4.F65]))">
            <text:p/>
          </table:table-cell>
          <table:table-cell table:formula="of:=IF([Sheet3.F65]=[Sheet4.G65];&quot;&quot;;IF([Sheet4.G65]=0;&quot;&quot;;[Sheet4.G65]))">
            <text:p/>
          </table:table-cell>
          <table:table-cell table:formula="of:=IF([Sheet3.G65]=[Sheet4.H65];&quot;&quot;;IF([Sheet4.H65]=0;&quot;&quot;;[Sheet4.H65]))">
            <text:p/>
          </table:table-cell>
          <table:table-cell table:formula="of:=IF([Sheet4.I65]=0;&quot;&quot;;[Sheet4.I65])">
            <text:p/>
          </table:table-cell>
          <table:table-cell table:formula="of:=CONCATENATE([.A65];&quot;,&quot;;[.B65];&quot;,&quot;;[.C65];&quot;,&quot;;[.D65];&quot;,&quot;;[.E65];&quot;,&quot;;[.F65];&quot;,&quot;;[.G65];&quot;,&quot;;[.H65];&quot;,&quot;;[.I65];&quot;,&quot;)" office:value-type="string" office:string-value=",,,,,,,,,">
            <text:p>,,,,,,,,,</text:p>
          </table:table-cell>
        </table:table-row>
        <table:table-row table:style-name="ro1">
          <table:table-cell table:formula="of:=IF([Sheet3.A66]=[Sheet4.A66];IF([Sheet4.I66]=0;&quot;&quot;;[Sheet4.A66]);IF([Sheet4.A66]=0;&quot;&quot;;[Sheet4.A66]))" office:value-type="string" office:string-value="[">
            <text:p>[</text:p>
          </table:table-cell>
          <table:table-cell table:formula="of:=IF([Sheet3.A66]=[Sheet4.B66];&quot;&quot;;IF([Sheet4.B66]=0;&quot;&quot;;[Sheet4.B66]))">
            <text:p/>
          </table:table-cell>
          <table:table-cell table:formula="of:=IF([Sheet3.B66]=[Sheet4.C66];&quot;&quot;;IF([Sheet4.C66]=0;&quot;&quot;;[Sheet4.C66]))">
            <text:p/>
          </table:table-cell>
          <table:table-cell table:formula="of:=IF([Sheet3.C66]=[Sheet4.D66];&quot;&quot;;IF([Sheet4.D66]=0;&quot;&quot;;[Sheet4.D66]))">
            <text:p/>
          </table:table-cell>
          <table:table-cell table:formula="of:=IF([Sheet3.D66]=[Sheet4.E66];&quot;&quot;;IF([Sheet4.E66]=0;&quot;&quot;;[Sheet4.E66]))">
            <text:p/>
          </table:table-cell>
          <table:table-cell table:formula="of:=IF([Sheet3.E66]=[Sheet4.F66];&quot;&quot;;IF([Sheet4.F66]=0;&quot;&quot;;[Sheet4.F66]))">
            <text:p/>
          </table:table-cell>
          <table:table-cell table:formula="of:=IF([Sheet3.F66]=[Sheet4.G66];&quot;&quot;;IF([Sheet4.G66]=0;&quot;&quot;;[Sheet4.G66]))">
            <text:p/>
          </table:table-cell>
          <table:table-cell table:formula="of:=IF([Sheet3.G66]=[Sheet4.H66];&quot;&quot;;IF([Sheet4.H66]=0;&quot;&quot;;[Sheet4.H66]))">
            <text:p/>
          </table:table-cell>
          <table:table-cell table:formula="of:=IF([Sheet4.I66]=0;&quot;&quot;;[Sheet4.I66])" office:value-type="string" office:string-value="]">
            <text:p>]</text:p>
          </table:table-cell>
          <table:table-cell table:formula="of:=CONCATENATE([.A66];&quot;,&quot;;[.B66];&quot;,&quot;;[.C66];&quot;,&quot;;[.D66];&quot;,&quot;;[.E66];&quot;,&quot;;[.F66];&quot;,&quot;;[.G66];&quot;,&quot;;[.H66];&quot;,&quot;;[.I66];&quot;,&quot;)" office:value-type="string" office:string-value="[,,,,,,,,],">
            <text:p>[,,,,,,,,],</text:p>
          </table:table-cell>
        </table:table-row>
        <table:table-row table:style-name="ro1">
          <table:table-cell table:formula="of:=IF([Sheet3.A67]=[Sheet4.A67];IF([Sheet4.I67]=0;&quot;&quot;;[Sheet4.A67]);IF([Sheet4.A67]=0;&quot;&quot;;[Sheet4.A67]))" office:value-type="string" office:string-value="[">
            <text:p>[</text:p>
          </table:table-cell>
          <table:table-cell table:formula="of:=IF([Sheet3.A67]=[Sheet4.B67];&quot;&quot;;IF([Sheet4.B67]=0;&quot;&quot;;[Sheet4.B67]))">
            <text:p/>
          </table:table-cell>
          <table:table-cell table:formula="of:=IF([Sheet3.B67]=[Sheet4.C67];&quot;&quot;;IF([Sheet4.C67]=0;&quot;&quot;;[Sheet4.C67]))">
            <text:p/>
          </table:table-cell>
          <table:table-cell table:formula="of:=IF([Sheet3.C67]=[Sheet4.D67];&quot;&quot;;IF([Sheet4.D67]=0;&quot;&quot;;[Sheet4.D67]))">
            <text:p/>
          </table:table-cell>
          <table:table-cell table:formula="of:=IF([Sheet3.D67]=[Sheet4.E67];&quot;&quot;;IF([Sheet4.E67]=0;&quot;&quot;;[Sheet4.E67]))">
            <text:p/>
          </table:table-cell>
          <table:table-cell table:formula="of:=IF([Sheet3.E67]=[Sheet4.F67];&quot;&quot;;IF([Sheet4.F67]=0;&quot;&quot;;[Sheet4.F67]))">
            <text:p/>
          </table:table-cell>
          <table:table-cell table:formula="of:=IF([Sheet3.F67]=[Sheet4.G67];&quot;&quot;;IF([Sheet4.G67]=0;&quot;&quot;;[Sheet4.G67]))">
            <text:p/>
          </table:table-cell>
          <table:table-cell table:formula="of:=IF([Sheet3.G67]=[Sheet4.H67];&quot;&quot;;IF([Sheet4.H67]=0;&quot;&quot;;[Sheet4.H67]))">
            <text:p/>
          </table:table-cell>
          <table:table-cell table:formula="of:=IF([Sheet4.I67]=0;&quot;&quot;;[Sheet4.I67])" office:value-type="string" office:string-value="]">
            <text:p>]</text:p>
          </table:table-cell>
          <table:table-cell table:formula="of:=CONCATENATE([.A67];&quot;,&quot;;[.B67];&quot;,&quot;;[.C67];&quot;,&quot;;[.D67];&quot;,&quot;;[.E67];&quot;,&quot;;[.F67];&quot;,&quot;;[.G67];&quot;,&quot;;[.H67];&quot;,&quot;;[.I67];&quot;,&quot;)" office:value-type="string" office:string-value="[,,,,,,,,],">
            <text:p>[,,,,,,,,],</text:p>
          </table:table-cell>
        </table:table-row>
        <table:table-row table:style-name="ro1">
          <table:table-cell table:formula="of:=IF([Sheet3.A68]=[Sheet4.A68];IF([Sheet4.I68]=0;&quot;&quot;;[Sheet4.A68]);IF([Sheet4.A68]=0;&quot;&quot;;[Sheet4.A68]))">
            <text:p/>
          </table:table-cell>
          <table:table-cell table:formula="of:=IF([Sheet3.A68]=[Sheet4.B68];&quot;&quot;;IF([Sheet4.B68]=0;&quot;&quot;;[Sheet4.B68]))">
            <text:p/>
          </table:table-cell>
          <table:table-cell table:formula="of:=IF([Sheet3.B68]=[Sheet4.C68];&quot;&quot;;IF([Sheet4.C68]=0;&quot;&quot;;[Sheet4.C68]))">
            <text:p/>
          </table:table-cell>
          <table:table-cell table:formula="of:=IF([Sheet3.C68]=[Sheet4.D68];&quot;&quot;;IF([Sheet4.D68]=0;&quot;&quot;;[Sheet4.D68]))">
            <text:p/>
          </table:table-cell>
          <table:table-cell table:formula="of:=IF([Sheet3.D68]=[Sheet4.E68];&quot;&quot;;IF([Sheet4.E68]=0;&quot;&quot;;[Sheet4.E68]))">
            <text:p/>
          </table:table-cell>
          <table:table-cell table:formula="of:=IF([Sheet3.E68]=[Sheet4.F68];&quot;&quot;;IF([Sheet4.F68]=0;&quot;&quot;;[Sheet4.F68]))">
            <text:p/>
          </table:table-cell>
          <table:table-cell table:formula="of:=IF([Sheet3.F68]=[Sheet4.G68];&quot;&quot;;IF([Sheet4.G68]=0;&quot;&quot;;[Sheet4.G68]))">
            <text:p/>
          </table:table-cell>
          <table:table-cell table:formula="of:=IF([Sheet3.G68]=[Sheet4.H68];&quot;&quot;;IF([Sheet4.H68]=0;&quot;&quot;;[Sheet4.H68]))">
            <text:p/>
          </table:table-cell>
          <table:table-cell table:formula="of:=IF([Sheet4.I68]=0;&quot;&quot;;[Sheet4.I68])">
            <text:p/>
          </table:table-cell>
          <table:table-cell table:formula="of:=CONCATENATE([.A68];&quot;,&quot;;[.B68];&quot;,&quot;;[.C68];&quot;,&quot;;[.D68];&quot;,&quot;;[.E68];&quot;,&quot;;[.F68];&quot;,&quot;;[.G68];&quot;,&quot;;[.H68];&quot;,&quot;;[.I68];&quot;,&quot;)" office:value-type="string" office:string-value=",,,,,,,,,">
            <text:p>,,,,,,,,,</text:p>
          </table:table-cell>
        </table:table-row>
        <table:table-row table:style-name="ro1">
          <table:table-cell table:formula="of:=IF([Sheet3.A69]=[Sheet4.A69];IF([Sheet4.I69]=0;&quot;&quot;;[Sheet4.A69]);IF([Sheet4.A69]=0;&quot;&quot;;[Sheet4.A69]))">
            <text:p/>
          </table:table-cell>
          <table:table-cell table:formula="of:=IF([Sheet3.A69]=[Sheet4.B69];&quot;&quot;;IF([Sheet4.B69]=0;&quot;&quot;;[Sheet4.B69]))">
            <text:p/>
          </table:table-cell>
          <table:table-cell table:formula="of:=IF([Sheet3.B69]=[Sheet4.C69];&quot;&quot;;IF([Sheet4.C69]=0;&quot;&quot;;[Sheet4.C69]))">
            <text:p/>
          </table:table-cell>
          <table:table-cell table:formula="of:=IF([Sheet3.C69]=[Sheet4.D69];&quot;&quot;;IF([Sheet4.D69]=0;&quot;&quot;;[Sheet4.D69]))">
            <text:p/>
          </table:table-cell>
          <table:table-cell table:formula="of:=IF([Sheet3.D69]=[Sheet4.E69];&quot;&quot;;IF([Sheet4.E69]=0;&quot;&quot;;[Sheet4.E69]))">
            <text:p/>
          </table:table-cell>
          <table:table-cell table:formula="of:=IF([Sheet3.E69]=[Sheet4.F69];&quot;&quot;;IF([Sheet4.F69]=0;&quot;&quot;;[Sheet4.F69]))">
            <text:p/>
          </table:table-cell>
          <table:table-cell table:formula="of:=IF([Sheet3.F69]=[Sheet4.G69];&quot;&quot;;IF([Sheet4.G69]=0;&quot;&quot;;[Sheet4.G69]))">
            <text:p/>
          </table:table-cell>
          <table:table-cell table:formula="of:=IF([Sheet3.G69]=[Sheet4.H69];&quot;&quot;;IF([Sheet4.H69]=0;&quot;&quot;;[Sheet4.H69]))">
            <text:p/>
          </table:table-cell>
          <table:table-cell table:formula="of:=IF([Sheet4.I69]=0;&quot;&quot;;[Sheet4.I69])">
            <text:p/>
          </table:table-cell>
          <table:table-cell table:formula="of:=CONCATENATE([.A69];&quot;,&quot;;[.B69];&quot;,&quot;;[.C69];&quot;,&quot;;[.D69];&quot;,&quot;;[.E69];&quot;,&quot;;[.F69];&quot;,&quot;;[.G69];&quot;,&quot;;[.H69];&quot;,&quot;;[.I69];&quot;,&quot;)" office:value-type="string" office:string-value=",,,,,,,,,">
            <text:p>,,,,,,,,,</text:p>
          </table:table-cell>
        </table:table-row>
        <table:table-row table:style-name="ro1">
          <table:table-cell table:formula="of:=IF([Sheet3.A70]=[Sheet4.A70];IF([Sheet4.I70]=0;&quot;&quot;;[Sheet4.A70]);IF([Sheet4.A70]=0;&quot;&quot;;[Sheet4.A70]))" office:value-type="string" office:string-value="[">
            <text:p>[</text:p>
          </table:table-cell>
          <table:table-cell table:formula="of:=IF([Sheet3.A70]=[Sheet4.B70];&quot;&quot;;IF([Sheet4.B70]=0;&quot;&quot;;[Sheet4.B70]))">
            <text:p/>
          </table:table-cell>
          <table:table-cell table:formula="of:=IF([Sheet3.B70]=[Sheet4.C70];&quot;&quot;;IF([Sheet4.C70]=0;&quot;&quot;;[Sheet4.C70]))">
            <text:p/>
          </table:table-cell>
          <table:table-cell table:formula="of:=IF([Sheet3.C70]=[Sheet4.D70];&quot;&quot;;IF([Sheet4.D70]=0;&quot;&quot;;[Sheet4.D70]))">
            <text:p/>
          </table:table-cell>
          <table:table-cell table:formula="of:=IF([Sheet3.D70]=[Sheet4.E70];&quot;&quot;;IF([Sheet4.E70]=0;&quot;&quot;;[Sheet4.E70]))">
            <text:p/>
          </table:table-cell>
          <table:table-cell table:formula="of:=IF([Sheet3.E70]=[Sheet4.F70];&quot;&quot;;IF([Sheet4.F70]=0;&quot;&quot;;[Sheet4.F70]))">
            <text:p/>
          </table:table-cell>
          <table:table-cell table:formula="of:=IF([Sheet3.F70]=[Sheet4.G70];&quot;&quot;;IF([Sheet4.G70]=0;&quot;&quot;;[Sheet4.G70]))">
            <text:p/>
          </table:table-cell>
          <table:table-cell table:formula="of:=IF([Sheet3.G70]=[Sheet4.H70];&quot;&quot;;IF([Sheet4.H70]=0;&quot;&quot;;[Sheet4.H70]))">
            <text:p/>
          </table:table-cell>
          <table:table-cell table:formula="of:=IF([Sheet4.I70]=0;&quot;&quot;;[Sheet4.I70])" office:value-type="string" office:string-value="]">
            <text:p>]</text:p>
          </table:table-cell>
          <table:table-cell table:formula="of:=CONCATENATE([.A70];&quot;,&quot;;[.B70];&quot;,&quot;;[.C70];&quot;,&quot;;[.D70];&quot;,&quot;;[.E70];&quot;,&quot;;[.F70];&quot;,&quot;;[.G70];&quot;,&quot;;[.H70];&quot;,&quot;;[.I70];&quot;,&quot;)" office:value-type="string" office:string-value="[,,,,,,,,],">
            <text:p>[,,,,,,,,],</text:p>
          </table:table-cell>
        </table:table-row>
        <table:table-row table:style-name="ro1">
          <table:table-cell table:formula="of:=IF([Sheet3.A71]=[Sheet4.A71];IF([Sheet4.I71]=0;&quot;&quot;;[Sheet4.A71]);IF([Sheet4.A71]=0;&quot;&quot;;[Sheet4.A71]))">
            <text:p/>
          </table:table-cell>
          <table:table-cell table:formula="of:=IF([Sheet3.A71]=[Sheet4.B71];&quot;&quot;;IF([Sheet4.B71]=0;&quot;&quot;;[Sheet4.B71]))">
            <text:p/>
          </table:table-cell>
          <table:table-cell table:formula="of:=IF([Sheet3.B71]=[Sheet4.C71];&quot;&quot;;IF([Sheet4.C71]=0;&quot;&quot;;[Sheet4.C71]))">
            <text:p/>
          </table:table-cell>
          <table:table-cell table:formula="of:=IF([Sheet3.C71]=[Sheet4.D71];&quot;&quot;;IF([Sheet4.D71]=0;&quot;&quot;;[Sheet4.D71]))">
            <text:p/>
          </table:table-cell>
          <table:table-cell table:formula="of:=IF([Sheet3.D71]=[Sheet4.E71];&quot;&quot;;IF([Sheet4.E71]=0;&quot;&quot;;[Sheet4.E71]))">
            <text:p/>
          </table:table-cell>
          <table:table-cell table:formula="of:=IF([Sheet3.E71]=[Sheet4.F71];&quot;&quot;;IF([Sheet4.F71]=0;&quot;&quot;;[Sheet4.F71]))">
            <text:p/>
          </table:table-cell>
          <table:table-cell table:formula="of:=IF([Sheet3.F71]=[Sheet4.G71];&quot;&quot;;IF([Sheet4.G71]=0;&quot;&quot;;[Sheet4.G71]))">
            <text:p/>
          </table:table-cell>
          <table:table-cell table:formula="of:=IF([Sheet3.G71]=[Sheet4.H71];&quot;&quot;;IF([Sheet4.H71]=0;&quot;&quot;;[Sheet4.H71]))">
            <text:p/>
          </table:table-cell>
          <table:table-cell table:formula="of:=IF([Sheet4.I71]=0;&quot;&quot;;[Sheet4.I71])">
            <text:p/>
          </table:table-cell>
          <table:table-cell table:formula="of:=CONCATENATE([.A71];&quot;,&quot;;[.B71];&quot;,&quot;;[.C71];&quot;,&quot;;[.D71];&quot;,&quot;;[.E71];&quot;,&quot;;[.F71];&quot;,&quot;;[.G71];&quot;,&quot;;[.H71];&quot;,&quot;;[.I71];&quot;,&quot;)" office:value-type="string" office:string-value=",,,,,,,,,">
            <text:p>,,,,,,,,,</text:p>
          </table:table-cell>
        </table:table-row>
        <table:table-row table:style-name="ro1">
          <table:table-cell table:formula="of:=IF([Sheet3.A72]=[Sheet4.A72];IF([Sheet4.I72]=0;&quot;&quot;;[Sheet4.A72]);IF([Sheet4.A72]=0;&quot;&quot;;[Sheet4.A72]))">
            <text:p/>
          </table:table-cell>
          <table:table-cell table:formula="of:=IF([Sheet3.A72]=[Sheet4.B72];&quot;&quot;;IF([Sheet4.B72]=0;&quot;&quot;;[Sheet4.B72]))">
            <text:p/>
          </table:table-cell>
          <table:table-cell table:formula="of:=IF([Sheet3.B72]=[Sheet4.C72];&quot;&quot;;IF([Sheet4.C72]=0;&quot;&quot;;[Sheet4.C72]))">
            <text:p/>
          </table:table-cell>
          <table:table-cell table:formula="of:=IF([Sheet3.C72]=[Sheet4.D72];&quot;&quot;;IF([Sheet4.D72]=0;&quot;&quot;;[Sheet4.D72]))">
            <text:p/>
          </table:table-cell>
          <table:table-cell table:formula="of:=IF([Sheet3.D72]=[Sheet4.E72];&quot;&quot;;IF([Sheet4.E72]=0;&quot;&quot;;[Sheet4.E72]))">
            <text:p/>
          </table:table-cell>
          <table:table-cell table:formula="of:=IF([Sheet3.E72]=[Sheet4.F72];&quot;&quot;;IF([Sheet4.F72]=0;&quot;&quot;;[Sheet4.F72]))">
            <text:p/>
          </table:table-cell>
          <table:table-cell table:formula="of:=IF([Sheet3.F72]=[Sheet4.G72];&quot;&quot;;IF([Sheet4.G72]=0;&quot;&quot;;[Sheet4.G72]))">
            <text:p/>
          </table:table-cell>
          <table:table-cell table:formula="of:=IF([Sheet3.G72]=[Sheet4.H72];&quot;&quot;;IF([Sheet4.H72]=0;&quot;&quot;;[Sheet4.H72]))">
            <text:p/>
          </table:table-cell>
          <table:table-cell table:formula="of:=IF([Sheet4.I72]=0;&quot;&quot;;[Sheet4.I72])">
            <text:p/>
          </table:table-cell>
          <table:table-cell table:formula="of:=CONCATENATE([.A72];&quot;,&quot;;[.B72];&quot;,&quot;;[.C72];&quot;,&quot;;[.D72];&quot;,&quot;;[.E72];&quot;,&quot;;[.F72];&quot;,&quot;;[.G72];&quot;,&quot;;[.H72];&quot;,&quot;;[.I72];&quot;,&quot;)" office:value-type="string" office:string-value=",,,,,,,,,">
            <text:p>,,,,,,,,,</text:p>
          </table:table-cell>
        </table:table-row>
        <table:table-row table:style-name="ro1">
          <table:table-cell table:formula="of:=IF([Sheet3.A73]=[Sheet4.A73];IF([Sheet4.I73]=0;&quot;&quot;;[Sheet4.A73]);IF([Sheet4.A73]=0;&quot;&quot;;[Sheet4.A73]))">
            <text:p/>
          </table:table-cell>
          <table:table-cell table:formula="of:=IF([Sheet3.A73]=[Sheet4.B73];&quot;&quot;;IF([Sheet4.B73]=0;&quot;&quot;;[Sheet4.B73]))">
            <text:p/>
          </table:table-cell>
          <table:table-cell table:formula="of:=IF([Sheet3.B73]=[Sheet4.C73];&quot;&quot;;IF([Sheet4.C73]=0;&quot;&quot;;[Sheet4.C73]))">
            <text:p/>
          </table:table-cell>
          <table:table-cell table:formula="of:=IF([Sheet3.C73]=[Sheet4.D73];&quot;&quot;;IF([Sheet4.D73]=0;&quot;&quot;;[Sheet4.D73]))">
            <text:p/>
          </table:table-cell>
          <table:table-cell table:formula="of:=IF([Sheet3.D73]=[Sheet4.E73];&quot;&quot;;IF([Sheet4.E73]=0;&quot;&quot;;[Sheet4.E73]))">
            <text:p/>
          </table:table-cell>
          <table:table-cell table:formula="of:=IF([Sheet3.E73]=[Sheet4.F73];&quot;&quot;;IF([Sheet4.F73]=0;&quot;&quot;;[Sheet4.F73]))">
            <text:p/>
          </table:table-cell>
          <table:table-cell table:formula="of:=IF([Sheet3.F73]=[Sheet4.G73];&quot;&quot;;IF([Sheet4.G73]=0;&quot;&quot;;[Sheet4.G73]))">
            <text:p/>
          </table:table-cell>
          <table:table-cell table:formula="of:=IF([Sheet3.G73]=[Sheet4.H73];&quot;&quot;;IF([Sheet4.H73]=0;&quot;&quot;;[Sheet4.H73]))">
            <text:p/>
          </table:table-cell>
          <table:table-cell table:formula="of:=IF([Sheet4.I73]=0;&quot;&quot;;[Sheet4.I73])">
            <text:p/>
          </table:table-cell>
          <table:table-cell table:formula="of:=CONCATENATE([.A73];&quot;,&quot;;[.B73];&quot;,&quot;;[.C73];&quot;,&quot;;[.D73];&quot;,&quot;;[.E73];&quot;,&quot;;[.F73];&quot;,&quot;;[.G73];&quot;,&quot;;[.H73];&quot;,&quot;;[.I73];&quot;,&quot;)" office:value-type="string" office:string-value=",,,,,,,,,">
            <text:p>,,,,,,,,,</text:p>
          </table:table-cell>
        </table:table-row>
        <table:table-row table:style-name="ro1">
          <table:table-cell table:formula="of:=IF([Sheet3.A74]=[Sheet4.A74];IF([Sheet4.I74]=0;&quot;&quot;;[Sheet4.A74]);IF([Sheet4.A74]=0;&quot;&quot;;[Sheet4.A74]))">
            <text:p/>
          </table:table-cell>
          <table:table-cell table:formula="of:=IF([Sheet3.A74]=[Sheet4.B74];&quot;&quot;;IF([Sheet4.B74]=0;&quot;&quot;;[Sheet4.B74]))">
            <text:p/>
          </table:table-cell>
          <table:table-cell table:formula="of:=IF([Sheet3.B74]=[Sheet4.C74];&quot;&quot;;IF([Sheet4.C74]=0;&quot;&quot;;[Sheet4.C74]))">
            <text:p/>
          </table:table-cell>
          <table:table-cell table:formula="of:=IF([Sheet3.C74]=[Sheet4.D74];&quot;&quot;;IF([Sheet4.D74]=0;&quot;&quot;;[Sheet4.D74]))">
            <text:p/>
          </table:table-cell>
          <table:table-cell table:formula="of:=IF([Sheet3.D74]=[Sheet4.E74];&quot;&quot;;IF([Sheet4.E74]=0;&quot;&quot;;[Sheet4.E74]))">
            <text:p/>
          </table:table-cell>
          <table:table-cell table:formula="of:=IF([Sheet3.E74]=[Sheet4.F74];&quot;&quot;;IF([Sheet4.F74]=0;&quot;&quot;;[Sheet4.F74]))">
            <text:p/>
          </table:table-cell>
          <table:table-cell table:formula="of:=IF([Sheet3.F74]=[Sheet4.G74];&quot;&quot;;IF([Sheet4.G74]=0;&quot;&quot;;[Sheet4.G74]))">
            <text:p/>
          </table:table-cell>
          <table:table-cell table:formula="of:=IF([Sheet3.G74]=[Sheet4.H74];&quot;&quot;;IF([Sheet4.H74]=0;&quot;&quot;;[Sheet4.H74]))">
            <text:p/>
          </table:table-cell>
          <table:table-cell table:formula="of:=IF([Sheet4.I74]=0;&quot;&quot;;[Sheet4.I74])">
            <text:p/>
          </table:table-cell>
          <table:table-cell table:formula="of:=CONCATENATE([.A74];&quot;,&quot;;[.B74];&quot;,&quot;;[.C74];&quot;,&quot;;[.D74];&quot;,&quot;;[.E74];&quot;,&quot;;[.F74];&quot;,&quot;;[.G74];&quot;,&quot;;[.H74];&quot;,&quot;;[.I74];&quot;,&quot;)" office:value-type="string" office:string-value=",,,,,,,,,">
            <text:p>,,,,,,,,,</text:p>
          </table:table-cell>
        </table:table-row>
        <table:table-row table:style-name="ro1">
          <table:table-cell table:formula="of:=IF([Sheet3.A75]=[Sheet4.A75];IF([Sheet4.I75]=0;&quot;&quot;;[Sheet4.A75]);IF([Sheet4.A75]=0;&quot;&quot;;[Sheet4.A75]))">
            <text:p/>
          </table:table-cell>
          <table:table-cell table:formula="of:=IF([Sheet3.A75]=[Sheet4.B75];&quot;&quot;;IF([Sheet4.B75]=0;&quot;&quot;;[Sheet4.B75]))">
            <text:p/>
          </table:table-cell>
          <table:table-cell table:formula="of:=IF([Sheet3.B75]=[Sheet4.C75];&quot;&quot;;IF([Sheet4.C75]=0;&quot;&quot;;[Sheet4.C75]))">
            <text:p/>
          </table:table-cell>
          <table:table-cell table:formula="of:=IF([Sheet3.C75]=[Sheet4.D75];&quot;&quot;;IF([Sheet4.D75]=0;&quot;&quot;;[Sheet4.D75]))">
            <text:p/>
          </table:table-cell>
          <table:table-cell table:formula="of:=IF([Sheet3.D75]=[Sheet4.E75];&quot;&quot;;IF([Sheet4.E75]=0;&quot;&quot;;[Sheet4.E75]))">
            <text:p/>
          </table:table-cell>
          <table:table-cell table:formula="of:=IF([Sheet3.E75]=[Sheet4.F75];&quot;&quot;;IF([Sheet4.F75]=0;&quot;&quot;;[Sheet4.F75]))">
            <text:p/>
          </table:table-cell>
          <table:table-cell table:formula="of:=IF([Sheet3.F75]=[Sheet4.G75];&quot;&quot;;IF([Sheet4.G75]=0;&quot;&quot;;[Sheet4.G75]))">
            <text:p/>
          </table:table-cell>
          <table:table-cell table:formula="of:=IF([Sheet3.G75]=[Sheet4.H75];&quot;&quot;;IF([Sheet4.H75]=0;&quot;&quot;;[Sheet4.H75]))">
            <text:p/>
          </table:table-cell>
          <table:table-cell table:formula="of:=IF([Sheet4.I75]=0;&quot;&quot;;[Sheet4.I75])">
            <text:p/>
          </table:table-cell>
          <table:table-cell table:formula="of:=CONCATENATE([.A75];&quot;,&quot;;[.B75];&quot;,&quot;;[.C75];&quot;,&quot;;[.D75];&quot;,&quot;;[.E75];&quot;,&quot;;[.F75];&quot;,&quot;;[.G75];&quot;,&quot;;[.H75];&quot;,&quot;;[.I75];&quot;,&quot;)" office:value-type="string" office:string-value=",,,,,,,,,">
            <text:p>,,,,,,,,,</text:p>
          </table:table-cell>
        </table:table-row>
        <table:table-row table:style-name="ro1">
          <table:table-cell table:formula="of:=IF([Sheet3.A76]=[Sheet4.A76];IF([Sheet4.I76]=0;&quot;&quot;;[Sheet4.A76]);IF([Sheet4.A76]=0;&quot;&quot;;[Sheet4.A76]))">
            <text:p/>
          </table:table-cell>
          <table:table-cell table:formula="of:=IF([Sheet3.A76]=[Sheet4.B76];&quot;&quot;;IF([Sheet4.B76]=0;&quot;&quot;;[Sheet4.B76]))">
            <text:p/>
          </table:table-cell>
          <table:table-cell table:formula="of:=IF([Sheet3.B76]=[Sheet4.C76];&quot;&quot;;IF([Sheet4.C76]=0;&quot;&quot;;[Sheet4.C76]))">
            <text:p/>
          </table:table-cell>
          <table:table-cell table:formula="of:=IF([Sheet3.C76]=[Sheet4.D76];&quot;&quot;;IF([Sheet4.D76]=0;&quot;&quot;;[Sheet4.D76]))">
            <text:p/>
          </table:table-cell>
          <table:table-cell table:formula="of:=IF([Sheet3.D76]=[Sheet4.E76];&quot;&quot;;IF([Sheet4.E76]=0;&quot;&quot;;[Sheet4.E76]))">
            <text:p/>
          </table:table-cell>
          <table:table-cell table:formula="of:=IF([Sheet3.E76]=[Sheet4.F76];&quot;&quot;;IF([Sheet4.F76]=0;&quot;&quot;;[Sheet4.F76]))">
            <text:p/>
          </table:table-cell>
          <table:table-cell table:formula="of:=IF([Sheet3.F76]=[Sheet4.G76];&quot;&quot;;IF([Sheet4.G76]=0;&quot;&quot;;[Sheet4.G76]))">
            <text:p/>
          </table:table-cell>
          <table:table-cell table:formula="of:=IF([Sheet3.G76]=[Sheet4.H76];&quot;&quot;;IF([Sheet4.H76]=0;&quot;&quot;;[Sheet4.H76]))">
            <text:p/>
          </table:table-cell>
          <table:table-cell table:formula="of:=IF([Sheet4.I76]=0;&quot;&quot;;[Sheet4.I76])">
            <text:p/>
          </table:table-cell>
          <table:table-cell table:formula="of:=CONCATENATE([.A76];&quot;,&quot;;[.B76];&quot;,&quot;;[.C76];&quot;,&quot;;[.D76];&quot;,&quot;;[.E76];&quot;,&quot;;[.F76];&quot;,&quot;;[.G76];&quot;,&quot;;[.H76];&quot;,&quot;;[.I76];&quot;,&quot;)" office:value-type="string" office:string-value=",,,,,,,,,">
            <text:p>,,,,,,,,,</text:p>
          </table:table-cell>
        </table:table-row>
        <table:table-row table:style-name="ro1">
          <table:table-cell table:formula="of:=IF([Sheet3.A77]=[Sheet4.A77];IF([Sheet4.I77]=0;&quot;&quot;;[Sheet4.A77]);IF([Sheet4.A77]=0;&quot;&quot;;[Sheet4.A77]))">
            <text:p/>
          </table:table-cell>
          <table:table-cell table:formula="of:=IF([Sheet3.A77]=[Sheet4.B77];&quot;&quot;;IF([Sheet4.B77]=0;&quot;&quot;;[Sheet4.B77]))">
            <text:p/>
          </table:table-cell>
          <table:table-cell table:formula="of:=IF([Sheet3.B77]=[Sheet4.C77];&quot;&quot;;IF([Sheet4.C77]=0;&quot;&quot;;[Sheet4.C77]))">
            <text:p/>
          </table:table-cell>
          <table:table-cell table:formula="of:=IF([Sheet3.C77]=[Sheet4.D77];&quot;&quot;;IF([Sheet4.D77]=0;&quot;&quot;;[Sheet4.D77]))">
            <text:p/>
          </table:table-cell>
          <table:table-cell table:formula="of:=IF([Sheet3.D77]=[Sheet4.E77];&quot;&quot;;IF([Sheet4.E77]=0;&quot;&quot;;[Sheet4.E77]))">
            <text:p/>
          </table:table-cell>
          <table:table-cell table:formula="of:=IF([Sheet3.E77]=[Sheet4.F77];&quot;&quot;;IF([Sheet4.F77]=0;&quot;&quot;;[Sheet4.F77]))">
            <text:p/>
          </table:table-cell>
          <table:table-cell table:formula="of:=IF([Sheet3.F77]=[Sheet4.G77];&quot;&quot;;IF([Sheet4.G77]=0;&quot;&quot;;[Sheet4.G77]))">
            <text:p/>
          </table:table-cell>
          <table:table-cell table:formula="of:=IF([Sheet3.G77]=[Sheet4.H77];&quot;&quot;;IF([Sheet4.H77]=0;&quot;&quot;;[Sheet4.H77]))">
            <text:p/>
          </table:table-cell>
          <table:table-cell table:formula="of:=IF([Sheet4.I77]=0;&quot;&quot;;[Sheet4.I77])">
            <text:p/>
          </table:table-cell>
          <table:table-cell table:formula="of:=CONCATENATE([.A77];&quot;,&quot;;[.B77];&quot;,&quot;;[.C77];&quot;,&quot;;[.D77];&quot;,&quot;;[.E77];&quot;,&quot;;[.F77];&quot;,&quot;;[.G77];&quot;,&quot;;[.H77];&quot;,&quot;;[.I77];&quot;,&quot;)" office:value-type="string" office:string-value=",,,,,,,,,">
            <text:p>,,,,,,,,,</text:p>
          </table:table-cell>
        </table:table-row>
        <table:table-row table:style-name="ro1">
          <table:table-cell table:formula="of:=IF([Sheet3.A78]=[Sheet4.A78];IF([Sheet4.I78]=0;&quot;&quot;;[Sheet4.A78]);IF([Sheet4.A78]=0;&quot;&quot;;[Sheet4.A78]))">
            <text:p/>
          </table:table-cell>
          <table:table-cell table:formula="of:=IF([Sheet3.A78]=[Sheet4.B78];&quot;&quot;;IF([Sheet4.B78]=0;&quot;&quot;;[Sheet4.B78]))">
            <text:p/>
          </table:table-cell>
          <table:table-cell table:formula="of:=IF([Sheet3.B78]=[Sheet4.C78];&quot;&quot;;IF([Sheet4.C78]=0;&quot;&quot;;[Sheet4.C78]))">
            <text:p/>
          </table:table-cell>
          <table:table-cell table:formula="of:=IF([Sheet3.C78]=[Sheet4.D78];&quot;&quot;;IF([Sheet4.D78]=0;&quot;&quot;;[Sheet4.D78]))">
            <text:p/>
          </table:table-cell>
          <table:table-cell table:formula="of:=IF([Sheet3.D78]=[Sheet4.E78];&quot;&quot;;IF([Sheet4.E78]=0;&quot;&quot;;[Sheet4.E78]))">
            <text:p/>
          </table:table-cell>
          <table:table-cell table:formula="of:=IF([Sheet3.E78]=[Sheet4.F78];&quot;&quot;;IF([Sheet4.F78]=0;&quot;&quot;;[Sheet4.F78]))">
            <text:p/>
          </table:table-cell>
          <table:table-cell table:formula="of:=IF([Sheet3.F78]=[Sheet4.G78];&quot;&quot;;IF([Sheet4.G78]=0;&quot;&quot;;[Sheet4.G78]))">
            <text:p/>
          </table:table-cell>
          <table:table-cell table:formula="of:=IF([Sheet3.G78]=[Sheet4.H78];&quot;&quot;;IF([Sheet4.H78]=0;&quot;&quot;;[Sheet4.H78]))">
            <text:p/>
          </table:table-cell>
          <table:table-cell table:formula="of:=IF([Sheet4.I78]=0;&quot;&quot;;[Sheet4.I78])">
            <text:p/>
          </table:table-cell>
          <table:table-cell table:formula="of:=CONCATENATE([.A78];&quot;,&quot;;[.B78];&quot;,&quot;;[.C78];&quot;,&quot;;[.D78];&quot;,&quot;;[.E78];&quot;,&quot;;[.F78];&quot;,&quot;;[.G78];&quot;,&quot;;[.H78];&quot;,&quot;;[.I78];&quot;,&quot;)" office:value-type="string" office:string-value=",,,,,,,,,">
            <text:p>,,,,,,,,,</text:p>
          </table:table-cell>
        </table:table-row>
        <table:table-row table:style-name="ro1">
          <table:table-cell table:formula="of:=IF([Sheet3.A79]=[Sheet4.A79];IF([Sheet4.I79]=0;&quot;&quot;;[Sheet4.A79]);IF([Sheet4.A79]=0;&quot;&quot;;[Sheet4.A79]))">
            <text:p/>
          </table:table-cell>
          <table:table-cell table:formula="of:=IF([Sheet3.A79]=[Sheet4.B79];&quot;&quot;;IF([Sheet4.B79]=0;&quot;&quot;;[Sheet4.B79]))">
            <text:p/>
          </table:table-cell>
          <table:table-cell table:formula="of:=IF([Sheet3.B79]=[Sheet4.C79];&quot;&quot;;IF([Sheet4.C79]=0;&quot;&quot;;[Sheet4.C79]))">
            <text:p/>
          </table:table-cell>
          <table:table-cell table:formula="of:=IF([Sheet3.C79]=[Sheet4.D79];&quot;&quot;;IF([Sheet4.D79]=0;&quot;&quot;;[Sheet4.D79]))">
            <text:p/>
          </table:table-cell>
          <table:table-cell table:formula="of:=IF([Sheet3.D79]=[Sheet4.E79];&quot;&quot;;IF([Sheet4.E79]=0;&quot;&quot;;[Sheet4.E79]))">
            <text:p/>
          </table:table-cell>
          <table:table-cell table:formula="of:=IF([Sheet3.E79]=[Sheet4.F79];&quot;&quot;;IF([Sheet4.F79]=0;&quot;&quot;;[Sheet4.F79]))">
            <text:p/>
          </table:table-cell>
          <table:table-cell table:formula="of:=IF([Sheet3.F79]=[Sheet4.G79];&quot;&quot;;IF([Sheet4.G79]=0;&quot;&quot;;[Sheet4.G79]))">
            <text:p/>
          </table:table-cell>
          <table:table-cell table:formula="of:=IF([Sheet3.G79]=[Sheet4.H79];&quot;&quot;;IF([Sheet4.H79]=0;&quot;&quot;;[Sheet4.H79]))">
            <text:p/>
          </table:table-cell>
          <table:table-cell table:formula="of:=IF([Sheet4.I79]=0;&quot;&quot;;[Sheet4.I79])">
            <text:p/>
          </table:table-cell>
          <table:table-cell table:formula="of:=CONCATENATE([.A79];&quot;,&quot;;[.B79];&quot;,&quot;;[.C79];&quot;,&quot;;[.D79];&quot;,&quot;;[.E79];&quot;,&quot;;[.F79];&quot;,&quot;;[.G79];&quot;,&quot;;[.H79];&quot;,&quot;;[.I79];&quot;,&quot;)" office:value-type="string" office:string-value=",,,,,,,,,">
            <text:p>,,,,,,,,,</text:p>
          </table:table-cell>
        </table:table-row>
        <table:table-row table:style-name="ro1">
          <table:table-cell table:formula="of:=IF([Sheet3.A80]=[Sheet4.A80];IF([Sheet4.I80]=0;&quot;&quot;;[Sheet4.A80]);IF([Sheet4.A80]=0;&quot;&quot;;[Sheet4.A80]))">
            <text:p/>
          </table:table-cell>
          <table:table-cell table:formula="of:=IF([Sheet3.A80]=[Sheet4.B80];&quot;&quot;;IF([Sheet4.B80]=0;&quot;&quot;;[Sheet4.B80]))">
            <text:p/>
          </table:table-cell>
          <table:table-cell table:formula="of:=IF([Sheet3.B80]=[Sheet4.C80];&quot;&quot;;IF([Sheet4.C80]=0;&quot;&quot;;[Sheet4.C80]))">
            <text:p/>
          </table:table-cell>
          <table:table-cell table:formula="of:=IF([Sheet3.C80]=[Sheet4.D80];&quot;&quot;;IF([Sheet4.D80]=0;&quot;&quot;;[Sheet4.D80]))">
            <text:p/>
          </table:table-cell>
          <table:table-cell table:formula="of:=IF([Sheet3.D80]=[Sheet4.E80];&quot;&quot;;IF([Sheet4.E80]=0;&quot;&quot;;[Sheet4.E80]))">
            <text:p/>
          </table:table-cell>
          <table:table-cell table:formula="of:=IF([Sheet3.E80]=[Sheet4.F80];&quot;&quot;;IF([Sheet4.F80]=0;&quot;&quot;;[Sheet4.F80]))">
            <text:p/>
          </table:table-cell>
          <table:table-cell table:formula="of:=IF([Sheet3.F80]=[Sheet4.G80];&quot;&quot;;IF([Sheet4.G80]=0;&quot;&quot;;[Sheet4.G80]))">
            <text:p/>
          </table:table-cell>
          <table:table-cell table:formula="of:=IF([Sheet3.G80]=[Sheet4.H80];&quot;&quot;;IF([Sheet4.H80]=0;&quot;&quot;;[Sheet4.H80]))">
            <text:p/>
          </table:table-cell>
          <table:table-cell table:formula="of:=IF([Sheet4.I80]=0;&quot;&quot;;[Sheet4.I80])">
            <text:p/>
          </table:table-cell>
          <table:table-cell table:formula="of:=CONCATENATE([.A80];&quot;,&quot;;[.B80];&quot;,&quot;;[.C80];&quot;,&quot;;[.D80];&quot;,&quot;;[.E80];&quot;,&quot;;[.F80];&quot;,&quot;;[.G80];&quot;,&quot;;[.H80];&quot;,&quot;;[.I80];&quot;,&quot;)" office:value-type="string" office:string-value=",,,,,,,,,">
            <text:p>,,,,,,,,,</text:p>
          </table:table-cell>
        </table:table-row>
        <table:table-row table:style-name="ro1">
          <table:table-cell table:formula="of:=IF([Sheet3.A81]=[Sheet4.A81];IF([Sheet4.I81]=0;&quot;&quot;;[Sheet4.A81]);IF([Sheet4.A81]=0;&quot;&quot;;[Sheet4.A81]))">
            <text:p/>
          </table:table-cell>
          <table:table-cell table:formula="of:=IF([Sheet3.A81]=[Sheet4.B81];&quot;&quot;;IF([Sheet4.B81]=0;&quot;&quot;;[Sheet4.B81]))">
            <text:p/>
          </table:table-cell>
          <table:table-cell table:formula="of:=IF([Sheet3.B81]=[Sheet4.C81];&quot;&quot;;IF([Sheet4.C81]=0;&quot;&quot;;[Sheet4.C81]))">
            <text:p/>
          </table:table-cell>
          <table:table-cell table:formula="of:=IF([Sheet3.C81]=[Sheet4.D81];&quot;&quot;;IF([Sheet4.D81]=0;&quot;&quot;;[Sheet4.D81]))">
            <text:p/>
          </table:table-cell>
          <table:table-cell table:formula="of:=IF([Sheet3.D81]=[Sheet4.E81];&quot;&quot;;IF([Sheet4.E81]=0;&quot;&quot;;[Sheet4.E81]))">
            <text:p/>
          </table:table-cell>
          <table:table-cell table:formula="of:=IF([Sheet3.E81]=[Sheet4.F81];&quot;&quot;;IF([Sheet4.F81]=0;&quot;&quot;;[Sheet4.F81]))">
            <text:p/>
          </table:table-cell>
          <table:table-cell table:formula="of:=IF([Sheet3.F81]=[Sheet4.G81];&quot;&quot;;IF([Sheet4.G81]=0;&quot;&quot;;[Sheet4.G81]))">
            <text:p/>
          </table:table-cell>
          <table:table-cell table:formula="of:=IF([Sheet3.G81]=[Sheet4.H81];&quot;&quot;;IF([Sheet4.H81]=0;&quot;&quot;;[Sheet4.H81]))">
            <text:p/>
          </table:table-cell>
          <table:table-cell table:formula="of:=IF([Sheet4.I81]=0;&quot;&quot;;[Sheet4.I81])">
            <text:p/>
          </table:table-cell>
          <table:table-cell table:formula="of:=CONCATENATE([.A81];&quot;,&quot;;[.B81];&quot;,&quot;;[.C81];&quot;,&quot;;[.D81];&quot;,&quot;;[.E81];&quot;,&quot;;[.F81];&quot;,&quot;;[.G81];&quot;,&quot;;[.H81];&quot;,&quot;;[.I81];&quot;,&quot;)" office:value-type="string" office:string-value=",,,,,,,,,">
            <text:p>,,,,,,,,,</text:p>
          </table:table-cell>
        </table:table-row>
        <table:table-row table:style-name="ro1">
          <table:table-cell table:formula="of:=IF([Sheet3.A82]=[Sheet4.A82];IF([Sheet4.I82]=0;&quot;&quot;;[Sheet4.A82]);IF([Sheet4.A82]=0;&quot;&quot;;[Sheet4.A82]))">
            <text:p/>
          </table:table-cell>
          <table:table-cell table:formula="of:=IF([Sheet3.A82]=[Sheet4.B82];&quot;&quot;;IF([Sheet4.B82]=0;&quot;&quot;;[Sheet4.B82]))">
            <text:p/>
          </table:table-cell>
          <table:table-cell table:formula="of:=IF([Sheet3.B82]=[Sheet4.C82];&quot;&quot;;IF([Sheet4.C82]=0;&quot;&quot;;[Sheet4.C82]))">
            <text:p/>
          </table:table-cell>
          <table:table-cell table:formula="of:=IF([Sheet3.C82]=[Sheet4.D82];&quot;&quot;;IF([Sheet4.D82]=0;&quot;&quot;;[Sheet4.D82]))">
            <text:p/>
          </table:table-cell>
          <table:table-cell table:formula="of:=IF([Sheet3.D82]=[Sheet4.E82];&quot;&quot;;IF([Sheet4.E82]=0;&quot;&quot;;[Sheet4.E82]))">
            <text:p/>
          </table:table-cell>
          <table:table-cell table:formula="of:=IF([Sheet3.E82]=[Sheet4.F82];&quot;&quot;;IF([Sheet4.F82]=0;&quot;&quot;;[Sheet4.F82]))">
            <text:p/>
          </table:table-cell>
          <table:table-cell table:formula="of:=IF([Sheet3.F82]=[Sheet4.G82];&quot;&quot;;IF([Sheet4.G82]=0;&quot;&quot;;[Sheet4.G82]))">
            <text:p/>
          </table:table-cell>
          <table:table-cell table:formula="of:=IF([Sheet3.G82]=[Sheet4.H82];&quot;&quot;;IF([Sheet4.H82]=0;&quot;&quot;;[Sheet4.H82]))">
            <text:p/>
          </table:table-cell>
          <table:table-cell table:formula="of:=IF([Sheet4.I82]=0;&quot;&quot;;[Sheet4.I82])">
            <text:p/>
          </table:table-cell>
          <table:table-cell table:formula="of:=CONCATENATE([.A82];&quot;,&quot;;[.B82];&quot;,&quot;;[.C82];&quot;,&quot;;[.D82];&quot;,&quot;;[.E82];&quot;,&quot;;[.F82];&quot;,&quot;;[.G82];&quot;,&quot;;[.H82];&quot;,&quot;;[.I82];&quot;,&quot;)" office:value-type="string" office:string-value=",,,,,,,,,">
            <text:p>,,,,,,,,,</text:p>
          </table:table-cell>
        </table:table-row>
        <table:table-row table:style-name="ro1">
          <table:table-cell table:formula="of:=IF([Sheet3.A83]=[Sheet4.A83];IF([Sheet4.I83]=0;&quot;&quot;;[Sheet4.A83]);IF([Sheet4.A83]=0;&quot;&quot;;[Sheet4.A83]))">
            <text:p/>
          </table:table-cell>
          <table:table-cell table:formula="of:=IF([Sheet3.A83]=[Sheet4.B83];&quot;&quot;;IF([Sheet4.B83]=0;&quot;&quot;;[Sheet4.B83]))">
            <text:p/>
          </table:table-cell>
          <table:table-cell table:formula="of:=IF([Sheet3.B83]=[Sheet4.C83];&quot;&quot;;IF([Sheet4.C83]=0;&quot;&quot;;[Sheet4.C83]))">
            <text:p/>
          </table:table-cell>
          <table:table-cell table:formula="of:=IF([Sheet3.C83]=[Sheet4.D83];&quot;&quot;;IF([Sheet4.D83]=0;&quot;&quot;;[Sheet4.D83]))">
            <text:p/>
          </table:table-cell>
          <table:table-cell table:formula="of:=IF([Sheet3.D83]=[Sheet4.E83];&quot;&quot;;IF([Sheet4.E83]=0;&quot;&quot;;[Sheet4.E83]))">
            <text:p/>
          </table:table-cell>
          <table:table-cell table:formula="of:=IF([Sheet3.E83]=[Sheet4.F83];&quot;&quot;;IF([Sheet4.F83]=0;&quot;&quot;;[Sheet4.F83]))">
            <text:p/>
          </table:table-cell>
          <table:table-cell table:formula="of:=IF([Sheet3.F83]=[Sheet4.G83];&quot;&quot;;IF([Sheet4.G83]=0;&quot;&quot;;[Sheet4.G83]))">
            <text:p/>
          </table:table-cell>
          <table:table-cell table:formula="of:=IF([Sheet3.G83]=[Sheet4.H83];&quot;&quot;;IF([Sheet4.H83]=0;&quot;&quot;;[Sheet4.H83]))">
            <text:p/>
          </table:table-cell>
          <table:table-cell table:formula="of:=IF([Sheet4.I83]=0;&quot;&quot;;[Sheet4.I83])">
            <text:p/>
          </table:table-cell>
          <table:table-cell table:formula="of:=CONCATENATE([.A83];&quot;,&quot;;[.B83];&quot;,&quot;;[.C83];&quot;,&quot;;[.D83];&quot;,&quot;;[.E83];&quot;,&quot;;[.F83];&quot;,&quot;;[.G83];&quot;,&quot;;[.H83];&quot;,&quot;;[.I83];&quot;,&quot;)" office:value-type="string" office:string-value=",,,,,,,,,">
            <text:p>,,,,,,,,,</text:p>
          </table:table-cell>
        </table:table-row>
        <table:table-row table:style-name="ro1">
          <table:table-cell table:formula="of:=IF([Sheet3.A84]=[Sheet4.A84];IF([Sheet4.I84]=0;&quot;&quot;;[Sheet4.A84]);IF([Sheet4.A84]=0;&quot;&quot;;[Sheet4.A84]))">
            <text:p/>
          </table:table-cell>
          <table:table-cell table:formula="of:=IF([Sheet3.A84]=[Sheet4.B84];&quot;&quot;;IF([Sheet4.B84]=0;&quot;&quot;;[Sheet4.B84]))">
            <text:p/>
          </table:table-cell>
          <table:table-cell table:formula="of:=IF([Sheet3.B84]=[Sheet4.C84];&quot;&quot;;IF([Sheet4.C84]=0;&quot;&quot;;[Sheet4.C84]))">
            <text:p/>
          </table:table-cell>
          <table:table-cell table:formula="of:=IF([Sheet3.C84]=[Sheet4.D84];&quot;&quot;;IF([Sheet4.D84]=0;&quot;&quot;;[Sheet4.D84]))">
            <text:p/>
          </table:table-cell>
          <table:table-cell table:formula="of:=IF([Sheet3.D84]=[Sheet4.E84];&quot;&quot;;IF([Sheet4.E84]=0;&quot;&quot;;[Sheet4.E84]))">
            <text:p/>
          </table:table-cell>
          <table:table-cell table:formula="of:=IF([Sheet3.E84]=[Sheet4.F84];&quot;&quot;;IF([Sheet4.F84]=0;&quot;&quot;;[Sheet4.F84]))">
            <text:p/>
          </table:table-cell>
          <table:table-cell table:formula="of:=IF([Sheet3.F84]=[Sheet4.G84];&quot;&quot;;IF([Sheet4.G84]=0;&quot;&quot;;[Sheet4.G84]))">
            <text:p/>
          </table:table-cell>
          <table:table-cell table:formula="of:=IF([Sheet3.G84]=[Sheet4.H84];&quot;&quot;;IF([Sheet4.H84]=0;&quot;&quot;;[Sheet4.H84]))">
            <text:p/>
          </table:table-cell>
          <table:table-cell table:formula="of:=IF([Sheet4.I84]=0;&quot;&quot;;[Sheet4.I84])">
            <text:p/>
          </table:table-cell>
          <table:table-cell table:formula="of:=CONCATENATE([.A84];&quot;,&quot;;[.B84];&quot;,&quot;;[.C84];&quot;,&quot;;[.D84];&quot;,&quot;;[.E84];&quot;,&quot;;[.F84];&quot;,&quot;;[.G84];&quot;,&quot;;[.H84];&quot;,&quot;;[.I84];&quot;,&quot;)" office:value-type="string" office:string-value=",,,,,,,,,">
            <text:p>,,,,,,,,,</text:p>
          </table:table-cell>
        </table:table-row>
        <table:table-row table:style-name="ro1">
          <table:table-cell table:formula="of:=IF([Sheet3.A85]=[Sheet4.A85];IF([Sheet4.I85]=0;&quot;&quot;;[Sheet4.A85]);IF([Sheet4.A85]=0;&quot;&quot;;[Sheet4.A85]))">
            <text:p/>
          </table:table-cell>
          <table:table-cell table:formula="of:=IF([Sheet3.A85]=[Sheet4.B85];&quot;&quot;;IF([Sheet4.B85]=0;&quot;&quot;;[Sheet4.B85]))">
            <text:p/>
          </table:table-cell>
          <table:table-cell table:formula="of:=IF([Sheet3.B85]=[Sheet4.C85];&quot;&quot;;IF([Sheet4.C85]=0;&quot;&quot;;[Sheet4.C85]))">
            <text:p/>
          </table:table-cell>
          <table:table-cell table:formula="of:=IF([Sheet3.C85]=[Sheet4.D85];&quot;&quot;;IF([Sheet4.D85]=0;&quot;&quot;;[Sheet4.D85]))">
            <text:p/>
          </table:table-cell>
          <table:table-cell table:formula="of:=IF([Sheet3.D85]=[Sheet4.E85];&quot;&quot;;IF([Sheet4.E85]=0;&quot;&quot;;[Sheet4.E85]))">
            <text:p/>
          </table:table-cell>
          <table:table-cell table:formula="of:=IF([Sheet3.E85]=[Sheet4.F85];&quot;&quot;;IF([Sheet4.F85]=0;&quot;&quot;;[Sheet4.F85]))">
            <text:p/>
          </table:table-cell>
          <table:table-cell table:formula="of:=IF([Sheet3.F85]=[Sheet4.G85];&quot;&quot;;IF([Sheet4.G85]=0;&quot;&quot;;[Sheet4.G85]))">
            <text:p/>
          </table:table-cell>
          <table:table-cell table:formula="of:=IF([Sheet3.G85]=[Sheet4.H85];&quot;&quot;;IF([Sheet4.H85]=0;&quot;&quot;;[Sheet4.H85]))">
            <text:p/>
          </table:table-cell>
          <table:table-cell table:formula="of:=IF([Sheet4.I85]=0;&quot;&quot;;[Sheet4.I85])">
            <text:p/>
          </table:table-cell>
          <table:table-cell table:formula="of:=CONCATENATE([.A85];&quot;,&quot;;[.B85];&quot;,&quot;;[.C85];&quot;,&quot;;[.D85];&quot;,&quot;;[.E85];&quot;,&quot;;[.F85];&quot;,&quot;;[.G85];&quot;,&quot;;[.H85];&quot;,&quot;;[.I85];&quot;,&quot;)" office:value-type="string" office:string-value=",,,,,,,,,">
            <text:p>,,,,,,,,,</text:p>
          </table:table-cell>
        </table:table-row>
        <table:table-row table:style-name="ro1">
          <table:table-cell table:formula="of:=IF([Sheet3.A86]=[Sheet4.A86];IF([Sheet4.I86]=0;&quot;&quot;;[Sheet4.A86]);IF([Sheet4.A86]=0;&quot;&quot;;[Sheet4.A86]))">
            <text:p/>
          </table:table-cell>
          <table:table-cell table:formula="of:=IF([Sheet3.A86]=[Sheet4.B86];&quot;&quot;;IF([Sheet4.B86]=0;&quot;&quot;;[Sheet4.B86]))">
            <text:p/>
          </table:table-cell>
          <table:table-cell table:formula="of:=IF([Sheet3.B86]=[Sheet4.C86];&quot;&quot;;IF([Sheet4.C86]=0;&quot;&quot;;[Sheet4.C86]))">
            <text:p/>
          </table:table-cell>
          <table:table-cell table:formula="of:=IF([Sheet3.C86]=[Sheet4.D86];&quot;&quot;;IF([Sheet4.D86]=0;&quot;&quot;;[Sheet4.D86]))">
            <text:p/>
          </table:table-cell>
          <table:table-cell table:formula="of:=IF([Sheet3.D86]=[Sheet4.E86];&quot;&quot;;IF([Sheet4.E86]=0;&quot;&quot;;[Sheet4.E86]))">
            <text:p/>
          </table:table-cell>
          <table:table-cell table:formula="of:=IF([Sheet3.E86]=[Sheet4.F86];&quot;&quot;;IF([Sheet4.F86]=0;&quot;&quot;;[Sheet4.F86]))">
            <text:p/>
          </table:table-cell>
          <table:table-cell table:formula="of:=IF([Sheet3.F86]=[Sheet4.G86];&quot;&quot;;IF([Sheet4.G86]=0;&quot;&quot;;[Sheet4.G86]))">
            <text:p/>
          </table:table-cell>
          <table:table-cell table:formula="of:=IF([Sheet3.G86]=[Sheet4.H86];&quot;&quot;;IF([Sheet4.H86]=0;&quot;&quot;;[Sheet4.H86]))">
            <text:p/>
          </table:table-cell>
          <table:table-cell table:formula="of:=IF([Sheet4.I86]=0;&quot;&quot;;[Sheet4.I86])">
            <text:p/>
          </table:table-cell>
          <table:table-cell table:formula="of:=CONCATENATE([.A86];&quot;,&quot;;[.B86];&quot;,&quot;;[.C86];&quot;,&quot;;[.D86];&quot;,&quot;;[.E86];&quot;,&quot;;[.F86];&quot;,&quot;;[.G86];&quot;,&quot;;[.H86];&quot;,&quot;;[.I86];&quot;,&quot;)" office:value-type="string" office:string-value=",,,,,,,,,">
            <text:p>,,,,,,,,,</text:p>
          </table:table-cell>
        </table:table-row>
        <table:table-row table:style-name="ro1">
          <table:table-cell table:formula="of:=IF([Sheet3.A87]=[Sheet4.A87];IF([Sheet4.I87]=0;&quot;&quot;;[Sheet4.A87]);IF([Sheet4.A87]=0;&quot;&quot;;[Sheet4.A87]))">
            <text:p/>
          </table:table-cell>
          <table:table-cell table:formula="of:=IF([Sheet3.A87]=[Sheet4.B87];&quot;&quot;;IF([Sheet4.B87]=0;&quot;&quot;;[Sheet4.B87]))">
            <text:p/>
          </table:table-cell>
          <table:table-cell table:formula="of:=IF([Sheet3.B87]=[Sheet4.C87];&quot;&quot;;IF([Sheet4.C87]=0;&quot;&quot;;[Sheet4.C87]))">
            <text:p/>
          </table:table-cell>
          <table:table-cell table:formula="of:=IF([Sheet3.C87]=[Sheet4.D87];&quot;&quot;;IF([Sheet4.D87]=0;&quot;&quot;;[Sheet4.D87]))">
            <text:p/>
          </table:table-cell>
          <table:table-cell table:formula="of:=IF([Sheet3.D87]=[Sheet4.E87];&quot;&quot;;IF([Sheet4.E87]=0;&quot;&quot;;[Sheet4.E87]))">
            <text:p/>
          </table:table-cell>
          <table:table-cell table:formula="of:=IF([Sheet3.E87]=[Sheet4.F87];&quot;&quot;;IF([Sheet4.F87]=0;&quot;&quot;;[Sheet4.F87]))">
            <text:p/>
          </table:table-cell>
          <table:table-cell table:formula="of:=IF([Sheet3.F87]=[Sheet4.G87];&quot;&quot;;IF([Sheet4.G87]=0;&quot;&quot;;[Sheet4.G87]))">
            <text:p/>
          </table:table-cell>
          <table:table-cell table:formula="of:=IF([Sheet3.G87]=[Sheet4.H87];&quot;&quot;;IF([Sheet4.H87]=0;&quot;&quot;;[Sheet4.H87]))">
            <text:p/>
          </table:table-cell>
          <table:table-cell table:formula="of:=IF([Sheet4.I87]=0;&quot;&quot;;[Sheet4.I87])">
            <text:p/>
          </table:table-cell>
          <table:table-cell table:formula="of:=CONCATENATE([.A87];&quot;,&quot;;[.B87];&quot;,&quot;;[.C87];&quot;,&quot;;[.D87];&quot;,&quot;;[.E87];&quot;,&quot;;[.F87];&quot;,&quot;;[.G87];&quot;,&quot;;[.H87];&quot;,&quot;;[.I87];&quot;,&quot;)" office:value-type="string" office:string-value=",,,,,,,,,">
            <text:p>,,,,,,,,,</text:p>
          </table:table-cell>
        </table:table-row>
        <table:table-row table:style-name="ro1">
          <table:table-cell table:formula="of:=IF([Sheet3.A88]=[Sheet4.A88];IF([Sheet4.I88]=0;&quot;&quot;;[Sheet4.A88]);IF([Sheet4.A88]=0;&quot;&quot;;[Sheet4.A88]))" office:value-type="string" office:string-value="['mag'">
            <text:p>['mag'</text:p>
          </table:table-cell>
          <table:table-cell table:formula="of:=IF([Sheet3.A88]=[Sheet4.B88];&quot;&quot;;IF([Sheet4.B88]=0;&quot;&quot;;[Sheet4.B88]))">
            <text:p/>
          </table:table-cell>
          <table:table-cell table:formula="of:=IF([Sheet3.B88]=[Sheet4.C88];&quot;&quot;;IF([Sheet4.C88]=0;&quot;&quot;;[Sheet4.C88]))" office:value-type="string" office:string-value="'Options'">
            <text:p>'Options'</text:p>
          </table:table-cell>
          <table:table-cell table:formula="of:=IF([Sheet3.C88]=[Sheet4.D88];&quot;&quot;;IF([Sheet4.D88]=0;&quot;&quot;;[Sheet4.D88]))">
            <text:p/>
          </table:table-cell>
          <table:table-cell table:formula="of:=IF([Sheet3.D88]=[Sheet4.E88];&quot;&quot;;IF([Sheet4.E88]=0;&quot;&quot;;[Sheet4.E88]))">
            <text:p/>
          </table:table-cell>
          <table:table-cell table:formula="of:=IF([Sheet3.E88]=[Sheet4.F88];&quot;&quot;;IF([Sheet4.F88]=0;&quot;&quot;;[Sheet4.F88]))">
            <text:p/>
          </table:table-cell>
          <table:table-cell table:formula="of:=IF([Sheet3.F88]=[Sheet4.G88];&quot;&quot;;IF([Sheet4.G88]=0;&quot;&quot;;[Sheet4.G88]))">
            <text:p/>
          </table:table-cell>
          <table:table-cell table:formula="of:=IF([Sheet3.G88]=[Sheet4.H88];&quot;&quot;;IF([Sheet4.H88]=0;&quot;&quot;;[Sheet4.H88]))">
            <text:p/>
          </table:table-cell>
          <table:table-cell table:formula="of:=IF([Sheet4.I88]=0;&quot;&quot;;[Sheet4.I88])" office:value-type="string" office:string-value="]">
            <text:p>]</text:p>
          </table:table-cell>
          <table:table-cell table:formula="of:=CONCATENATE([.A88];&quot;,&quot;;[.B88];&quot;,&quot;;[.C88];&quot;,&quot;;[.D88];&quot;,&quot;;[.E88];&quot;,&quot;;[.F88];&quot;,&quot;;[.G88];&quot;,&quot;;[.H88];&quot;,&quot;;[.I88];&quot;,&quot;)" office:value-type="string" office:string-value="['mag',,'Options',,,,,,],">
            <text:p>['mag',,'Options',,,,,,],</text:p>
          </table:table-cell>
        </table:table-row>
        <table:table-row table:style-name="ro1">
          <table:table-cell table:formula="of:=IF([Sheet3.A89]=[Sheet4.A89];IF([Sheet4.I89]=0;&quot;&quot;;[Sheet4.A89]);IF([Sheet4.A89]=0;&quot;&quot;;[Sheet4.A89]))" office:value-type="string" office:string-value="['mag'">
            <text:p>['mag'</text:p>
          </table:table-cell>
          <table:table-cell table:formula="of:=IF([Sheet3.A89]=[Sheet4.B89];&quot;&quot;;IF([Sheet4.B89]=0;&quot;&quot;;[Sheet4.B89]))">
            <text:p/>
          </table:table-cell>
          <table:table-cell table:formula="of:=IF([Sheet3.B89]=[Sheet4.C89];&quot;&quot;;IF([Sheet4.C89]=0;&quot;&quot;;[Sheet4.C89]))" office:value-type="string" office:string-value="'Help'">
            <text:p>'Help'</text:p>
          </table:table-cell>
          <table:table-cell table:formula="of:=IF([Sheet3.C89]=[Sheet4.D89];&quot;&quot;;IF([Sheet4.D89]=0;&quot;&quot;;[Sheet4.D89]))">
            <text:p/>
          </table:table-cell>
          <table:table-cell table:formula="of:=IF([Sheet3.D89]=[Sheet4.E89];&quot;&quot;;IF([Sheet4.E89]=0;&quot;&quot;;[Sheet4.E89]))">
            <text:p/>
          </table:table-cell>
          <table:table-cell table:formula="of:=IF([Sheet3.E89]=[Sheet4.F89];&quot;&quot;;IF([Sheet4.F89]=0;&quot;&quot;;[Sheet4.F89]))">
            <text:p/>
          </table:table-cell>
          <table:table-cell table:formula="of:=IF([Sheet3.F89]=[Sheet4.G89];&quot;&quot;;IF([Sheet4.G89]=0;&quot;&quot;;[Sheet4.G89]))">
            <text:p/>
          </table:table-cell>
          <table:table-cell table:formula="of:=IF([Sheet3.G89]=[Sheet4.H89];&quot;&quot;;IF([Sheet4.H89]=0;&quot;&quot;;[Sheet4.H89]))">
            <text:p/>
          </table:table-cell>
          <table:table-cell table:formula="of:=IF([Sheet4.I89]=0;&quot;&quot;;[Sheet4.I89])" office:value-type="string" office:string-value="]">
            <text:p>]</text:p>
          </table:table-cell>
          <table:table-cell table:formula="of:=CONCATENATE([.A89];&quot;,&quot;;[.B89];&quot;,&quot;;[.C89];&quot;,&quot;;[.D89];&quot;,&quot;;[.E89];&quot;,&quot;;[.F89];&quot;,&quot;;[.G89];&quot;,&quot;;[.H89];&quot;,&quot;;[.I89];&quot;,&quot;)" office:value-type="string" office:string-value="['mag',,'Help',,,,,,],">
            <text:p>['mag',,'Help',,,,,,],</text:p>
          </table:table-cell>
        </table:table-row>
        <table:table-row table:style-name="ro1">
          <table:table-cell table:formula="of:=IF([Sheet3.A90]=[Sheet4.A90];IF([Sheet4.I90]=0;&quot;&quot;;[Sheet4.A90]);IF([Sheet4.A90]=0;&quot;&quot;;[Sheet4.A90]))" office:value-type="string" office:string-value="['mag'">
            <text:p>['mag'</text:p>
          </table:table-cell>
          <table:table-cell table:formula="of:=IF([Sheet3.A90]=[Sheet4.B90];&quot;&quot;;IF([Sheet4.B90]=0;&quot;&quot;;[Sheet4.B90]))">
            <text:p/>
          </table:table-cell>
          <table:table-cell table:formula="of:=IF([Sheet3.B90]=[Sheet4.C90];&quot;&quot;;IF([Sheet4.C90]=0;&quot;&quot;;[Sheet4.C90]))" office:value-type="string" office:string-value="'Volume -'">
            <text:p>'Volume -'</text:p>
          </table:table-cell>
          <table:table-cell table:formula="of:=IF([Sheet3.C90]=[Sheet4.D90];&quot;&quot;;IF([Sheet4.D90]=0;&quot;&quot;;[Sheet4.D90]))">
            <text:p/>
          </table:table-cell>
          <table:table-cell table:formula="of:=IF([Sheet3.D90]=[Sheet4.E90];&quot;&quot;;IF([Sheet4.E90]=0;&quot;&quot;;[Sheet4.E90]))">
            <text:p/>
          </table:table-cell>
          <table:table-cell table:formula="of:=IF([Sheet3.E90]=[Sheet4.F90];&quot;&quot;;IF([Sheet4.F90]=0;&quot;&quot;;[Sheet4.F90]))">
            <text:p/>
          </table:table-cell>
          <table:table-cell table:formula="of:=IF([Sheet3.F90]=[Sheet4.G90];&quot;&quot;;IF([Sheet4.G90]=0;&quot;&quot;;[Sheet4.G90]))">
            <text:p/>
          </table:table-cell>
          <table:table-cell table:formula="of:=IF([Sheet3.G90]=[Sheet4.H90];&quot;&quot;;IF([Sheet4.H90]=0;&quot;&quot;;[Sheet4.H90]))">
            <text:p/>
          </table:table-cell>
          <table:table-cell table:formula="of:=IF([Sheet4.I90]=0;&quot;&quot;;[Sheet4.I90])" office:value-type="string" office:string-value="]">
            <text:p>]</text:p>
          </table:table-cell>
          <table:table-cell table:formula="of:=CONCATENATE([.A90];&quot;,&quot;;[.B90];&quot;,&quot;;[.C90];&quot;,&quot;;[.D90];&quot;,&quot;;[.E90];&quot;,&quot;;[.F90];&quot;,&quot;;[.G90];&quot;,&quot;;[.H90];&quot;,&quot;;[.I90];&quot;,&quot;)" office:value-type="string" office:string-value="['mag',,'Volume -',,,,,,],">
            <text:p>['mag',,'Volume -',,,,,,],</text:p>
          </table:table-cell>
        </table:table-row>
        <table:table-row table:style-name="ro1">
          <table:table-cell table:formula="of:=IF([Sheet3.A91]=[Sheet4.A91];IF([Sheet4.I91]=0;&quot;&quot;;[Sheet4.A91]);IF([Sheet4.A91]=0;&quot;&quot;;[Sheet4.A91]))" office:value-type="string" office:string-value="['mag'">
            <text:p>['mag'</text:p>
          </table:table-cell>
          <table:table-cell table:formula="of:=IF([Sheet3.A91]=[Sheet4.B91];&quot;&quot;;IF([Sheet4.B91]=0;&quot;&quot;;[Sheet4.B91]))">
            <text:p/>
          </table:table-cell>
          <table:table-cell table:formula="of:=IF([Sheet3.B91]=[Sheet4.C91];&quot;&quot;;IF([Sheet4.C91]=0;&quot;&quot;;[Sheet4.C91]))" office:value-type="string" office:string-value="'Volume +'">
            <text:p>'Volume +'</text:p>
          </table:table-cell>
          <table:table-cell table:formula="of:=IF([Sheet3.C91]=[Sheet4.D91];&quot;&quot;;IF([Sheet4.D91]=0;&quot;&quot;;[Sheet4.D91]))">
            <text:p/>
          </table:table-cell>
          <table:table-cell table:formula="of:=IF([Sheet3.D91]=[Sheet4.E91];&quot;&quot;;IF([Sheet4.E91]=0;&quot;&quot;;[Sheet4.E91]))">
            <text:p/>
          </table:table-cell>
          <table:table-cell table:formula="of:=IF([Sheet3.E91]=[Sheet4.F91];&quot;&quot;;IF([Sheet4.F91]=0;&quot;&quot;;[Sheet4.F91]))">
            <text:p/>
          </table:table-cell>
          <table:table-cell table:formula="of:=IF([Sheet3.F91]=[Sheet4.G91];&quot;&quot;;IF([Sheet4.G91]=0;&quot;&quot;;[Sheet4.G91]))">
            <text:p/>
          </table:table-cell>
          <table:table-cell table:formula="of:=IF([Sheet3.G91]=[Sheet4.H91];&quot;&quot;;IF([Sheet4.H91]=0;&quot;&quot;;[Sheet4.H91]))">
            <text:p/>
          </table:table-cell>
          <table:table-cell table:formula="of:=IF([Sheet4.I91]=0;&quot;&quot;;[Sheet4.I91])" office:value-type="string" office:string-value="]">
            <text:p>]</text:p>
          </table:table-cell>
          <table:table-cell table:formula="of:=CONCATENATE([.A91];&quot;,&quot;;[.B91];&quot;,&quot;;[.C91];&quot;,&quot;;[.D91];&quot;,&quot;;[.E91];&quot;,&quot;;[.F91];&quot;,&quot;;[.G91];&quot;,&quot;;[.H91];&quot;,&quot;;[.I91];&quot;,&quot;)" office:value-type="string" office:string-value="['mag',,'Volume +',,,,,,],">
            <text:p>['mag',,'Volume +',,,,,,],</text:p>
          </table:table-cell>
        </table:table-row>
        <table:table-row table:style-name="ro1">
          <table:table-cell table:formula="of:=IF([Sheet3.A92]=[Sheet4.A92];IF([Sheet4.I92]=0;&quot;&quot;;[Sheet4.A92]);IF([Sheet4.A92]=0;&quot;&quot;;[Sheet4.A92]))" office:value-type="string" office:string-value="['mag'">
            <text:p>['mag'</text:p>
          </table:table-cell>
          <table:table-cell table:formula="of:=IF([Sheet3.A92]=[Sheet4.B92];&quot;&quot;;IF([Sheet4.B92]=0;&quot;&quot;;[Sheet4.B92]))">
            <text:p/>
          </table:table-cell>
          <table:table-cell table:formula="of:=IF([Sheet3.B92]=[Sheet4.C92];&quot;&quot;;IF([Sheet4.C92]=0;&quot;&quot;;[Sheet4.C92]))" office:value-type="string" office:string-value="'Save Game'">
            <text:p>'Save Game'</text:p>
          </table:table-cell>
          <table:table-cell table:formula="of:=IF([Sheet3.C92]=[Sheet4.D92];&quot;&quot;;IF([Sheet4.D92]=0;&quot;&quot;;[Sheet4.D92]))">
            <text:p/>
          </table:table-cell>
          <table:table-cell table:formula="of:=IF([Sheet3.D92]=[Sheet4.E92];&quot;&quot;;IF([Sheet4.E92]=0;&quot;&quot;;[Sheet4.E92]))">
            <text:p/>
          </table:table-cell>
          <table:table-cell table:formula="of:=IF([Sheet3.E92]=[Sheet4.F92];&quot;&quot;;IF([Sheet4.F92]=0;&quot;&quot;;[Sheet4.F92]))">
            <text:p/>
          </table:table-cell>
          <table:table-cell table:formula="of:=IF([Sheet3.F92]=[Sheet4.G92];&quot;&quot;;IF([Sheet4.G92]=0;&quot;&quot;;[Sheet4.G92]))">
            <text:p/>
          </table:table-cell>
          <table:table-cell table:formula="of:=IF([Sheet3.G92]=[Sheet4.H92];&quot;&quot;;IF([Sheet4.H92]=0;&quot;&quot;;[Sheet4.H92]))">
            <text:p/>
          </table:table-cell>
          <table:table-cell table:formula="of:=IF([Sheet4.I92]=0;&quot;&quot;;[Sheet4.I92])" office:value-type="string" office:string-value="]">
            <text:p>]</text:p>
          </table:table-cell>
          <table:table-cell table:formula="of:=CONCATENATE([.A92];&quot;,&quot;;[.B92];&quot;,&quot;;[.C92];&quot;,&quot;;[.D92];&quot;,&quot;;[.E92];&quot;,&quot;;[.F92];&quot;,&quot;;[.G92];&quot;,&quot;;[.H92];&quot;,&quot;;[.I92];&quot;,&quot;)" office:value-type="string" office:string-value="['mag',,'Save Game',,,,,,],">
            <text:p>['mag',,'Save Game',,,,,,],</text:p>
          </table:table-cell>
        </table:table-row>
        <table:table-row table:style-name="ro1">
          <table:table-cell table:formula="of:=IF([Sheet3.A93]=[Sheet4.A93];IF([Sheet4.I93]=0;&quot;&quot;;[Sheet4.A93]);IF([Sheet4.A93]=0;&quot;&quot;;[Sheet4.A93]))" office:value-type="string" office:string-value="['mag'">
            <text:p>['mag'</text:p>
          </table:table-cell>
          <table:table-cell table:formula="of:=IF([Sheet3.A93]=[Sheet4.B93];&quot;&quot;;IF([Sheet4.B93]=0;&quot;&quot;;[Sheet4.B93]))">
            <text:p/>
          </table:table-cell>
          <table:table-cell table:formula="of:=IF([Sheet3.B93]=[Sheet4.C93];&quot;&quot;;IF([Sheet4.C93]=0;&quot;&quot;;[Sheet4.C93]))" office:value-type="string" office:string-value="'Load Game'">
            <text:p>'Load Game'</text:p>
          </table:table-cell>
          <table:table-cell table:formula="of:=IF([Sheet3.C93]=[Sheet4.D93];&quot;&quot;;IF([Sheet4.D93]=0;&quot;&quot;;[Sheet4.D93]))">
            <text:p/>
          </table:table-cell>
          <table:table-cell table:formula="of:=IF([Sheet3.D93]=[Sheet4.E93];&quot;&quot;;IF([Sheet4.E93]=0;&quot;&quot;;[Sheet4.E93]))">
            <text:p/>
          </table:table-cell>
          <table:table-cell table:formula="of:=IF([Sheet3.E93]=[Sheet4.F93];&quot;&quot;;IF([Sheet4.F93]=0;&quot;&quot;;[Sheet4.F93]))">
            <text:p/>
          </table:table-cell>
          <table:table-cell table:formula="of:=IF([Sheet3.F93]=[Sheet4.G93];&quot;&quot;;IF([Sheet4.G93]=0;&quot;&quot;;[Sheet4.G93]))">
            <text:p/>
          </table:table-cell>
          <table:table-cell table:formula="of:=IF([Sheet3.G93]=[Sheet4.H93];&quot;&quot;;IF([Sheet4.H93]=0;&quot;&quot;;[Sheet4.H93]))">
            <text:p/>
          </table:table-cell>
          <table:table-cell table:formula="of:=IF([Sheet4.I93]=0;&quot;&quot;;[Sheet4.I93])" office:value-type="string" office:string-value="]">
            <text:p>]</text:p>
          </table:table-cell>
          <table:table-cell table:formula="of:=CONCATENATE([.A93];&quot;,&quot;;[.B93];&quot;,&quot;;[.C93];&quot;,&quot;;[.D93];&quot;,&quot;;[.E93];&quot;,&quot;;[.F93];&quot;,&quot;;[.G93];&quot;,&quot;;[.H93];&quot;,&quot;;[.I93];&quot;,&quot;)" office:value-type="string" office:string-value="['mag',,'Load Game',,,,,,],">
            <text:p>['mag',,'Load Game',,,,,,],</text:p>
          </table:table-cell>
        </table:table-row>
        <table:table-row table:style-name="ro1">
          <table:table-cell table:formula="of:=IF([Sheet3.A94]=[Sheet4.A94];IF([Sheet4.I94]=0;&quot;&quot;;[Sheet4.A94]);IF([Sheet4.A94]=0;&quot;&quot;;[Sheet4.A94]))" office:value-type="string" office:string-value="['mag'">
            <text:p>['mag'</text:p>
          </table:table-cell>
          <table:table-cell table:formula="of:=IF([Sheet3.A94]=[Sheet4.B94];&quot;&quot;;IF([Sheet4.B94]=0;&quot;&quot;;[Sheet4.B94]))">
            <text:p/>
          </table:table-cell>
          <table:table-cell table:formula="of:=IF([Sheet3.B94]=[Sheet4.C94];&quot;&quot;;IF([Sheet4.C94]=0;&quot;&quot;;[Sheet4.C94]))" office:value-type="string" office:string-value="'Quick Save'">
            <text:p>'Quick Save'</text:p>
          </table:table-cell>
          <table:table-cell table:formula="of:=IF([Sheet3.C94]=[Sheet4.D94];&quot;&quot;;IF([Sheet4.D94]=0;&quot;&quot;;[Sheet4.D94]))">
            <text:p/>
          </table:table-cell>
          <table:table-cell table:formula="of:=IF([Sheet3.D94]=[Sheet4.E94];&quot;&quot;;IF([Sheet4.E94]=0;&quot;&quot;;[Sheet4.E94]))">
            <text:p/>
          </table:table-cell>
          <table:table-cell table:formula="of:=IF([Sheet3.E94]=[Sheet4.F94];&quot;&quot;;IF([Sheet4.F94]=0;&quot;&quot;;[Sheet4.F94]))">
            <text:p/>
          </table:table-cell>
          <table:table-cell table:formula="of:=IF([Sheet3.F94]=[Sheet4.G94];&quot;&quot;;IF([Sheet4.G94]=0;&quot;&quot;;[Sheet4.G94]))">
            <text:p/>
          </table:table-cell>
          <table:table-cell table:formula="of:=IF([Sheet3.G94]=[Sheet4.H94];&quot;&quot;;IF([Sheet4.H94]=0;&quot;&quot;;[Sheet4.H94]))">
            <text:p/>
          </table:table-cell>
          <table:table-cell table:formula="of:=IF([Sheet4.I94]=0;&quot;&quot;;[Sheet4.I94])" office:value-type="string" office:string-value="]">
            <text:p>]</text:p>
          </table:table-cell>
          <table:table-cell table:formula="of:=CONCATENATE([.A94];&quot;,&quot;;[.B94];&quot;,&quot;;[.C94];&quot;,&quot;;[.D94];&quot;,&quot;;[.E94];&quot;,&quot;;[.F94];&quot;,&quot;;[.G94];&quot;,&quot;;[.H94];&quot;,&quot;;[.I94];&quot;,&quot;)" office:value-type="string" office:string-value="['mag',,'Quick Save',,,,,,],">
            <text:p>['mag',,'Quick Save',,,,,,],</text:p>
          </table:table-cell>
        </table:table-row>
        <table:table-row table:style-name="ro1">
          <table:table-cell table:formula="of:=IF([Sheet3.A95]=[Sheet4.A95];IF([Sheet4.I95]=0;&quot;&quot;;[Sheet4.A95]);IF([Sheet4.A95]=0;&quot;&quot;;[Sheet4.A95]))" office:value-type="string" office:string-value="['mag'">
            <text:p>['mag'</text:p>
          </table:table-cell>
          <table:table-cell table:formula="of:=IF([Sheet3.A95]=[Sheet4.B95];&quot;&quot;;IF([Sheet4.B95]=0;&quot;&quot;;[Sheet4.B95]))">
            <text:p/>
          </table:table-cell>
          <table:table-cell table:formula="of:=IF([Sheet3.B95]=[Sheet4.C95];&quot;&quot;;IF([Sheet4.C95]=0;&quot;&quot;;[Sheet4.C95]))" office:value-type="string" office:string-value="'Quick Load'">
            <text:p>'Quick Load'</text:p>
          </table:table-cell>
          <table:table-cell table:formula="of:=IF([Sheet3.C95]=[Sheet4.D95];&quot;&quot;;IF([Sheet4.D95]=0;&quot;&quot;;[Sheet4.D95]))">
            <text:p/>
          </table:table-cell>
          <table:table-cell table:formula="of:=IF([Sheet3.D95]=[Sheet4.E95];&quot;&quot;;IF([Sheet4.E95]=0;&quot;&quot;;[Sheet4.E95]))">
            <text:p/>
          </table:table-cell>
          <table:table-cell table:formula="of:=IF([Sheet3.E95]=[Sheet4.F95];&quot;&quot;;IF([Sheet4.F95]=0;&quot;&quot;;[Sheet4.F95]))">
            <text:p/>
          </table:table-cell>
          <table:table-cell table:formula="of:=IF([Sheet3.F95]=[Sheet4.G95];&quot;&quot;;IF([Sheet4.G95]=0;&quot;&quot;;[Sheet4.G95]))">
            <text:p/>
          </table:table-cell>
          <table:table-cell table:formula="of:=IF([Sheet3.G95]=[Sheet4.H95];&quot;&quot;;IF([Sheet4.H95]=0;&quot;&quot;;[Sheet4.H95]))">
            <text:p/>
          </table:table-cell>
          <table:table-cell table:formula="of:=IF([Sheet4.I95]=0;&quot;&quot;;[Sheet4.I95])" office:value-type="string" office:string-value="]">
            <text:p>]</text:p>
          </table:table-cell>
          <table:table-cell table:formula="of:=CONCATENATE([.A95];&quot;,&quot;;[.B95];&quot;,&quot;;[.C95];&quot;,&quot;;[.D95];&quot;,&quot;;[.E95];&quot;,&quot;;[.F95];&quot;,&quot;;[.G95];&quot;,&quot;;[.H95];&quot;,&quot;;[.I95];&quot;,&quot;)" office:value-type="string" office:string-value="['mag',,'Quick Load',,,,,,],">
            <text:p>['mag',,'Quick Load',,,,,,],</text:p>
          </table:table-cell>
        </table:table-row>
        <table:table-row table:style-name="ro1">
          <table:table-cell table:formula="of:=IF([Sheet3.A96]=[Sheet4.A96];IF([Sheet4.I96]=0;&quot;&quot;;[Sheet4.A96]);IF([Sheet4.A96]=0;&quot;&quot;;[Sheet4.A96]))" office:value-type="string" office:string-value="[">
            <text:p>[</text:p>
          </table:table-cell>
          <table:table-cell table:formula="of:=IF([Sheet3.A96]=[Sheet4.B96];&quot;&quot;;IF([Sheet4.B96]=0;&quot;&quot;;[Sheet4.B96]))">
            <text:p/>
          </table:table-cell>
          <table:table-cell table:formula="of:=IF([Sheet3.B96]=[Sheet4.C96];&quot;&quot;;IF([Sheet4.C96]=0;&quot;&quot;;[Sheet4.C96]))">
            <text:p/>
          </table:table-cell>
          <table:table-cell table:formula="of:=IF([Sheet3.C96]=[Sheet4.D96];&quot;&quot;;IF([Sheet4.D96]=0;&quot;&quot;;[Sheet4.D96]))">
            <text:p/>
          </table:table-cell>
          <table:table-cell table:formula="of:=IF([Sheet3.D96]=[Sheet4.E96];&quot;&quot;;IF([Sheet4.E96]=0;&quot;&quot;;[Sheet4.E96]))">
            <text:p/>
          </table:table-cell>
          <table:table-cell table:formula="of:=IF([Sheet3.E96]=[Sheet4.F96];&quot;&quot;;IF([Sheet4.F96]=0;&quot;&quot;;[Sheet4.F96]))">
            <text:p/>
          </table:table-cell>
          <table:table-cell table:formula="of:=IF([Sheet3.F96]=[Sheet4.G96];&quot;&quot;;IF([Sheet4.G96]=0;&quot;&quot;;[Sheet4.G96]))">
            <text:p/>
          </table:table-cell>
          <table:table-cell table:formula="of:=IF([Sheet3.G96]=[Sheet4.H96];&quot;&quot;;IF([Sheet4.H96]=0;&quot;&quot;;[Sheet4.H96]))">
            <text:p/>
          </table:table-cell>
          <table:table-cell table:formula="of:=IF([Sheet4.I96]=0;&quot;&quot;;[Sheet4.I96])" office:value-type="string" office:string-value="]">
            <text:p>]</text:p>
          </table:table-cell>
          <table:table-cell table:formula="of:=CONCATENATE([.A96];&quot;,&quot;;[.B96];&quot;,&quot;;[.C96];&quot;,&quot;;[.D96];&quot;,&quot;;[.E96];&quot;,&quot;;[.F96];&quot;,&quot;;[.G96];&quot;,&quot;;[.H96];&quot;,&quot;;[.I96];&quot;,&quot;)" office:value-type="string" office:string-value="[,,,,,,,,],">
            <text:p>[,,,,,,,,],</text:p>
          </table:table-cell>
        </table:table-row>
        <table:table-row table:style-name="ro1">
          <table:table-cell table:formula="of:=IF([Sheet3.A97]=[Sheet4.A97];IF([Sheet4.I97]=0;&quot;&quot;;[Sheet4.A97]);IF([Sheet4.A97]=0;&quot;&quot;;[Sheet4.A97]))" office:value-type="string" office:string-value="[">
            <text:p>[</text:p>
          </table:table-cell>
          <table:table-cell table:formula="of:=IF([Sheet3.A97]=[Sheet4.B97];&quot;&quot;;IF([Sheet4.B97]=0;&quot;&quot;;[Sheet4.B97]))">
            <text:p/>
          </table:table-cell>
          <table:table-cell table:formula="of:=IF([Sheet3.B97]=[Sheet4.C97];&quot;&quot;;IF([Sheet4.C97]=0;&quot;&quot;;[Sheet4.C97]))">
            <text:p/>
          </table:table-cell>
          <table:table-cell table:formula="of:=IF([Sheet3.C97]=[Sheet4.D97];&quot;&quot;;IF([Sheet4.D97]=0;&quot;&quot;;[Sheet4.D97]))">
            <text:p/>
          </table:table-cell>
          <table:table-cell table:formula="of:=IF([Sheet3.D97]=[Sheet4.E97];&quot;&quot;;IF([Sheet4.E97]=0;&quot;&quot;;[Sheet4.E97]))">
            <text:p/>
          </table:table-cell>
          <table:table-cell table:formula="of:=IF([Sheet3.E97]=[Sheet4.F97];&quot;&quot;;IF([Sheet4.F97]=0;&quot;&quot;;[Sheet4.F97]))">
            <text:p/>
          </table:table-cell>
          <table:table-cell table:formula="of:=IF([Sheet3.F97]=[Sheet4.G97];&quot;&quot;;IF([Sheet4.G97]=0;&quot;&quot;;[Sheet4.G97]))">
            <text:p/>
          </table:table-cell>
          <table:table-cell table:formula="of:=IF([Sheet3.G97]=[Sheet4.H97];&quot;&quot;;IF([Sheet4.H97]=0;&quot;&quot;;[Sheet4.H97]))">
            <text:p/>
          </table:table-cell>
          <table:table-cell table:formula="of:=IF([Sheet4.I97]=0;&quot;&quot;;[Sheet4.I97])" office:value-type="string" office:string-value="]">
            <text:p>]</text:p>
          </table:table-cell>
          <table:table-cell table:formula="of:=CONCATENATE([.A97];&quot;,&quot;;[.B97];&quot;,&quot;;[.C97];&quot;,&quot;;[.D97];&quot;,&quot;;[.E97];&quot;,&quot;;[.F97];&quot;,&quot;;[.G97];&quot;,&quot;;[.H97];&quot;,&quot;;[.I97];&quot;,&quot;)" office:value-type="string" office:string-value="[,,,,,,,,],">
            <text:p>[,,,,,,,,],</text:p>
          </table:table-cell>
        </table:table-row>
        <table:table-row table:style-name="ro1">
          <table:table-cell table:formula="of:=IF([Sheet3.A98]=[Sheet4.A98];IF([Sheet4.I98]=0;&quot;&quot;;[Sheet4.A98]);IF([Sheet4.A98]=0;&quot;&quot;;[Sheet4.A98]))" office:value-type="string" office:string-value="['mag'">
            <text:p>['mag'</text:p>
          </table:table-cell>
          <table:table-cell table:formula="of:=IF([Sheet3.A98]=[Sheet4.B98];&quot;&quot;;IF([Sheet4.B98]=0;&quot;&quot;;[Sheet4.B98]))">
            <text:p/>
          </table:table-cell>
          <table:table-cell table:formula="of:=IF([Sheet3.B98]=[Sheet4.C98];&quot;&quot;;IF([Sheet4.C98]=0;&quot;&quot;;[Sheet4.C98]))" office:value-type="string" office:string-value="'Exit to Main Menu'">
            <text:p>'Exit to Main Menu'</text:p>
          </table:table-cell>
          <table:table-cell table:formula="of:=IF([Sheet3.C98]=[Sheet4.D98];&quot;&quot;;IF([Sheet4.D98]=0;&quot;&quot;;[Sheet4.D98]))">
            <text:p/>
          </table:table-cell>
          <table:table-cell table:formula="of:=IF([Sheet3.D98]=[Sheet4.E98];&quot;&quot;;IF([Sheet4.E98]=0;&quot;&quot;;[Sheet4.E98]))">
            <text:p/>
          </table:table-cell>
          <table:table-cell table:formula="of:=IF([Sheet3.E98]=[Sheet4.F98];&quot;&quot;;IF([Sheet4.F98]=0;&quot;&quot;;[Sheet4.F98]))">
            <text:p/>
          </table:table-cell>
          <table:table-cell table:formula="of:=IF([Sheet3.F98]=[Sheet4.G98];&quot;&quot;;IF([Sheet4.G98]=0;&quot;&quot;;[Sheet4.G98]))">
            <text:p/>
          </table:table-cell>
          <table:table-cell table:formula="of:=IF([Sheet3.G98]=[Sheet4.H98];&quot;&quot;;IF([Sheet4.H98]=0;&quot;&quot;;[Sheet4.H98]))">
            <text:p/>
          </table:table-cell>
          <table:table-cell table:formula="of:=IF([Sheet4.I98]=0;&quot;&quot;;[Sheet4.I98])" office:value-type="string" office:string-value="]">
            <text:p>]</text:p>
          </table:table-cell>
          <table:table-cell table:formula="of:=CONCATENATE([.A98];&quot;,&quot;;[.B98];&quot;,&quot;;[.C98];&quot;,&quot;;[.D98];&quot;,&quot;;[.E98];&quot;,&quot;;[.F98];&quot;,&quot;;[.G98];&quot;,&quot;;[.H98];&quot;,&quot;;[.I98];&quot;,&quot;)" office:value-type="string" office:string-value="['mag',,'Exit to Main Menu',,,,,,],">
            <text:p>['mag',,'Exit to Main Menu',,,,,,],</text:p>
          </table:table-cell>
        </table:table-row>
        <table:table-row table:style-name="ro1">
          <table:table-cell table:formula="of:=IF([Sheet3.A99]=[Sheet4.A99];IF([Sheet4.I99]=0;&quot;&quot;;[Sheet4.A99]);IF([Sheet4.A99]=0;&quot;&quot;;[Sheet4.A99]))" office:value-type="string" office:string-value="[">
            <text:p>[</text:p>
          </table:table-cell>
          <table:table-cell table:formula="of:=IF([Sheet3.A99]=[Sheet4.B99];&quot;&quot;;IF([Sheet4.B99]=0;&quot;&quot;;[Sheet4.B99]))">
            <text:p/>
          </table:table-cell>
          <table:table-cell table:formula="of:=IF([Sheet3.B99]=[Sheet4.C99];&quot;&quot;;IF([Sheet4.C99]=0;&quot;&quot;;[Sheet4.C99]))">
            <text:p/>
          </table:table-cell>
          <table:table-cell table:formula="of:=IF([Sheet3.C99]=[Sheet4.D99];&quot;&quot;;IF([Sheet4.D99]=0;&quot;&quot;;[Sheet4.D99]))">
            <text:p/>
          </table:table-cell>
          <table:table-cell table:formula="of:=IF([Sheet3.D99]=[Sheet4.E99];&quot;&quot;;IF([Sheet4.E99]=0;&quot;&quot;;[Sheet4.E99]))">
            <text:p/>
          </table:table-cell>
          <table:table-cell table:formula="of:=IF([Sheet3.E99]=[Sheet4.F99];&quot;&quot;;IF([Sheet4.F99]=0;&quot;&quot;;[Sheet4.F99]))">
            <text:p/>
          </table:table-cell>
          <table:table-cell table:formula="of:=IF([Sheet3.F99]=[Sheet4.G99];&quot;&quot;;IF([Sheet4.G99]=0;&quot;&quot;;[Sheet4.G99]))">
            <text:p/>
          </table:table-cell>
          <table:table-cell table:formula="of:=IF([Sheet3.G99]=[Sheet4.H99];&quot;&quot;;IF([Sheet4.H99]=0;&quot;&quot;;[Sheet4.H99]))">
            <text:p/>
          </table:table-cell>
          <table:table-cell table:formula="of:=IF([Sheet4.I99]=0;&quot;&quot;;[Sheet4.I99])" office:value-type="string" office:string-value="]">
            <text:p>]</text:p>
          </table:table-cell>
          <table:table-cell table:formula="of:=CONCATENATE([.A99];&quot;,&quot;;[.B99];&quot;,&quot;;[.C99];&quot;,&quot;;[.D99];&quot;,&quot;;[.E99];&quot;,&quot;;[.F99];&quot;,&quot;;[.G99];&quot;,&quot;;[.H99];&quot;,&quot;;[.I99];&quot;,&quot;)" office:value-type="string" office:string-value="[,,,,,,,,],">
            <text:p>[,,,,,,,,],</text:p>
          </table:table-cell>
        </table:table-row>
        <table:table-row table:style-name="ro1">
          <table:table-cell table:formula="of:=IF([Sheet3.A100]=[Sheet4.A100];IF([Sheet4.I100]=0;&quot;&quot;;[Sheet4.A100]);IF([Sheet4.A100]=0;&quot;&quot;;[Sheet4.A100]))" office:value-type="string" office:string-value="['mag'">
            <text:p>['mag'</text:p>
          </table:table-cell>
          <table:table-cell table:formula="of:=IF([Sheet3.A100]=[Sheet4.B100];&quot;&quot;;IF([Sheet4.B100]=0;&quot;&quot;;[Sheet4.B100]))">
            <text:p/>
          </table:table-cell>
          <table:table-cell table:formula="of:=IF([Sheet3.B100]=[Sheet4.C100];&quot;&quot;;IF([Sheet4.C100]=0;&quot;&quot;;[Sheet4.C100]))" office:value-type="string" office:string-value="'Screenshot'">
            <text:p>'Screenshot'</text:p>
          </table:table-cell>
          <table:table-cell table:formula="of:=IF([Sheet3.C100]=[Sheet4.D100];&quot;&quot;;IF([Sheet4.D100]=0;&quot;&quot;;[Sheet4.D100]))">
            <text:p/>
          </table:table-cell>
          <table:table-cell table:formula="of:=IF([Sheet3.D100]=[Sheet4.E100];&quot;&quot;;IF([Sheet4.E100]=0;&quot;&quot;;[Sheet4.E100]))">
            <text:p/>
          </table:table-cell>
          <table:table-cell table:formula="of:=IF([Sheet3.E100]=[Sheet4.F100];&quot;&quot;;IF([Sheet4.F100]=0;&quot;&quot;;[Sheet4.F100]))">
            <text:p/>
          </table:table-cell>
          <table:table-cell table:formula="of:=IF([Sheet3.F100]=[Sheet4.G100];&quot;&quot;;IF([Sheet4.G100]=0;&quot;&quot;;[Sheet4.G100]))">
            <text:p/>
          </table:table-cell>
          <table:table-cell table:formula="of:=IF([Sheet3.G100]=[Sheet4.H100];&quot;&quot;;IF([Sheet4.H100]=0;&quot;&quot;;[Sheet4.H100]))">
            <text:p/>
          </table:table-cell>
          <table:table-cell table:formula="of:=IF([Sheet4.I100]=0;&quot;&quot;;[Sheet4.I100])" office:value-type="string" office:string-value="]">
            <text:p>]</text:p>
          </table:table-cell>
          <table:table-cell table:formula="of:=CONCATENATE([.A100];&quot;,&quot;;[.B100];&quot;,&quot;;[.C100];&quot;,&quot;;[.D100];&quot;,&quot;;[.E100];&quot;,&quot;;[.F100];&quot;,&quot;;[.G100];&quot;,&quot;;[.H100];&quot;,&quot;;[.I100];&quot;,&quot;)" office:value-type="string" office:string-value="['mag',,'Screenshot',,,,,,],">
            <text:p>['mag',,'Screenshot',,,,,,],</text:p>
          </table:table-cell>
        </table:table-row>
        <table:table-row table:style-name="ro1">
          <table:table-cell table:formula="of:=IF([Sheet3.A101]=[Sheet4.A101];IF([Sheet4.I101]=0;&quot;&quot;;[Sheet4.A101]);IF([Sheet4.A101]=0;&quot;&quot;;[Sheet4.A101]))">
            <text:p/>
          </table:table-cell>
          <table:table-cell table:formula="of:=IF([Sheet3.A101]=[Sheet4.B101];&quot;&quot;;IF([Sheet4.B101]=0;&quot;&quot;;[Sheet4.B101]))">
            <text:p/>
          </table:table-cell>
          <table:table-cell table:formula="of:=IF([Sheet3.B101]=[Sheet4.C101];&quot;&quot;;IF([Sheet4.C101]=0;&quot;&quot;;[Sheet4.C101]))">
            <text:p/>
          </table:table-cell>
          <table:table-cell table:formula="of:=IF([Sheet3.C101]=[Sheet4.D101];&quot;&quot;;IF([Sheet4.D101]=0;&quot;&quot;;[Sheet4.D101]))">
            <text:p/>
          </table:table-cell>
          <table:table-cell table:formula="of:=IF([Sheet3.D101]=[Sheet4.E101];&quot;&quot;;IF([Sheet4.E101]=0;&quot;&quot;;[Sheet4.E101]))">
            <text:p/>
          </table:table-cell>
          <table:table-cell table:formula="of:=IF([Sheet3.E101]=[Sheet4.F101];&quot;&quot;;IF([Sheet4.F101]=0;&quot;&quot;;[Sheet4.F101]))">
            <text:p/>
          </table:table-cell>
          <table:table-cell table:formula="of:=IF([Sheet3.F101]=[Sheet4.G101];&quot;&quot;;IF([Sheet4.G101]=0;&quot;&quot;;[Sheet4.G101]))">
            <text:p/>
          </table:table-cell>
          <table:table-cell table:formula="of:=IF([Sheet3.G101]=[Sheet4.H101];&quot;&quot;;IF([Sheet4.H101]=0;&quot;&quot;;[Sheet4.H101]))">
            <text:p/>
          </table:table-cell>
          <table:table-cell table:formula="of:=IF([Sheet4.I101]=0;&quot;&quot;;[Sheet4.I101])">
            <text:p/>
          </table:table-cell>
          <table:table-cell table:formula="of:=CONCATENATE([.A101];&quot;,&quot;;[.B101];&quot;,&quot;;[.C101];&quot;,&quot;;[.D101];&quot;,&quot;;[.E101];&quot;,&quot;;[.F101];&quot;,&quot;;[.G101];&quot;,&quot;;[.H101];&quot;,&quot;;[.I101];&quot;,&quot;)" office:value-type="string" office:string-value=",,,,,,,,,">
            <text:p>,,,,,,,,,</text:p>
          </table:table-cell>
        </table:table-row>
        <table:table-row table:style-name="ro1">
          <table:table-cell table:formula="of:=IF([Sheet3.A102]=[Sheet4.A102];IF([Sheet4.I102]=0;&quot;&quot;;[Sheet4.A102]);IF([Sheet4.A102]=0;&quot;&quot;;[Sheet4.A102]))">
            <text:p/>
          </table:table-cell>
          <table:table-cell table:formula="of:=IF([Sheet3.A102]=[Sheet4.B102];&quot;&quot;;IF([Sheet4.B102]=0;&quot;&quot;;[Sheet4.B102]))">
            <text:p/>
          </table:table-cell>
          <table:table-cell table:formula="of:=IF([Sheet3.B102]=[Sheet4.C102];&quot;&quot;;IF([Sheet4.C102]=0;&quot;&quot;;[Sheet4.C102]))">
            <text:p/>
          </table:table-cell>
          <table:table-cell table:formula="of:=IF([Sheet3.C102]=[Sheet4.D102];&quot;&quot;;IF([Sheet4.D102]=0;&quot;&quot;;[Sheet4.D102]))">
            <text:p/>
          </table:table-cell>
          <table:table-cell table:formula="of:=IF([Sheet3.D102]=[Sheet4.E102];&quot;&quot;;IF([Sheet4.E102]=0;&quot;&quot;;[Sheet4.E102]))">
            <text:p/>
          </table:table-cell>
          <table:table-cell table:formula="of:=IF([Sheet3.E102]=[Sheet4.F102];&quot;&quot;;IF([Sheet4.F102]=0;&quot;&quot;;[Sheet4.F102]))">
            <text:p/>
          </table:table-cell>
          <table:table-cell table:formula="of:=IF([Sheet3.F102]=[Sheet4.G102];&quot;&quot;;IF([Sheet4.G102]=0;&quot;&quot;;[Sheet4.G102]))">
            <text:p/>
          </table:table-cell>
          <table:table-cell table:formula="of:=IF([Sheet3.G102]=[Sheet4.H102];&quot;&quot;;IF([Sheet4.H102]=0;&quot;&quot;;[Sheet4.H102]))">
            <text:p/>
          </table:table-cell>
          <table:table-cell table:formula="of:=IF([Sheet4.I102]=0;&quot;&quot;;[Sheet4.I102])">
            <text:p/>
          </table:table-cell>
          <table:table-cell table:formula="of:=CONCATENATE([.A102];&quot;,&quot;;[.B102];&quot;,&quot;;[.C102];&quot;,&quot;;[.D102];&quot;,&quot;;[.E102];&quot;,&quot;;[.F102];&quot;,&quot;;[.G102];&quot;,&quot;;[.H102];&quot;,&quot;;[.I102];&quot;,&quot;)" office:value-type="string" office:string-value=",,,,,,,,,">
            <text:p>,,,,,,,,,</text:p>
          </table:table-cell>
        </table:table-row>
        <table:table-row table:style-name="ro1">
          <table:table-cell table:formula="of:=IF([Sheet3.A103]=[Sheet4.A103];IF([Sheet4.I103]=0;&quot;&quot;;[Sheet4.A103]);IF([Sheet4.A103]=0;&quot;&quot;;[Sheet4.A103]))" office:value-type="string" office:string-value="[">
            <text:p>[</text:p>
          </table:table-cell>
          <table:table-cell table:formula="of:=IF([Sheet3.A103]=[Sheet4.B103];&quot;&quot;;IF([Sheet4.B103]=0;&quot;&quot;;[Sheet4.B103]))">
            <text:p/>
          </table:table-cell>
          <table:table-cell table:formula="of:=IF([Sheet3.B103]=[Sheet4.C103];&quot;&quot;;IF([Sheet4.C103]=0;&quot;&quot;;[Sheet4.C103]))">
            <text:p/>
          </table:table-cell>
          <table:table-cell table:formula="of:=IF([Sheet3.C103]=[Sheet4.D103];&quot;&quot;;IF([Sheet4.D103]=0;&quot;&quot;;[Sheet4.D103]))">
            <text:p/>
          </table:table-cell>
          <table:table-cell table:formula="of:=IF([Sheet3.D103]=[Sheet4.E103];&quot;&quot;;IF([Sheet4.E103]=0;&quot;&quot;;[Sheet4.E103]))">
            <text:p/>
          </table:table-cell>
          <table:table-cell table:formula="of:=IF([Sheet3.E103]=[Sheet4.F103];&quot;&quot;;IF([Sheet4.F103]=0;&quot;&quot;;[Sheet4.F103]))">
            <text:p/>
          </table:table-cell>
          <table:table-cell table:formula="of:=IF([Sheet3.F103]=[Sheet4.G103];&quot;&quot;;IF([Sheet4.G103]=0;&quot;&quot;;[Sheet4.G103]))">
            <text:p/>
          </table:table-cell>
          <table:table-cell table:formula="of:=IF([Sheet3.G103]=[Sheet4.H103];&quot;&quot;;IF([Sheet4.H103]=0;&quot;&quot;;[Sheet4.H103]))">
            <text:p/>
          </table:table-cell>
          <table:table-cell table:formula="of:=IF([Sheet4.I103]=0;&quot;&quot;;[Sheet4.I103])" office:value-type="string" office:string-value="]">
            <text:p>]</text:p>
          </table:table-cell>
          <table:table-cell table:formula="of:=CONCATENATE([.A103];&quot;,&quot;;[.B103];&quot;,&quot;;[.C103];&quot;,&quot;;[.D103];&quot;,&quot;;[.E103];&quot;,&quot;;[.F103];&quot;,&quot;;[.G103];&quot;,&quot;;[.H103];&quot;,&quot;;[.I103];&quot;,&quot;)" office:value-type="string" office:string-value="[,,,,,,,,],">
            <text:p>[,,,,,,,,],</text:p>
          </table:table-cell>
        </table:table-row>
        <table:table-row table:style-name="ro1">
          <table:table-cell table:formula="of:=IF([Sheet3.A104]=[Sheet4.A104];IF([Sheet4.I104]=0;&quot;&quot;;[Sheet4.A104]);IF([Sheet4.A104]=0;&quot;&quot;;[Sheet4.A104]))">
            <text:p/>
          </table:table-cell>
          <table:table-cell table:formula="of:=IF([Sheet3.A104]=[Sheet4.B104];&quot;&quot;;IF([Sheet4.B104]=0;&quot;&quot;;[Sheet4.B104]))">
            <text:p/>
          </table:table-cell>
          <table:table-cell table:formula="of:=IF([Sheet3.B104]=[Sheet4.C104];&quot;&quot;;IF([Sheet4.C104]=0;&quot;&quot;;[Sheet4.C104]))">
            <text:p/>
          </table:table-cell>
          <table:table-cell table:formula="of:=IF([Sheet3.C104]=[Sheet4.D104];&quot;&quot;;IF([Sheet4.D104]=0;&quot;&quot;;[Sheet4.D104]))">
            <text:p/>
          </table:table-cell>
          <table:table-cell table:formula="of:=IF([Sheet3.D104]=[Sheet4.E104];&quot;&quot;;IF([Sheet4.E104]=0;&quot;&quot;;[Sheet4.E104]))">
            <text:p/>
          </table:table-cell>
          <table:table-cell table:formula="of:=IF([Sheet3.E104]=[Sheet4.F104];&quot;&quot;;IF([Sheet4.F104]=0;&quot;&quot;;[Sheet4.F104]))">
            <text:p/>
          </table:table-cell>
          <table:table-cell table:formula="of:=IF([Sheet3.F104]=[Sheet4.G104];&quot;&quot;;IF([Sheet4.G104]=0;&quot;&quot;;[Sheet4.G104]))">
            <text:p/>
          </table:table-cell>
          <table:table-cell table:formula="of:=IF([Sheet3.G104]=[Sheet4.H104];&quot;&quot;;IF([Sheet4.H104]=0;&quot;&quot;;[Sheet4.H104]))">
            <text:p/>
          </table:table-cell>
          <table:table-cell table:formula="of:=IF([Sheet4.I104]=0;&quot;&quot;;[Sheet4.I104])">
            <text:p/>
          </table:table-cell>
          <table:table-cell table:formula="of:=CONCATENATE([.A104];&quot;,&quot;;[.B104];&quot;,&quot;;[.C104];&quot;,&quot;;[.D104];&quot;,&quot;;[.E104];&quot;,&quot;;[.F104];&quot;,&quot;;[.G104];&quot;,&quot;;[.H104];&quot;,&quot;;[.I104];&quot;,&quot;)" office:value-type="string" office:string-value=",,,,,,,,,">
            <text:p>,,,,,,,,,</text:p>
          </table:table-cell>
        </table:table-row>
        <table:table-row table:style-name="ro1">
          <table:table-cell table:formula="of:=IF([Sheet3.A105]=[Sheet4.A105];IF([Sheet4.I105]=0;&quot;&quot;;[Sheet4.A105]);IF([Sheet4.A105]=0;&quot;&quot;;[Sheet4.A105]))">
            <text:p/>
          </table:table-cell>
          <table:table-cell table:formula="of:=IF([Sheet3.A105]=[Sheet4.B105];&quot;&quot;;IF([Sheet4.B105]=0;&quot;&quot;;[Sheet4.B105]))">
            <text:p/>
          </table:table-cell>
          <table:table-cell table:formula="of:=IF([Sheet3.B105]=[Sheet4.C105];&quot;&quot;;IF([Sheet4.C105]=0;&quot;&quot;;[Sheet4.C105]))">
            <text:p/>
          </table:table-cell>
          <table:table-cell table:formula="of:=IF([Sheet3.C105]=[Sheet4.D105];&quot;&quot;;IF([Sheet4.D105]=0;&quot;&quot;;[Sheet4.D105]))">
            <text:p/>
          </table:table-cell>
          <table:table-cell table:formula="of:=IF([Sheet3.D105]=[Sheet4.E105];&quot;&quot;;IF([Sheet4.E105]=0;&quot;&quot;;[Sheet4.E105]))">
            <text:p/>
          </table:table-cell>
          <table:table-cell table:formula="of:=IF([Sheet3.E105]=[Sheet4.F105];&quot;&quot;;IF([Sheet4.F105]=0;&quot;&quot;;[Sheet4.F105]))">
            <text:p/>
          </table:table-cell>
          <table:table-cell table:formula="of:=IF([Sheet3.F105]=[Sheet4.G105];&quot;&quot;;IF([Sheet4.G105]=0;&quot;&quot;;[Sheet4.G105]))">
            <text:p/>
          </table:table-cell>
          <table:table-cell table:formula="of:=IF([Sheet3.G105]=[Sheet4.H105];&quot;&quot;;IF([Sheet4.H105]=0;&quot;&quot;;[Sheet4.H105]))">
            <text:p/>
          </table:table-cell>
          <table:table-cell table:formula="of:=IF([Sheet4.I105]=0;&quot;&quot;;[Sheet4.I105])">
            <text:p/>
          </table:table-cell>
          <table:table-cell table:formula="of:=CONCATENATE([.A105];&quot;,&quot;;[.B105];&quot;,&quot;;[.C105];&quot;,&quot;;[.D105];&quot;,&quot;;[.E105];&quot;,&quot;;[.F105];&quot;,&quot;;[.G105];&quot;,&quot;;[.H105];&quot;,&quot;;[.I105];&quot;,&quot;)" office:value-type="string" office:string-value=",,,,,,,,,">
            <text:p>,,,,,,,,,</text:p>
          </table:table-cell>
        </table:table-row>
        <table:table-row table:style-name="ro1">
          <table:table-cell table:formula="of:=IF([Sheet3.A106]=[Sheet4.A106];IF([Sheet4.I106]=0;&quot;&quot;;[Sheet4.A106]);IF([Sheet4.A106]=0;&quot;&quot;;[Sheet4.A106]))">
            <text:p/>
          </table:table-cell>
          <table:table-cell table:formula="of:=IF([Sheet3.A106]=[Sheet4.B106];&quot;&quot;;IF([Sheet4.B106]=0;&quot;&quot;;[Sheet4.B106]))">
            <text:p/>
          </table:table-cell>
          <table:table-cell table:formula="of:=IF([Sheet3.B106]=[Sheet4.C106];&quot;&quot;;IF([Sheet4.C106]=0;&quot;&quot;;[Sheet4.C106]))">
            <text:p/>
          </table:table-cell>
          <table:table-cell table:formula="of:=IF([Sheet3.C106]=[Sheet4.D106];&quot;&quot;;IF([Sheet4.D106]=0;&quot;&quot;;[Sheet4.D106]))">
            <text:p/>
          </table:table-cell>
          <table:table-cell table:formula="of:=IF([Sheet3.D106]=[Sheet4.E106];&quot;&quot;;IF([Sheet4.E106]=0;&quot;&quot;;[Sheet4.E106]))">
            <text:p/>
          </table:table-cell>
          <table:table-cell table:formula="of:=IF([Sheet3.E106]=[Sheet4.F106];&quot;&quot;;IF([Sheet4.F106]=0;&quot;&quot;;[Sheet4.F106]))">
            <text:p/>
          </table:table-cell>
          <table:table-cell table:formula="of:=IF([Sheet3.F106]=[Sheet4.G106];&quot;&quot;;IF([Sheet4.G106]=0;&quot;&quot;;[Sheet4.G106]))">
            <text:p/>
          </table:table-cell>
          <table:table-cell table:formula="of:=IF([Sheet3.G106]=[Sheet4.H106];&quot;&quot;;IF([Sheet4.H106]=0;&quot;&quot;;[Sheet4.H106]))">
            <text:p/>
          </table:table-cell>
          <table:table-cell table:formula="of:=IF([Sheet4.I106]=0;&quot;&quot;;[Sheet4.I106])">
            <text:p/>
          </table:table-cell>
          <table:table-cell table:formula="of:=CONCATENATE([.A106];&quot;,&quot;;[.B106];&quot;,&quot;;[.C106];&quot;,&quot;;[.D106];&quot;,&quot;;[.E106];&quot;,&quot;;[.F106];&quot;,&quot;;[.G106];&quot;,&quot;;[.H106];&quot;,&quot;;[.I106];&quot;,&quot;)" office:value-type="string" office:string-value=",,,,,,,,,">
            <text:p>,,,,,,,,,</text:p>
          </table:table-cell>
        </table:table-row>
        <table:table-row table:style-name="ro1" table:number-rows-repeated="65429">
          <table:table-cell table:number-columns-repeated="10"/>
        </table:table-row>
        <table:table-row table:style-name="ro1"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12">05/12/2009</text:date>, <text:time>01:17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ichael Horvath</meta:initial-creator>
    <meta:creation-date>2009-05-11T23:57:05.87</meta:creation-date>
    <dc:date>2009-05-12T01:17:23.07</dc:date>
    <dc:creator>Michael Horvath</dc:creator>
    <meta:editing-duration>PT00H02M52S</meta:editing-duration>
    <meta:editing-cycles>1</meta:editing-cycles>
    <meta:document-statistic meta:table-count="5" meta:cell-count="3750" meta:object-count="0"/>
    <meta:generator>OpenOffice.org/3.0$Win32 OpenOffice.org_project/300m9$Build-9358</meta:generator>
    <meta:user-defined meta:name="Info 1"/>
    <meta:user-defined meta:name="Info 2"/>
    <meta:user-defined meta:name="Info 3"/>
    <meta:user-defined meta:name="Info 4"/>
  </office:meta>
</office:document-meta>
</file>